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1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283in"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style:vertical-align="middle"/>
      <style:paragraph-properties fo:text-align="center" fo:margin-left="0in"/>
    </style:style>
    <style:style style:name="ce12" style:family="table-cell" style:parent-style-name="Default">
      <style:table-cell-properties fo:wrap-option="wrap"/>
    </style:style>
    <style:style style:name="ce13"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transparent"/>
      <style:text-properties style:text-line-through-style="solid" style:text-line-through-type="single"/>
    </style:style>
    <style:style style:name="ce17" style:family="table-cell" style:parent-style-name="Default">
      <style:table-cell-properties style:text-align-source="fix" style:repeat-content="false" fo:wrap-option="wrap" style:vertical-align="middle"/>
      <style:paragraph-properties fo:text-align="center"/>
    </style:style>
    <style:style style:name="ce18" style:family="table-cell" style:parent-style-name="Default" style:data-style-name="N0">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using" table:style-name="ta1">
        <table:table-column table:style-name="co1" table:number-columns-repeated="7" table:default-cell-style-name="Default"/>
        <table:table-column table:style-name="co1" table:number-columns-repeated="2" table:default-cell-style-name="ce13"/>
        <table:table-column table:style-name="co1" table:number-columns-repeated="5" table:default-cell-style-name="Default"/>
        <table:table-column table:style-name="co1" table:number-columns-repeated="2" table:default-cell-style-name="ce13"/>
        <table:table-column table:style-name="co1" table:number-columns-repeated="11" table:default-cell-style-name="Default"/>
        <table:table-column table:style-name="co2" table:number-columns-repeated="997" table:default-cell-style-name="Default"/>
        <table:table-row table:style-name="ro1">
          <table:table-cell table:number-columns-repeated="7"/>
          <table:table-cell table:style-name="Default" table:number-columns-repeated="2"/>
          <table:table-cell table:number-columns-repeated="5"/>
          <table:table-cell table:style-name="Default" table:number-columns-repeated="2"/>
          <table:table-cell table:number-columns-repeated="1008"/>
        </table:table-row>
        <table:table-row table:style-name="ro1">
          <table:table-cell/>
          <table:table-cell table:style-name="ce7" table:number-columns-repeated="6"/>
          <table:table-cell table:style-name="Default" table:number-columns-repeated="2"/>
          <table:table-cell table:number-columns-repeated="5"/>
          <table:table-cell table:style-name="Default" table:number-columns-repeated="2"/>
          <table:table-cell table:number-columns-repeated="1008"/>
        </table:table-row>
        <table:table-row table:style-name="ro1">
          <table:table-cell table:style-name="ce7" table:number-columns-repeated="2"/>
          <table:table-cell table:number-columns-repeated="5"/>
          <table:table-cell table:style-name="ce11" table:number-columns-spanned="2" table:number-rows-spanned="1"/>
          <table:covered-table-cell table:style-name="ce7"/>
          <table:table-cell table:number-columns-repeated="4"/>
          <table:table-cell table:style-name="ce11" table:number-columns-spanned="2" table:number-rows-spanned="1"/>
          <table:covered-table-cell table:style-name="ce7"/>
          <table:table-cell table:style-name="ce11" table:number-columns-spanned="2" table:number-rows-spanned="1"/>
          <table:covered-table-cell table:style-name="ce7"/>
          <table:table-cell table:style-name="ce11" table:number-columns-spanned="2" table:number-rows-spanned="1"/>
          <table:covered-table-cell table:style-name="ce7"/>
          <table:table-cell table:number-columns-repeated="1005"/>
        </table:table-row>
        <table:table-row table:style-name="ro1">
          <table:table-cell table:style-name="ce8" office:value-type="string" calcext:value-type="string" table:number-columns-spanned="6" table:number-rows-spanned="1">
            <text:p>Table used in computations below. Gives number of readings based on number of days</text:p>
          </table:table-cell>
          <table:covered-table-cell table:style-name="ce7"/>
          <table:covered-table-cell table:number-columns-repeated="4"/>
          <table:table-cell/>
          <table:table-cell table:style-name="ce7" table:number-columns-repeated="2"/>
          <table:table-cell table:number-columns-repeated="4"/>
          <table:table-cell table:style-name="ce7" table:number-columns-repeated="6"/>
          <table:table-cell table:number-columns-repeated="1005"/>
        </table:table-row>
        <table:table-row table:style-name="ro1">
          <table:table-cell office:value-type="float" office:value="96" calcext:value-type="float">
            <text:p>96</text:p>
          </table:table-cell>
          <table:table-cell table:style-name="ce7" office:value-type="float" office:value="24" calcext:value-type="float">
            <text:p>2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ow many hours in this column. Used to label what reading level chosen below.</text:p>
          </table:table-cell>
          <table:table-cell table:style-name="ce7" table:number-columns-repeated="2"/>
          <table:table-cell table:number-columns-repeated="4"/>
          <table:table-cell table:style-name="ce7" table:number-columns-repeated="6"/>
          <table:table-cell table:number-columns-repeated="1005"/>
        </table:table-row>
        <table:table-row table:style-name="ro1">
          <table:table-cell table:style-name="ce9" office:value-type="string" calcext:value-type="string">
            <text:p>4 day readings</text:p>
          </table:table-cell>
          <table:table-cell table:style-name="ce9" office:value-type="string" calcext:value-type="string">
            <text:p>1 day readings</text:p>
          </table:table-cell>
          <table:table-cell table:style-name="ce9" office:value-type="string" calcext:value-type="string">
            <text:p>8 hour readings</text:p>
          </table:table-cell>
          <table:table-cell table:style-name="ce9" office:value-type="string" calcext:value-type="string">
            <text:p>6 hour readings</text:p>
          </table:table-cell>
          <table:table-cell table:style-name="ce9" office:value-type="string" calcext:value-type="string">
            <text:p>4 hour readings</text:p>
          </table:table-cell>
          <table:table-cell table:style-name="ce9" office:value-type="string" calcext:value-type="string">
            <text:p>1 hour readings</text:p>
          </table:table-cell>
          <table:table-cell/>
          <table:table-cell table:style-name="ce12"/>
          <table:table-cell table:style-name="Default"/>
          <table:table-cell table:style-name="ce12"/>
          <table:table-cell table:number-columns-repeated="3"/>
          <table:table-cell table:style-name="ce12"/>
          <table:table-cell table:style-name="Default" table:number-columns-repeated="2"/>
          <table:table-cell table:number-columns-repeated="1008"/>
        </table:table-row>
        <table:table-row table:style-name="ro1">
          <table:table-cell table:formula="of:=[.$B7] * 24 / [.A$5]" office:value-type="float" office:value="0.25" calcext:value-type="float">
            <text:p>0.25</text:p>
          </table:table-cell>
          <table:table-cell office:value-type="float" office:value="1" calcext:value-type="float">
            <text:p>1</text:p>
          </table:table-cell>
          <table:table-cell table:formula="of:=[.$B7] * 24 / [.C$5]" office:value-type="float" office:value="3" calcext:value-type="float">
            <text:p>3</text:p>
          </table:table-cell>
          <table:table-cell table:formula="of:=[.$B7] * 24 / [.D$5]" office:value-type="float" office:value="4" calcext:value-type="float">
            <text:p>4</text:p>
          </table:table-cell>
          <table:table-cell table:formula="of:=[.$B7] * 24 / [.E$5]" office:value-type="float" office:value="6" calcext:value-type="float">
            <text:p>6</text:p>
          </table:table-cell>
          <table:table-cell table:formula="of:=[.$B7] * 24 / [.F$5]" office:value-type="float" office:value="24" calcext:value-type="float">
            <text:p>24</text:p>
          </table:table-cell>
          <table:table-cell table:number-columns-repeated="3"/>
          <table:table-cell table:style-name="ce13" table:number-columns-repeated="3"/>
          <table:table-cell/>
          <table:table-cell table:style-name="ce13"/>
          <table:table-cell table:number-columns-repeated="2"/>
          <table:table-cell table:style-name="ce13" table:number-columns-repeated="3"/>
          <table:table-cell table:number-columns-repeated="1005"/>
        </table:table-row>
        <table:table-row table:style-name="ro1">
          <table:table-cell table:formula="of:=[.$B8] * 24 / [.A$5]" office:value-type="float" office:value="0.5" calcext:value-type="float">
            <text:p>0.5</text:p>
          </table:table-cell>
          <table:table-cell table:formula="of:=[.B7]*2" office:value-type="float" office:value="2" calcext:value-type="float">
            <text:p>2</text:p>
          </table:table-cell>
          <table:table-cell table:formula="of:=[.$B8] * 24 / [.C$5]" office:value-type="float" office:value="6" calcext:value-type="float">
            <text:p>6</text:p>
          </table:table-cell>
          <table:table-cell table:formula="of:=[.$B8] * 24 / [.D$5]" office:value-type="float" office:value="8" calcext:value-type="float">
            <text:p>8</text:p>
          </table:table-cell>
          <table:table-cell table:formula="of:=[.$B8] * 24 / [.E$5]" office:value-type="float" office:value="12" calcext:value-type="float">
            <text:p>12</text:p>
          </table:table-cell>
          <table:table-cell table:formula="of:=[.$B8] * 24 / [.F$5]" office:value-type="float" office:value="48" calcext:value-type="float">
            <text:p>48</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9] * 24 / [.A$5]" office:value-type="float" office:value="0.75" calcext:value-type="float">
            <text:p>0.75</text:p>
          </table:table-cell>
          <table:table-cell table:formula="of:=FLOOR([.B8]*1.5)" office:value-type="float" office:value="3" calcext:value-type="float">
            <text:p>3</text:p>
          </table:table-cell>
          <table:table-cell table:formula="of:=[.$B9] * 24 / [.C$5]" office:value-type="float" office:value="9" calcext:value-type="float">
            <text:p>9</text:p>
          </table:table-cell>
          <table:table-cell table:formula="of:=[.$B9] * 24 / [.D$5]" office:value-type="float" office:value="12" calcext:value-type="float">
            <text:p>12</text:p>
          </table:table-cell>
          <table:table-cell table:formula="of:=[.$B9] * 24 / [.E$5]" office:value-type="float" office:value="18" calcext:value-type="float">
            <text:p>18</text:p>
          </table:table-cell>
          <table:table-cell table:formula="of:=[.$B9] * 24 / [.F$5]" office:value-type="float" office:value="72" calcext:value-type="float">
            <text:p>72</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0] * 24 / [.A$5]" office:value-type="float" office:value="1" calcext:value-type="float">
            <text:p>1</text:p>
          </table:table-cell>
          <table:table-cell table:formula="of:=FLOOR([.B9]*1.5)" office:value-type="float" office:value="4" calcext:value-type="float">
            <text:p>4</text:p>
          </table:table-cell>
          <table:table-cell table:formula="of:=[.$B10] * 24 / [.C$5]" office:value-type="float" office:value="12" calcext:value-type="float">
            <text:p>12</text:p>
          </table:table-cell>
          <table:table-cell table:formula="of:=[.$B10] * 24 / [.D$5]" office:value-type="float" office:value="16" calcext:value-type="float">
            <text:p>16</text:p>
          </table:table-cell>
          <table:table-cell table:formula="of:=[.$B10] * 24 / [.E$5]" office:value-type="float" office:value="24" calcext:value-type="float">
            <text:p>24</text:p>
          </table:table-cell>
          <table:table-cell table:formula="of:=[.$B10] * 24 / [.F$5]" office:value-type="float" office:value="96" calcext:value-type="float">
            <text:p>96</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1] * 24 / [.A$5]" office:value-type="float" office:value="1.5" calcext:value-type="float">
            <text:p>1.5</text:p>
          </table:table-cell>
          <table:table-cell table:formula="of:=FLOOR([.B10]*1.5)" office:value-type="float" office:value="6" calcext:value-type="float">
            <text:p>6</text:p>
          </table:table-cell>
          <table:table-cell table:formula="of:=[.$B11] * 24 / [.C$5]" office:value-type="float" office:value="18" calcext:value-type="float">
            <text:p>18</text:p>
          </table:table-cell>
          <table:table-cell table:formula="of:=[.$B11] * 24 / [.D$5]" office:value-type="float" office:value="24" calcext:value-type="float">
            <text:p>24</text:p>
          </table:table-cell>
          <table:table-cell table:formula="of:=[.$B11] * 24 / [.E$5]" office:value-type="float" office:value="36" calcext:value-type="float">
            <text:p>36</text:p>
          </table:table-cell>
          <table:table-cell table:formula="of:=[.$B11] * 24 / [.F$5]" office:value-type="float" office:value="144" calcext:value-type="float">
            <text:p>144</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2] * 24 / [.A$5]" office:value-type="float" office:value="2.25" calcext:value-type="float">
            <text:p>2.25</text:p>
          </table:table-cell>
          <table:table-cell table:formula="of:=FLOOR([.B11]*1.5)" office:value-type="float" office:value="9" calcext:value-type="float">
            <text:p>9</text:p>
          </table:table-cell>
          <table:table-cell table:formula="of:=[.$B12] * 24 / [.C$5]" office:value-type="float" office:value="27" calcext:value-type="float">
            <text:p>27</text:p>
          </table:table-cell>
          <table:table-cell table:formula="of:=[.$B12] * 24 / [.D$5]" office:value-type="float" office:value="36" calcext:value-type="float">
            <text:p>36</text:p>
          </table:table-cell>
          <table:table-cell table:formula="of:=[.$B12] * 24 / [.E$5]" office:value-type="float" office:value="54" calcext:value-type="float">
            <text:p>54</text:p>
          </table:table-cell>
          <table:table-cell table:formula="of:=[.$B12] * 24 / [.F$5]" office:value-type="float" office:value="216" calcext:value-type="float">
            <text:p>216</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3] * 24 / [.A$5]" office:value-type="float" office:value="3.25" calcext:value-type="float">
            <text:p>3.25</text:p>
          </table:table-cell>
          <table:table-cell table:formula="of:=FLOOR([.B12]*1.5)" office:value-type="float" office:value="13" calcext:value-type="float">
            <text:p>13</text:p>
          </table:table-cell>
          <table:table-cell table:formula="of:=[.$B13] * 24 / [.C$5]" office:value-type="float" office:value="39" calcext:value-type="float">
            <text:p>39</text:p>
          </table:table-cell>
          <table:table-cell table:formula="of:=[.$B13] * 24 / [.D$5]" office:value-type="float" office:value="52" calcext:value-type="float">
            <text:p>52</text:p>
          </table:table-cell>
          <table:table-cell table:formula="of:=[.$B13] * 24 / [.E$5]" office:value-type="float" office:value="78" calcext:value-type="float">
            <text:p>78</text:p>
          </table:table-cell>
          <table:table-cell table:formula="of:=[.$B13] * 24 / [.F$5]" office:value-type="float" office:value="312" calcext:value-type="float">
            <text:p>312</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4] * 24 / [.A$5]" office:value-type="float" office:value="4.75" calcext:value-type="float">
            <text:p>4.75</text:p>
          </table:table-cell>
          <table:table-cell table:formula="of:=FLOOR([.B13]*1.5)" office:value-type="float" office:value="19" calcext:value-type="float">
            <text:p>19</text:p>
          </table:table-cell>
          <table:table-cell table:formula="of:=[.$B14] * 24 / [.C$5]" office:value-type="float" office:value="57" calcext:value-type="float">
            <text:p>57</text:p>
          </table:table-cell>
          <table:table-cell table:formula="of:=[.$B14] * 24 / [.D$5]" office:value-type="float" office:value="76" calcext:value-type="float">
            <text:p>76</text:p>
          </table:table-cell>
          <table:table-cell table:formula="of:=[.$B14] * 24 / [.E$5]" office:value-type="float" office:value="114" calcext:value-type="float">
            <text:p>114</text:p>
          </table:table-cell>
          <table:table-cell table:formula="of:=[.$B14] * 24 / [.F$5]" office:value-type="float" office:value="456" calcext:value-type="float">
            <text:p>456</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5] * 24 / [.A$5]" office:value-type="float" office:value="7" calcext:value-type="float">
            <text:p>7</text:p>
          </table:table-cell>
          <table:table-cell table:formula="of:=FLOOR([.B14]*1.5)" office:value-type="float" office:value="28" calcext:value-type="float">
            <text:p>28</text:p>
          </table:table-cell>
          <table:table-cell table:formula="of:=[.$B15] * 24 / [.C$5]" office:value-type="float" office:value="84" calcext:value-type="float">
            <text:p>84</text:p>
          </table:table-cell>
          <table:table-cell table:formula="of:=[.$B15] * 24 / [.D$5]" office:value-type="float" office:value="112" calcext:value-type="float">
            <text:p>112</text:p>
          </table:table-cell>
          <table:table-cell table:formula="of:=[.$B15] * 24 / [.E$5]" office:value-type="float" office:value="168" calcext:value-type="float">
            <text:p>168</text:p>
          </table:table-cell>
          <table:table-cell table:formula="of:=[.$B15] * 24 / [.F$5]" office:value-type="float" office:value="672" calcext:value-type="float">
            <text:p>672</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6] * 24 / [.A$5]" office:value-type="float" office:value="10.5" calcext:value-type="float">
            <text:p>10.5</text:p>
          </table:table-cell>
          <table:table-cell table:formula="of:=FLOOR([.B15]*1.5)" office:value-type="float" office:value="42" calcext:value-type="float">
            <text:p>42</text:p>
          </table:table-cell>
          <table:table-cell table:formula="of:=[.$B16] * 24 / [.C$5]" office:value-type="float" office:value="126" calcext:value-type="float">
            <text:p>126</text:p>
          </table:table-cell>
          <table:table-cell table:formula="of:=[.$B16] * 24 / [.D$5]" office:value-type="float" office:value="168" calcext:value-type="float">
            <text:p>168</text:p>
          </table:table-cell>
          <table:table-cell table:formula="of:=[.$B16] * 24 / [.E$5]" office:value-type="float" office:value="252" calcext:value-type="float">
            <text:p>252</text:p>
          </table:table-cell>
          <table:table-cell table:formula="of:=[.$B16] * 24 / [.F$5]" office:value-type="float" office:value="1008" calcext:value-type="float">
            <text:p>1008</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7] * 24 / [.A$5]" office:value-type="float" office:value="15.75" calcext:value-type="float">
            <text:p>15.75</text:p>
          </table:table-cell>
          <table:table-cell table:formula="of:=FLOOR([.B16]*1.5)" office:value-type="float" office:value="63" calcext:value-type="float">
            <text:p>63</text:p>
          </table:table-cell>
          <table:table-cell table:formula="of:=[.$B17] * 24 / [.C$5]" office:value-type="float" office:value="189" calcext:value-type="float">
            <text:p>189</text:p>
          </table:table-cell>
          <table:table-cell table:formula="of:=[.$B17] * 24 / [.D$5]" office:value-type="float" office:value="252" calcext:value-type="float">
            <text:p>252</text:p>
          </table:table-cell>
          <table:table-cell table:formula="of:=[.$B17] * 24 / [.E$5]" office:value-type="float" office:value="378" calcext:value-type="float">
            <text:p>378</text:p>
          </table:table-cell>
          <table:table-cell table:formula="of:=[.$B17] * 24 / [.F$5]" office:value-type="float" office:value="1512" calcext:value-type="float">
            <text:p>1512</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8] * 24 / [.A$5]" office:value-type="float" office:value="23.5" calcext:value-type="float">
            <text:p>23.5</text:p>
          </table:table-cell>
          <table:table-cell table:formula="of:=FLOOR([.B17]*1.5)" office:value-type="float" office:value="94" calcext:value-type="float">
            <text:p>94</text:p>
          </table:table-cell>
          <table:table-cell table:formula="of:=[.$B18] * 24 / [.C$5]" office:value-type="float" office:value="282" calcext:value-type="float">
            <text:p>282</text:p>
          </table:table-cell>
          <table:table-cell table:formula="of:=[.$B18] * 24 / [.D$5]" office:value-type="float" office:value="376" calcext:value-type="float">
            <text:p>376</text:p>
          </table:table-cell>
          <table:table-cell table:formula="of:=[.$B18] * 24 / [.E$5]" office:value-type="float" office:value="564" calcext:value-type="float">
            <text:p>564</text:p>
          </table:table-cell>
          <table:table-cell table:formula="of:=[.$B18] * 24 / [.F$5]" office:value-type="float" office:value="2256" calcext:value-type="float">
            <text:p>2256</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19] * 24 / [.A$5]" office:value-type="float" office:value="35.25" calcext:value-type="float">
            <text:p>35.25</text:p>
          </table:table-cell>
          <table:table-cell table:formula="of:=FLOOR([.B18]*1.5)" office:value-type="float" office:value="141" calcext:value-type="float">
            <text:p>141</text:p>
          </table:table-cell>
          <table:table-cell table:formula="of:=[.$B19] * 24 / [.C$5]" office:value-type="float" office:value="423" calcext:value-type="float">
            <text:p>423</text:p>
          </table:table-cell>
          <table:table-cell table:formula="of:=[.$B19] * 24 / [.D$5]" office:value-type="float" office:value="564" calcext:value-type="float">
            <text:p>564</text:p>
          </table:table-cell>
          <table:table-cell table:formula="of:=[.$B19] * 24 / [.E$5]" office:value-type="float" office:value="846" calcext:value-type="float">
            <text:p>846</text:p>
          </table:table-cell>
          <table:table-cell table:formula="of:=[.$B19] * 24 / [.F$5]" office:value-type="float" office:value="3384" calcext:value-type="float">
            <text:p>3384</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0] * 24 / [.A$5]" office:value-type="float" office:value="52.75" calcext:value-type="float">
            <text:p>52.75</text:p>
          </table:table-cell>
          <table:table-cell table:formula="of:=FLOOR([.B19]*1.5)" office:value-type="float" office:value="211" calcext:value-type="float">
            <text:p>211</text:p>
          </table:table-cell>
          <table:table-cell table:formula="of:=[.$B20] * 24 / [.C$5]" office:value-type="float" office:value="633" calcext:value-type="float">
            <text:p>633</text:p>
          </table:table-cell>
          <table:table-cell table:formula="of:=[.$B20] * 24 / [.D$5]" office:value-type="float" office:value="844" calcext:value-type="float">
            <text:p>844</text:p>
          </table:table-cell>
          <table:table-cell table:formula="of:=[.$B20] * 24 / [.E$5]" office:value-type="float" office:value="1266" calcext:value-type="float">
            <text:p>1266</text:p>
          </table:table-cell>
          <table:table-cell table:formula="of:=[.$B20] * 24 / [.F$5]" office:value-type="float" office:value="5064" calcext:value-type="float">
            <text:p>5064</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1] * 24 / [.A$5]" office:value-type="float" office:value="79" calcext:value-type="float">
            <text:p>79</text:p>
          </table:table-cell>
          <table:table-cell table:formula="of:=FLOOR([.B20]*1.5)" office:value-type="float" office:value="316" calcext:value-type="float">
            <text:p>316</text:p>
          </table:table-cell>
          <table:table-cell table:formula="of:=[.$B21] * 24 / [.C$5]" office:value-type="float" office:value="948" calcext:value-type="float">
            <text:p>948</text:p>
          </table:table-cell>
          <table:table-cell table:formula="of:=[.$B21] * 24 / [.D$5]" office:value-type="float" office:value="1264" calcext:value-type="float">
            <text:p>1264</text:p>
          </table:table-cell>
          <table:table-cell table:formula="of:=[.$B21] * 24 / [.E$5]" office:value-type="float" office:value="1896" calcext:value-type="float">
            <text:p>1896</text:p>
          </table:table-cell>
          <table:table-cell table:formula="of:=[.$B21] * 24 / [.F$5]" office:value-type="float" office:value="7584" calcext:value-type="float">
            <text:p>7584</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2] * 24 / [.A$5]" office:value-type="float" office:value="118.5" calcext:value-type="float">
            <text:p>118.5</text:p>
          </table:table-cell>
          <table:table-cell table:formula="of:=FLOOR([.B21]*1.5)" office:value-type="float" office:value="474" calcext:value-type="float">
            <text:p>474</text:p>
          </table:table-cell>
          <table:table-cell table:formula="of:=[.$B22] * 24 / [.C$5]" office:value-type="float" office:value="1422" calcext:value-type="float">
            <text:p>1422</text:p>
          </table:table-cell>
          <table:table-cell table:formula="of:=[.$B22] * 24 / [.D$5]" office:value-type="float" office:value="1896" calcext:value-type="float">
            <text:p>1896</text:p>
          </table:table-cell>
          <table:table-cell table:formula="of:=[.$B22] * 24 / [.E$5]" office:value-type="float" office:value="2844" calcext:value-type="float">
            <text:p>2844</text:p>
          </table:table-cell>
          <table:table-cell table:formula="of:=[.$B22] * 24 / [.F$5]" office:value-type="float" office:value="11376" calcext:value-type="float">
            <text:p>11376</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3] * 24 / [.A$5]" office:value-type="float" office:value="177.75" calcext:value-type="float">
            <text:p>177.75</text:p>
          </table:table-cell>
          <table:table-cell table:formula="of:=FLOOR([.B22]*1.5)" office:value-type="float" office:value="711" calcext:value-type="float">
            <text:p>711</text:p>
          </table:table-cell>
          <table:table-cell table:formula="of:=[.$B23] * 24 / [.C$5]" office:value-type="float" office:value="2133" calcext:value-type="float">
            <text:p>2133</text:p>
          </table:table-cell>
          <table:table-cell table:formula="of:=[.$B23] * 24 / [.D$5]" office:value-type="float" office:value="2844" calcext:value-type="float">
            <text:p>2844</text:p>
          </table:table-cell>
          <table:table-cell table:formula="of:=[.$B23] * 24 / [.E$5]" office:value-type="float" office:value="4266" calcext:value-type="float">
            <text:p>4266</text:p>
          </table:table-cell>
          <table:table-cell table:formula="of:=[.$B23] * 24 / [.F$5]" office:value-type="float" office:value="17064" calcext:value-type="float">
            <text:p>17064</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4] * 24 / [.A$5]" office:value-type="float" office:value="266.5" calcext:value-type="float">
            <text:p>266.5</text:p>
          </table:table-cell>
          <table:table-cell table:formula="of:=FLOOR([.B23]*1.5)" office:value-type="float" office:value="1066" calcext:value-type="float">
            <text:p>1066</text:p>
          </table:table-cell>
          <table:table-cell table:formula="of:=[.$B24] * 24 / [.C$5]" office:value-type="float" office:value="3198" calcext:value-type="float">
            <text:p>3198</text:p>
          </table:table-cell>
          <table:table-cell table:formula="of:=[.$B24] * 24 / [.D$5]" office:value-type="float" office:value="4264" calcext:value-type="float">
            <text:p>4264</text:p>
          </table:table-cell>
          <table:table-cell table:formula="of:=[.$B24] * 24 / [.E$5]" office:value-type="float" office:value="6396" calcext:value-type="float">
            <text:p>6396</text:p>
          </table:table-cell>
          <table:table-cell table:formula="of:=[.$B24] * 24 / [.F$5]" office:value-type="float" office:value="25584" calcext:value-type="float">
            <text:p>25584</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5] * 24 / [.A$5]" office:value-type="float" office:value="399.75" calcext:value-type="float">
            <text:p>399.75</text:p>
          </table:table-cell>
          <table:table-cell table:formula="of:=FLOOR([.B24]*1.5)" office:value-type="float" office:value="1599" calcext:value-type="float">
            <text:p>1599</text:p>
          </table:table-cell>
          <table:table-cell table:formula="of:=[.$B25] * 24 / [.C$5]" office:value-type="float" office:value="4797" calcext:value-type="float">
            <text:p>4797</text:p>
          </table:table-cell>
          <table:table-cell table:formula="of:=[.$B25] * 24 / [.D$5]" office:value-type="float" office:value="6396" calcext:value-type="float">
            <text:p>6396</text:p>
          </table:table-cell>
          <table:table-cell table:formula="of:=[.$B25] * 24 / [.E$5]" office:value-type="float" office:value="9594" calcext:value-type="float">
            <text:p>9594</text:p>
          </table:table-cell>
          <table:table-cell table:formula="of:=[.$B25] * 24 / [.F$5]" office:value-type="float" office:value="38376" calcext:value-type="float">
            <text:p>38376</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6] * 24 / [.A$5]" office:value-type="float" office:value="599.5" calcext:value-type="float">
            <text:p>599.5</text:p>
          </table:table-cell>
          <table:table-cell table:formula="of:=FLOOR([.B25]*1.5)" office:value-type="float" office:value="2398" calcext:value-type="float">
            <text:p>2398</text:p>
          </table:table-cell>
          <table:table-cell table:formula="of:=[.$B26] * 24 / [.C$5]" office:value-type="float" office:value="7194" calcext:value-type="float">
            <text:p>7194</text:p>
          </table:table-cell>
          <table:table-cell table:formula="of:=[.$B26] * 24 / [.D$5]" office:value-type="float" office:value="9592" calcext:value-type="float">
            <text:p>9592</text:p>
          </table:table-cell>
          <table:table-cell table:formula="of:=[.$B26] * 24 / [.E$5]" office:value-type="float" office:value="14388" calcext:value-type="float">
            <text:p>14388</text:p>
          </table:table-cell>
          <table:table-cell table:formula="of:=[.$B26] * 24 / [.F$5]" office:value-type="float" office:value="57552" calcext:value-type="float">
            <text:p>57552</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7] * 24 / [.A$5]" office:value-type="float" office:value="899.25" calcext:value-type="float">
            <text:p>899.25</text:p>
          </table:table-cell>
          <table:table-cell table:formula="of:=FLOOR([.B26]*1.5)" office:value-type="float" office:value="3597" calcext:value-type="float">
            <text:p>3597</text:p>
          </table:table-cell>
          <table:table-cell table:formula="of:=[.$B27] * 24 / [.C$5]" office:value-type="float" office:value="10791" calcext:value-type="float">
            <text:p>10791</text:p>
          </table:table-cell>
          <table:table-cell table:formula="of:=[.$B27] * 24 / [.D$5]" office:value-type="float" office:value="14388" calcext:value-type="float">
            <text:p>14388</text:p>
          </table:table-cell>
          <table:table-cell table:formula="of:=[.$B27] * 24 / [.E$5]" office:value-type="float" office:value="21582" calcext:value-type="float">
            <text:p>21582</text:p>
          </table:table-cell>
          <table:table-cell table:formula="of:=[.$B27] * 24 / [.F$5]" office:value-type="float" office:value="86328" calcext:value-type="float">
            <text:p>86328</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8] * 24 / [.A$5]" office:value-type="float" office:value="1348.75" calcext:value-type="float">
            <text:p>1348.75</text:p>
          </table:table-cell>
          <table:table-cell table:formula="of:=FLOOR([.B27]*1.5)" office:value-type="float" office:value="5395" calcext:value-type="float">
            <text:p>5395</text:p>
          </table:table-cell>
          <table:table-cell table:formula="of:=[.$B28] * 24 / [.C$5]" office:value-type="float" office:value="16185" calcext:value-type="float">
            <text:p>16185</text:p>
          </table:table-cell>
          <table:table-cell table:formula="of:=[.$B28] * 24 / [.D$5]" office:value-type="float" office:value="21580" calcext:value-type="float">
            <text:p>21580</text:p>
          </table:table-cell>
          <table:table-cell table:formula="of:=[.$B28] * 24 / [.E$5]" office:value-type="float" office:value="32370" calcext:value-type="float">
            <text:p>32370</text:p>
          </table:table-cell>
          <table:table-cell table:formula="of:=[.$B28] * 24 / [.F$5]" office:value-type="float" office:value="129480" calcext:value-type="float">
            <text:p>129480</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formula="of:=[.$B29] * 24 / [.A$5]" office:value-type="float" office:value="2023" calcext:value-type="float">
            <text:p>2023</text:p>
          </table:table-cell>
          <table:table-cell table:formula="of:=FLOOR([.B28]*1.5)" office:value-type="float" office:value="8092" calcext:value-type="float">
            <text:p>8092</text:p>
          </table:table-cell>
          <table:table-cell table:formula="of:=[.$B29] * 24 / [.C$5]" office:value-type="float" office:value="24276" calcext:value-type="float">
            <text:p>24276</text:p>
          </table:table-cell>
          <table:table-cell table:formula="of:=[.$B29] * 24 / [.D$5]" office:value-type="float" office:value="32368" calcext:value-type="float">
            <text:p>32368</text:p>
          </table:table-cell>
          <table:table-cell table:formula="of:=[.$B29] * 24 / [.E$5]" office:value-type="float" office:value="48552" calcext:value-type="float">
            <text:p>48552</text:p>
          </table:table-cell>
          <table:table-cell table:formula="of:=[.$B29] * 24 / [.F$5]" office:value-type="float" office:value="194208" calcext:value-type="float">
            <text:p>194208</text:p>
          </table:table-cell>
          <table:table-cell table:number-columns-repeated="3"/>
          <table:table-cell table:style-name="ce13" table:number-columns-repeated="2"/>
          <table:table-cell table:number-columns-repeated="2"/>
          <table:table-cell table:style-name="ce13"/>
          <table:table-cell table:number-columns-repeated="2"/>
          <table:table-cell table:style-name="ce13" table:number-columns-repeated="3"/>
          <table:table-cell table:number-columns-repeated="1005"/>
        </table:table-row>
        <table:table-row table:style-name="ro1">
          <table:table-cell table:number-columns-repeated="7"/>
          <table:table-cell table:style-name="Default" table:number-columns-repeated="2"/>
          <table:table-cell table:number-columns-repeated="5"/>
          <table:table-cell table:style-name="Default" table:number-columns-repeated="2"/>
          <table:table-cell table:number-columns-repeated="1008"/>
        </table:table-row>
        <table:table-row table:style-name="ro2">
          <table:table-cell table:style-name="ce10" office:value-type="string" calcext:value-type="string" table:number-columns-spanned="27" table:number-rows-spanned="1">
            <text:p>Results if you have all the possible readings tables/views. Value is number of points you will see where hours chosen is which table/view was used to get that result. The first two columns of each is where you try to get the most points less than max allowed and the second two are when you get the smallest number of pts over the min points allowed (except when have a large number of points this should be the table with the fewest readings). Values with strikethrough in the second set are because the formula used is simple and can make a mistake in early rows. The value should be the same as the first set.</text:p>
          </table:table-cell>
          <table:covered-table-cell table:number-columns-repeated="6"/>
          <table:covered-table-cell table:number-columns-repeated="2" table:style-name="Default"/>
          <table:covered-table-cell table:number-columns-repeated="5"/>
          <table:covered-table-cell table:number-columns-repeated="2" table:style-name="Default"/>
          <table:covered-table-cell table:number-columns-repeated="11"/>
          <table:table-cell table:number-columns-repeated="997"/>
        </table:table-row>
        <table:table-row table:style-name="ro1">
          <table:table-cell table:style-name="ce11" office:value-type="string" calcext:value-type="string" table:number-columns-spanned="2" table:number-rows-spanned="1">
            <text:p>480x640</text:p>
          </table:table-cell>
          <table:covered-table-cell table:style-name="ce7"/>
          <table:table-cell table:style-name="ce25" office:value-type="string" calcext:value-type="string" table:number-columns-spanned="4" table:number-rows-spanned="1">
            <text:p>Rough screen resolution and min/max pts needed on graph</text:p>
          </table:table-cell>
          <table:covered-table-cell table:number-columns-repeated="3"/>
          <table:table-cell/>
          <table:table-cell table:style-name="ce11" office:value-type="string" calcext:value-type="string" table:number-columns-spanned="2" table:number-rows-spanned="1">
            <text:p>768x1080</text:p>
          </table:table-cell>
          <table:covered-table-cell table:style-name="ce7"/>
          <table:table-cell table:number-columns-repeated="5"/>
          <table:table-cell table:style-name="ce11" office:value-type="string" calcext:value-type="string" table:number-columns-spanned="2" table:number-rows-spanned="1">
            <text:p>2k</text:p>
          </table:table-cell>
          <table:covered-table-cell table:style-name="ce7"/>
          <table:table-cell table:number-columns-repeated="5"/>
          <table:table-cell table:style-name="ce11" office:value-type="string" calcext:value-type="string" table:number-columns-spanned="2" table:number-rows-spanned="1">
            <text:p>4k</text:p>
          </table:table-cell>
          <table:covered-table-cell table:style-name="ce7"/>
          <table:table-cell table:number-columns-repeated="1001"/>
        </table:table-row>
        <table:table-row table:style-name="ro1">
          <table:table-cell table:style-name="ce7" office:value-type="string" calcext:value-type="string">
            <text:p>minpts</text:p>
          </table:table-cell>
          <table:table-cell table:style-name="ce7" office:value-type="float" office:value="100" calcext:value-type="float">
            <text:p>100</text:p>
          </table:table-cell>
          <table:table-cell table:number-columns-repeated="5"/>
          <table:table-cell table:style-name="ce7" office:value-type="string" calcext:value-type="string">
            <text:p>minpts</text:p>
          </table:table-cell>
          <table:table-cell table:style-name="ce7" office:value-type="float" office:value="100" calcext:value-type="float">
            <text:p>100</text:p>
          </table:table-cell>
          <table:table-cell table:number-columns-repeated="5"/>
          <table:table-cell table:style-name="ce7" office:value-type="string" calcext:value-type="string">
            <text:p>minpts</text:p>
          </table:table-cell>
          <table:table-cell table:style-name="ce7" office:value-type="float" office:value="200" calcext:value-type="float">
            <text:p>200</text:p>
          </table:table-cell>
          <table:table-cell table:number-columns-repeated="5"/>
          <table:table-cell table:style-name="ce7" office:value-type="string" calcext:value-type="string">
            <text:p>minpts</text:p>
          </table:table-cell>
          <table:table-cell table:style-name="ce7" office:value-type="float" office:value="400" calcext:value-type="float">
            <text:p>400</text:p>
          </table:table-cell>
          <table:table-cell table:number-columns-repeated="1001"/>
        </table:table-row>
        <table:table-row table:style-name="ro1">
          <table:table-cell table:style-name="ce7" office:value-type="string" calcext:value-type="string">
            <text:p>maxpts</text:p>
          </table:table-cell>
          <table:table-cell table:style-name="ce7" office:value-type="float" office:value="500" calcext:value-type="float">
            <text:p>500</text:p>
          </table:table-cell>
          <table:table-cell table:number-columns-repeated="5"/>
          <table:table-cell table:style-name="ce7" office:value-type="string" calcext:value-type="string">
            <text:p>maxpts</text:p>
          </table:table-cell>
          <table:table-cell table:style-name="ce7" office:value-type="float" office:value="800" calcext:value-type="float">
            <text:p>800</text:p>
          </table:table-cell>
          <table:table-cell table:number-columns-repeated="5"/>
          <table:table-cell table:style-name="ce7" office:value-type="string" calcext:value-type="string">
            <text:p>maxpts</text:p>
          </table:table-cell>
          <table:table-cell table:style-name="ce7" office:value-type="float" office:value="1600" calcext:value-type="float">
            <text:p>1600</text:p>
          </table:table-cell>
          <table:table-cell table:number-columns-repeated="5"/>
          <table:table-cell table:style-name="ce7" office:value-type="string" calcext:value-type="string">
            <text:p>maxpts</text:p>
          </table:table-cell>
          <table:table-cell table:style-name="ce7" office:value-type="float" office:value="3200" calcext:value-type="float">
            <text:p>3200</text:p>
          </table:table-cell>
          <table:table-cell table:number-columns-repeated="1001"/>
        </table:table-row>
        <table:table-row table:style-name="ro2">
          <table:table-cell table:style-name="ce12" office:value-type="string" calcext:value-type="string">
            <text:p>max pts &lt; maxpts</text:p>
          </table:table-cell>
          <table:table-cell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3"/>
          <table:table-cell table:style-name="ce12" office:value-type="string" calcext:value-type="string">
            <text:p>max pts &lt; maxpts</text:p>
          </table:table-cell>
          <table:table-cell table:style-name="Default"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3"/>
          <table:table-cell table:style-name="ce12" office:value-type="string" calcext:value-type="string">
            <text:p>max pts &lt; maxpts</text:p>
          </table:table-cell>
          <table:table-cell table:style-name="Default"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3"/>
          <table:table-cell table:style-name="ce12" office:value-type="string" calcext:value-type="string">
            <text:p>max pts &lt; maxpts</text:p>
          </table:table-cell>
          <table:table-cell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999"/>
        </table:table-row>
        <table:table-row table:style-name="ro1">
          <table:table-cell table:style-name="ce13" table:formula="of:=IF(COM.MICROSOFT.MAXIFS([.$A62:.$F62];[.$A62:.$F62];&quot;&lt;&quot;&amp;[.$B$34])=0;MIN([.$A62:.$F62]);COM.MICROSOFT.MAXIFS([.$A62:.$F62];[.$A62:.$F62];&quot;&lt;&quot;&amp;[.$B$34]))" office:value-type="float" office:value="24" calcext:value-type="float">
            <text:p>24</text:p>
          </table:table-cell>
          <table:table-cell table:style-name="ce13" table:formula="of:=COM.MICROSOFT.SWITCH([.A36];[.$A62];[.$A$5];[.$B62];[.$B$5];[.$C62];[.$C$5];[.$D62];[.$D$5];[.$E62];[.$E$5];[.$F62];[.$F$5])" office:value-type="float" office:value="1" calcext:value-type="float">
            <text:p>1</text:p>
          </table:table-cell>
          <table:table-cell table:style-name="ce16" table:formula="of:=IF(COM.MICROSOFT.MAXIFS([.$A62:.$F62];[.$A62:.$F62];&quot;&lt;&quot;&amp;[.$B$34])=0;MIN([.$A62:.$F62]);COM.MICROSOFT.MINIFS([.$A62:.$F62];[.$A62:.$F62];&quot;&gt;&quot;&amp;[.$B$33]))" office:value-type="float" office:value="0" calcext:value-type="float">
            <text:p>0</text:p>
          </table:table-cell>
          <table:table-cell table:style-name="ce16" table:formula="of:=COM.MICROSOFT.SWITCH([.C36];[.$A62];[.$A$5];[.$B62];[.$B$5];[.$C62];[.$C$5];[.$D62];[.$D$5];[.$E62];[.$E$5];[.$F62];[.$F$5])" office:value-type="float" office:value="96" calcext:value-type="float">
            <text:p>96</text:p>
          </table:table-cell>
          <table:table-cell table:number-columns-repeated="3"/>
          <table:table-cell table:formula="of:=IF(COM.MICROSOFT.MAXIFS([.$H62:.$M62];[.$H62:.$M62];&quot;&lt;&quot;&amp;[.$I$34])=0;MIN([.$H62:.$M62]);COM.MICROSOFT.MAXIFS([.$H62:.$M62];[.$H62:.$M62];&quot;&lt;&quot;&amp;[.$I$34]))" office:value-type="float" office:value="24" calcext:value-type="float">
            <text:p>24</text:p>
          </table:table-cell>
          <table:table-cell table:formula="of:=COM.MICROSOFT.SWITCH([.H36];[.$H62];[.$A$5];[.$I62];[.$B$5];[.$J62];[.$C$5];[.$K62];[.$D$5];[.$L62];[.$E$5];[.$M62];[.$F$5])" office:value-type="float" office:value="1" calcext:value-type="float">
            <text:p>1</text:p>
          </table:table-cell>
          <table:table-cell table:style-name="ce16" table:formula="of:=IF(COM.MICROSOFT.MAXIFS([.$H62:.$M62];[.$H62:.$M62];&quot;&lt;&quot;&amp;[.$I$34])=0;MIN([.$H62:.$M62]);COM.MICROSOFT.MINIFS([.$H62:.$M62];[.$H62:.$M62];&quot;&gt;&quot;&amp;[.$I$33]))" office:value-type="float" office:value="0" calcext:value-type="float">
            <text:p>0</text:p>
          </table:table-cell>
          <table:table-cell table:style-name="ce16" table:formula="of:=COM.MICROSOFT.SWITCH([.J36];[.$H62];[.$A$5];[.$I62];[.$B$5];[.$J62];[.$C$5];[.$K62];[.$D$5];[.$L62];[.$E$5];[.$M62];[.$F$5])" office:value-type="float" office:value="96" calcext:value-type="float">
            <text:p>96</text:p>
          </table:table-cell>
          <table:table-cell table:number-columns-repeated="3"/>
          <table:table-cell table:formula="of:=IF(COM.MICROSOFT.MAXIFS([.$O62:.$T62];[.$O62:.$T62];&quot;&lt;&quot;&amp;[.$P$34])=0;MIN([.$O62:.$T62]);COM.MICROSOFT.MAXIFS([.$O62:.$T62];[.$O62:.$T62];&quot;&lt;&quot;&amp;[.$P$34]))" office:value-type="float" office:value="24" calcext:value-type="float">
            <text:p>24</text:p>
          </table:table-cell>
          <table:table-cell table:formula="of:=COM.MICROSOFT.SWITCH([.O36];[.$O62];[.$A$5];[.$P62];[.$B$5];[.$Q62];[.$C$5];[.$R62];[.$D$5];[.$S62];[.$E$5];[.$T62];[.$F$5])" office:value-type="float" office:value="1" calcext:value-type="float">
            <text:p>1</text:p>
          </table:table-cell>
          <table:table-cell table:style-name="ce16" table:formula="of:=IF(COM.MICROSOFT.MAXIFS([.$O62:.$T62];[.$O62:.$T62];&quot;&lt;&quot;&amp;[.$P$34])=0;MIN([.$O62:.$T62]);COM.MICROSOFT.MINIFS([.$O62:.$T62];[.$O62:.$T62];&quot;&gt;&quot;&amp;[.$P$33]))" office:value-type="float" office:value="0" calcext:value-type="float">
            <text:p>0</text:p>
          </table:table-cell>
          <table:table-cell table:style-name="ce16" table:formula="of:=COM.MICROSOFT.SWITCH([.Q36];[.$O62];[.$A$5];[.$P62];[.$B$5];[.$Q62];[.$C$5];[.$R62];[.$D$5];[.$S62];[.$E$5];[.$T62];[.$F$5])" office:value-type="float" office:value="96" calcext:value-type="float">
            <text:p>96</text:p>
          </table:table-cell>
          <table:table-cell table:number-columns-repeated="3"/>
          <table:table-cell table:style-name="ce13" table:formula="of:=IF(COM.MICROSOFT.MAXIFS([.$V62:.$AA62];[.$V62:.$AA62];&quot;&lt;&quot;&amp;[.$W$34])=0;MIN([.$V62:.$AA62]);COM.MICROSOFT.MAXIFS([.$V62:.$AA62];[.$V62:.$AA62];&quot;&lt;&quot;&amp;[.$W$34]))" office:value-type="float" office:value="24" calcext:value-type="float">
            <text:p>24</text:p>
          </table:table-cell>
          <table:table-cell table:style-name="ce13" table:formula="of:=COM.MICROSOFT.SWITCH([.V36];[.$V62];[.$A$5];[.$W62];[.$B$5];[.$X62];[.$C$5];[.$Y62];[.$D$5];[.$Z62];[.$E$5];[.$AA62];[.$F$5])" office:value-type="float" office:value="1" calcext:value-type="float">
            <text:p>1</text:p>
          </table:table-cell>
          <table:table-cell table:style-name="ce16" table:formula="of:=IF(COM.MICROSOFT.MAXIFS([.$V62:.$AA62];[.$V62:.$AA62];&quot;&lt;&quot;&amp;[.$W$34])=0;MIN([.$V62:.$AA62]);COM.MICROSOFT.MINIFS([.$V62:.$AA62];[.$V62:.$AA62];&quot;&gt;&quot;&amp;[.$W$33]))" office:value-type="float" office:value="0" calcext:value-type="float">
            <text:p>0</text:p>
          </table:table-cell>
          <table:table-cell table:style-name="ce16" table:formula="of:=COM.MICROSOFT.SWITCH([.X36];[.$V62];[.$A$5];[.$W62];[.$B$5];[.$X62];[.$C$5];[.$Y62];[.$D$5];[.$Z62];[.$E$5];[.$AA62];[.$F$5])" office:value-type="float" office:value="96" calcext:value-type="float">
            <text:p>96</text:p>
          </table:table-cell>
          <table:table-cell table:number-columns-repeated="999"/>
        </table:table-row>
        <table:table-row table:style-name="ro1">
          <table:table-cell table:style-name="ce13" table:formula="of:=IF(COM.MICROSOFT.MAXIFS([.$A63:.$F63];[.$A63:.$F63];&quot;&lt;&quot;&amp;[.$B$34])=0;MIN([.$A63:.$F63]);COM.MICROSOFT.MAXIFS([.$A63:.$F63];[.$A63:.$F63];&quot;&lt;&quot;&amp;[.$B$34]))" office:value-type="float" office:value="48" calcext:value-type="float">
            <text:p>48</text:p>
          </table:table-cell>
          <table:table-cell table:style-name="ce13" table:formula="of:=COM.MICROSOFT.SWITCH([.A37];[.$A63];[.$A$5];[.$B63];[.$B$5];[.$C63];[.$C$5];[.$D63];[.$D$5];[.$E63];[.$E$5];[.$F63];[.$F$5])" office:value-type="float" office:value="1" calcext:value-type="float">
            <text:p>1</text:p>
          </table:table-cell>
          <table:table-cell table:style-name="ce16" table:formula="of:=IF(COM.MICROSOFT.MAXIFS([.$A63:.$F63];[.$A63:.$F63];&quot;&lt;&quot;&amp;[.$B$34])=0;MIN([.$A63:.$F63]);COM.MICROSOFT.MINIFS([.$A63:.$F63];[.$A63:.$F63];&quot;&gt;&quot;&amp;[.$B$33]))" office:value-type="float" office:value="0" calcext:value-type="float">
            <text:p>0</text:p>
          </table:table-cell>
          <table:table-cell table:style-name="ce16" table:formula="of:=COM.MICROSOFT.SWITCH([.C37];[.$A63];[.$A$5];[.$B63];[.$B$5];[.$C63];[.$C$5];[.$D63];[.$D$5];[.$E63];[.$E$5];[.$F63];[.$F$5])" office:value-type="float" office:value="96" calcext:value-type="float">
            <text:p>96</text:p>
          </table:table-cell>
          <table:table-cell table:number-columns-repeated="3"/>
          <table:table-cell table:formula="of:=IF(COM.MICROSOFT.MAXIFS([.$H63:.$M63];[.$H63:.$M63];&quot;&lt;&quot;&amp;[.$I$34])=0;MIN([.$H63:.$M63]);COM.MICROSOFT.MAXIFS([.$H63:.$M63];[.$H63:.$M63];&quot;&lt;&quot;&amp;[.$I$34]))" office:value-type="float" office:value="48" calcext:value-type="float">
            <text:p>48</text:p>
          </table:table-cell>
          <table:table-cell table:formula="of:=COM.MICROSOFT.SWITCH([.H37];[.$H63];[.$A$5];[.$I63];[.$B$5];[.$J63];[.$C$5];[.$K63];[.$D$5];[.$L63];[.$E$5];[.$M63];[.$F$5])" office:value-type="float" office:value="1" calcext:value-type="float">
            <text:p>1</text:p>
          </table:table-cell>
          <table:table-cell table:style-name="ce16" table:formula="of:=IF(COM.MICROSOFT.MAXIFS([.$H63:.$M63];[.$H63:.$M63];&quot;&lt;&quot;&amp;[.$I$34])=0;MIN([.$H63:.$M63]);COM.MICROSOFT.MINIFS([.$H63:.$M63];[.$H63:.$M63];&quot;&gt;&quot;&amp;[.$I$33]))" office:value-type="float" office:value="0" calcext:value-type="float">
            <text:p>0</text:p>
          </table:table-cell>
          <table:table-cell table:style-name="ce16" table:formula="of:=COM.MICROSOFT.SWITCH([.J37];[.$H63];[.$A$5];[.$I63];[.$B$5];[.$J63];[.$C$5];[.$K63];[.$D$5];[.$L63];[.$E$5];[.$M63];[.$F$5])" office:value-type="float" office:value="96" calcext:value-type="float">
            <text:p>96</text:p>
          </table:table-cell>
          <table:table-cell table:number-columns-repeated="3"/>
          <table:table-cell table:formula="of:=IF(COM.MICROSOFT.MAXIFS([.$O63:.$T63];[.$O63:.$T63];&quot;&lt;&quot;&amp;[.$P$34])=0;MIN([.$O63:.$T63]);COM.MICROSOFT.MAXIFS([.$O63:.$T63];[.$O63:.$T63];&quot;&lt;&quot;&amp;[.$P$34]))" office:value-type="float" office:value="48" calcext:value-type="float">
            <text:p>48</text:p>
          </table:table-cell>
          <table:table-cell table:formula="of:=COM.MICROSOFT.SWITCH([.O37];[.$O63];[.$A$5];[.$P63];[.$B$5];[.$Q63];[.$C$5];[.$R63];[.$D$5];[.$S63];[.$E$5];[.$T63];[.$F$5])" office:value-type="float" office:value="1" calcext:value-type="float">
            <text:p>1</text:p>
          </table:table-cell>
          <table:table-cell table:style-name="ce16" table:formula="of:=IF(COM.MICROSOFT.MAXIFS([.$O63:.$T63];[.$O63:.$T63];&quot;&lt;&quot;&amp;[.$P$34])=0;MIN([.$O63:.$T63]);COM.MICROSOFT.MINIFS([.$O63:.$T63];[.$O63:.$T63];&quot;&gt;&quot;&amp;[.$P$33]))" office:value-type="float" office:value="0" calcext:value-type="float">
            <text:p>0</text:p>
          </table:table-cell>
          <table:table-cell table:style-name="ce16" table:formula="of:=COM.MICROSOFT.SWITCH([.Q37];[.$O63];[.$A$5];[.$P63];[.$B$5];[.$Q63];[.$C$5];[.$R63];[.$D$5];[.$S63];[.$E$5];[.$T63];[.$F$5])" office:value-type="float" office:value="96" calcext:value-type="float">
            <text:p>96</text:p>
          </table:table-cell>
          <table:table-cell table:number-columns-repeated="3"/>
          <table:table-cell table:style-name="ce13" table:formula="of:=IF(COM.MICROSOFT.MAXIFS([.$V63:.$AA63];[.$V63:.$AA63];&quot;&lt;&quot;&amp;[.$W$34])=0;MIN([.$V63:.$AA63]);COM.MICROSOFT.MAXIFS([.$V63:.$AA63];[.$V63:.$AA63];&quot;&lt;&quot;&amp;[.$W$34]))" office:value-type="float" office:value="48" calcext:value-type="float">
            <text:p>48</text:p>
          </table:table-cell>
          <table:table-cell table:style-name="ce13" table:formula="of:=COM.MICROSOFT.SWITCH([.V37];[.$V63];[.$A$5];[.$W63];[.$B$5];[.$X63];[.$C$5];[.$Y63];[.$D$5];[.$Z63];[.$E$5];[.$AA63];[.$F$5])" office:value-type="float" office:value="1" calcext:value-type="float">
            <text:p>1</text:p>
          </table:table-cell>
          <table:table-cell table:style-name="ce16" table:formula="of:=IF(COM.MICROSOFT.MAXIFS([.$V63:.$AA63];[.$V63:.$AA63];&quot;&lt;&quot;&amp;[.$W$34])=0;MIN([.$V63:.$AA63]);COM.MICROSOFT.MINIFS([.$V63:.$AA63];[.$V63:.$AA63];&quot;&gt;&quot;&amp;[.$W$33]))" office:value-type="float" office:value="0" calcext:value-type="float">
            <text:p>0</text:p>
          </table:table-cell>
          <table:table-cell table:style-name="ce16" table:formula="of:=COM.MICROSOFT.SWITCH([.X37];[.$V63];[.$A$5];[.$W63];[.$B$5];[.$X63];[.$C$5];[.$Y63];[.$D$5];[.$Z63];[.$E$5];[.$AA63];[.$F$5])" office:value-type="float" office:value="96" calcext:value-type="float">
            <text:p>96</text:p>
          </table:table-cell>
          <table:table-cell table:number-columns-repeated="999"/>
        </table:table-row>
        <table:table-row table:style-name="ro1">
          <table:table-cell table:style-name="ce13" table:formula="of:=IF(COM.MICROSOFT.MAXIFS([.$A64:.$F64];[.$A64:.$F64];&quot;&lt;&quot;&amp;[.$B$34])=0;MIN([.$A64:.$F64]);COM.MICROSOFT.MAXIFS([.$A64:.$F64];[.$A64:.$F64];&quot;&lt;&quot;&amp;[.$B$34]))" office:value-type="float" office:value="72" calcext:value-type="float">
            <text:p>72</text:p>
          </table:table-cell>
          <table:table-cell table:style-name="ce13" table:formula="of:=COM.MICROSOFT.SWITCH([.A38];[.$A64];[.$A$5];[.$B64];[.$B$5];[.$C64];[.$C$5];[.$D64];[.$D$5];[.$E64];[.$E$5];[.$F64];[.$F$5])" office:value-type="float" office:value="1" calcext:value-type="float">
            <text:p>1</text:p>
          </table:table-cell>
          <table:table-cell table:style-name="ce16" table:formula="of:=IF(COM.MICROSOFT.MAXIFS([.$A64:.$F64];[.$A64:.$F64];&quot;&lt;&quot;&amp;[.$B$34])=0;MIN([.$A64:.$F64]);COM.MICROSOFT.MINIFS([.$A64:.$F64];[.$A64:.$F64];&quot;&gt;&quot;&amp;[.$B$33]))" office:value-type="float" office:value="0" calcext:value-type="float">
            <text:p>0</text:p>
          </table:table-cell>
          <table:table-cell table:style-name="ce16" table:formula="of:=COM.MICROSOFT.SWITCH([.C38];[.$A64];[.$A$5];[.$B64];[.$B$5];[.$C64];[.$C$5];[.$D64];[.$D$5];[.$E64];[.$E$5];[.$F64];[.$F$5])" office:value-type="float" office:value="96" calcext:value-type="float">
            <text:p>96</text:p>
          </table:table-cell>
          <table:table-cell table:number-columns-repeated="3"/>
          <table:table-cell table:formula="of:=IF(COM.MICROSOFT.MAXIFS([.$H64:.$M64];[.$H64:.$M64];&quot;&lt;&quot;&amp;[.$I$34])=0;MIN([.$H64:.$M64]);COM.MICROSOFT.MAXIFS([.$H64:.$M64];[.$H64:.$M64];&quot;&lt;&quot;&amp;[.$I$34]))" office:value-type="float" office:value="72" calcext:value-type="float">
            <text:p>72</text:p>
          </table:table-cell>
          <table:table-cell table:formula="of:=COM.MICROSOFT.SWITCH([.H38];[.$H64];[.$A$5];[.$I64];[.$B$5];[.$J64];[.$C$5];[.$K64];[.$D$5];[.$L64];[.$E$5];[.$M64];[.$F$5])" office:value-type="float" office:value="1" calcext:value-type="float">
            <text:p>1</text:p>
          </table:table-cell>
          <table:table-cell table:style-name="ce16" table:formula="of:=IF(COM.MICROSOFT.MAXIFS([.$H64:.$M64];[.$H64:.$M64];&quot;&lt;&quot;&amp;[.$I$34])=0;MIN([.$H64:.$M64]);COM.MICROSOFT.MINIFS([.$H64:.$M64];[.$H64:.$M64];&quot;&gt;&quot;&amp;[.$I$33]))" office:value-type="float" office:value="0" calcext:value-type="float">
            <text:p>0</text:p>
          </table:table-cell>
          <table:table-cell table:style-name="ce16" table:formula="of:=COM.MICROSOFT.SWITCH([.J38];[.$H64];[.$A$5];[.$I64];[.$B$5];[.$J64];[.$C$5];[.$K64];[.$D$5];[.$L64];[.$E$5];[.$M64];[.$F$5])" office:value-type="float" office:value="96" calcext:value-type="float">
            <text:p>96</text:p>
          </table:table-cell>
          <table:table-cell table:number-columns-repeated="3"/>
          <table:table-cell table:formula="of:=IF(COM.MICROSOFT.MAXIFS([.$O64:.$T64];[.$O64:.$T64];&quot;&lt;&quot;&amp;[.$P$34])=0;MIN([.$O64:.$T64]);COM.MICROSOFT.MAXIFS([.$O64:.$T64];[.$O64:.$T64];&quot;&lt;&quot;&amp;[.$P$34]))" office:value-type="float" office:value="72" calcext:value-type="float">
            <text:p>72</text:p>
          </table:table-cell>
          <table:table-cell table:formula="of:=COM.MICROSOFT.SWITCH([.O38];[.$O64];[.$A$5];[.$P64];[.$B$5];[.$Q64];[.$C$5];[.$R64];[.$D$5];[.$S64];[.$E$5];[.$T64];[.$F$5])" office:value-type="float" office:value="1" calcext:value-type="float">
            <text:p>1</text:p>
          </table:table-cell>
          <table:table-cell table:style-name="ce16" table:formula="of:=IF(COM.MICROSOFT.MAXIFS([.$O64:.$T64];[.$O64:.$T64];&quot;&lt;&quot;&amp;[.$P$34])=0;MIN([.$O64:.$T64]);COM.MICROSOFT.MINIFS([.$O64:.$T64];[.$O64:.$T64];&quot;&gt;&quot;&amp;[.$P$33]))" office:value-type="float" office:value="0" calcext:value-type="float">
            <text:p>0</text:p>
          </table:table-cell>
          <table:table-cell table:style-name="ce16" table:formula="of:=COM.MICROSOFT.SWITCH([.Q38];[.$O64];[.$A$5];[.$P64];[.$B$5];[.$Q64];[.$C$5];[.$R64];[.$D$5];[.$S64];[.$E$5];[.$T64];[.$F$5])" office:value-type="float" office:value="96" calcext:value-type="float">
            <text:p>96</text:p>
          </table:table-cell>
          <table:table-cell table:number-columns-repeated="3"/>
          <table:table-cell table:style-name="ce13" table:formula="of:=IF(COM.MICROSOFT.MAXIFS([.$V64:.$AA64];[.$V64:.$AA64];&quot;&lt;&quot;&amp;[.$W$34])=0;MIN([.$V64:.$AA64]);COM.MICROSOFT.MAXIFS([.$V64:.$AA64];[.$V64:.$AA64];&quot;&lt;&quot;&amp;[.$W$34]))" office:value-type="float" office:value="72" calcext:value-type="float">
            <text:p>72</text:p>
          </table:table-cell>
          <table:table-cell table:style-name="ce13" table:formula="of:=COM.MICROSOFT.SWITCH([.V38];[.$V64];[.$A$5];[.$W64];[.$B$5];[.$X64];[.$C$5];[.$Y64];[.$D$5];[.$Z64];[.$E$5];[.$AA64];[.$F$5])" office:value-type="float" office:value="1" calcext:value-type="float">
            <text:p>1</text:p>
          </table:table-cell>
          <table:table-cell table:style-name="ce16" table:formula="of:=IF(COM.MICROSOFT.MAXIFS([.$V64:.$AA64];[.$V64:.$AA64];&quot;&lt;&quot;&amp;[.$W$34])=0;MIN([.$V64:.$AA64]);COM.MICROSOFT.MINIFS([.$V64:.$AA64];[.$V64:.$AA64];&quot;&gt;&quot;&amp;[.$W$33]))" office:value-type="float" office:value="0" calcext:value-type="float">
            <text:p>0</text:p>
          </table:table-cell>
          <table:table-cell table:style-name="ce16" table:formula="of:=COM.MICROSOFT.SWITCH([.X38];[.$V64];[.$A$5];[.$W64];[.$B$5];[.$X64];[.$C$5];[.$Y64];[.$D$5];[.$Z64];[.$E$5];[.$AA64];[.$F$5])" office:value-type="float" office:value="96" calcext:value-type="float">
            <text:p>96</text:p>
          </table:table-cell>
          <table:table-cell table:number-columns-repeated="999"/>
        </table:table-row>
        <table:table-row table:style-name="ro1">
          <table:table-cell table:style-name="ce13" table:formula="of:=IF(COM.MICROSOFT.MAXIFS([.$A65:.$F65];[.$A65:.$F65];&quot;&lt;&quot;&amp;[.$B$34])=0;MIN([.$A65:.$F65]);COM.MICROSOFT.MAXIFS([.$A65:.$F65];[.$A65:.$F65];&quot;&lt;&quot;&amp;[.$B$34]))" office:value-type="float" office:value="96" calcext:value-type="float">
            <text:p>96</text:p>
          </table:table-cell>
          <table:table-cell table:style-name="ce13" table:formula="of:=COM.MICROSOFT.SWITCH([.A39];[.$A65];[.$A$5];[.$B65];[.$B$5];[.$C65];[.$C$5];[.$D65];[.$D$5];[.$E65];[.$E$5];[.$F65];[.$F$5])" office:value-type="float" office:value="1" calcext:value-type="float">
            <text:p>1</text:p>
          </table:table-cell>
          <table:table-cell table:style-name="ce16" table:formula="of:=IF(COM.MICROSOFT.MAXIFS([.$A65:.$F65];[.$A65:.$F65];&quot;&lt;&quot;&amp;[.$B$34])=0;MIN([.$A65:.$F65]);COM.MICROSOFT.MINIFS([.$A65:.$F65];[.$A65:.$F65];&quot;&gt;&quot;&amp;[.$B$33]))" office:value-type="float" office:value="0" calcext:value-type="float">
            <text:p>0</text:p>
          </table:table-cell>
          <table:table-cell table:style-name="ce16" table:formula="of:=COM.MICROSOFT.SWITCH([.C39];[.$A65];[.$A$5];[.$B65];[.$B$5];[.$C65];[.$C$5];[.$D65];[.$D$5];[.$E65];[.$E$5];[.$F65];[.$F$5])" office:value-type="string" office:string-value="" calcext:value-type="error">
            <text:p>#N/A</text:p>
          </table:table-cell>
          <table:table-cell table:number-columns-repeated="3"/>
          <table:table-cell table:formula="of:=IF(COM.MICROSOFT.MAXIFS([.$H65:.$M65];[.$H65:.$M65];&quot;&lt;&quot;&amp;[.$I$34])=0;MIN([.$H65:.$M65]);COM.MICROSOFT.MAXIFS([.$H65:.$M65];[.$H65:.$M65];&quot;&lt;&quot;&amp;[.$I$34]))" office:value-type="float" office:value="96" calcext:value-type="float">
            <text:p>96</text:p>
          </table:table-cell>
          <table:table-cell table:formula="of:=COM.MICROSOFT.SWITCH([.H39];[.$H65];[.$A$5];[.$I65];[.$B$5];[.$J65];[.$C$5];[.$K65];[.$D$5];[.$L65];[.$E$5];[.$M65];[.$F$5])" office:value-type="float" office:value="1" calcext:value-type="float">
            <text:p>1</text:p>
          </table:table-cell>
          <table:table-cell table:style-name="ce16" table:formula="of:=IF(COM.MICROSOFT.MAXIFS([.$H65:.$M65];[.$H65:.$M65];&quot;&lt;&quot;&amp;[.$I$34])=0;MIN([.$H65:.$M65]);COM.MICROSOFT.MINIFS([.$H65:.$M65];[.$H65:.$M65];&quot;&gt;&quot;&amp;[.$I$33]))" office:value-type="float" office:value="0" calcext:value-type="float">
            <text:p>0</text:p>
          </table:table-cell>
          <table:table-cell table:style-name="ce16" table:formula="of:=COM.MICROSOFT.SWITCH([.J39];[.$H65];[.$A$5];[.$I65];[.$B$5];[.$J65];[.$C$5];[.$K65];[.$D$5];[.$L65];[.$E$5];[.$M65];[.$F$5])" office:value-type="string" office:string-value="" calcext:value-type="error">
            <text:p>#N/A</text:p>
          </table:table-cell>
          <table:table-cell table:number-columns-repeated="3"/>
          <table:table-cell table:formula="of:=IF(COM.MICROSOFT.MAXIFS([.$O65:.$T65];[.$O65:.$T65];&quot;&lt;&quot;&amp;[.$P$34])=0;MIN([.$O65:.$T65]);COM.MICROSOFT.MAXIFS([.$O65:.$T65];[.$O65:.$T65];&quot;&lt;&quot;&amp;[.$P$34]))" office:value-type="float" office:value="96" calcext:value-type="float">
            <text:p>96</text:p>
          </table:table-cell>
          <table:table-cell table:formula="of:=COM.MICROSOFT.SWITCH([.O39];[.$O65];[.$A$5];[.$P65];[.$B$5];[.$Q65];[.$C$5];[.$R65];[.$D$5];[.$S65];[.$E$5];[.$T65];[.$F$5])" office:value-type="float" office:value="1" calcext:value-type="float">
            <text:p>1</text:p>
          </table:table-cell>
          <table:table-cell table:style-name="ce16" table:formula="of:=IF(COM.MICROSOFT.MAXIFS([.$O65:.$T65];[.$O65:.$T65];&quot;&lt;&quot;&amp;[.$P$34])=0;MIN([.$O65:.$T65]);COM.MICROSOFT.MINIFS([.$O65:.$T65];[.$O65:.$T65];&quot;&gt;&quot;&amp;[.$P$33]))" office:value-type="float" office:value="0" calcext:value-type="float">
            <text:p>0</text:p>
          </table:table-cell>
          <table:table-cell table:style-name="ce16" table:formula="of:=COM.MICROSOFT.SWITCH([.Q39];[.$O65];[.$A$5];[.$P65];[.$B$5];[.$Q65];[.$C$5];[.$R65];[.$D$5];[.$S65];[.$E$5];[.$T65];[.$F$5])" office:value-type="string" office:string-value="" calcext:value-type="error">
            <text:p>#N/A</text:p>
          </table:table-cell>
          <table:table-cell table:number-columns-repeated="3"/>
          <table:table-cell table:style-name="ce13" table:formula="of:=IF(COM.MICROSOFT.MAXIFS([.$V65:.$AA65];[.$V65:.$AA65];&quot;&lt;&quot;&amp;[.$W$34])=0;MIN([.$V65:.$AA65]);COM.MICROSOFT.MAXIFS([.$V65:.$AA65];[.$V65:.$AA65];&quot;&lt;&quot;&amp;[.$W$34]))" office:value-type="float" office:value="96" calcext:value-type="float">
            <text:p>96</text:p>
          </table:table-cell>
          <table:table-cell table:style-name="ce13" table:formula="of:=COM.MICROSOFT.SWITCH([.V39];[.$V65];[.$A$5];[.$W65];[.$B$5];[.$X65];[.$C$5];[.$Y65];[.$D$5];[.$Z65];[.$E$5];[.$AA65];[.$F$5])" office:value-type="float" office:value="1" calcext:value-type="float">
            <text:p>1</text:p>
          </table:table-cell>
          <table:table-cell table:style-name="ce16" table:formula="of:=IF(COM.MICROSOFT.MAXIFS([.$V65:.$AA65];[.$V65:.$AA65];&quot;&lt;&quot;&amp;[.$W$34])=0;MIN([.$V65:.$AA65]);COM.MICROSOFT.MINIFS([.$V65:.$AA65];[.$V65:.$AA65];&quot;&gt;&quot;&amp;[.$W$33]))" office:value-type="float" office:value="0" calcext:value-type="float">
            <text:p>0</text:p>
          </table:table-cell>
          <table:table-cell table:style-name="ce16" table:formula="of:=COM.MICROSOFT.SWITCH([.X39];[.$V65];[.$A$5];[.$W65];[.$B$5];[.$X65];[.$C$5];[.$Y65];[.$D$5];[.$Z65];[.$E$5];[.$AA65];[.$F$5])" office:value-type="string" office:string-value="" calcext:value-type="error">
            <text:p>#N/A</text:p>
          </table:table-cell>
          <table:table-cell table:number-columns-repeated="999"/>
        </table:table-row>
        <table:table-row table:style-name="ro1">
          <table:table-cell table:style-name="ce13" table:formula="of:=IF(COM.MICROSOFT.MAXIFS([.$A66:.$F66];[.$A66:.$F66];&quot;&lt;&quot;&amp;[.$B$34])=0;MIN([.$A66:.$F66]);COM.MICROSOFT.MAXIFS([.$A66:.$F66];[.$A66:.$F66];&quot;&lt;&quot;&amp;[.$B$34]))" office:value-type="float" office:value="144" calcext:value-type="float">
            <text:p>144</text:p>
          </table:table-cell>
          <table:table-cell table:style-name="ce13" table:formula="of:=COM.MICROSOFT.SWITCH([.A40];[.$A66];[.$A$5];[.$B66];[.$B$5];[.$C66];[.$C$5];[.$D66];[.$D$5];[.$E66];[.$E$5];[.$F66];[.$F$5])" office:value-type="float" office:value="1" calcext:value-type="float">
            <text:p>1</text:p>
          </table:table-cell>
          <table:table-cell table:style-name="ce13" table:formula="of:=IF(COM.MICROSOFT.MAXIFS([.$A66:.$F66];[.$A66:.$F66];&quot;&lt;&quot;&amp;[.$B$34])=0;MIN([.$A66:.$F66]);COM.MICROSOFT.MINIFS([.$A66:.$F66];[.$A66:.$F66];&quot;&gt;&quot;&amp;[.$B$33]))" office:value-type="float" office:value="144" calcext:value-type="float">
            <text:p>144</text:p>
          </table:table-cell>
          <table:table-cell table:style-name="ce13" table:formula="of:=COM.MICROSOFT.SWITCH([.C40];[.$A66];[.$A$5];[.$B66];[.$B$5];[.$C66];[.$C$5];[.$D66];[.$D$5];[.$E66];[.$E$5];[.$F66];[.$F$5])" office:value-type="float" office:value="1" calcext:value-type="float">
            <text:p>1</text:p>
          </table:table-cell>
          <table:table-cell table:number-columns-repeated="3"/>
          <table:table-cell table:formula="of:=IF(COM.MICROSOFT.MAXIFS([.$H66:.$M66];[.$H66:.$M66];&quot;&lt;&quot;&amp;[.$I$34])=0;MIN([.$H66:.$M66]);COM.MICROSOFT.MAXIFS([.$H66:.$M66];[.$H66:.$M66];&quot;&lt;&quot;&amp;[.$I$34]))" office:value-type="float" office:value="144" calcext:value-type="float">
            <text:p>144</text:p>
          </table:table-cell>
          <table:table-cell table:formula="of:=COM.MICROSOFT.SWITCH([.H40];[.$H66];[.$A$5];[.$I66];[.$B$5];[.$J66];[.$C$5];[.$K66];[.$D$5];[.$L66];[.$E$5];[.$M66];[.$F$5])" office:value-type="float" office:value="1" calcext:value-type="float">
            <text:p>1</text:p>
          </table:table-cell>
          <table:table-cell table:style-name="ce13" table:formula="of:=IF(COM.MICROSOFT.MAXIFS([.$H66:.$M66];[.$H66:.$M66];&quot;&lt;&quot;&amp;[.$I$34])=0;MIN([.$H66:.$M66]);COM.MICROSOFT.MINIFS([.$H66:.$M66];[.$H66:.$M66];&quot;&gt;&quot;&amp;[.$I$33]))" office:value-type="float" office:value="144" calcext:value-type="float">
            <text:p>144</text:p>
          </table:table-cell>
          <table:table-cell table:style-name="ce13" table:formula="of:=COM.MICROSOFT.SWITCH([.J40];[.$H66];[.$A$5];[.$I66];[.$B$5];[.$J66];[.$C$5];[.$K66];[.$D$5];[.$L66];[.$E$5];[.$M66];[.$F$5])" office:value-type="float" office:value="1" calcext:value-type="float">
            <text:p>1</text:p>
          </table:table-cell>
          <table:table-cell table:number-columns-repeated="3"/>
          <table:table-cell table:formula="of:=IF(COM.MICROSOFT.MAXIFS([.$O66:.$T66];[.$O66:.$T66];&quot;&lt;&quot;&amp;[.$P$34])=0;MIN([.$O66:.$T66]);COM.MICROSOFT.MAXIFS([.$O66:.$T66];[.$O66:.$T66];&quot;&lt;&quot;&amp;[.$P$34]))" office:value-type="float" office:value="144" calcext:value-type="float">
            <text:p>144</text:p>
          </table:table-cell>
          <table:table-cell table:formula="of:=COM.MICROSOFT.SWITCH([.O40];[.$O66];[.$A$5];[.$P66];[.$B$5];[.$Q66];[.$C$5];[.$R66];[.$D$5];[.$S66];[.$E$5];[.$T66];[.$F$5])" office:value-type="float" office:value="1" calcext:value-type="float">
            <text:p>1</text:p>
          </table:table-cell>
          <table:table-cell table:style-name="ce16" table:formula="of:=IF(COM.MICROSOFT.MAXIFS([.$O66:.$T66];[.$O66:.$T66];&quot;&lt;&quot;&amp;[.$P$34])=0;MIN([.$O66:.$T66]);COM.MICROSOFT.MINIFS([.$O66:.$T66];[.$O66:.$T66];&quot;&gt;&quot;&amp;[.$P$33]))" office:value-type="float" office:value="0" calcext:value-type="float">
            <text:p>0</text:p>
          </table:table-cell>
          <table:table-cell table:style-name="ce16" table:formula="of:=COM.MICROSOFT.SWITCH([.Q40];[.$O66];[.$A$5];[.$P66];[.$B$5];[.$Q66];[.$C$5];[.$R66];[.$D$5];[.$S66];[.$E$5];[.$T66];[.$F$5])" office:value-type="string" office:string-value="" calcext:value-type="error">
            <text:p>#N/A</text:p>
          </table:table-cell>
          <table:table-cell table:number-columns-repeated="3"/>
          <table:table-cell table:style-name="ce13" table:formula="of:=IF(COM.MICROSOFT.MAXIFS([.$V66:.$AA66];[.$V66:.$AA66];&quot;&lt;&quot;&amp;[.$W$34])=0;MIN([.$V66:.$AA66]);COM.MICROSOFT.MAXIFS([.$V66:.$AA66];[.$V66:.$AA66];&quot;&lt;&quot;&amp;[.$W$34]))" office:value-type="float" office:value="144" calcext:value-type="float">
            <text:p>144</text:p>
          </table:table-cell>
          <table:table-cell table:style-name="ce13" table:formula="of:=COM.MICROSOFT.SWITCH([.V40];[.$V66];[.$A$5];[.$W66];[.$B$5];[.$X66];[.$C$5];[.$Y66];[.$D$5];[.$Z66];[.$E$5];[.$AA66];[.$F$5])" office:value-type="float" office:value="1" calcext:value-type="float">
            <text:p>1</text:p>
          </table:table-cell>
          <table:table-cell table:style-name="ce16" table:formula="of:=IF(COM.MICROSOFT.MAXIFS([.$V66:.$AA66];[.$V66:.$AA66];&quot;&lt;&quot;&amp;[.$W$34])=0;MIN([.$V66:.$AA66]);COM.MICROSOFT.MINIFS([.$V66:.$AA66];[.$V66:.$AA66];&quot;&gt;&quot;&amp;[.$W$33]))" office:value-type="float" office:value="0" calcext:value-type="float">
            <text:p>0</text:p>
          </table:table-cell>
          <table:table-cell table:style-name="ce16" table:formula="of:=COM.MICROSOFT.SWITCH([.X40];[.$V66];[.$A$5];[.$W66];[.$B$5];[.$X66];[.$C$5];[.$Y66];[.$D$5];[.$Z66];[.$E$5];[.$AA66];[.$F$5])" office:value-type="string" office:string-value="" calcext:value-type="error">
            <text:p>#N/A</text:p>
          </table:table-cell>
          <table:table-cell table:number-columns-repeated="999"/>
        </table:table-row>
        <table:table-row table:style-name="ro1">
          <table:table-cell table:style-name="ce13" table:formula="of:=IF(COM.MICROSOFT.MAXIFS([.$A67:.$F67];[.$A67:.$F67];&quot;&lt;&quot;&amp;[.$B$34])=0;MIN([.$A67:.$F67]);COM.MICROSOFT.MAXIFS([.$A67:.$F67];[.$A67:.$F67];&quot;&lt;&quot;&amp;[.$B$34]))" office:value-type="float" office:value="216" calcext:value-type="float">
            <text:p>216</text:p>
          </table:table-cell>
          <table:table-cell table:style-name="ce13" table:formula="of:=COM.MICROSOFT.SWITCH([.A41];[.$A67];[.$A$5];[.$B67];[.$B$5];[.$C67];[.$C$5];[.$D67];[.$D$5];[.$E67];[.$E$5];[.$F67];[.$F$5])" office:value-type="float" office:value="1" calcext:value-type="float">
            <text:p>1</text:p>
          </table:table-cell>
          <table:table-cell table:style-name="ce13" table:formula="of:=IF(COM.MICROSOFT.MAXIFS([.$A67:.$F67];[.$A67:.$F67];&quot;&lt;&quot;&amp;[.$B$34])=0;MIN([.$A67:.$F67]);COM.MICROSOFT.MINIFS([.$A67:.$F67];[.$A67:.$F67];&quot;&gt;&quot;&amp;[.$B$33]))" office:value-type="float" office:value="216" calcext:value-type="float">
            <text:p>216</text:p>
          </table:table-cell>
          <table:table-cell table:style-name="ce13" table:formula="of:=COM.MICROSOFT.SWITCH([.C41];[.$A67];[.$A$5];[.$B67];[.$B$5];[.$C67];[.$C$5];[.$D67];[.$D$5];[.$E67];[.$E$5];[.$F67];[.$F$5])" office:value-type="float" office:value="1" calcext:value-type="float">
            <text:p>1</text:p>
          </table:table-cell>
          <table:table-cell table:number-columns-repeated="3"/>
          <table:table-cell table:formula="of:=IF(COM.MICROSOFT.MAXIFS([.$H67:.$M67];[.$H67:.$M67];&quot;&lt;&quot;&amp;[.$I$34])=0;MIN([.$H67:.$M67]);COM.MICROSOFT.MAXIFS([.$H67:.$M67];[.$H67:.$M67];&quot;&lt;&quot;&amp;[.$I$34]))" office:value-type="float" office:value="216" calcext:value-type="float">
            <text:p>216</text:p>
          </table:table-cell>
          <table:table-cell table:formula="of:=COM.MICROSOFT.SWITCH([.H41];[.$H67];[.$A$5];[.$I67];[.$B$5];[.$J67];[.$C$5];[.$K67];[.$D$5];[.$L67];[.$E$5];[.$M67];[.$F$5])" office:value-type="float" office:value="1" calcext:value-type="float">
            <text:p>1</text:p>
          </table:table-cell>
          <table:table-cell table:style-name="ce13" table:formula="of:=IF(COM.MICROSOFT.MAXIFS([.$H67:.$M67];[.$H67:.$M67];&quot;&lt;&quot;&amp;[.$I$34])=0;MIN([.$H67:.$M67]);COM.MICROSOFT.MINIFS([.$H67:.$M67];[.$H67:.$M67];&quot;&gt;&quot;&amp;[.$I$33]))" office:value-type="float" office:value="216" calcext:value-type="float">
            <text:p>216</text:p>
          </table:table-cell>
          <table:table-cell table:style-name="ce13" table:formula="of:=COM.MICROSOFT.SWITCH([.J41];[.$H67];[.$A$5];[.$I67];[.$B$5];[.$J67];[.$C$5];[.$K67];[.$D$5];[.$L67];[.$E$5];[.$M67];[.$F$5])" office:value-type="float" office:value="1" calcext:value-type="float">
            <text:p>1</text:p>
          </table:table-cell>
          <table:table-cell table:number-columns-repeated="3"/>
          <table:table-cell table:formula="of:=IF(COM.MICROSOFT.MAXIFS([.$O67:.$T67];[.$O67:.$T67];&quot;&lt;&quot;&amp;[.$P$34])=0;MIN([.$O67:.$T67]);COM.MICROSOFT.MAXIFS([.$O67:.$T67];[.$O67:.$T67];&quot;&lt;&quot;&amp;[.$P$34]))" office:value-type="float" office:value="216" calcext:value-type="float">
            <text:p>216</text:p>
          </table:table-cell>
          <table:table-cell table:formula="of:=COM.MICROSOFT.SWITCH([.O41];[.$O67];[.$A$5];[.$P67];[.$B$5];[.$Q67];[.$C$5];[.$R67];[.$D$5];[.$S67];[.$E$5];[.$T67];[.$F$5])" office:value-type="float" office:value="1" calcext:value-type="float">
            <text:p>1</text:p>
          </table:table-cell>
          <table:table-cell table:style-name="ce13" table:formula="of:=IF(COM.MICROSOFT.MAXIFS([.$O67:.$T67];[.$O67:.$T67];&quot;&lt;&quot;&amp;[.$P$34])=0;MIN([.$O67:.$T67]);COM.MICROSOFT.MINIFS([.$O67:.$T67];[.$O67:.$T67];&quot;&gt;&quot;&amp;[.$P$33]))" office:value-type="float" office:value="216" calcext:value-type="float">
            <text:p>216</text:p>
          </table:table-cell>
          <table:table-cell table:style-name="ce13" table:formula="of:=COM.MICROSOFT.SWITCH([.Q41];[.$O67];[.$A$5];[.$P67];[.$B$5];[.$Q67];[.$C$5];[.$R67];[.$D$5];[.$S67];[.$E$5];[.$T67];[.$F$5])" office:value-type="float" office:value="1" calcext:value-type="float">
            <text:p>1</text:p>
          </table:table-cell>
          <table:table-cell table:number-columns-repeated="3"/>
          <table:table-cell table:style-name="ce13" table:formula="of:=IF(COM.MICROSOFT.MAXIFS([.$V67:.$AA67];[.$V67:.$AA67];&quot;&lt;&quot;&amp;[.$W$34])=0;MIN([.$V67:.$AA67]);COM.MICROSOFT.MAXIFS([.$V67:.$AA67];[.$V67:.$AA67];&quot;&lt;&quot;&amp;[.$W$34]))" office:value-type="float" office:value="216" calcext:value-type="float">
            <text:p>216</text:p>
          </table:table-cell>
          <table:table-cell table:style-name="ce13" table:formula="of:=COM.MICROSOFT.SWITCH([.V41];[.$V67];[.$A$5];[.$W67];[.$B$5];[.$X67];[.$C$5];[.$Y67];[.$D$5];[.$Z67];[.$E$5];[.$AA67];[.$F$5])" office:value-type="float" office:value="1" calcext:value-type="float">
            <text:p>1</text:p>
          </table:table-cell>
          <table:table-cell table:style-name="ce16" table:formula="of:=IF(COM.MICROSOFT.MAXIFS([.$V67:.$AA67];[.$V67:.$AA67];&quot;&lt;&quot;&amp;[.$W$34])=0;MIN([.$V67:.$AA67]);COM.MICROSOFT.MINIFS([.$V67:.$AA67];[.$V67:.$AA67];&quot;&gt;&quot;&amp;[.$W$33]))" office:value-type="float" office:value="0" calcext:value-type="float">
            <text:p>0</text:p>
          </table:table-cell>
          <table:table-cell table:style-name="ce16" table:formula="of:=COM.MICROSOFT.SWITCH([.X41];[.$V67];[.$A$5];[.$W67];[.$B$5];[.$X67];[.$C$5];[.$Y67];[.$D$5];[.$Z67];[.$E$5];[.$AA67];[.$F$5])" office:value-type="string" office:string-value="" calcext:value-type="error">
            <text:p>#N/A</text:p>
          </table:table-cell>
          <table:table-cell table:number-columns-repeated="999"/>
        </table:table-row>
        <table:table-row table:style-name="ro1">
          <table:table-cell table:style-name="ce13" table:formula="of:=IF(COM.MICROSOFT.MAXIFS([.$A68:.$F68];[.$A68:.$F68];&quot;&lt;&quot;&amp;[.$B$34])=0;MIN([.$A68:.$F68]);COM.MICROSOFT.MAXIFS([.$A68:.$F68];[.$A68:.$F68];&quot;&lt;&quot;&amp;[.$B$34]))" office:value-type="float" office:value="312" calcext:value-type="float">
            <text:p>312</text:p>
          </table:table-cell>
          <table:table-cell table:style-name="ce13" table:formula="of:=COM.MICROSOFT.SWITCH([.A42];[.$A68];[.$A$5];[.$B68];[.$B$5];[.$C68];[.$C$5];[.$D68];[.$D$5];[.$E68];[.$E$5];[.$F68];[.$F$5])" office:value-type="float" office:value="1" calcext:value-type="float">
            <text:p>1</text:p>
          </table:table-cell>
          <table:table-cell table:style-name="ce13" table:formula="of:=IF(COM.MICROSOFT.MAXIFS([.$A68:.$F68];[.$A68:.$F68];&quot;&lt;&quot;&amp;[.$B$34])=0;MIN([.$A68:.$F68]);COM.MICROSOFT.MINIFS([.$A68:.$F68];[.$A68:.$F68];&quot;&gt;&quot;&amp;[.$B$33]))" office:value-type="float" office:value="312" calcext:value-type="float">
            <text:p>312</text:p>
          </table:table-cell>
          <table:table-cell table:style-name="ce13" table:formula="of:=COM.MICROSOFT.SWITCH([.C42];[.$A68];[.$A$5];[.$B68];[.$B$5];[.$C68];[.$C$5];[.$D68];[.$D$5];[.$E68];[.$E$5];[.$F68];[.$F$5])" office:value-type="float" office:value="1" calcext:value-type="float">
            <text:p>1</text:p>
          </table:table-cell>
          <table:table-cell table:number-columns-repeated="3"/>
          <table:table-cell table:formula="of:=IF(COM.MICROSOFT.MAXIFS([.$H68:.$M68];[.$H68:.$M68];&quot;&lt;&quot;&amp;[.$I$34])=0;MIN([.$H68:.$M68]);COM.MICROSOFT.MAXIFS([.$H68:.$M68];[.$H68:.$M68];&quot;&lt;&quot;&amp;[.$I$34]))" office:value-type="float" office:value="312" calcext:value-type="float">
            <text:p>312</text:p>
          </table:table-cell>
          <table:table-cell table:formula="of:=COM.MICROSOFT.SWITCH([.H42];[.$H68];[.$A$5];[.$I68];[.$B$5];[.$J68];[.$C$5];[.$K68];[.$D$5];[.$L68];[.$E$5];[.$M68];[.$F$5])" office:value-type="float" office:value="1" calcext:value-type="float">
            <text:p>1</text:p>
          </table:table-cell>
          <table:table-cell table:style-name="ce13" table:formula="of:=IF(COM.MICROSOFT.MAXIFS([.$H68:.$M68];[.$H68:.$M68];&quot;&lt;&quot;&amp;[.$I$34])=0;MIN([.$H68:.$M68]);COM.MICROSOFT.MINIFS([.$H68:.$M68];[.$H68:.$M68];&quot;&gt;&quot;&amp;[.$I$33]))" office:value-type="float" office:value="312" calcext:value-type="float">
            <text:p>312</text:p>
          </table:table-cell>
          <table:table-cell table:style-name="ce13" table:formula="of:=COM.MICROSOFT.SWITCH([.J42];[.$H68];[.$A$5];[.$I68];[.$B$5];[.$J68];[.$C$5];[.$K68];[.$D$5];[.$L68];[.$E$5];[.$M68];[.$F$5])" office:value-type="float" office:value="1" calcext:value-type="float">
            <text:p>1</text:p>
          </table:table-cell>
          <table:table-cell table:number-columns-repeated="3"/>
          <table:table-cell table:formula="of:=IF(COM.MICROSOFT.MAXIFS([.$O68:.$T68];[.$O68:.$T68];&quot;&lt;&quot;&amp;[.$P$34])=0;MIN([.$O68:.$T68]);COM.MICROSOFT.MAXIFS([.$O68:.$T68];[.$O68:.$T68];&quot;&lt;&quot;&amp;[.$P$34]))" office:value-type="float" office:value="312" calcext:value-type="float">
            <text:p>312</text:p>
          </table:table-cell>
          <table:table-cell table:formula="of:=COM.MICROSOFT.SWITCH([.O42];[.$O68];[.$A$5];[.$P68];[.$B$5];[.$Q68];[.$C$5];[.$R68];[.$D$5];[.$S68];[.$E$5];[.$T68];[.$F$5])" office:value-type="float" office:value="1" calcext:value-type="float">
            <text:p>1</text:p>
          </table:table-cell>
          <table:table-cell table:style-name="ce13" table:formula="of:=IF(COM.MICROSOFT.MAXIFS([.$O68:.$T68];[.$O68:.$T68];&quot;&lt;&quot;&amp;[.$P$34])=0;MIN([.$O68:.$T68]);COM.MICROSOFT.MINIFS([.$O68:.$T68];[.$O68:.$T68];&quot;&gt;&quot;&amp;[.$P$33]))" office:value-type="float" office:value="312" calcext:value-type="float">
            <text:p>312</text:p>
          </table:table-cell>
          <table:table-cell table:style-name="ce13" table:formula="of:=COM.MICROSOFT.SWITCH([.Q42];[.$O68];[.$A$5];[.$P68];[.$B$5];[.$Q68];[.$C$5];[.$R68];[.$D$5];[.$S68];[.$E$5];[.$T68];[.$F$5])" office:value-type="float" office:value="1" calcext:value-type="float">
            <text:p>1</text:p>
          </table:table-cell>
          <table:table-cell table:number-columns-repeated="3"/>
          <table:table-cell table:style-name="ce13" table:formula="of:=IF(COM.MICROSOFT.MAXIFS([.$V68:.$AA68];[.$V68:.$AA68];&quot;&lt;&quot;&amp;[.$W$34])=0;MIN([.$V68:.$AA68]);COM.MICROSOFT.MAXIFS([.$V68:.$AA68];[.$V68:.$AA68];&quot;&lt;&quot;&amp;[.$W$34]))" office:value-type="float" office:value="312" calcext:value-type="float">
            <text:p>312</text:p>
          </table:table-cell>
          <table:table-cell table:style-name="ce13" table:formula="of:=COM.MICROSOFT.SWITCH([.V42];[.$V68];[.$A$5];[.$W68];[.$B$5];[.$X68];[.$C$5];[.$Y68];[.$D$5];[.$Z68];[.$E$5];[.$AA68];[.$F$5])" office:value-type="float" office:value="1" calcext:value-type="float">
            <text:p>1</text:p>
          </table:table-cell>
          <table:table-cell table:style-name="ce16" table:formula="of:=IF(COM.MICROSOFT.MAXIFS([.$V68:.$AA68];[.$V68:.$AA68];&quot;&lt;&quot;&amp;[.$W$34])=0;MIN([.$V68:.$AA68]);COM.MICROSOFT.MINIFS([.$V68:.$AA68];[.$V68:.$AA68];&quot;&gt;&quot;&amp;[.$W$33]))" office:value-type="float" office:value="0" calcext:value-type="float">
            <text:p>0</text:p>
          </table:table-cell>
          <table:table-cell table:style-name="ce16" table:formula="of:=COM.MICROSOFT.SWITCH([.X42];[.$V68];[.$A$5];[.$W68];[.$B$5];[.$X68];[.$C$5];[.$Y68];[.$D$5];[.$Z68];[.$E$5];[.$AA68];[.$F$5])" office:value-type="string" office:string-value="" calcext:value-type="error">
            <text:p>#N/A</text:p>
          </table:table-cell>
          <table:table-cell table:number-columns-repeated="999"/>
        </table:table-row>
        <table:table-row table:style-name="ro1">
          <table:table-cell table:style-name="ce13" table:formula="of:=IF(COM.MICROSOFT.MAXIFS([.$A69:.$F69];[.$A69:.$F69];&quot;&lt;&quot;&amp;[.$B$34])=0;MIN([.$A69:.$F69]);COM.MICROSOFT.MAXIFS([.$A69:.$F69];[.$A69:.$F69];&quot;&lt;&quot;&amp;[.$B$34]))" office:value-type="float" office:value="456" calcext:value-type="float">
            <text:p>456</text:p>
          </table:table-cell>
          <table:table-cell table:style-name="ce13" table:formula="of:=COM.MICROSOFT.SWITCH([.A43];[.$A69];[.$A$5];[.$B69];[.$B$5];[.$C69];[.$C$5];[.$D69];[.$D$5];[.$E69];[.$E$5];[.$F69];[.$F$5])" office:value-type="float" office:value="1" calcext:value-type="float">
            <text:p>1</text:p>
          </table:table-cell>
          <table:table-cell table:style-name="ce13" table:formula="of:=IF(COM.MICROSOFT.MAXIFS([.$A69:.$F69];[.$A69:.$F69];&quot;&lt;&quot;&amp;[.$B$34])=0;MIN([.$A69:.$F69]);COM.MICROSOFT.MINIFS([.$A69:.$F69];[.$A69:.$F69];&quot;&gt;&quot;&amp;[.$B$33]))" office:value-type="float" office:value="114" calcext:value-type="float">
            <text:p>114</text:p>
          </table:table-cell>
          <table:table-cell table:style-name="ce13" table:formula="of:=COM.MICROSOFT.SWITCH([.C43];[.$A69];[.$A$5];[.$B69];[.$B$5];[.$C69];[.$C$5];[.$D69];[.$D$5];[.$E69];[.$E$5];[.$F69];[.$F$5])" office:value-type="float" office:value="4" calcext:value-type="float">
            <text:p>4</text:p>
          </table:table-cell>
          <table:table-cell table:number-columns-repeated="3"/>
          <table:table-cell table:formula="of:=IF(COM.MICROSOFT.MAXIFS([.$H69:.$M69];[.$H69:.$M69];&quot;&lt;&quot;&amp;[.$I$34])=0;MIN([.$H69:.$M69]);COM.MICROSOFT.MAXIFS([.$H69:.$M69];[.$H69:.$M69];&quot;&lt;&quot;&amp;[.$I$34]))" office:value-type="float" office:value="456" calcext:value-type="float">
            <text:p>456</text:p>
          </table:table-cell>
          <table:table-cell table:formula="of:=COM.MICROSOFT.SWITCH([.H43];[.$H69];[.$A$5];[.$I69];[.$B$5];[.$J69];[.$C$5];[.$K69];[.$D$5];[.$L69];[.$E$5];[.$M69];[.$F$5])" office:value-type="float" office:value="1" calcext:value-type="float">
            <text:p>1</text:p>
          </table:table-cell>
          <table:table-cell table:style-name="ce13" table:formula="of:=IF(COM.MICROSOFT.MAXIFS([.$H69:.$M69];[.$H69:.$M69];&quot;&lt;&quot;&amp;[.$I$34])=0;MIN([.$H69:.$M69]);COM.MICROSOFT.MINIFS([.$H69:.$M69];[.$H69:.$M69];&quot;&gt;&quot;&amp;[.$I$33]))" office:value-type="float" office:value="114" calcext:value-type="float">
            <text:p>114</text:p>
          </table:table-cell>
          <table:table-cell table:style-name="ce13" table:formula="of:=COM.MICROSOFT.SWITCH([.J43];[.$H69];[.$A$5];[.$I69];[.$B$5];[.$J69];[.$C$5];[.$K69];[.$D$5];[.$L69];[.$E$5];[.$M69];[.$F$5])" office:value-type="float" office:value="4" calcext:value-type="float">
            <text:p>4</text:p>
          </table:table-cell>
          <table:table-cell table:number-columns-repeated="3"/>
          <table:table-cell table:formula="of:=IF(COM.MICROSOFT.MAXIFS([.$O69:.$T69];[.$O69:.$T69];&quot;&lt;&quot;&amp;[.$P$34])=0;MIN([.$O69:.$T69]);COM.MICROSOFT.MAXIFS([.$O69:.$T69];[.$O69:.$T69];&quot;&lt;&quot;&amp;[.$P$34]))" office:value-type="float" office:value="456" calcext:value-type="float">
            <text:p>456</text:p>
          </table:table-cell>
          <table:table-cell table:formula="of:=COM.MICROSOFT.SWITCH([.O43];[.$O69];[.$A$5];[.$P69];[.$B$5];[.$Q69];[.$C$5];[.$R69];[.$D$5];[.$S69];[.$E$5];[.$T69];[.$F$5])" office:value-type="float" office:value="1" calcext:value-type="float">
            <text:p>1</text:p>
          </table:table-cell>
          <table:table-cell table:style-name="ce13" table:formula="of:=IF(COM.MICROSOFT.MAXIFS([.$O69:.$T69];[.$O69:.$T69];&quot;&lt;&quot;&amp;[.$P$34])=0;MIN([.$O69:.$T69]);COM.MICROSOFT.MINIFS([.$O69:.$T69];[.$O69:.$T69];&quot;&gt;&quot;&amp;[.$P$33]))" office:value-type="float" office:value="456" calcext:value-type="float">
            <text:p>456</text:p>
          </table:table-cell>
          <table:table-cell table:style-name="ce13" table:formula="of:=COM.MICROSOFT.SWITCH([.Q43];[.$O69];[.$A$5];[.$P69];[.$B$5];[.$Q69];[.$C$5];[.$R69];[.$D$5];[.$S69];[.$E$5];[.$T69];[.$F$5])" office:value-type="float" office:value="1" calcext:value-type="float">
            <text:p>1</text:p>
          </table:table-cell>
          <table:table-cell table:number-columns-repeated="3"/>
          <table:table-cell table:style-name="ce13" table:formula="of:=IF(COM.MICROSOFT.MAXIFS([.$V69:.$AA69];[.$V69:.$AA69];&quot;&lt;&quot;&amp;[.$W$34])=0;MIN([.$V69:.$AA69]);COM.MICROSOFT.MAXIFS([.$V69:.$AA69];[.$V69:.$AA69];&quot;&lt;&quot;&amp;[.$W$34]))" office:value-type="float" office:value="456" calcext:value-type="float">
            <text:p>456</text:p>
          </table:table-cell>
          <table:table-cell table:style-name="ce13" table:formula="of:=COM.MICROSOFT.SWITCH([.V43];[.$V69];[.$A$5];[.$W69];[.$B$5];[.$X69];[.$C$5];[.$Y69];[.$D$5];[.$Z69];[.$E$5];[.$AA69];[.$F$5])" office:value-type="float" office:value="1" calcext:value-type="float">
            <text:p>1</text:p>
          </table:table-cell>
          <table:table-cell table:style-name="ce13" table:formula="of:=IF(COM.MICROSOFT.MAXIFS([.$V69:.$AA69];[.$V69:.$AA69];&quot;&lt;&quot;&amp;[.$W$34])=0;MIN([.$V69:.$AA69]);COM.MICROSOFT.MINIFS([.$V69:.$AA69];[.$V69:.$AA69];&quot;&gt;&quot;&amp;[.$W$33]))" office:value-type="float" office:value="456" calcext:value-type="float">
            <text:p>456</text:p>
          </table:table-cell>
          <table:table-cell table:style-name="ce13" table:formula="of:=COM.MICROSOFT.SWITCH([.X43];[.$V69];[.$A$5];[.$W69];[.$B$5];[.$X69];[.$C$5];[.$Y69];[.$D$5];[.$Z69];[.$E$5];[.$AA69];[.$F$5])" office:value-type="float" office:value="1" calcext:value-type="float">
            <text:p>1</text:p>
          </table:table-cell>
          <table:table-cell table:number-columns-repeated="999"/>
        </table:table-row>
        <table:table-row table:style-name="ro1">
          <table:table-cell table:style-name="ce13" table:formula="of:=IF(COM.MICROSOFT.MAXIFS([.$A70:.$F70];[.$A70:.$F70];&quot;&lt;&quot;&amp;[.$B$34])=0;MIN([.$A70:.$F70]);COM.MICROSOFT.MAXIFS([.$A70:.$F70];[.$A70:.$F70];&quot;&lt;&quot;&amp;[.$B$34]))" office:value-type="float" office:value="336" calcext:value-type="float">
            <text:p>336</text:p>
          </table:table-cell>
          <table:table-cell table:style-name="ce13" table:formula="of:=COM.MICROSOFT.SWITCH([.A44];[.$A70];[.$A$5];[.$B70];[.$B$5];[.$C70];[.$C$5];[.$D70];[.$D$5];[.$E70];[.$E$5];[.$F70];[.$F$5])" office:value-type="float" office:value="1" calcext:value-type="float">
            <text:p>1</text:p>
          </table:table-cell>
          <table:table-cell table:style-name="ce13" table:formula="of:=IF(COM.MICROSOFT.MAXIFS([.$A70:.$F70];[.$A70:.$F70];&quot;&lt;&quot;&amp;[.$B$34])=0;MIN([.$A70:.$F70]);COM.MICROSOFT.MINIFS([.$A70:.$F70];[.$A70:.$F70];&quot;&gt;&quot;&amp;[.$B$33]))" office:value-type="float" office:value="112" calcext:value-type="float">
            <text:p>112</text:p>
          </table:table-cell>
          <table:table-cell table:style-name="ce13" table:formula="of:=COM.MICROSOFT.SWITCH([.C44];[.$A70];[.$A$5];[.$B70];[.$B$5];[.$C70];[.$C$5];[.$D70];[.$D$5];[.$E70];[.$E$5];[.$F70];[.$F$5])" office:value-type="float" office:value="6" calcext:value-type="float">
            <text:p>6</text:p>
          </table:table-cell>
          <table:table-cell table:number-columns-repeated="3"/>
          <table:table-cell table:formula="of:=IF(COM.MICROSOFT.MAXIFS([.$H70:.$M70];[.$H70:.$M70];&quot;&lt;&quot;&amp;[.$I$34])=0;MIN([.$H70:.$M70]);COM.MICROSOFT.MAXIFS([.$H70:.$M70];[.$H70:.$M70];&quot;&lt;&quot;&amp;[.$I$34]))" office:value-type="float" office:value="672" calcext:value-type="float">
            <text:p>672</text:p>
          </table:table-cell>
          <table:table-cell table:formula="of:=COM.MICROSOFT.SWITCH([.H44];[.$H70];[.$A$5];[.$I70];[.$B$5];[.$J70];[.$C$5];[.$K70];[.$D$5];[.$L70];[.$E$5];[.$M70];[.$F$5])" office:value-type="float" office:value="1" calcext:value-type="float">
            <text:p>1</text:p>
          </table:table-cell>
          <table:table-cell table:style-name="ce13" table:formula="of:=IF(COM.MICROSOFT.MAXIFS([.$H70:.$M70];[.$H70:.$M70];&quot;&lt;&quot;&amp;[.$I$34])=0;MIN([.$H70:.$M70]);COM.MICROSOFT.MINIFS([.$H70:.$M70];[.$H70:.$M70];&quot;&gt;&quot;&amp;[.$I$33]))" office:value-type="float" office:value="112" calcext:value-type="float">
            <text:p>112</text:p>
          </table:table-cell>
          <table:table-cell table:style-name="ce13" table:formula="of:=COM.MICROSOFT.SWITCH([.J44];[.$H70];[.$A$5];[.$I70];[.$B$5];[.$J70];[.$C$5];[.$K70];[.$D$5];[.$L70];[.$E$5];[.$M70];[.$F$5])" office:value-type="float" office:value="6" calcext:value-type="float">
            <text:p>6</text:p>
          </table:table-cell>
          <table:table-cell table:number-columns-repeated="3"/>
          <table:table-cell table:formula="of:=IF(COM.MICROSOFT.MAXIFS([.$O70:.$T70];[.$O70:.$T70];&quot;&lt;&quot;&amp;[.$P$34])=0;MIN([.$O70:.$T70]);COM.MICROSOFT.MAXIFS([.$O70:.$T70];[.$O70:.$T70];&quot;&lt;&quot;&amp;[.$P$34]))" office:value-type="float" office:value="672" calcext:value-type="float">
            <text:p>672</text:p>
          </table:table-cell>
          <table:table-cell table:formula="of:=COM.MICROSOFT.SWITCH([.O44];[.$O70];[.$A$5];[.$P70];[.$B$5];[.$Q70];[.$C$5];[.$R70];[.$D$5];[.$S70];[.$E$5];[.$T70];[.$F$5])" office:value-type="float" office:value="1" calcext:value-type="float">
            <text:p>1</text:p>
          </table:table-cell>
          <table:table-cell table:style-name="ce13" table:formula="of:=IF(COM.MICROSOFT.MAXIFS([.$O70:.$T70];[.$O70:.$T70];&quot;&lt;&quot;&amp;[.$P$34])=0;MIN([.$O70:.$T70]);COM.MICROSOFT.MINIFS([.$O70:.$T70];[.$O70:.$T70];&quot;&gt;&quot;&amp;[.$P$33]))" office:value-type="float" office:value="672" calcext:value-type="float">
            <text:p>672</text:p>
          </table:table-cell>
          <table:table-cell table:style-name="ce13" table:formula="of:=COM.MICROSOFT.SWITCH([.Q44];[.$O70];[.$A$5];[.$P70];[.$B$5];[.$Q70];[.$C$5];[.$R70];[.$D$5];[.$S70];[.$E$5];[.$T70];[.$F$5])" office:value-type="float" office:value="1" calcext:value-type="float">
            <text:p>1</text:p>
          </table:table-cell>
          <table:table-cell table:number-columns-repeated="3"/>
          <table:table-cell table:style-name="ce13" table:formula="of:=IF(COM.MICROSOFT.MAXIFS([.$V70:.$AA70];[.$V70:.$AA70];&quot;&lt;&quot;&amp;[.$W$34])=0;MIN([.$V70:.$AA70]);COM.MICROSOFT.MAXIFS([.$V70:.$AA70];[.$V70:.$AA70];&quot;&lt;&quot;&amp;[.$W$34]))" office:value-type="float" office:value="672" calcext:value-type="float">
            <text:p>672</text:p>
          </table:table-cell>
          <table:table-cell table:style-name="ce13" table:formula="of:=COM.MICROSOFT.SWITCH([.V44];[.$V70];[.$A$5];[.$W70];[.$B$5];[.$X70];[.$C$5];[.$Y70];[.$D$5];[.$Z70];[.$E$5];[.$AA70];[.$F$5])" office:value-type="float" office:value="1" calcext:value-type="float">
            <text:p>1</text:p>
          </table:table-cell>
          <table:table-cell table:style-name="ce13" table:formula="of:=IF(COM.MICROSOFT.MAXIFS([.$V70:.$AA70];[.$V70:.$AA70];&quot;&lt;&quot;&amp;[.$W$34])=0;MIN([.$V70:.$AA70]);COM.MICROSOFT.MINIFS([.$V70:.$AA70];[.$V70:.$AA70];&quot;&gt;&quot;&amp;[.$W$33]))" office:value-type="float" office:value="672" calcext:value-type="float">
            <text:p>672</text:p>
          </table:table-cell>
          <table:table-cell table:style-name="ce13" table:formula="of:=COM.MICROSOFT.SWITCH([.X44];[.$V70];[.$A$5];[.$W70];[.$B$5];[.$X70];[.$C$5];[.$Y70];[.$D$5];[.$Z70];[.$E$5];[.$AA70];[.$F$5])" office:value-type="float" office:value="1" calcext:value-type="float">
            <text:p>1</text:p>
          </table:table-cell>
          <table:table-cell table:number-columns-repeated="999"/>
        </table:table-row>
        <table:table-row table:style-name="ro1">
          <table:table-cell table:style-name="ce13" table:formula="of:=IF(COM.MICROSOFT.MAXIFS([.$A71:.$F71];[.$A71:.$F71];&quot;&lt;&quot;&amp;[.$B$34])=0;MIN([.$A71:.$F71]);COM.MICROSOFT.MAXIFS([.$A71:.$F71];[.$A71:.$F71];&quot;&lt;&quot;&amp;[.$B$34]))" office:value-type="float" office:value="336" calcext:value-type="float">
            <text:p>336</text:p>
          </table:table-cell>
          <table:table-cell table:style-name="ce13" table:formula="of:=COM.MICROSOFT.SWITCH([.A45];[.$A71];[.$A$5];[.$B71];[.$B$5];[.$C71];[.$C$5];[.$D71];[.$D$5];[.$E71];[.$E$5];[.$F71];[.$F$5])" office:value-type="float" office:value="1" calcext:value-type="float">
            <text:p>1</text:p>
          </table:table-cell>
          <table:table-cell table:style-name="ce13" table:formula="of:=IF(COM.MICROSOFT.MAXIFS([.$A71:.$F71];[.$A71:.$F71];&quot;&lt;&quot;&amp;[.$B$34])=0;MIN([.$A71:.$F71]);COM.MICROSOFT.MINIFS([.$A71:.$F71];[.$A71:.$F71];&quot;&gt;&quot;&amp;[.$B$33]))" office:value-type="float" office:value="126" calcext:value-type="float">
            <text:p>126</text:p>
          </table:table-cell>
          <table:table-cell table:style-name="ce13" table:formula="of:=COM.MICROSOFT.SWITCH([.C45];[.$A71];[.$A$5];[.$B71];[.$B$5];[.$C71];[.$C$5];[.$D71];[.$D$5];[.$E71];[.$E$5];[.$F71];[.$F$5])" office:value-type="float" office:value="8" calcext:value-type="float">
            <text:p>8</text:p>
          </table:table-cell>
          <table:table-cell table:number-columns-repeated="3"/>
          <table:table-cell table:formula="of:=IF(COM.MICROSOFT.MAXIFS([.$H71:.$M71];[.$H71:.$M71];&quot;&lt;&quot;&amp;[.$I$34])=0;MIN([.$H71:.$M71]);COM.MICROSOFT.MAXIFS([.$H71:.$M71];[.$H71:.$M71];&quot;&lt;&quot;&amp;[.$I$34]))" office:value-type="float" office:value="504" calcext:value-type="float">
            <text:p>504</text:p>
          </table:table-cell>
          <table:table-cell table:formula="of:=COM.MICROSOFT.SWITCH([.H45];[.$H71];[.$A$5];[.$I71];[.$B$5];[.$J71];[.$C$5];[.$K71];[.$D$5];[.$L71];[.$E$5];[.$M71];[.$F$5])" office:value-type="float" office:value="1" calcext:value-type="float">
            <text:p>1</text:p>
          </table:table-cell>
          <table:table-cell table:style-name="ce13" table:formula="of:=IF(COM.MICROSOFT.MAXIFS([.$H71:.$M71];[.$H71:.$M71];&quot;&lt;&quot;&amp;[.$I$34])=0;MIN([.$H71:.$M71]);COM.MICROSOFT.MINIFS([.$H71:.$M71];[.$H71:.$M71];&quot;&gt;&quot;&amp;[.$I$33]))" office:value-type="float" office:value="126" calcext:value-type="float">
            <text:p>126</text:p>
          </table:table-cell>
          <table:table-cell table:style-name="ce13" table:formula="of:=COM.MICROSOFT.SWITCH([.J45];[.$H71];[.$A$5];[.$I71];[.$B$5];[.$J71];[.$C$5];[.$K71];[.$D$5];[.$L71];[.$E$5];[.$M71];[.$F$5])" office:value-type="float" office:value="8" calcext:value-type="float">
            <text:p>8</text:p>
          </table:table-cell>
          <table:table-cell table:number-columns-repeated="3"/>
          <table:table-cell table:formula="of:=IF(COM.MICROSOFT.MAXIFS([.$O71:.$T71];[.$O71:.$T71];&quot;&lt;&quot;&amp;[.$P$34])=0;MIN([.$O71:.$T71]);COM.MICROSOFT.MAXIFS([.$O71:.$T71];[.$O71:.$T71];&quot;&lt;&quot;&amp;[.$P$34]))" office:value-type="float" office:value="1008" calcext:value-type="float">
            <text:p>1008</text:p>
          </table:table-cell>
          <table:table-cell table:formula="of:=COM.MICROSOFT.SWITCH([.O45];[.$O71];[.$A$5];[.$P71];[.$B$5];[.$Q71];[.$C$5];[.$R71];[.$D$5];[.$S71];[.$E$5];[.$T71];[.$F$5])" office:value-type="float" office:value="1" calcext:value-type="float">
            <text:p>1</text:p>
          </table:table-cell>
          <table:table-cell table:style-name="ce13" table:formula="of:=IF(COM.MICROSOFT.MAXIFS([.$O71:.$T71];[.$O71:.$T71];&quot;&lt;&quot;&amp;[.$P$34])=0;MIN([.$O71:.$T71]);COM.MICROSOFT.MINIFS([.$O71:.$T71];[.$O71:.$T71];&quot;&gt;&quot;&amp;[.$P$33]))" office:value-type="float" office:value="252" calcext:value-type="float">
            <text:p>252</text:p>
          </table:table-cell>
          <table:table-cell table:style-name="ce13" table:formula="of:=COM.MICROSOFT.SWITCH([.Q45];[.$O71];[.$A$5];[.$P71];[.$B$5];[.$Q71];[.$C$5];[.$R71];[.$D$5];[.$S71];[.$E$5];[.$T71];[.$F$5])" office:value-type="float" office:value="4" calcext:value-type="float">
            <text:p>4</text:p>
          </table:table-cell>
          <table:table-cell table:number-columns-repeated="3"/>
          <table:table-cell table:style-name="ce13" table:formula="of:=IF(COM.MICROSOFT.MAXIFS([.$V71:.$AA71];[.$V71:.$AA71];&quot;&lt;&quot;&amp;[.$W$34])=0;MIN([.$V71:.$AA71]);COM.MICROSOFT.MAXIFS([.$V71:.$AA71];[.$V71:.$AA71];&quot;&lt;&quot;&amp;[.$W$34]))" office:value-type="float" office:value="1008" calcext:value-type="float">
            <text:p>1008</text:p>
          </table:table-cell>
          <table:table-cell table:style-name="ce13" table:formula="of:=COM.MICROSOFT.SWITCH([.V45];[.$V71];[.$A$5];[.$W71];[.$B$5];[.$X71];[.$C$5];[.$Y71];[.$D$5];[.$Z71];[.$E$5];[.$AA71];[.$F$5])" office:value-type="float" office:value="1" calcext:value-type="float">
            <text:p>1</text:p>
          </table:table-cell>
          <table:table-cell table:style-name="ce13" table:formula="of:=IF(COM.MICROSOFT.MAXIFS([.$V71:.$AA71];[.$V71:.$AA71];&quot;&lt;&quot;&amp;[.$W$34])=0;MIN([.$V71:.$AA71]);COM.MICROSOFT.MINIFS([.$V71:.$AA71];[.$V71:.$AA71];&quot;&gt;&quot;&amp;[.$W$33]))" office:value-type="float" office:value="1008" calcext:value-type="float">
            <text:p>1008</text:p>
          </table:table-cell>
          <table:table-cell table:style-name="ce13" table:formula="of:=COM.MICROSOFT.SWITCH([.X45];[.$V71];[.$A$5];[.$W71];[.$B$5];[.$X71];[.$C$5];[.$Y71];[.$D$5];[.$Z71];[.$E$5];[.$AA71];[.$F$5])" office:value-type="float" office:value="1" calcext:value-type="float">
            <text:p>1</text:p>
          </table:table-cell>
          <table:table-cell table:number-columns-repeated="999"/>
        </table:table-row>
        <table:table-row table:style-name="ro1">
          <table:table-cell table:style-name="ce13" table:formula="of:=IF(COM.MICROSOFT.MAXIFS([.$A72:.$F72];[.$A72:.$F72];&quot;&lt;&quot;&amp;[.$B$34])=0;MIN([.$A72:.$F72]);COM.MICROSOFT.MAXIFS([.$A72:.$F72];[.$A72:.$F72];&quot;&lt;&quot;&amp;[.$B$34]))" office:value-type="float" office:value="378" calcext:value-type="float">
            <text:p>378</text:p>
          </table:table-cell>
          <table:table-cell table:style-name="ce13" table:formula="of:=COM.MICROSOFT.SWITCH([.A46];[.$A72];[.$A$5];[.$B72];[.$B$5];[.$C72];[.$C$5];[.$D72];[.$D$5];[.$E72];[.$E$5];[.$F72];[.$F$5])" office:value-type="float" office:value="4" calcext:value-type="float">
            <text:p>4</text:p>
          </table:table-cell>
          <table:table-cell table:style-name="ce13" table:formula="of:=IF(COM.MICROSOFT.MAXIFS([.$A72:.$F72];[.$A72:.$F72];&quot;&lt;&quot;&amp;[.$B$34])=0;MIN([.$A72:.$F72]);COM.MICROSOFT.MINIFS([.$A72:.$F72];[.$A72:.$F72];&quot;&gt;&quot;&amp;[.$B$33]))" office:value-type="float" office:value="189" calcext:value-type="float">
            <text:p>189</text:p>
          </table:table-cell>
          <table:table-cell table:style-name="ce13" table:formula="of:=COM.MICROSOFT.SWITCH([.C46];[.$A72];[.$A$5];[.$B72];[.$B$5];[.$C72];[.$C$5];[.$D72];[.$D$5];[.$E72];[.$E$5];[.$F72];[.$F$5])" office:value-type="float" office:value="8" calcext:value-type="float">
            <text:p>8</text:p>
          </table:table-cell>
          <table:table-cell table:number-columns-repeated="3"/>
          <table:table-cell table:formula="of:=IF(COM.MICROSOFT.MAXIFS([.$H72:.$M72];[.$H72:.$M72];&quot;&lt;&quot;&amp;[.$I$34])=0;MIN([.$H72:.$M72]);COM.MICROSOFT.MAXIFS([.$H72:.$M72];[.$H72:.$M72];&quot;&lt;&quot;&amp;[.$I$34]))" office:value-type="float" office:value="756" calcext:value-type="float">
            <text:p>756</text:p>
          </table:table-cell>
          <table:table-cell table:formula="of:=COM.MICROSOFT.SWITCH([.H46];[.$H72];[.$A$5];[.$I72];[.$B$5];[.$J72];[.$C$5];[.$K72];[.$D$5];[.$L72];[.$E$5];[.$M72];[.$F$5])" office:value-type="float" office:value="1" calcext:value-type="float">
            <text:p>1</text:p>
          </table:table-cell>
          <table:table-cell table:style-name="ce13" table:formula="of:=IF(COM.MICROSOFT.MAXIFS([.$H72:.$M72];[.$H72:.$M72];&quot;&lt;&quot;&amp;[.$I$34])=0;MIN([.$H72:.$M72]);COM.MICROSOFT.MINIFS([.$H72:.$M72];[.$H72:.$M72];&quot;&gt;&quot;&amp;[.$I$33]))" office:value-type="float" office:value="189" calcext:value-type="float">
            <text:p>189</text:p>
          </table:table-cell>
          <table:table-cell table:style-name="ce13" table:formula="of:=COM.MICROSOFT.SWITCH([.J46];[.$H72];[.$A$5];[.$I72];[.$B$5];[.$J72];[.$C$5];[.$K72];[.$D$5];[.$L72];[.$E$5];[.$M72];[.$F$5])" office:value-type="float" office:value="8" calcext:value-type="float">
            <text:p>8</text:p>
          </table:table-cell>
          <table:table-cell table:number-columns-repeated="3"/>
          <table:table-cell table:formula="of:=IF(COM.MICROSOFT.MAXIFS([.$O72:.$T72];[.$O72:.$T72];&quot;&lt;&quot;&amp;[.$P$34])=0;MIN([.$O72:.$T72]);COM.MICROSOFT.MAXIFS([.$O72:.$T72];[.$O72:.$T72];&quot;&lt;&quot;&amp;[.$P$34]))" office:value-type="float" office:value="1512" calcext:value-type="float">
            <text:p>1512</text:p>
          </table:table-cell>
          <table:table-cell table:formula="of:=COM.MICROSOFT.SWITCH([.O46];[.$O72];[.$A$5];[.$P72];[.$B$5];[.$Q72];[.$C$5];[.$R72];[.$D$5];[.$S72];[.$E$5];[.$T72];[.$F$5])" office:value-type="float" office:value="1" calcext:value-type="float">
            <text:p>1</text:p>
          </table:table-cell>
          <table:table-cell table:style-name="ce13" table:formula="of:=IF(COM.MICROSOFT.MAXIFS([.$O72:.$T72];[.$O72:.$T72];&quot;&lt;&quot;&amp;[.$P$34])=0;MIN([.$O72:.$T72]);COM.MICROSOFT.MINIFS([.$O72:.$T72];[.$O72:.$T72];&quot;&gt;&quot;&amp;[.$P$33]))" office:value-type="float" office:value="252" calcext:value-type="float">
            <text:p>252</text:p>
          </table:table-cell>
          <table:table-cell table:style-name="ce13" table:formula="of:=COM.MICROSOFT.SWITCH([.Q46];[.$O72];[.$A$5];[.$P72];[.$B$5];[.$Q72];[.$C$5];[.$R72];[.$D$5];[.$S72];[.$E$5];[.$T72];[.$F$5])" office:value-type="float" office:value="6" calcext:value-type="float">
            <text:p>6</text:p>
          </table:table-cell>
          <table:table-cell table:number-columns-repeated="3"/>
          <table:table-cell table:style-name="ce13" table:formula="of:=IF(COM.MICROSOFT.MAXIFS([.$V72:.$AA72];[.$V72:.$AA72];&quot;&lt;&quot;&amp;[.$W$34])=0;MIN([.$V72:.$AA72]);COM.MICROSOFT.MAXIFS([.$V72:.$AA72];[.$V72:.$AA72];&quot;&lt;&quot;&amp;[.$W$34]))" office:value-type="float" office:value="1512" calcext:value-type="float">
            <text:p>1512</text:p>
          </table:table-cell>
          <table:table-cell table:style-name="ce13" table:formula="of:=COM.MICROSOFT.SWITCH([.V46];[.$V72];[.$A$5];[.$W72];[.$B$5];[.$X72];[.$C$5];[.$Y72];[.$D$5];[.$Z72];[.$E$5];[.$AA72];[.$F$5])" office:value-type="float" office:value="1" calcext:value-type="float">
            <text:p>1</text:p>
          </table:table-cell>
          <table:table-cell table:style-name="ce13" table:formula="of:=IF(COM.MICROSOFT.MAXIFS([.$V72:.$AA72];[.$V72:.$AA72];&quot;&lt;&quot;&amp;[.$W$34])=0;MIN([.$V72:.$AA72]);COM.MICROSOFT.MINIFS([.$V72:.$AA72];[.$V72:.$AA72];&quot;&gt;&quot;&amp;[.$W$33]))" office:value-type="float" office:value="1512" calcext:value-type="float">
            <text:p>1512</text:p>
          </table:table-cell>
          <table:table-cell table:style-name="ce13" table:formula="of:=COM.MICROSOFT.SWITCH([.X46];[.$V72];[.$A$5];[.$W72];[.$B$5];[.$X72];[.$C$5];[.$Y72];[.$D$5];[.$Z72];[.$E$5];[.$AA72];[.$F$5])" office:value-type="float" office:value="1" calcext:value-type="float">
            <text:p>1</text:p>
          </table:table-cell>
          <table:table-cell table:number-columns-repeated="999"/>
        </table:table-row>
        <table:table-row table:style-name="ro1">
          <table:table-cell table:style-name="ce13" table:formula="of:=IF(COM.MICROSOFT.MAXIFS([.$A73:.$F73];[.$A73:.$F73];&quot;&lt;&quot;&amp;[.$B$34])=0;MIN([.$A73:.$F73]);COM.MICROSOFT.MAXIFS([.$A73:.$F73];[.$A73:.$F73];&quot;&lt;&quot;&amp;[.$B$34]))" office:value-type="float" office:value="451" calcext:value-type="float">
            <text:p>451</text:p>
          </table:table-cell>
          <table:table-cell table:style-name="ce13" table:formula="of:=COM.MICROSOFT.SWITCH([.A47];[.$A73];[.$A$5];[.$B73];[.$B$5];[.$C73];[.$C$5];[.$D73];[.$D$5];[.$E73];[.$E$5];[.$F73];[.$F$5])" office:value-type="float" office:value="1" calcext:value-type="float">
            <text:p>1</text:p>
          </table:table-cell>
          <table:table-cell table:style-name="ce13" table:formula="of:=IF(COM.MICROSOFT.MAXIFS([.$A73:.$F73];[.$A73:.$F73];&quot;&lt;&quot;&amp;[.$B$34])=0;MIN([.$A73:.$F73]);COM.MICROSOFT.MINIFS([.$A73:.$F73];[.$A73:.$F73];&quot;&gt;&quot;&amp;[.$B$33]))" office:value-type="float" office:value="282" calcext:value-type="float">
            <text:p>282</text:p>
          </table:table-cell>
          <table:table-cell table:style-name="ce13" table:formula="of:=COM.MICROSOFT.SWITCH([.C47];[.$A73];[.$A$5];[.$B73];[.$B$5];[.$C73];[.$C$5];[.$D73];[.$D$5];[.$E73];[.$E$5];[.$F73];[.$F$5])" office:value-type="float" office:value="8" calcext:value-type="float">
            <text:p>8</text:p>
          </table:table-cell>
          <table:table-cell table:number-columns-repeated="3"/>
          <table:table-cell table:formula="of:=IF(COM.MICROSOFT.MAXIFS([.$H73:.$M73];[.$H73:.$M73];&quot;&lt;&quot;&amp;[.$I$34])=0;MIN([.$H73:.$M73]);COM.MICROSOFT.MAXIFS([.$H73:.$M73];[.$H73:.$M73];&quot;&lt;&quot;&amp;[.$I$34]))" office:value-type="float" office:value="752" calcext:value-type="float">
            <text:p>752</text:p>
          </table:table-cell>
          <table:table-cell table:formula="of:=COM.MICROSOFT.SWITCH([.H47];[.$H73];[.$A$5];[.$I73];[.$B$5];[.$J73];[.$C$5];[.$K73];[.$D$5];[.$L73];[.$E$5];[.$M73];[.$F$5])" office:value-type="float" office:value="1" calcext:value-type="float">
            <text:p>1</text:p>
          </table:table-cell>
          <table:table-cell table:style-name="ce13" table:formula="of:=IF(COM.MICROSOFT.MAXIFS([.$H73:.$M73];[.$H73:.$M73];&quot;&lt;&quot;&amp;[.$I$34])=0;MIN([.$H73:.$M73]);COM.MICROSOFT.MINIFS([.$H73:.$M73];[.$H73:.$M73];&quot;&gt;&quot;&amp;[.$I$33]))" office:value-type="float" office:value="282" calcext:value-type="float">
            <text:p>282</text:p>
          </table:table-cell>
          <table:table-cell table:style-name="ce13" table:formula="of:=COM.MICROSOFT.SWITCH([.J47];[.$H73];[.$A$5];[.$I73];[.$B$5];[.$J73];[.$C$5];[.$K73];[.$D$5];[.$L73];[.$E$5];[.$M73];[.$F$5])" office:value-type="float" office:value="8" calcext:value-type="float">
            <text:p>8</text:p>
          </table:table-cell>
          <table:table-cell table:number-columns-repeated="3"/>
          <table:table-cell table:formula="of:=IF(COM.MICROSOFT.MAXIFS([.$O73:.$T73];[.$O73:.$T73];&quot;&lt;&quot;&amp;[.$P$34])=0;MIN([.$O73:.$T73]);COM.MICROSOFT.MAXIFS([.$O73:.$T73];[.$O73:.$T73];&quot;&lt;&quot;&amp;[.$P$34]))" office:value-type="float" office:value="1128" calcext:value-type="float">
            <text:p>1128</text:p>
          </table:table-cell>
          <table:table-cell table:formula="of:=COM.MICROSOFT.SWITCH([.O47];[.$O73];[.$A$5];[.$P73];[.$B$5];[.$Q73];[.$C$5];[.$R73];[.$D$5];[.$S73];[.$E$5];[.$T73];[.$F$5])" office:value-type="float" office:value="1" calcext:value-type="float">
            <text:p>1</text:p>
          </table:table-cell>
          <table:table-cell table:style-name="ce13" table:formula="of:=IF(COM.MICROSOFT.MAXIFS([.$O73:.$T73];[.$O73:.$T73];&quot;&lt;&quot;&amp;[.$P$34])=0;MIN([.$O73:.$T73]);COM.MICROSOFT.MINIFS([.$O73:.$T73];[.$O73:.$T73];&quot;&gt;&quot;&amp;[.$P$33]))" office:value-type="float" office:value="282" calcext:value-type="float">
            <text:p>282</text:p>
          </table:table-cell>
          <table:table-cell table:style-name="ce13" table:formula="of:=COM.MICROSOFT.SWITCH([.Q47];[.$O73];[.$A$5];[.$P73];[.$B$5];[.$Q73];[.$C$5];[.$R73];[.$D$5];[.$S73];[.$E$5];[.$T73];[.$F$5])" office:value-type="float" office:value="8" calcext:value-type="float">
            <text:p>8</text:p>
          </table:table-cell>
          <table:table-cell table:number-columns-repeated="3"/>
          <table:table-cell table:style-name="ce13" table:formula="of:=IF(COM.MICROSOFT.MAXIFS([.$V73:.$AA73];[.$V73:.$AA73];&quot;&lt;&quot;&amp;[.$W$34])=0;MIN([.$V73:.$AA73]);COM.MICROSOFT.MAXIFS([.$V73:.$AA73];[.$V73:.$AA73];&quot;&lt;&quot;&amp;[.$W$34]))" office:value-type="float" office:value="2256" calcext:value-type="float">
            <text:p>2256</text:p>
          </table:table-cell>
          <table:table-cell table:style-name="ce13" table:formula="of:=COM.MICROSOFT.SWITCH([.V47];[.$V73];[.$A$5];[.$W73];[.$B$5];[.$X73];[.$C$5];[.$Y73];[.$D$5];[.$Z73];[.$E$5];[.$AA73];[.$F$5])" office:value-type="float" office:value="1" calcext:value-type="float">
            <text:p>1</text:p>
          </table:table-cell>
          <table:table-cell table:style-name="ce13" table:formula="of:=IF(COM.MICROSOFT.MAXIFS([.$V73:.$AA73];[.$V73:.$AA73];&quot;&lt;&quot;&amp;[.$W$34])=0;MIN([.$V73:.$AA73]);COM.MICROSOFT.MINIFS([.$V73:.$AA73];[.$V73:.$AA73];&quot;&gt;&quot;&amp;[.$W$33]))" office:value-type="float" office:value="564" calcext:value-type="float">
            <text:p>564</text:p>
          </table:table-cell>
          <table:table-cell table:style-name="ce13" table:formula="of:=COM.MICROSOFT.SWITCH([.X47];[.$V73];[.$A$5];[.$W73];[.$B$5];[.$X73];[.$C$5];[.$Y73];[.$D$5];[.$Z73];[.$E$5];[.$AA73];[.$F$5])" office:value-type="float" office:value="4" calcext:value-type="float">
            <text:p>4</text:p>
          </table:table-cell>
          <table:table-cell table:number-columns-repeated="999"/>
        </table:table-row>
        <table:table-row table:style-name="ro1">
          <table:table-cell table:style-name="ce13" table:formula="of:=IF(COM.MICROSOFT.MAXIFS([.$A74:.$F74];[.$A74:.$F74];&quot;&lt;&quot;&amp;[.$B$34])=0;MIN([.$A74:.$F74]);COM.MICROSOFT.MAXIFS([.$A74:.$F74];[.$A74:.$F74];&quot;&lt;&quot;&amp;[.$B$34]))" office:value-type="float" office:value="483" calcext:value-type="float">
            <text:p>483</text:p>
          </table:table-cell>
          <table:table-cell table:style-name="ce13" table:formula="of:=COM.MICROSOFT.SWITCH([.A48];[.$A74];[.$A$5];[.$B74];[.$B$5];[.$C74];[.$C$5];[.$D74];[.$D$5];[.$E74];[.$E$5];[.$F74];[.$F$5])" office:value-type="float" office:value="1" calcext:value-type="float">
            <text:p>1</text:p>
          </table:table-cell>
          <table:table-cell table:style-name="ce13" table:formula="of:=IF(COM.MICROSOFT.MAXIFS([.$A74:.$F74];[.$A74:.$F74];&quot;&lt;&quot;&amp;[.$B$34])=0;MIN([.$A74:.$F74]);COM.MICROSOFT.MINIFS([.$A74:.$F74];[.$A74:.$F74];&quot;&gt;&quot;&amp;[.$B$33]))" office:value-type="float" office:value="141" calcext:value-type="float">
            <text:p>141</text:p>
          </table:table-cell>
          <table:table-cell table:style-name="ce13" table:formula="of:=COM.MICROSOFT.SWITCH([.C48];[.$A74];[.$A$5];[.$B74];[.$B$5];[.$C74];[.$C$5];[.$D74];[.$D$5];[.$E74];[.$E$5];[.$F74];[.$F$5])" office:value-type="float" office:value="24" calcext:value-type="float">
            <text:p>24</text:p>
          </table:table-cell>
          <table:table-cell table:number-columns-repeated="3"/>
          <table:table-cell table:formula="of:=IF(COM.MICROSOFT.MAXIFS([.$H74:.$M74];[.$H74:.$M74];&quot;&lt;&quot;&amp;[.$I$34])=0;MIN([.$H74:.$M74]);COM.MICROSOFT.MAXIFS([.$H74:.$M74];[.$H74:.$M74];&quot;&lt;&quot;&amp;[.$I$34]))" office:value-type="float" office:value="676" calcext:value-type="float">
            <text:p>676</text:p>
          </table:table-cell>
          <table:table-cell table:formula="of:=COM.MICROSOFT.SWITCH([.H48];[.$H74];[.$A$5];[.$I74];[.$B$5];[.$J74];[.$C$5];[.$K74];[.$D$5];[.$L74];[.$E$5];[.$M74];[.$F$5])" office:value-type="float" office:value="1" calcext:value-type="float">
            <text:p>1</text:p>
          </table:table-cell>
          <table:table-cell table:style-name="ce13" table:formula="of:=IF(COM.MICROSOFT.MAXIFS([.$H74:.$M74];[.$H74:.$M74];&quot;&lt;&quot;&amp;[.$I$34])=0;MIN([.$H74:.$M74]);COM.MICROSOFT.MINIFS([.$H74:.$M74];[.$H74:.$M74];&quot;&gt;&quot;&amp;[.$I$33]))" office:value-type="float" office:value="141" calcext:value-type="float">
            <text:p>141</text:p>
          </table:table-cell>
          <table:table-cell table:style-name="ce13" table:formula="of:=COM.MICROSOFT.SWITCH([.J48];[.$H74];[.$A$5];[.$I74];[.$B$5];[.$J74];[.$C$5];[.$K74];[.$D$5];[.$L74];[.$E$5];[.$M74];[.$F$5])" office:value-type="float" office:value="24" calcext:value-type="float">
            <text:p>24</text:p>
          </table:table-cell>
          <table:table-cell table:number-columns-repeated="3"/>
          <table:table-cell table:formula="of:=IF(COM.MICROSOFT.MAXIFS([.$O74:.$T74];[.$O74:.$T74];&quot;&lt;&quot;&amp;[.$P$34])=0;MIN([.$O74:.$T74]);COM.MICROSOFT.MAXIFS([.$O74:.$T74];[.$O74:.$T74];&quot;&lt;&quot;&amp;[.$P$34]))" office:value-type="float" office:value="1128" calcext:value-type="float">
            <text:p>1128</text:p>
          </table:table-cell>
          <table:table-cell table:formula="of:=COM.MICROSOFT.SWITCH([.O48];[.$O74];[.$A$5];[.$P74];[.$B$5];[.$Q74];[.$C$5];[.$R74];[.$D$5];[.$S74];[.$E$5];[.$T74];[.$F$5])" office:value-type="float" office:value="1" calcext:value-type="float">
            <text:p>1</text:p>
          </table:table-cell>
          <table:table-cell table:style-name="ce13" table:formula="of:=IF(COM.MICROSOFT.MAXIFS([.$O74:.$T74];[.$O74:.$T74];&quot;&lt;&quot;&amp;[.$P$34])=0;MIN([.$O74:.$T74]);COM.MICROSOFT.MINIFS([.$O74:.$T74];[.$O74:.$T74];&quot;&gt;&quot;&amp;[.$P$33]))" office:value-type="float" office:value="423" calcext:value-type="float">
            <text:p>423</text:p>
          </table:table-cell>
          <table:table-cell table:style-name="ce13" table:formula="of:=COM.MICROSOFT.SWITCH([.Q48];[.$O74];[.$A$5];[.$P74];[.$B$5];[.$Q74];[.$C$5];[.$R74];[.$D$5];[.$S74];[.$E$5];[.$T74];[.$F$5])" office:value-type="float" office:value="8" calcext:value-type="float">
            <text:p>8</text:p>
          </table:table-cell>
          <table:table-cell table:number-columns-repeated="3"/>
          <table:table-cell table:style-name="ce13" table:formula="of:=IF(COM.MICROSOFT.MAXIFS([.$V74:.$AA74];[.$V74:.$AA74];&quot;&lt;&quot;&amp;[.$W$34])=0;MIN([.$V74:.$AA74]);COM.MICROSOFT.MAXIFS([.$V74:.$AA74];[.$V74:.$AA74];&quot;&lt;&quot;&amp;[.$W$34]))" office:value-type="float" office:value="1692" calcext:value-type="float">
            <text:p>1692</text:p>
          </table:table-cell>
          <table:table-cell table:style-name="ce13" table:formula="of:=COM.MICROSOFT.SWITCH([.V48];[.$V74];[.$A$5];[.$W74];[.$B$5];[.$X74];[.$C$5];[.$Y74];[.$D$5];[.$Z74];[.$E$5];[.$AA74];[.$F$5])" office:value-type="float" office:value="1" calcext:value-type="float">
            <text:p>1</text:p>
          </table:table-cell>
          <table:table-cell table:style-name="ce13" table:formula="of:=IF(COM.MICROSOFT.MAXIFS([.$V74:.$AA74];[.$V74:.$AA74];&quot;&lt;&quot;&amp;[.$W$34])=0;MIN([.$V74:.$AA74]);COM.MICROSOFT.MINIFS([.$V74:.$AA74];[.$V74:.$AA74];&quot;&gt;&quot;&amp;[.$W$33]))" office:value-type="float" office:value="423" calcext:value-type="float">
            <text:p>423</text:p>
          </table:table-cell>
          <table:table-cell table:style-name="ce13" table:formula="of:=COM.MICROSOFT.SWITCH([.X48];[.$V74];[.$A$5];[.$W74];[.$B$5];[.$X74];[.$C$5];[.$Y74];[.$D$5];[.$Z74];[.$E$5];[.$AA74];[.$F$5])" office:value-type="float" office:value="8" calcext:value-type="float">
            <text:p>8</text:p>
          </table:table-cell>
          <table:table-cell table:number-columns-repeated="999"/>
        </table:table-row>
        <table:table-row table:style-name="ro1">
          <table:table-cell table:style-name="ce13" table:formula="of:=IF(COM.MICROSOFT.MAXIFS([.$A75:.$F75];[.$A75:.$F75];&quot;&lt;&quot;&amp;[.$B$34])=0;MIN([.$A75:.$F75]);COM.MICROSOFT.MAXIFS([.$A75:.$F75];[.$A75:.$F75];&quot;&lt;&quot;&amp;[.$B$34]))" office:value-type="float" office:value="460" calcext:value-type="float">
            <text:p>460</text:p>
          </table:table-cell>
          <table:table-cell table:style-name="ce13" table:formula="of:=COM.MICROSOFT.SWITCH([.A49];[.$A75];[.$A$5];[.$B75];[.$B$5];[.$C75];[.$C$5];[.$D75];[.$D$5];[.$E75];[.$E$5];[.$F75];[.$F$5])" office:value-type="float" office:value="1" calcext:value-type="float">
            <text:p>1</text:p>
          </table:table-cell>
          <table:table-cell table:style-name="ce13" table:formula="of:=IF(COM.MICROSOFT.MAXIFS([.$A75:.$F75];[.$A75:.$F75];&quot;&lt;&quot;&amp;[.$B$34])=0;MIN([.$A75:.$F75]);COM.MICROSOFT.MINIFS([.$A75:.$F75];[.$A75:.$F75];&quot;&gt;&quot;&amp;[.$B$33]))" office:value-type="float" office:value="211" calcext:value-type="float">
            <text:p>211</text:p>
          </table:table-cell>
          <table:table-cell table:style-name="ce13" table:formula="of:=COM.MICROSOFT.SWITCH([.C49];[.$A75];[.$A$5];[.$B75];[.$B$5];[.$C75];[.$C$5];[.$D75];[.$D$5];[.$E75];[.$E$5];[.$F75];[.$F$5])" office:value-type="float" office:value="24" calcext:value-type="float">
            <text:p>24</text:p>
          </table:table-cell>
          <table:table-cell table:number-columns-repeated="3"/>
          <table:table-cell table:formula="of:=IF(COM.MICROSOFT.MAXIFS([.$H75:.$M75];[.$H75:.$M75];&quot;&lt;&quot;&amp;[.$I$34])=0;MIN([.$H75:.$M75]);COM.MICROSOFT.MAXIFS([.$H75:.$M75];[.$H75:.$M75];&quot;&lt;&quot;&amp;[.$I$34]))" office:value-type="float" office:value="723" calcext:value-type="float">
            <text:p>723</text:p>
          </table:table-cell>
          <table:table-cell table:formula="of:=COM.MICROSOFT.SWITCH([.H49];[.$H75];[.$A$5];[.$I75];[.$B$5];[.$J75];[.$C$5];[.$K75];[.$D$5];[.$L75];[.$E$5];[.$M75];[.$F$5])" office:value-type="float" office:value="1" calcext:value-type="float">
            <text:p>1</text:p>
          </table:table-cell>
          <table:table-cell table:style-name="ce13" table:formula="of:=IF(COM.MICROSOFT.MAXIFS([.$H75:.$M75];[.$H75:.$M75];&quot;&lt;&quot;&amp;[.$I$34])=0;MIN([.$H75:.$M75]);COM.MICROSOFT.MINIFS([.$H75:.$M75];[.$H75:.$M75];&quot;&gt;&quot;&amp;[.$I$33]))" office:value-type="float" office:value="211" calcext:value-type="float">
            <text:p>211</text:p>
          </table:table-cell>
          <table:table-cell table:style-name="ce13" table:formula="of:=COM.MICROSOFT.SWITCH([.J49];[.$H75];[.$A$5];[.$I75];[.$B$5];[.$J75];[.$C$5];[.$K75];[.$D$5];[.$L75];[.$E$5];[.$M75];[.$F$5])" office:value-type="float" office:value="24" calcext:value-type="float">
            <text:p>24</text:p>
          </table:table-cell>
          <table:table-cell table:number-columns-repeated="3"/>
          <table:table-cell table:formula="of:=IF(COM.MICROSOFT.MAXIFS([.$O75:.$T75];[.$O75:.$T75];&quot;&lt;&quot;&amp;[.$P$34])=0;MIN([.$O75:.$T75]);COM.MICROSOFT.MAXIFS([.$O75:.$T75];[.$O75:.$T75];&quot;&lt;&quot;&amp;[.$P$34]))" office:value-type="float" office:value="1266" calcext:value-type="float">
            <text:p>1266</text:p>
          </table:table-cell>
          <table:table-cell table:formula="of:=COM.MICROSOFT.SWITCH([.O49];[.$O75];[.$A$5];[.$P75];[.$B$5];[.$Q75];[.$C$5];[.$R75];[.$D$5];[.$S75];[.$E$5];[.$T75];[.$F$5])" office:value-type="float" office:value="4" calcext:value-type="float">
            <text:p>4</text:p>
          </table:table-cell>
          <table:table-cell table:style-name="ce13" table:formula="of:=IF(COM.MICROSOFT.MAXIFS([.$O75:.$T75];[.$O75:.$T75];&quot;&lt;&quot;&amp;[.$P$34])=0;MIN([.$O75:.$T75]);COM.MICROSOFT.MINIFS([.$O75:.$T75];[.$O75:.$T75];&quot;&gt;&quot;&amp;[.$P$33]))" office:value-type="float" office:value="211" calcext:value-type="float">
            <text:p>211</text:p>
          </table:table-cell>
          <table:table-cell table:style-name="ce13" table:formula="of:=COM.MICROSOFT.SWITCH([.Q49];[.$O75];[.$A$5];[.$P75];[.$B$5];[.$Q75];[.$C$5];[.$R75];[.$D$5];[.$S75];[.$E$5];[.$T75];[.$F$5])" office:value-type="float" office:value="24" calcext:value-type="float">
            <text:p>24</text:p>
          </table:table-cell>
          <table:table-cell table:number-columns-repeated="3"/>
          <table:table-cell table:style-name="ce13" table:formula="of:=IF(COM.MICROSOFT.MAXIFS([.$V75:.$AA75];[.$V75:.$AA75];&quot;&lt;&quot;&amp;[.$W$34])=0;MIN([.$V75:.$AA75]);COM.MICROSOFT.MAXIFS([.$V75:.$AA75];[.$V75:.$AA75];&quot;&lt;&quot;&amp;[.$W$34]))" office:value-type="float" office:value="2532" calcext:value-type="float">
            <text:p>2532</text:p>
          </table:table-cell>
          <table:table-cell table:style-name="ce13" table:formula="of:=COM.MICROSOFT.SWITCH([.V49];[.$V75];[.$A$5];[.$W75];[.$B$5];[.$X75];[.$C$5];[.$Y75];[.$D$5];[.$Z75];[.$E$5];[.$AA75];[.$F$5])" office:value-type="float" office:value="1" calcext:value-type="float">
            <text:p>1</text:p>
          </table:table-cell>
          <table:table-cell table:style-name="ce13" table:formula="of:=IF(COM.MICROSOFT.MAXIFS([.$V75:.$AA75];[.$V75:.$AA75];&quot;&lt;&quot;&amp;[.$W$34])=0;MIN([.$V75:.$AA75]);COM.MICROSOFT.MINIFS([.$V75:.$AA75];[.$V75:.$AA75];&quot;&gt;&quot;&amp;[.$W$33]))" office:value-type="float" office:value="633" calcext:value-type="float">
            <text:p>633</text:p>
          </table:table-cell>
          <table:table-cell table:style-name="ce13" table:formula="of:=COM.MICROSOFT.SWITCH([.X49];[.$V75];[.$A$5];[.$W75];[.$B$5];[.$X75];[.$C$5];[.$Y75];[.$D$5];[.$Z75];[.$E$5];[.$AA75];[.$F$5])" office:value-type="float" office:value="8" calcext:value-type="float">
            <text:p>8</text:p>
          </table:table-cell>
          <table:table-cell table:number-columns-repeated="999"/>
        </table:table-row>
        <table:table-row table:style-name="ro1">
          <table:table-cell table:style-name="ce13" table:formula="of:=IF(COM.MICROSOFT.MAXIFS([.$A76:.$F76];[.$A76:.$F76];&quot;&lt;&quot;&amp;[.$B$34])=0;MIN([.$A76:.$F76]);COM.MICROSOFT.MAXIFS([.$A76:.$F76];[.$A76:.$F76];&quot;&lt;&quot;&amp;[.$B$34]))" office:value-type="float" office:value="474" calcext:value-type="float">
            <text:p>474</text:p>
          </table:table-cell>
          <table:table-cell table:style-name="ce13" table:formula="of:=COM.MICROSOFT.SWITCH([.A50];[.$A76];[.$A$5];[.$B76];[.$B$5];[.$C76];[.$C$5];[.$D76];[.$D$5];[.$E76];[.$E$5];[.$F76];[.$F$5])" office:value-type="float" office:value="8" calcext:value-type="float">
            <text:p>8</text:p>
          </table:table-cell>
          <table:table-cell table:style-name="ce13" table:formula="of:=IF(COM.MICROSOFT.MAXIFS([.$A76:.$F76];[.$A76:.$F76];&quot;&lt;&quot;&amp;[.$B$34])=0;MIN([.$A76:.$F76]);COM.MICROSOFT.MINIFS([.$A76:.$F76];[.$A76:.$F76];&quot;&gt;&quot;&amp;[.$B$33]))" office:value-type="float" office:value="316" calcext:value-type="float">
            <text:p>316</text:p>
          </table:table-cell>
          <table:table-cell table:style-name="ce13" table:formula="of:=COM.MICROSOFT.SWITCH([.C50];[.$A76];[.$A$5];[.$B76];[.$B$5];[.$C76];[.$C$5];[.$D76];[.$D$5];[.$E76];[.$E$5];[.$F76];[.$F$5])" office:value-type="float" office:value="24" calcext:value-type="float">
            <text:p>24</text:p>
          </table:table-cell>
          <table:table-cell table:number-columns-repeated="3"/>
          <table:table-cell table:formula="of:=IF(COM.MICROSOFT.MAXIFS([.$H76:.$M76];[.$H76:.$M76];&quot;&lt;&quot;&amp;[.$I$34])=0;MIN([.$H76:.$M76]);COM.MICROSOFT.MAXIFS([.$H76:.$M76];[.$H76:.$M76];&quot;&lt;&quot;&amp;[.$I$34]))" office:value-type="float" office:value="758" calcext:value-type="float">
            <text:p>758</text:p>
          </table:table-cell>
          <table:table-cell table:formula="of:=COM.MICROSOFT.SWITCH([.H50];[.$H76];[.$A$5];[.$I76];[.$B$5];[.$J76];[.$C$5];[.$K76];[.$D$5];[.$L76];[.$E$5];[.$M76];[.$F$5])" office:value-type="float" office:value="1" calcext:value-type="float">
            <text:p>1</text:p>
          </table:table-cell>
          <table:table-cell table:style-name="ce13" table:formula="of:=IF(COM.MICROSOFT.MAXIFS([.$H76:.$M76];[.$H76:.$M76];&quot;&lt;&quot;&amp;[.$I$34])=0;MIN([.$H76:.$M76]);COM.MICROSOFT.MINIFS([.$H76:.$M76];[.$H76:.$M76];&quot;&gt;&quot;&amp;[.$I$33]))" office:value-type="float" office:value="316" calcext:value-type="float">
            <text:p>316</text:p>
          </table:table-cell>
          <table:table-cell table:style-name="ce13" table:formula="of:=COM.MICROSOFT.SWITCH([.J50];[.$H76];[.$A$5];[.$I76];[.$B$5];[.$J76];[.$C$5];[.$K76];[.$D$5];[.$L76];[.$E$5];[.$M76];[.$F$5])" office:value-type="float" office:value="24" calcext:value-type="float">
            <text:p>24</text:p>
          </table:table-cell>
          <table:table-cell table:number-columns-repeated="3"/>
          <table:table-cell table:formula="of:=IF(COM.MICROSOFT.MAXIFS([.$O76:.$T76];[.$O76:.$T76];&quot;&lt;&quot;&amp;[.$P$34])=0;MIN([.$O76:.$T76]);COM.MICROSOFT.MAXIFS([.$O76:.$T76];[.$O76:.$T76];&quot;&lt;&quot;&amp;[.$P$34]))" office:value-type="float" office:value="1516" calcext:value-type="float">
            <text:p>1516</text:p>
          </table:table-cell>
          <table:table-cell table:formula="of:=COM.MICROSOFT.SWITCH([.O50];[.$O76];[.$A$5];[.$P76];[.$B$5];[.$Q76];[.$C$5];[.$R76];[.$D$5];[.$S76];[.$E$5];[.$T76];[.$F$5])" office:value-type="float" office:value="1" calcext:value-type="float">
            <text:p>1</text:p>
          </table:table-cell>
          <table:table-cell table:style-name="ce13" table:formula="of:=IF(COM.MICROSOFT.MAXIFS([.$O76:.$T76];[.$O76:.$T76];&quot;&lt;&quot;&amp;[.$P$34])=0;MIN([.$O76:.$T76]);COM.MICROSOFT.MINIFS([.$O76:.$T76];[.$O76:.$T76];&quot;&gt;&quot;&amp;[.$P$33]))" office:value-type="float" office:value="316" calcext:value-type="float">
            <text:p>316</text:p>
          </table:table-cell>
          <table:table-cell table:style-name="ce13" table:formula="of:=COM.MICROSOFT.SWITCH([.Q50];[.$O76];[.$A$5];[.$P76];[.$B$5];[.$Q76];[.$C$5];[.$R76];[.$D$5];[.$S76];[.$E$5];[.$T76];[.$F$5])" office:value-type="float" office:value="24" calcext:value-type="float">
            <text:p>24</text:p>
          </table:table-cell>
          <table:table-cell table:number-columns-repeated="3"/>
          <table:table-cell table:style-name="ce13" table:formula="of:=IF(COM.MICROSOFT.MAXIFS([.$V76:.$AA76];[.$V76:.$AA76];&quot;&lt;&quot;&amp;[.$W$34])=0;MIN([.$V76:.$AA76]);COM.MICROSOFT.MAXIFS([.$V76:.$AA76];[.$V76:.$AA76];&quot;&lt;&quot;&amp;[.$W$34]))" office:value-type="float" office:value="2528" calcext:value-type="float">
            <text:p>2528</text:p>
          </table:table-cell>
          <table:table-cell table:style-name="ce13" table:formula="of:=COM.MICROSOFT.SWITCH([.V50];[.$V76];[.$A$5];[.$W76];[.$B$5];[.$X76];[.$C$5];[.$Y76];[.$D$5];[.$Z76];[.$E$5];[.$AA76];[.$F$5])" office:value-type="float" office:value="1" calcext:value-type="float">
            <text:p>1</text:p>
          </table:table-cell>
          <table:table-cell table:style-name="ce13" table:formula="of:=IF(COM.MICROSOFT.MAXIFS([.$V76:.$AA76];[.$V76:.$AA76];&quot;&lt;&quot;&amp;[.$W$34])=0;MIN([.$V76:.$AA76]);COM.MICROSOFT.MINIFS([.$V76:.$AA76];[.$V76:.$AA76];&quot;&gt;&quot;&amp;[.$W$33]))" office:value-type="float" office:value="948" calcext:value-type="float">
            <text:p>948</text:p>
          </table:table-cell>
          <table:table-cell table:style-name="ce13" table:formula="of:=COM.MICROSOFT.SWITCH([.X50];[.$V76];[.$A$5];[.$W76];[.$B$5];[.$X76];[.$C$5];[.$Y76];[.$D$5];[.$Z76];[.$E$5];[.$AA76];[.$F$5])" office:value-type="float" office:value="8" calcext:value-type="float">
            <text:p>8</text:p>
          </table:table-cell>
          <table:table-cell table:number-columns-repeated="999"/>
        </table:table-row>
        <table:table-row table:style-name="ro1">
          <table:table-cell table:style-name="ce13" table:formula="of:=IF(COM.MICROSOFT.MAXIFS([.$A77:.$F77];[.$A77:.$F77];&quot;&lt;&quot;&amp;[.$B$34])=0;MIN([.$A77:.$F77]);COM.MICROSOFT.MAXIFS([.$A77:.$F77];[.$A77:.$F77];&quot;&lt;&quot;&amp;[.$B$34]))" office:value-type="float" office:value="494" calcext:value-type="float">
            <text:p>494</text:p>
          </table:table-cell>
          <table:table-cell table:style-name="ce13" table:formula="of:=COM.MICROSOFT.SWITCH([.A51];[.$A77];[.$A$5];[.$B77];[.$B$5];[.$C77];[.$C$5];[.$D77];[.$D$5];[.$E77];[.$E$5];[.$F77];[.$F$5])" office:value-type="float" office:value="1" calcext:value-type="float">
            <text:p>1</text:p>
          </table:table-cell>
          <table:table-cell table:style-name="ce13" table:formula="of:=IF(COM.MICROSOFT.MAXIFS([.$A77:.$F77];[.$A77:.$F77];&quot;&lt;&quot;&amp;[.$B$34])=0;MIN([.$A77:.$F77]);COM.MICROSOFT.MINIFS([.$A77:.$F77];[.$A77:.$F77];&quot;&gt;&quot;&amp;[.$B$33]))" office:value-type="float" office:value="118" calcext:value-type="float">
            <text:p>118</text:p>
          </table:table-cell>
          <table:table-cell table:style-name="ce13" table:formula="of:=COM.MICROSOFT.SWITCH([.C51];[.$A77];[.$A$5];[.$B77];[.$B$5];[.$C77];[.$C$5];[.$D77];[.$D$5];[.$E77];[.$E$5];[.$F77];[.$F$5])" office:value-type="float" office:value="96" calcext:value-type="float">
            <text:p>96</text:p>
          </table:table-cell>
          <table:table-cell table:number-columns-repeated="3"/>
          <table:table-cell table:formula="of:=IF(COM.MICROSOFT.MAXIFS([.$H77:.$M77];[.$H77:.$M77];&quot;&lt;&quot;&amp;[.$I$34])=0;MIN([.$H77:.$M77]);COM.MICROSOFT.MAXIFS([.$H77:.$M77];[.$H77:.$M77];&quot;&lt;&quot;&amp;[.$I$34]))" office:value-type="float" office:value="758" calcext:value-type="float">
            <text:p>758</text:p>
          </table:table-cell>
          <table:table-cell table:formula="of:=COM.MICROSOFT.SWITCH([.H51];[.$H77];[.$A$5];[.$I77];[.$B$5];[.$J77];[.$C$5];[.$K77];[.$D$5];[.$L77];[.$E$5];[.$M77];[.$F$5])" office:value-type="float" office:value="1" calcext:value-type="float">
            <text:p>1</text:p>
          </table:table-cell>
          <table:table-cell table:style-name="ce13" table:formula="of:=IF(COM.MICROSOFT.MAXIFS([.$H77:.$M77];[.$H77:.$M77];&quot;&lt;&quot;&amp;[.$I$34])=0;MIN([.$H77:.$M77]);COM.MICROSOFT.MINIFS([.$H77:.$M77];[.$H77:.$M77];&quot;&gt;&quot;&amp;[.$I$33]))" office:value-type="float" office:value="118" calcext:value-type="float">
            <text:p>118</text:p>
          </table:table-cell>
          <table:table-cell table:style-name="ce13" table:formula="of:=COM.MICROSOFT.SWITCH([.J51];[.$H77];[.$A$5];[.$I77];[.$B$5];[.$J77];[.$C$5];[.$K77];[.$D$5];[.$L77];[.$E$5];[.$M77];[.$F$5])" office:value-type="float" office:value="96" calcext:value-type="float">
            <text:p>96</text:p>
          </table:table-cell>
          <table:table-cell table:number-columns-repeated="3"/>
          <table:table-cell table:formula="of:=IF(COM.MICROSOFT.MAXIFS([.$O77:.$T77];[.$O77:.$T77];&quot;&lt;&quot;&amp;[.$P$34])=0;MIN([.$O77:.$T77]);COM.MICROSOFT.MAXIFS([.$O77:.$T77];[.$O77:.$T77];&quot;&lt;&quot;&amp;[.$P$34]))" office:value-type="float" office:value="1422" calcext:value-type="float">
            <text:p>1422</text:p>
          </table:table-cell>
          <table:table-cell table:formula="of:=COM.MICROSOFT.SWITCH([.O51];[.$O77];[.$A$5];[.$P77];[.$B$5];[.$Q77];[.$C$5];[.$R77];[.$D$5];[.$S77];[.$E$5];[.$T77];[.$F$5])" office:value-type="float" office:value="8" calcext:value-type="float">
            <text:p>8</text:p>
          </table:table-cell>
          <table:table-cell table:style-name="ce13" table:formula="of:=IF(COM.MICROSOFT.MAXIFS([.$O77:.$T77];[.$O77:.$T77];&quot;&lt;&quot;&amp;[.$P$34])=0;MIN([.$O77:.$T77]);COM.MICROSOFT.MINIFS([.$O77:.$T77];[.$O77:.$T77];&quot;&gt;&quot;&amp;[.$P$33]))" office:value-type="float" office:value="474" calcext:value-type="float">
            <text:p>474</text:p>
          </table:table-cell>
          <table:table-cell table:style-name="ce13" table:formula="of:=COM.MICROSOFT.SWITCH([.Q51];[.$O77];[.$A$5];[.$P77];[.$B$5];[.$Q77];[.$C$5];[.$R77];[.$D$5];[.$S77];[.$E$5];[.$T77];[.$F$5])" office:value-type="float" office:value="24" calcext:value-type="float">
            <text:p>24</text:p>
          </table:table-cell>
          <table:table-cell table:number-columns-repeated="3"/>
          <table:table-cell table:style-name="ce13" table:formula="of:=IF(COM.MICROSOFT.MAXIFS([.$V77:.$AA77];[.$V77:.$AA77];&quot;&lt;&quot;&amp;[.$W$34])=0;MIN([.$V77:.$AA77]);COM.MICROSOFT.MAXIFS([.$V77:.$AA77];[.$V77:.$AA77];&quot;&lt;&quot;&amp;[.$W$34]))" office:value-type="float" office:value="2844" calcext:value-type="float">
            <text:p>2844</text:p>
          </table:table-cell>
          <table:table-cell table:style-name="ce13" table:formula="of:=COM.MICROSOFT.SWITCH([.V51];[.$V77];[.$A$5];[.$W77];[.$B$5];[.$X77];[.$C$5];[.$Y77];[.$D$5];[.$Z77];[.$E$5];[.$AA77];[.$F$5])" office:value-type="float" office:value="4" calcext:value-type="float">
            <text:p>4</text:p>
          </table:table-cell>
          <table:table-cell table:style-name="ce13" table:formula="of:=IF(COM.MICROSOFT.MAXIFS([.$V77:.$AA77];[.$V77:.$AA77];&quot;&lt;&quot;&amp;[.$W$34])=0;MIN([.$V77:.$AA77]);COM.MICROSOFT.MINIFS([.$V77:.$AA77];[.$V77:.$AA77];&quot;&gt;&quot;&amp;[.$W$33]))" office:value-type="float" office:value="474" calcext:value-type="float">
            <text:p>474</text:p>
          </table:table-cell>
          <table:table-cell table:style-name="ce13" table:formula="of:=COM.MICROSOFT.SWITCH([.X51];[.$V77];[.$A$5];[.$W77];[.$B$5];[.$X77];[.$C$5];[.$Y77];[.$D$5];[.$Z77];[.$E$5];[.$AA77];[.$F$5])" office:value-type="float" office:value="24" calcext:value-type="float">
            <text:p>24</text:p>
          </table:table-cell>
          <table:table-cell table:number-columns-repeated="999"/>
        </table:table-row>
        <table:table-row table:style-name="ro1">
          <table:table-cell table:style-name="ce13" table:formula="of:=IF(COM.MICROSOFT.MAXIFS([.$A78:.$F78];[.$A78:.$F78];&quot;&lt;&quot;&amp;[.$B$34])=0;MIN([.$A78:.$F78]);COM.MICROSOFT.MAXIFS([.$A78:.$F78];[.$A78:.$F78];&quot;&lt;&quot;&amp;[.$B$34]))" office:value-type="float" office:value="487" calcext:value-type="float">
            <text:p>487</text:p>
          </table:table-cell>
          <table:table-cell table:style-name="ce13" table:formula="of:=COM.MICROSOFT.SWITCH([.A52];[.$A78];[.$A$5];[.$B78];[.$B$5];[.$C78];[.$C$5];[.$D78];[.$D$5];[.$E78];[.$E$5];[.$F78];[.$F$5])" office:value-type="float" office:value="1" calcext:value-type="float">
            <text:p>1</text:p>
          </table:table-cell>
          <table:table-cell table:style-name="ce13" table:formula="of:=IF(COM.MICROSOFT.MAXIFS([.$A78:.$F78];[.$A78:.$F78];&quot;&lt;&quot;&amp;[.$B$34])=0;MIN([.$A78:.$F78]);COM.MICROSOFT.MINIFS([.$A78:.$F78];[.$A78:.$F78];&quot;&gt;&quot;&amp;[.$B$33]))" office:value-type="float" office:value="177" calcext:value-type="float">
            <text:p>177</text:p>
          </table:table-cell>
          <table:table-cell table:style-name="ce13" table:formula="of:=COM.MICROSOFT.SWITCH([.C52];[.$A78];[.$A$5];[.$B78];[.$B$5];[.$C78];[.$C$5];[.$D78];[.$D$5];[.$E78];[.$E$5];[.$F78];[.$F$5])" office:value-type="float" office:value="96" calcext:value-type="float">
            <text:p>96</text:p>
          </table:table-cell>
          <table:table-cell table:number-columns-repeated="3"/>
          <table:table-cell table:formula="of:=IF(COM.MICROSOFT.MAXIFS([.$H78:.$M78];[.$H78:.$M78];&quot;&lt;&quot;&amp;[.$I$34])=0;MIN([.$H78:.$M78]);COM.MICROSOFT.MAXIFS([.$H78:.$M78];[.$H78:.$M78];&quot;&lt;&quot;&amp;[.$I$34]))" office:value-type="float" office:value="775" calcext:value-type="float">
            <text:p>775</text:p>
          </table:table-cell>
          <table:table-cell table:formula="of:=COM.MICROSOFT.SWITCH([.H52];[.$H78];[.$A$5];[.$I78];[.$B$5];[.$J78];[.$C$5];[.$K78];[.$D$5];[.$L78];[.$E$5];[.$M78];[.$F$5])" office:value-type="float" office:value="1" calcext:value-type="float">
            <text:p>1</text:p>
          </table:table-cell>
          <table:table-cell table:style-name="ce13" table:formula="of:=IF(COM.MICROSOFT.MAXIFS([.$H78:.$M78];[.$H78:.$M78];&quot;&lt;&quot;&amp;[.$I$34])=0;MIN([.$H78:.$M78]);COM.MICROSOFT.MINIFS([.$H78:.$M78];[.$H78:.$M78];&quot;&gt;&quot;&amp;[.$I$33]))" office:value-type="float" office:value="177" calcext:value-type="float">
            <text:p>177</text:p>
          </table:table-cell>
          <table:table-cell table:style-name="ce13" table:formula="of:=COM.MICROSOFT.SWITCH([.J52];[.$H78];[.$A$5];[.$I78];[.$B$5];[.$J78];[.$C$5];[.$K78];[.$D$5];[.$L78];[.$E$5];[.$M78];[.$F$5])" office:value-type="float" office:value="96" calcext:value-type="float">
            <text:p>96</text:p>
          </table:table-cell>
          <table:table-cell table:number-columns-repeated="3"/>
          <table:table-cell table:formula="of:=IF(COM.MICROSOFT.MAXIFS([.$O78:.$T78];[.$O78:.$T78];&quot;&lt;&quot;&amp;[.$P$34])=0;MIN([.$O78:.$T78]);COM.MICROSOFT.MAXIFS([.$O78:.$T78];[.$O78:.$T78];&quot;&lt;&quot;&amp;[.$P$34]))" office:value-type="float" office:value="1551" calcext:value-type="float">
            <text:p>1551</text:p>
          </table:table-cell>
          <table:table-cell table:formula="of:=COM.MICROSOFT.SWITCH([.O52];[.$O78];[.$A$5];[.$P78];[.$B$5];[.$Q78];[.$C$5];[.$R78];[.$D$5];[.$S78];[.$E$5];[.$T78];[.$F$5])" office:value-type="float" office:value="1" calcext:value-type="float">
            <text:p>1</text:p>
          </table:table-cell>
          <table:table-cell table:style-name="ce13" table:formula="of:=IF(COM.MICROSOFT.MAXIFS([.$O78:.$T78];[.$O78:.$T78];&quot;&lt;&quot;&amp;[.$P$34])=0;MIN([.$O78:.$T78]);COM.MICROSOFT.MINIFS([.$O78:.$T78];[.$O78:.$T78];&quot;&gt;&quot;&amp;[.$P$33]))" office:value-type="float" office:value="711" calcext:value-type="float">
            <text:p>711</text:p>
          </table:table-cell>
          <table:table-cell table:style-name="ce13" table:formula="of:=COM.MICROSOFT.SWITCH([.Q52];[.$O78];[.$A$5];[.$P78];[.$B$5];[.$Q78];[.$C$5];[.$R78];[.$D$5];[.$S78];[.$E$5];[.$T78];[.$F$5])" office:value-type="float" office:value="24" calcext:value-type="float">
            <text:p>24</text:p>
          </table:table-cell>
          <table:table-cell table:number-columns-repeated="3"/>
          <table:table-cell table:style-name="ce13" table:formula="of:=IF(COM.MICROSOFT.MAXIFS([.$V78:.$AA78];[.$V78:.$AA78];&quot;&lt;&quot;&amp;[.$W$34])=0;MIN([.$V78:.$AA78]);COM.MICROSOFT.MAXIFS([.$V78:.$AA78];[.$V78:.$AA78];&quot;&lt;&quot;&amp;[.$W$34]))" office:value-type="float" office:value="2844" calcext:value-type="float">
            <text:p>2844</text:p>
          </table:table-cell>
          <table:table-cell table:style-name="ce13" table:formula="of:=COM.MICROSOFT.SWITCH([.V52];[.$V78];[.$A$5];[.$W78];[.$B$5];[.$X78];[.$C$5];[.$Y78];[.$D$5];[.$Z78];[.$E$5];[.$AA78];[.$F$5])" office:value-type="float" office:value="6" calcext:value-type="float">
            <text:p>6</text:p>
          </table:table-cell>
          <table:table-cell table:style-name="ce13" table:formula="of:=IF(COM.MICROSOFT.MAXIFS([.$V78:.$AA78];[.$V78:.$AA78];&quot;&lt;&quot;&amp;[.$W$34])=0;MIN([.$V78:.$AA78]);COM.MICROSOFT.MINIFS([.$V78:.$AA78];[.$V78:.$AA78];&quot;&gt;&quot;&amp;[.$W$33]))" office:value-type="float" office:value="711" calcext:value-type="float">
            <text:p>711</text:p>
          </table:table-cell>
          <table:table-cell table:style-name="ce13" table:formula="of:=COM.MICROSOFT.SWITCH([.X52];[.$V78];[.$A$5];[.$W78];[.$B$5];[.$X78];[.$C$5];[.$Y78];[.$D$5];[.$Z78];[.$E$5];[.$AA78];[.$F$5])" office:value-type="float" office:value="24" calcext:value-type="float">
            <text:p>24</text:p>
          </table:table-cell>
          <table:table-cell table:number-columns-repeated="999"/>
        </table:table-row>
        <table:table-row table:style-name="ro1">
          <table:table-cell table:style-name="ce13" table:formula="of:=IF(COM.MICROSOFT.MAXIFS([.$A79:.$F79];[.$A79:.$F79];&quot;&lt;&quot;&amp;[.$B$34])=0;MIN([.$A79:.$F79]);COM.MICROSOFT.MAXIFS([.$A79:.$F79];[.$A79:.$F79];&quot;&lt;&quot;&amp;[.$B$34]))" office:value-type="float" office:value="492" calcext:value-type="float">
            <text:p>492</text:p>
          </table:table-cell>
          <table:table-cell table:style-name="ce13" table:formula="of:=COM.MICROSOFT.SWITCH([.A53];[.$A79];[.$A$5];[.$B79];[.$B$5];[.$C79];[.$C$5];[.$D79];[.$D$5];[.$E79];[.$E$5];[.$F79];[.$F$5])" office:value-type="float" office:value="4" calcext:value-type="float">
            <text:p>4</text:p>
          </table:table-cell>
          <table:table-cell table:style-name="ce13" table:formula="of:=IF(COM.MICROSOFT.MAXIFS([.$A79:.$F79];[.$A79:.$F79];&quot;&lt;&quot;&amp;[.$B$34])=0;MIN([.$A79:.$F79]);COM.MICROSOFT.MINIFS([.$A79:.$F79];[.$A79:.$F79];&quot;&gt;&quot;&amp;[.$B$33]))" office:value-type="float" office:value="266" calcext:value-type="float">
            <text:p>266</text:p>
          </table:table-cell>
          <table:table-cell table:style-name="ce13" table:formula="of:=COM.MICROSOFT.SWITCH([.C53];[.$A79];[.$A$5];[.$B79];[.$B$5];[.$C79];[.$C$5];[.$D79];[.$D$5];[.$E79];[.$E$5];[.$F79];[.$F$5])" office:value-type="float" office:value="96" calcext:value-type="float">
            <text:p>96</text:p>
          </table:table-cell>
          <table:table-cell table:number-columns-repeated="3"/>
          <table:table-cell table:formula="of:=IF(COM.MICROSOFT.MAXIFS([.$H79:.$M79];[.$H79:.$M79];&quot;&lt;&quot;&amp;[.$I$34])=0;MIN([.$H79:.$M79]);COM.MICROSOFT.MAXIFS([.$H79:.$M79];[.$H79:.$M79];&quot;&lt;&quot;&amp;[.$I$34]))" office:value-type="float" office:value="799" calcext:value-type="float">
            <text:p>799</text:p>
          </table:table-cell>
          <table:table-cell table:formula="of:=COM.MICROSOFT.SWITCH([.H53];[.$H79];[.$A$5];[.$I79];[.$B$5];[.$J79];[.$C$5];[.$K79];[.$D$5];[.$L79];[.$E$5];[.$M79];[.$F$5])" office:value-type="float" office:value="8" calcext:value-type="float">
            <text:p>8</text:p>
          </table:table-cell>
          <table:table-cell table:style-name="ce13" table:formula="of:=IF(COM.MICROSOFT.MAXIFS([.$H79:.$M79];[.$H79:.$M79];&quot;&lt;&quot;&amp;[.$I$34])=0;MIN([.$H79:.$M79]);COM.MICROSOFT.MINIFS([.$H79:.$M79];[.$H79:.$M79];&quot;&gt;&quot;&amp;[.$I$33]))" office:value-type="float" office:value="266" calcext:value-type="float">
            <text:p>266</text:p>
          </table:table-cell>
          <table:table-cell table:style-name="ce13" table:formula="of:=COM.MICROSOFT.SWITCH([.J53];[.$H79];[.$A$5];[.$I79];[.$B$5];[.$J79];[.$C$5];[.$K79];[.$D$5];[.$L79];[.$E$5];[.$M79];[.$F$5])" office:value-type="float" office:value="96" calcext:value-type="float">
            <text:p>96</text:p>
          </table:table-cell>
          <table:table-cell table:number-columns-repeated="3"/>
          <table:table-cell table:formula="of:=IF(COM.MICROSOFT.MAXIFS([.$O79:.$T79];[.$O79:.$T79];&quot;&lt;&quot;&amp;[.$P$34])=0;MIN([.$O79:.$T79]);COM.MICROSOFT.MAXIFS([.$O79:.$T79];[.$O79:.$T79];&quot;&lt;&quot;&amp;[.$P$34]))" office:value-type="float" office:value="1599" calcext:value-type="float">
            <text:p>1599</text:p>
          </table:table-cell>
          <table:table-cell table:formula="of:=COM.MICROSOFT.SWITCH([.O53];[.$O79];[.$A$5];[.$P79];[.$B$5];[.$Q79];[.$C$5];[.$R79];[.$D$5];[.$S79];[.$E$5];[.$T79];[.$F$5])" office:value-type="float" office:value="8" calcext:value-type="float">
            <text:p>8</text:p>
          </table:table-cell>
          <table:table-cell table:style-name="ce13" table:formula="of:=IF(COM.MICROSOFT.MAXIFS([.$O79:.$T79];[.$O79:.$T79];&quot;&lt;&quot;&amp;[.$P$34])=0;MIN([.$O79:.$T79]);COM.MICROSOFT.MINIFS([.$O79:.$T79];[.$O79:.$T79];&quot;&gt;&quot;&amp;[.$P$33]))" office:value-type="float" office:value="266" calcext:value-type="float">
            <text:p>266</text:p>
          </table:table-cell>
          <table:table-cell table:style-name="ce13" table:formula="of:=COM.MICROSOFT.SWITCH([.Q53];[.$O79];[.$A$5];[.$P79];[.$B$5];[.$Q79];[.$C$5];[.$R79];[.$D$5];[.$S79];[.$E$5];[.$T79];[.$F$5])" office:value-type="float" office:value="96" calcext:value-type="float">
            <text:p>96</text:p>
          </table:table-cell>
          <table:table-cell table:number-columns-repeated="3"/>
          <table:table-cell table:style-name="ce13" table:formula="of:=IF(COM.MICROSOFT.MAXIFS([.$V79:.$AA79];[.$V79:.$AA79];&quot;&lt;&quot;&amp;[.$W$34])=0;MIN([.$V79:.$AA79]);COM.MICROSOFT.MAXIFS([.$V79:.$AA79];[.$V79:.$AA79];&quot;&lt;&quot;&amp;[.$W$34]))" office:value-type="float" office:value="3198" calcext:value-type="float">
            <text:p>3198</text:p>
          </table:table-cell>
          <table:table-cell table:style-name="ce13" table:formula="of:=COM.MICROSOFT.SWITCH([.V53];[.$V79];[.$A$5];[.$W79];[.$B$5];[.$X79];[.$C$5];[.$Y79];[.$D$5];[.$Z79];[.$E$5];[.$AA79];[.$F$5])" office:value-type="float" office:value="8" calcext:value-type="float">
            <text:p>8</text:p>
          </table:table-cell>
          <table:table-cell table:style-name="ce13" table:formula="of:=IF(COM.MICROSOFT.MAXIFS([.$V79:.$AA79];[.$V79:.$AA79];&quot;&lt;&quot;&amp;[.$W$34])=0;MIN([.$V79:.$AA79]);COM.MICROSOFT.MINIFS([.$V79:.$AA79];[.$V79:.$AA79];&quot;&gt;&quot;&amp;[.$W$33]))" office:value-type="float" office:value="1066" calcext:value-type="float">
            <text:p>1066</text:p>
          </table:table-cell>
          <table:table-cell table:style-name="ce13" table:formula="of:=COM.MICROSOFT.SWITCH([.X53];[.$V79];[.$A$5];[.$W79];[.$B$5];[.$X79];[.$C$5];[.$Y79];[.$D$5];[.$Z79];[.$E$5];[.$AA79];[.$F$5])" office:value-type="float" office:value="24" calcext:value-type="float">
            <text:p>24</text:p>
          </table:table-cell>
          <table:table-cell table:number-columns-repeated="999"/>
        </table:table-row>
        <table:table-row table:style-name="ro1">
          <table:table-cell table:style-name="ce13" table:formula="of:=IF(COM.MICROSOFT.MAXIFS([.$A80:.$F80];[.$A80:.$F80];&quot;&lt;&quot;&amp;[.$B$34])=0;MIN([.$A80:.$F80]);COM.MICROSOFT.MAXIFS([.$A80:.$F80];[.$A80:.$F80];&quot;&lt;&quot;&amp;[.$B$34]))" office:value-type="float" office:value="498" calcext:value-type="float">
            <text:p>498</text:p>
          </table:table-cell>
          <table:table-cell table:style-name="ce13" table:formula="of:=COM.MICROSOFT.SWITCH([.A54];[.$A80];[.$A$5];[.$B80];[.$B$5];[.$C80];[.$C$5];[.$D80];[.$D$5];[.$E80];[.$E$5];[.$F80];[.$F$5])" office:value-type="float" office:value="1" calcext:value-type="float">
            <text:p>1</text:p>
          </table:table-cell>
          <table:table-cell table:style-name="ce13" table:formula="of:=IF(COM.MICROSOFT.MAXIFS([.$A80:.$F80];[.$A80:.$F80];&quot;&lt;&quot;&amp;[.$B$34])=0;MIN([.$A80:.$F80]);COM.MICROSOFT.MINIFS([.$A80:.$F80];[.$A80:.$F80];&quot;&gt;&quot;&amp;[.$B$33]))" office:value-type="float" office:value="399" calcext:value-type="float">
            <text:p>399</text:p>
          </table:table-cell>
          <table:table-cell table:style-name="ce13" table:formula="of:=COM.MICROSOFT.SWITCH([.C54];[.$A80];[.$A$5];[.$B80];[.$B$5];[.$C80];[.$C$5];[.$D80];[.$D$5];[.$E80];[.$E$5];[.$F80];[.$F$5])" office:value-type="float" office:value="96" calcext:value-type="float">
            <text:p>96</text:p>
          </table:table-cell>
          <table:table-cell table:number-columns-repeated="3"/>
          <table:table-cell table:formula="of:=IF(COM.MICROSOFT.MAXIFS([.$H80:.$M80];[.$H80:.$M80];&quot;&lt;&quot;&amp;[.$I$34])=0;MIN([.$H80:.$M80]);COM.MICROSOFT.MAXIFS([.$H80:.$M80];[.$H80:.$M80];&quot;&lt;&quot;&amp;[.$I$34]))" office:value-type="float" office:value="799" calcext:value-type="float">
            <text:p>799</text:p>
          </table:table-cell>
          <table:table-cell table:formula="of:=COM.MICROSOFT.SWITCH([.H54];[.$H80];[.$A$5];[.$I80];[.$B$5];[.$J80];[.$C$5];[.$K80];[.$D$5];[.$L80];[.$E$5];[.$M80];[.$F$5])" office:value-type="float" office:value="24" calcext:value-type="float">
            <text:p>24</text:p>
          </table:table-cell>
          <table:table-cell table:style-name="ce13" table:formula="of:=IF(COM.MICROSOFT.MAXIFS([.$H80:.$M80];[.$H80:.$M80];&quot;&lt;&quot;&amp;[.$I$34])=0;MIN([.$H80:.$M80]);COM.MICROSOFT.MINIFS([.$H80:.$M80];[.$H80:.$M80];&quot;&gt;&quot;&amp;[.$I$33]))" office:value-type="float" office:value="399" calcext:value-type="float">
            <text:p>399</text:p>
          </table:table-cell>
          <table:table-cell table:style-name="ce13" table:formula="of:=COM.MICROSOFT.SWITCH([.J54];[.$H80];[.$A$5];[.$I80];[.$B$5];[.$J80];[.$C$5];[.$K80];[.$D$5];[.$L80];[.$E$5];[.$M80];[.$F$5])" office:value-type="float" office:value="96" calcext:value-type="float">
            <text:p>96</text:p>
          </table:table-cell>
          <table:table-cell table:number-columns-repeated="3"/>
          <table:table-cell table:formula="of:=IF(COM.MICROSOFT.MAXIFS([.$O80:.$T80];[.$O80:.$T80];&quot;&lt;&quot;&amp;[.$P$34])=0;MIN([.$O80:.$T80]);COM.MICROSOFT.MAXIFS([.$O80:.$T80];[.$O80:.$T80];&quot;&lt;&quot;&amp;[.$P$34]))" office:value-type="float" office:value="1599" calcext:value-type="float">
            <text:p>1599</text:p>
          </table:table-cell>
          <table:table-cell table:formula="of:=COM.MICROSOFT.SWITCH([.O54];[.$O80];[.$A$5];[.$P80];[.$B$5];[.$Q80];[.$C$5];[.$R80];[.$D$5];[.$S80];[.$E$5];[.$T80];[.$F$5])" office:value-type="float" office:value="24" calcext:value-type="float">
            <text:p>24</text:p>
          </table:table-cell>
          <table:table-cell table:style-name="ce13" table:formula="of:=IF(COM.MICROSOFT.MAXIFS([.$O80:.$T80];[.$O80:.$T80];&quot;&lt;&quot;&amp;[.$P$34])=0;MIN([.$O80:.$T80]);COM.MICROSOFT.MINIFS([.$O80:.$T80];[.$O80:.$T80];&quot;&gt;&quot;&amp;[.$P$33]))" office:value-type="float" office:value="399" calcext:value-type="float">
            <text:p>399</text:p>
          </table:table-cell>
          <table:table-cell table:style-name="ce13" table:formula="of:=COM.MICROSOFT.SWITCH([.Q54];[.$O80];[.$A$5];[.$P80];[.$B$5];[.$Q80];[.$C$5];[.$R80];[.$D$5];[.$S80];[.$E$5];[.$T80];[.$F$5])" office:value-type="float" office:value="96" calcext:value-type="float">
            <text:p>96</text:p>
          </table:table-cell>
          <table:table-cell table:number-columns-repeated="3"/>
          <table:table-cell table:style-name="ce13" table:formula="of:=IF(COM.MICROSOFT.MAXIFS([.$V80:.$AA80];[.$V80:.$AA80];&quot;&lt;&quot;&amp;[.$W$34])=0;MIN([.$V80:.$AA80]);COM.MICROSOFT.MAXIFS([.$V80:.$AA80];[.$V80:.$AA80];&quot;&lt;&quot;&amp;[.$W$34]))" office:value-type="float" office:value="3198" calcext:value-type="float">
            <text:p>3198</text:p>
          </table:table-cell>
          <table:table-cell table:style-name="ce13" table:formula="of:=COM.MICROSOFT.SWITCH([.V54];[.$V80];[.$A$5];[.$W80];[.$B$5];[.$X80];[.$C$5];[.$Y80];[.$D$5];[.$Z80];[.$E$5];[.$AA80];[.$F$5])" office:value-type="float" office:value="6" calcext:value-type="float">
            <text:p>6</text:p>
          </table:table-cell>
          <table:table-cell table:style-name="ce13" table:formula="of:=IF(COM.MICROSOFT.MAXIFS([.$V80:.$AA80];[.$V80:.$AA80];&quot;&lt;&quot;&amp;[.$W$34])=0;MIN([.$V80:.$AA80]);COM.MICROSOFT.MINIFS([.$V80:.$AA80];[.$V80:.$AA80];&quot;&gt;&quot;&amp;[.$W$33]))" office:value-type="float" office:value="1599" calcext:value-type="float">
            <text:p>1599</text:p>
          </table:table-cell>
          <table:table-cell table:style-name="ce13" table:formula="of:=COM.MICROSOFT.SWITCH([.X54];[.$V80];[.$A$5];[.$W80];[.$B$5];[.$X80];[.$C$5];[.$Y80];[.$D$5];[.$Z80];[.$E$5];[.$AA80];[.$F$5])" office:value-type="float" office:value="24" calcext:value-type="float">
            <text:p>24</text:p>
          </table:table-cell>
          <table:table-cell table:number-columns-repeated="999"/>
        </table:table-row>
        <table:table-row table:style-name="ro1">
          <table:table-cell table:style-name="ce13" table:formula="of:=IF(COM.MICROSOFT.MAXIFS([.$A81:.$F81];[.$A81:.$F81];&quot;&lt;&quot;&amp;[.$B$34])=0;MIN([.$A81:.$F81]);COM.MICROSOFT.MAXIFS([.$A81:.$F81];[.$A81:.$F81];&quot;&lt;&quot;&amp;[.$B$34]))" office:value-type="float" office:value="496" calcext:value-type="float">
            <text:p>496</text:p>
          </table:table-cell>
          <table:table-cell table:style-name="ce13" table:formula="of:=COM.MICROSOFT.SWITCH([.A55];[.$A81];[.$A$5];[.$B81];[.$B$5];[.$C81];[.$C$5];[.$D81];[.$D$5];[.$E81];[.$E$5];[.$F81];[.$F$5])" office:value-type="float" office:value="4" calcext:value-type="float">
            <text:p>4</text:p>
          </table:table-cell>
          <table:table-cell table:style-name="ce13" table:formula="of:=IF(COM.MICROSOFT.MAXIFS([.$A81:.$F81];[.$A81:.$F81];&quot;&lt;&quot;&amp;[.$B$34])=0;MIN([.$A81:.$F81]);COM.MICROSOFT.MINIFS([.$A81:.$F81];[.$A81:.$F81];&quot;&gt;&quot;&amp;[.$B$33]))" office:value-type="float" office:value="299" calcext:value-type="float">
            <text:p>299</text:p>
          </table:table-cell>
          <table:table-cell table:style-name="ce13" table:formula="of:=COM.MICROSOFT.SWITCH([.C55];[.$A81];[.$A$5];[.$B81];[.$B$5];[.$C81];[.$C$5];[.$D81];[.$D$5];[.$E81];[.$E$5];[.$F81];[.$F$5])" office:value-type="float" office:value="96" calcext:value-type="float">
            <text:p>96</text:p>
          </table:table-cell>
          <table:table-cell table:number-columns-repeated="3"/>
          <table:table-cell table:formula="of:=IF(COM.MICROSOFT.MAXIFS([.$H81:.$M81];[.$H81:.$M81];&quot;&lt;&quot;&amp;[.$I$34])=0;MIN([.$H81:.$M81]);COM.MICROSOFT.MAXIFS([.$H81:.$M81];[.$H81:.$M81];&quot;&lt;&quot;&amp;[.$I$34]))" office:value-type="float" office:value="799" calcext:value-type="float">
            <text:p>799</text:p>
          </table:table-cell>
          <table:table-cell table:formula="of:=COM.MICROSOFT.SWITCH([.H55];[.$H81];[.$A$5];[.$I81];[.$B$5];[.$J81];[.$C$5];[.$K81];[.$D$5];[.$L81];[.$E$5];[.$M81];[.$F$5])" office:value-type="float" office:value="24" calcext:value-type="float">
            <text:p>24</text:p>
          </table:table-cell>
          <table:table-cell table:style-name="ce13" table:formula="of:=IF(COM.MICROSOFT.MAXIFS([.$H81:.$M81];[.$H81:.$M81];&quot;&lt;&quot;&amp;[.$I$34])=0;MIN([.$H81:.$M81]);COM.MICROSOFT.MINIFS([.$H81:.$M81];[.$H81:.$M81];&quot;&gt;&quot;&amp;[.$I$33]))" office:value-type="float" office:value="599" calcext:value-type="float">
            <text:p>599</text:p>
          </table:table-cell>
          <table:table-cell table:style-name="ce13" table:formula="of:=COM.MICROSOFT.SWITCH([.J55];[.$H81];[.$A$5];[.$I81];[.$B$5];[.$J81];[.$C$5];[.$K81];[.$D$5];[.$L81];[.$E$5];[.$M81];[.$F$5])" office:value-type="float" office:value="96" calcext:value-type="float">
            <text:p>96</text:p>
          </table:table-cell>
          <table:table-cell table:number-columns-repeated="3"/>
          <table:table-cell table:formula="of:=IF(COM.MICROSOFT.MAXIFS([.$O81:.$T81];[.$O81:.$T81];&quot;&lt;&quot;&amp;[.$P$34])=0;MIN([.$O81:.$T81]);COM.MICROSOFT.MAXIFS([.$O81:.$T81];[.$O81:.$T81];&quot;&lt;&quot;&amp;[.$P$34]))" office:value-type="float" office:value="1598" calcext:value-type="float">
            <text:p>1598</text:p>
          </table:table-cell>
          <table:table-cell table:formula="of:=COM.MICROSOFT.SWITCH([.O55];[.$O81];[.$A$5];[.$P81];[.$B$5];[.$Q81];[.$C$5];[.$R81];[.$D$5];[.$S81];[.$E$5];[.$T81];[.$F$5])" office:value-type="float" office:value="6" calcext:value-type="float">
            <text:p>6</text:p>
          </table:table-cell>
          <table:table-cell table:style-name="ce13" table:formula="of:=IF(COM.MICROSOFT.MAXIFS([.$O81:.$T81];[.$O81:.$T81];&quot;&lt;&quot;&amp;[.$P$34])=0;MIN([.$O81:.$T81]);COM.MICROSOFT.MINIFS([.$O81:.$T81];[.$O81:.$T81];&quot;&gt;&quot;&amp;[.$P$33]))" office:value-type="float" office:value="599" calcext:value-type="float">
            <text:p>599</text:p>
          </table:table-cell>
          <table:table-cell table:style-name="ce13" table:formula="of:=COM.MICROSOFT.SWITCH([.Q55];[.$O81];[.$A$5];[.$P81];[.$B$5];[.$Q81];[.$C$5];[.$R81];[.$D$5];[.$S81];[.$E$5];[.$T81];[.$F$5])" office:value-type="float" office:value="96" calcext:value-type="float">
            <text:p>96</text:p>
          </table:table-cell>
          <table:table-cell table:number-columns-repeated="3"/>
          <table:table-cell table:style-name="ce13" table:formula="of:=IF(COM.MICROSOFT.MAXIFS([.$V81:.$AA81];[.$V81:.$AA81];&quot;&lt;&quot;&amp;[.$W$34])=0;MIN([.$V81:.$AA81]);COM.MICROSOFT.MAXIFS([.$V81:.$AA81];[.$V81:.$AA81];&quot;&lt;&quot;&amp;[.$W$34]))" office:value-type="float" office:value="3197" calcext:value-type="float">
            <text:p>3197</text:p>
          </table:table-cell>
          <table:table-cell table:style-name="ce13" table:formula="of:=COM.MICROSOFT.SWITCH([.V55];[.$V81];[.$A$5];[.$W81];[.$B$5];[.$X81];[.$C$5];[.$Y81];[.$D$5];[.$Z81];[.$E$5];[.$AA81];[.$F$5])" office:value-type="float" office:value="6" calcext:value-type="float">
            <text:p>6</text:p>
          </table:table-cell>
          <table:table-cell table:style-name="ce13" table:formula="of:=IF(COM.MICROSOFT.MAXIFS([.$V81:.$AA81];[.$V81:.$AA81];&quot;&lt;&quot;&amp;[.$W$34])=0;MIN([.$V81:.$AA81]);COM.MICROSOFT.MINIFS([.$V81:.$AA81];[.$V81:.$AA81];&quot;&gt;&quot;&amp;[.$W$33]))" office:value-type="float" office:value="599" calcext:value-type="float">
            <text:p>599</text:p>
          </table:table-cell>
          <table:table-cell table:style-name="ce13" table:formula="of:=COM.MICROSOFT.SWITCH([.X55];[.$V81];[.$A$5];[.$W81];[.$B$5];[.$X81];[.$C$5];[.$Y81];[.$D$5];[.$Z81];[.$E$5];[.$AA81];[.$F$5])" office:value-type="float" office:value="96" calcext:value-type="float">
            <text:p>96</text:p>
          </table:table-cell>
          <table:table-cell table:number-columns-repeated="999"/>
        </table:table-row>
        <table:table-row table:style-name="ro1">
          <table:table-cell table:style-name="ce13" table:formula="of:=IF(COM.MICROSOFT.MAXIFS([.$A82:.$F82];[.$A82:.$F82];&quot;&lt;&quot;&amp;[.$B$34])=0;MIN([.$A82:.$F82]);COM.MICROSOFT.MAXIFS([.$A82:.$F82];[.$A82:.$F82];&quot;&lt;&quot;&amp;[.$B$34]))" office:value-type="float" office:value="499" calcext:value-type="float">
            <text:p>499</text:p>
          </table:table-cell>
          <table:table-cell table:style-name="ce13" table:formula="of:=COM.MICROSOFT.SWITCH([.A56];[.$A82];[.$A$5];[.$B82];[.$B$5];[.$C82];[.$C$5];[.$D82];[.$D$5];[.$E82];[.$E$5];[.$F82];[.$F$5])" office:value-type="float" office:value="1" calcext:value-type="float">
            <text:p>1</text:p>
          </table:table-cell>
          <table:table-cell table:style-name="ce13" table:formula="of:=IF(COM.MICROSOFT.MAXIFS([.$A82:.$F82];[.$A82:.$F82];&quot;&lt;&quot;&amp;[.$B$34])=0;MIN([.$A82:.$F82]);COM.MICROSOFT.MINIFS([.$A82:.$F82];[.$A82:.$F82];&quot;&gt;&quot;&amp;[.$B$33]))" office:value-type="float" office:value="449" calcext:value-type="float">
            <text:p>449</text:p>
          </table:table-cell>
          <table:table-cell table:style-name="ce13" table:formula="of:=COM.MICROSOFT.SWITCH([.C56];[.$A82];[.$A$5];[.$B82];[.$B$5];[.$C82];[.$C$5];[.$D82];[.$D$5];[.$E82];[.$E$5];[.$F82];[.$F$5])" office:value-type="float" office:value="96" calcext:value-type="float">
            <text:p>96</text:p>
          </table:table-cell>
          <table:table-cell table:number-columns-repeated="3"/>
          <table:table-cell table:formula="of:=IF(COM.MICROSOFT.MAXIFS([.$H82:.$M82];[.$H82:.$M82];&quot;&lt;&quot;&amp;[.$I$34])=0;MIN([.$H82:.$M82]);COM.MICROSOFT.MAXIFS([.$H82:.$M82];[.$H82:.$M82];&quot;&lt;&quot;&amp;[.$I$34]))" office:value-type="float" office:value="799" calcext:value-type="float">
            <text:p>799</text:p>
          </table:table-cell>
          <table:table-cell table:formula="of:=COM.MICROSOFT.SWITCH([.H56];[.$H82];[.$A$5];[.$I82];[.$B$5];[.$J82];[.$C$5];[.$K82];[.$D$5];[.$L82];[.$E$5];[.$M82];[.$F$5])" office:value-type="float" office:value="6" calcext:value-type="float">
            <text:p>6</text:p>
          </table:table-cell>
          <table:table-cell table:style-name="ce13" table:formula="of:=IF(COM.MICROSOFT.MAXIFS([.$H82:.$M82];[.$H82:.$M82];&quot;&lt;&quot;&amp;[.$I$34])=0;MIN([.$H82:.$M82]);COM.MICROSOFT.MINIFS([.$H82:.$M82];[.$H82:.$M82];&quot;&gt;&quot;&amp;[.$I$33]))" office:value-type="float" office:value="449" calcext:value-type="float">
            <text:p>449</text:p>
          </table:table-cell>
          <table:table-cell table:style-name="ce13" table:formula="of:=COM.MICROSOFT.SWITCH([.J56];[.$H82];[.$A$5];[.$I82];[.$B$5];[.$J82];[.$C$5];[.$K82];[.$D$5];[.$L82];[.$E$5];[.$M82];[.$F$5])" office:value-type="float" office:value="96" calcext:value-type="float">
            <text:p>96</text:p>
          </table:table-cell>
          <table:table-cell table:number-columns-repeated="3"/>
          <table:table-cell table:formula="of:=IF(COM.MICROSOFT.MAXIFS([.$O82:.$T82];[.$O82:.$T82];&quot;&lt;&quot;&amp;[.$P$34])=0;MIN([.$O82:.$T82]);COM.MICROSOFT.MAXIFS([.$O82:.$T82];[.$O82:.$T82];&quot;&lt;&quot;&amp;[.$P$34]))" office:value-type="float" office:value="1598" calcext:value-type="float">
            <text:p>1598</text:p>
          </table:table-cell>
          <table:table-cell table:formula="of:=COM.MICROSOFT.SWITCH([.O56];[.$O82];[.$A$5];[.$P82];[.$B$5];[.$Q82];[.$C$5];[.$R82];[.$D$5];[.$S82];[.$E$5];[.$T82];[.$F$5])" office:value-type="float" office:value="6" calcext:value-type="float">
            <text:p>6</text:p>
          </table:table-cell>
          <table:table-cell table:style-name="ce13" table:formula="of:=IF(COM.MICROSOFT.MAXIFS([.$O82:.$T82];[.$O82:.$T82];&quot;&lt;&quot;&amp;[.$P$34])=0;MIN([.$O82:.$T82]);COM.MICROSOFT.MINIFS([.$O82:.$T82];[.$O82:.$T82];&quot;&gt;&quot;&amp;[.$P$33]))" office:value-type="float" office:value="899" calcext:value-type="float">
            <text:p>899</text:p>
          </table:table-cell>
          <table:table-cell table:style-name="ce13" table:formula="of:=COM.MICROSOFT.SWITCH([.Q56];[.$O82];[.$A$5];[.$P82];[.$B$5];[.$Q82];[.$C$5];[.$R82];[.$D$5];[.$S82];[.$E$5];[.$T82];[.$F$5])" office:value-type="float" office:value="96" calcext:value-type="float">
            <text:p>96</text:p>
          </table:table-cell>
          <table:table-cell table:number-columns-repeated="3"/>
          <table:table-cell table:style-name="ce13" table:formula="of:=IF(COM.MICROSOFT.MAXIFS([.$V82:.$AA82];[.$V82:.$AA82];&quot;&lt;&quot;&amp;[.$W$34])=0;MIN([.$V82:.$AA82]);COM.MICROSOFT.MAXIFS([.$V82:.$AA82];[.$V82:.$AA82];&quot;&lt;&quot;&amp;[.$W$34]))" office:value-type="float" office:value="3197" calcext:value-type="float">
            <text:p>3197</text:p>
          </table:table-cell>
          <table:table-cell table:style-name="ce13" table:formula="of:=COM.MICROSOFT.SWITCH([.V56];[.$V82];[.$A$5];[.$W82];[.$B$5];[.$X82];[.$C$5];[.$Y82];[.$D$5];[.$Z82];[.$E$5];[.$AA82];[.$F$5])" office:value-type="float" office:value="1" calcext:value-type="float">
            <text:p>1</text:p>
          </table:table-cell>
          <table:table-cell table:style-name="ce13" table:formula="of:=IF(COM.MICROSOFT.MAXIFS([.$V82:.$AA82];[.$V82:.$AA82];&quot;&lt;&quot;&amp;[.$W$34])=0;MIN([.$V82:.$AA82]);COM.MICROSOFT.MINIFS([.$V82:.$AA82];[.$V82:.$AA82];&quot;&gt;&quot;&amp;[.$W$33]))" office:value-type="float" office:value="899" calcext:value-type="float">
            <text:p>899</text:p>
          </table:table-cell>
          <table:table-cell table:style-name="ce13" table:formula="of:=COM.MICROSOFT.SWITCH([.X56];[.$V82];[.$A$5];[.$W82];[.$B$5];[.$X82];[.$C$5];[.$Y82];[.$D$5];[.$Z82];[.$E$5];[.$AA82];[.$F$5])" office:value-type="float" office:value="96" calcext:value-type="float">
            <text:p>96</text:p>
          </table:table-cell>
          <table:table-cell table:number-columns-repeated="999"/>
        </table:table-row>
        <table:table-row table:style-name="ro1">
          <table:table-cell table:style-name="ce13" table:formula="of:=IF(COM.MICROSOFT.MAXIFS([.$A83:.$F83];[.$A83:.$F83];&quot;&lt;&quot;&amp;[.$B$34])=0;MIN([.$A83:.$F83]);COM.MICROSOFT.MAXIFS([.$A83:.$F83];[.$A83:.$F83];&quot;&lt;&quot;&amp;[.$B$34]))" office:value-type="float" office:value="499" calcext:value-type="float">
            <text:p>499</text:p>
          </table:table-cell>
          <table:table-cell table:style-name="ce13" table:formula="of:=COM.MICROSOFT.SWITCH([.A57];[.$A83];[.$A$5];[.$B83];[.$B$5];[.$C83];[.$C$5];[.$D83];[.$D$5];[.$E83];[.$E$5];[.$F83];[.$F$5])" office:value-type="float" office:value="1" calcext:value-type="float">
            <text:p>1</text:p>
          </table:table-cell>
          <table:table-cell table:style-name="ce13" table:formula="of:=IF(COM.MICROSOFT.MAXIFS([.$A83:.$F83];[.$A83:.$F83];&quot;&lt;&quot;&amp;[.$B$34])=0;MIN([.$A83:.$F83]);COM.MICROSOFT.MINIFS([.$A83:.$F83];[.$A83:.$F83];&quot;&gt;&quot;&amp;[.$B$33]))" office:value-type="float" office:value="449" calcext:value-type="float">
            <text:p>449</text:p>
          </table:table-cell>
          <table:table-cell table:style-name="ce13" table:formula="of:=COM.MICROSOFT.SWITCH([.C57];[.$A83];[.$A$5];[.$B83];[.$B$5];[.$C83];[.$C$5];[.$D83];[.$D$5];[.$E83];[.$E$5];[.$F83];[.$F$5])" office:value-type="float" office:value="96" calcext:value-type="float">
            <text:p>96</text:p>
          </table:table-cell>
          <table:table-cell table:number-columns-repeated="3"/>
          <table:table-cell table:formula="of:=IF(COM.MICROSOFT.MAXIFS([.$H83:.$M83];[.$H83:.$M83];&quot;&lt;&quot;&amp;[.$I$34])=0;MIN([.$H83:.$M83]);COM.MICROSOFT.MAXIFS([.$H83:.$M83];[.$H83:.$M83];&quot;&lt;&quot;&amp;[.$I$34]))" office:value-type="float" office:value="799" calcext:value-type="float">
            <text:p>799</text:p>
          </table:table-cell>
          <table:table-cell table:formula="of:=COM.MICROSOFT.SWITCH([.H57];[.$H83];[.$A$5];[.$I83];[.$B$5];[.$J83];[.$C$5];[.$K83];[.$D$5];[.$L83];[.$E$5];[.$M83];[.$F$5])" office:value-type="float" office:value="6" calcext:value-type="float">
            <text:p>6</text:p>
          </table:table-cell>
          <table:table-cell table:style-name="ce13" table:formula="of:=IF(COM.MICROSOFT.MAXIFS([.$H83:.$M83];[.$H83:.$M83];&quot;&lt;&quot;&amp;[.$I$34])=0;MIN([.$H83:.$M83]);COM.MICROSOFT.MINIFS([.$H83:.$M83];[.$H83:.$M83];&quot;&gt;&quot;&amp;[.$I$33]))" office:value-type="float" office:value="674" calcext:value-type="float">
            <text:p>674</text:p>
          </table:table-cell>
          <table:table-cell table:style-name="ce13" table:formula="of:=COM.MICROSOFT.SWITCH([.J57];[.$H83];[.$A$5];[.$I83];[.$B$5];[.$J83];[.$C$5];[.$K83];[.$D$5];[.$L83];[.$E$5];[.$M83];[.$F$5])" office:value-type="float" office:value="96" calcext:value-type="float">
            <text:p>96</text:p>
          </table:table-cell>
          <table:table-cell table:number-columns-repeated="3"/>
          <table:table-cell table:formula="of:=IF(COM.MICROSOFT.MAXIFS([.$O83:.$T83];[.$O83:.$T83];&quot;&lt;&quot;&amp;[.$P$34])=0;MIN([.$O83:.$T83]);COM.MICROSOFT.MAXIFS([.$O83:.$T83];[.$O83:.$T83];&quot;&lt;&quot;&amp;[.$P$34]))" office:value-type="float" office:value="1598" calcext:value-type="float">
            <text:p>1598</text:p>
          </table:table-cell>
          <table:table-cell table:formula="of:=COM.MICROSOFT.SWITCH([.O57];[.$O83];[.$A$5];[.$P83];[.$B$5];[.$Q83];[.$C$5];[.$R83];[.$D$5];[.$S83];[.$E$5];[.$T83];[.$F$5])" office:value-type="float" office:value="1" calcext:value-type="float">
            <text:p>1</text:p>
          </table:table-cell>
          <table:table-cell table:style-name="ce13" table:formula="of:=IF(COM.MICROSOFT.MAXIFS([.$O83:.$T83];[.$O83:.$T83];&quot;&lt;&quot;&amp;[.$P$34])=0;MIN([.$O83:.$T83]);COM.MICROSOFT.MINIFS([.$O83:.$T83];[.$O83:.$T83];&quot;&gt;&quot;&amp;[.$P$33]))" office:value-type="float" office:value="1348" calcext:value-type="float">
            <text:p>1348</text:p>
          </table:table-cell>
          <table:table-cell table:style-name="ce13" table:formula="of:=COM.MICROSOFT.SWITCH([.Q57];[.$O83];[.$A$5];[.$P83];[.$B$5];[.$Q83];[.$C$5];[.$R83];[.$D$5];[.$S83];[.$E$5];[.$T83];[.$F$5])" office:value-type="float" office:value="96" calcext:value-type="float">
            <text:p>96</text:p>
          </table:table-cell>
          <table:table-cell table:number-columns-repeated="3"/>
          <table:table-cell table:style-name="ce13" table:formula="of:=IF(COM.MICROSOFT.MAXIFS([.$V83:.$AA83];[.$V83:.$AA83];&quot;&lt;&quot;&amp;[.$W$34])=0;MIN([.$V83:.$AA83]);COM.MICROSOFT.MAXIFS([.$V83:.$AA83];[.$V83:.$AA83];&quot;&lt;&quot;&amp;[.$W$34]))" office:value-type="float" office:value="3158" calcext:value-type="float">
            <text:p>3158</text:p>
          </table:table-cell>
          <table:table-cell table:style-name="ce13" table:formula="of:=COM.MICROSOFT.SWITCH([.V57];[.$V83];[.$A$5];[.$W83];[.$B$5];[.$X83];[.$C$5];[.$Y83];[.$D$5];[.$Z83];[.$E$5];[.$AA83];[.$F$5])" office:value-type="float" office:value="1" calcext:value-type="float">
            <text:p>1</text:p>
          </table:table-cell>
          <table:table-cell table:style-name="ce13" table:formula="of:=IF(COM.MICROSOFT.MAXIFS([.$V83:.$AA83];[.$V83:.$AA83];&quot;&lt;&quot;&amp;[.$W$34])=0;MIN([.$V83:.$AA83]);COM.MICROSOFT.MINIFS([.$V83:.$AA83];[.$V83:.$AA83];&quot;&gt;&quot;&amp;[.$W$33]))" office:value-type="float" office:value="1348" calcext:value-type="float">
            <text:p>1348</text:p>
          </table:table-cell>
          <table:table-cell table:style-name="ce13" table:formula="of:=COM.MICROSOFT.SWITCH([.X57];[.$V83];[.$A$5];[.$W83];[.$B$5];[.$X83];[.$C$5];[.$Y83];[.$D$5];[.$Z83];[.$E$5];[.$AA83];[.$F$5])" office:value-type="float" office:value="96" calcext:value-type="float">
            <text:p>96</text:p>
          </table:table-cell>
          <table:table-cell table:number-columns-repeated="999"/>
        </table:table-row>
        <table:table-row table:style-name="ro1">
          <table:table-cell table:style-name="ce13" table:formula="of:=IF(COM.MICROSOFT.MAXIFS([.$A84:.$F84];[.$A84:.$F84];&quot;&lt;&quot;&amp;[.$B$34])=0;MIN([.$A84:.$F84]);COM.MICROSOFT.MAXIFS([.$A84:.$F84];[.$A84:.$F84];&quot;&lt;&quot;&amp;[.$B$34]))" office:value-type="float" office:value="499" calcext:value-type="float">
            <text:p>499</text:p>
          </table:table-cell>
          <table:table-cell table:style-name="ce13" table:formula="of:=COM.MICROSOFT.SWITCH([.A58];[.$A84];[.$A$5];[.$B84];[.$B$5];[.$C84];[.$C$5];[.$D84];[.$D$5];[.$E84];[.$E$5];[.$F84];[.$F$5])" office:value-type="float" office:value="1" calcext:value-type="float">
            <text:p>1</text:p>
          </table:table-cell>
          <table:table-cell table:style-name="ce13" table:formula="of:=IF(COM.MICROSOFT.MAXIFS([.$A84:.$F84];[.$A84:.$F84];&quot;&lt;&quot;&amp;[.$B$34])=0;MIN([.$A84:.$F84]);COM.MICROSOFT.MINIFS([.$A84:.$F84];[.$A84:.$F84];&quot;&gt;&quot;&amp;[.$B$33]))" office:value-type="float" office:value="404" calcext:value-type="float">
            <text:p>404</text:p>
          </table:table-cell>
          <table:table-cell table:style-name="ce13" table:formula="of:=COM.MICROSOFT.SWITCH([.C58];[.$A84];[.$A$5];[.$B84];[.$B$5];[.$C84];[.$C$5];[.$D84];[.$D$5];[.$E84];[.$E$5];[.$F84];[.$F$5])" office:value-type="float" office:value="96" calcext:value-type="float">
            <text:p>96</text:p>
          </table:table-cell>
          <table:table-cell table:number-columns-repeated="3"/>
          <table:table-cell table:formula="of:=IF(COM.MICROSOFT.MAXIFS([.$H84:.$M84];[.$H84:.$M84];&quot;&lt;&quot;&amp;[.$I$34])=0;MIN([.$H84:.$M84]);COM.MICROSOFT.MAXIFS([.$H84:.$M84];[.$H84:.$M84];&quot;&lt;&quot;&amp;[.$I$34]))" office:value-type="float" office:value="799" calcext:value-type="float">
            <text:p>799</text:p>
          </table:table-cell>
          <table:table-cell table:formula="of:=COM.MICROSOFT.SWITCH([.H58];[.$H84];[.$A$5];[.$I84];[.$B$5];[.$J84];[.$C$5];[.$K84];[.$D$5];[.$L84];[.$E$5];[.$M84];[.$F$5])" office:value-type="float" office:value="1" calcext:value-type="float">
            <text:p>1</text:p>
          </table:table-cell>
          <table:table-cell table:style-name="ce13" table:formula="of:=IF(COM.MICROSOFT.MAXIFS([.$H84:.$M84];[.$H84:.$M84];&quot;&lt;&quot;&amp;[.$I$34])=0;MIN([.$H84:.$M84]);COM.MICROSOFT.MINIFS([.$H84:.$M84];[.$H84:.$M84];&quot;&gt;&quot;&amp;[.$I$33]))" office:value-type="float" office:value="674" calcext:value-type="float">
            <text:p>674</text:p>
          </table:table-cell>
          <table:table-cell table:style-name="ce13" table:formula="of:=COM.MICROSOFT.SWITCH([.J58];[.$H84];[.$A$5];[.$I84];[.$B$5];[.$J84];[.$C$5];[.$K84];[.$D$5];[.$L84];[.$E$5];[.$M84];[.$F$5])" office:value-type="float" office:value="96" calcext:value-type="float">
            <text:p>96</text:p>
          </table:table-cell>
          <table:table-cell table:number-columns-repeated="3"/>
          <table:table-cell table:formula="of:=IF(COM.MICROSOFT.MAXIFS([.$O84:.$T84];[.$O84:.$T84];&quot;&lt;&quot;&amp;[.$P$34])=0;MIN([.$O84:.$T84]);COM.MICROSOFT.MAXIFS([.$O84:.$T84];[.$O84:.$T84];&quot;&lt;&quot;&amp;[.$P$34]))" office:value-type="float" office:value="1591" calcext:value-type="float">
            <text:p>1591</text:p>
          </table:table-cell>
          <table:table-cell table:formula="of:=COM.MICROSOFT.SWITCH([.O58];[.$O84];[.$A$5];[.$P84];[.$B$5];[.$Q84];[.$C$5];[.$R84];[.$D$5];[.$S84];[.$E$5];[.$T84];[.$F$5])" office:value-type="float" office:value="1" calcext:value-type="float">
            <text:p>1</text:p>
          </table:table-cell>
          <table:table-cell table:style-name="ce13" table:formula="of:=IF(COM.MICROSOFT.MAXIFS([.$O84:.$T84];[.$O84:.$T84];&quot;&lt;&quot;&amp;[.$P$34])=0;MIN([.$O84:.$T84]);COM.MICROSOFT.MINIFS([.$O84:.$T84];[.$O84:.$T84];&quot;&gt;&quot;&amp;[.$P$33]))" office:value-type="float" office:value="1011" calcext:value-type="float">
            <text:p>1011</text:p>
          </table:table-cell>
          <table:table-cell table:style-name="ce13" table:formula="of:=COM.MICROSOFT.SWITCH([.Q58];[.$O84];[.$A$5];[.$P84];[.$B$5];[.$Q84];[.$C$5];[.$R84];[.$D$5];[.$S84];[.$E$5];[.$T84];[.$F$5])" office:value-type="float" office:value="96" calcext:value-type="float">
            <text:p>96</text:p>
          </table:table-cell>
          <table:table-cell table:number-columns-repeated="3"/>
          <table:table-cell table:style-name="ce13" table:formula="of:=IF(COM.MICROSOFT.MAXIFS([.$V84:.$AA84];[.$V84:.$AA84];&quot;&lt;&quot;&amp;[.$W$34])=0;MIN([.$V84:.$AA84]);COM.MICROSOFT.MAXIFS([.$V84:.$AA84];[.$V84:.$AA84];&quot;&lt;&quot;&amp;[.$W$34]))" office:value-type="float" office:value="3183" calcext:value-type="float">
            <text:p>3183</text:p>
          </table:table-cell>
          <table:table-cell table:style-name="ce13" table:formula="of:=COM.MICROSOFT.SWITCH([.V58];[.$V84];[.$A$5];[.$W84];[.$B$5];[.$X84];[.$C$5];[.$Y84];[.$D$5];[.$Z84];[.$E$5];[.$AA84];[.$F$5])" office:value-type="float" office:value="1" calcext:value-type="float">
            <text:p>1</text:p>
          </table:table-cell>
          <table:table-cell table:style-name="ce13" table:formula="of:=IF(COM.MICROSOFT.MAXIFS([.$V84:.$AA84];[.$V84:.$AA84];&quot;&lt;&quot;&amp;[.$W$34])=0;MIN([.$V84:.$AA84]);COM.MICROSOFT.MINIFS([.$V84:.$AA84];[.$V84:.$AA84];&quot;&gt;&quot;&amp;[.$W$33]))" office:value-type="float" office:value="2023" calcext:value-type="float">
            <text:p>2023</text:p>
          </table:table-cell>
          <table:table-cell table:style-name="ce13" table:formula="of:=COM.MICROSOFT.SWITCH([.X58];[.$V84];[.$A$5];[.$W84];[.$B$5];[.$X84];[.$C$5];[.$Y84];[.$D$5];[.$Z84];[.$E$5];[.$AA84];[.$F$5])" office:value-type="float" office:value="96" calcext:value-type="float">
            <text:p>96</text:p>
          </table:table-cell>
          <table:table-cell table:number-columns-repeated="999"/>
        </table:table-row>
        <table:table-row table:style-name="ro1">
          <table:table-cell table:number-columns-repeated="7"/>
          <table:table-cell table:style-name="Default" table:number-columns-repeated="2"/>
          <table:table-cell table:number-columns-repeated="5"/>
          <table:table-cell table:style-name="Default" table:number-columns-repeated="2"/>
          <table:table-cell table:number-columns-repeated="1008"/>
        </table:table-row>
        <table:table-row table:style-name="ro1">
          <table:table-cell table:style-name="ce25" table:formula="of:=[.A32]" office:value-type="string" office:string-value="480x640" calcext:value-type="string" table:number-columns-spanned="6" table:number-rows-spanned="1">
            <text:p>480x640</text:p>
          </table:table-cell>
          <table:covered-table-cell table:number-columns-repeated="5"/>
          <table:table-cell/>
          <table:table-cell table:style-name="ce25" table:formula="of:=[.H32]" office:value-type="string" office:string-value="768x1080" calcext:value-type="string" table:number-columns-spanned="6" table:number-rows-spanned="1">
            <text:p>768x1080</text:p>
          </table:table-cell>
          <table:covered-table-cell table:style-name="Default"/>
          <table:covered-table-cell table:number-columns-repeated="4"/>
          <table:table-cell/>
          <table:table-cell table:style-name="ce18" table:formula="of:=[.O32]" office:value-type="string" office:string-value="2k" calcext:value-type="string" table:number-columns-spanned="6" table:number-rows-spanned="1">
            <text:p>2k</text:p>
          </table:table-cell>
          <table:covered-table-cell table:style-name="Default"/>
          <table:covered-table-cell table:number-columns-repeated="4"/>
          <table:table-cell/>
          <table:table-cell table:style-name="ce18" table:formula="of:=[.V32]" office:value-type="string" office:string-value="4k" calcext:value-type="string" table:number-columns-spanned="6" table:number-rows-spanned="1">
            <text:p>4k</text:p>
          </table:table-cell>
          <table:covered-table-cell table:number-columns-repeated="5"/>
          <table:table-cell table:number-columns-repeated="997"/>
        </table:table-row>
        <table:table-row table:style-name="ro1">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number-columns-repeated="997"/>
        </table:table-row>
        <table:table-row table:style-name="ro1">
          <table:table-cell table:formula="of:=FLOOR([.A7]/CEILING([.A7]/[.$B$34]))" office:value-type="float" office:value="0" calcext:value-type="float">
            <text:p>0</text:p>
          </table:table-cell>
          <table:table-cell table:formula="of:=FLOOR([.B7]/CEILING([.B7]/[.$B$34]))" office:value-type="float" office:value="1" calcext:value-type="float">
            <text:p>1</text:p>
          </table:table-cell>
          <table:table-cell table:formula="of:=FLOOR([.C7]/CEILING([.C7]/[.$B$34]))" office:value-type="float" office:value="3" calcext:value-type="float">
            <text:p>3</text:p>
          </table:table-cell>
          <table:table-cell table:formula="of:=FLOOR([.D7]/CEILING([.D7]/[.$B$34]))" office:value-type="float" office:value="4" calcext:value-type="float">
            <text:p>4</text:p>
          </table:table-cell>
          <table:table-cell table:formula="of:=FLOOR([.E7]/CEILING([.E7]/[.$B$34]))" office:value-type="float" office:value="6" calcext:value-type="float">
            <text:p>6</text:p>
          </table:table-cell>
          <table:table-cell table:formula="of:=FLOOR([.F7]/CEILING([.F7]/[.$B$34]))" office:value-type="float" office:value="24" calcext:value-type="float">
            <text:p>24</text:p>
          </table:table-cell>
          <table:table-cell/>
          <table:table-cell table:style-name="Default" table:formula="of:=FLOOR([.A7]/CEILING([.A7]/[.$I$34]))" office:value-type="float" office:value="0" calcext:value-type="float">
            <text:p>0</text:p>
          </table:table-cell>
          <table:table-cell table:style-name="Default" table:formula="of:=FLOOR([.B7]/CEILING([.B7]/[.$I$34]))" office:value-type="float" office:value="1" calcext:value-type="float">
            <text:p>1</text:p>
          </table:table-cell>
          <table:table-cell table:formula="of:=FLOOR([.C7]/CEILING([.C7]/[.$I$34]))" office:value-type="float" office:value="3" calcext:value-type="float">
            <text:p>3</text:p>
          </table:table-cell>
          <table:table-cell table:formula="of:=FLOOR([.D7]/CEILING([.D7]/[.$I$34]))" office:value-type="float" office:value="4" calcext:value-type="float">
            <text:p>4</text:p>
          </table:table-cell>
          <table:table-cell table:formula="of:=FLOOR([.E7]/CEILING([.E7]/[.$I$34]))" office:value-type="float" office:value="6" calcext:value-type="float">
            <text:p>6</text:p>
          </table:table-cell>
          <table:table-cell table:formula="of:=FLOOR([.F7]/CEILING([.F7]/[.$I$34]))" office:value-type="float" office:value="24" calcext:value-type="float">
            <text:p>24</text:p>
          </table:table-cell>
          <table:table-cell/>
          <table:table-cell table:style-name="Default" table:formula="of:=FLOOR([.A7]/CEILING([.A7]/[.$P$34]))" office:value-type="float" office:value="0" calcext:value-type="float">
            <text:p>0</text:p>
          </table:table-cell>
          <table:table-cell table:style-name="Default" table:formula="of:=FLOOR([.B7]/CEILING([.B7]/[.$P$34]))" office:value-type="float" office:value="1" calcext:value-type="float">
            <text:p>1</text:p>
          </table:table-cell>
          <table:table-cell table:formula="of:=FLOOR([.C7]/CEILING([.C7]/[.$P$34]))" office:value-type="float" office:value="3" calcext:value-type="float">
            <text:p>3</text:p>
          </table:table-cell>
          <table:table-cell table:formula="of:=FLOOR([.D7]/CEILING([.D7]/[.$P$34]))" office:value-type="float" office:value="4" calcext:value-type="float">
            <text:p>4</text:p>
          </table:table-cell>
          <table:table-cell table:formula="of:=FLOOR([.E7]/CEILING([.E7]/[.$P$34]))" office:value-type="float" office:value="6" calcext:value-type="float">
            <text:p>6</text:p>
          </table:table-cell>
          <table:table-cell table:formula="of:=FLOOR([.F7]/CEILING([.F7]/[.$P$34]))" office:value-type="float" office:value="24" calcext:value-type="float">
            <text:p>24</text:p>
          </table:table-cell>
          <table:table-cell/>
          <table:table-cell table:formula="of:=FLOOR([.A7]/CEILING([.A7]/[.$W$34]))" office:value-type="float" office:value="0" calcext:value-type="float">
            <text:p>0</text:p>
          </table:table-cell>
          <table:table-cell table:formula="of:=FLOOR([.B7]/CEILING([.B7]/[.$W$34]))" office:value-type="float" office:value="1" calcext:value-type="float">
            <text:p>1</text:p>
          </table:table-cell>
          <table:table-cell table:formula="of:=FLOOR([.C7]/CEILING([.C7]/[.$W$34]))" office:value-type="float" office:value="3" calcext:value-type="float">
            <text:p>3</text:p>
          </table:table-cell>
          <table:table-cell table:formula="of:=FLOOR([.D7]/CEILING([.D7]/[.$W$34]))" office:value-type="float" office:value="4" calcext:value-type="float">
            <text:p>4</text:p>
          </table:table-cell>
          <table:table-cell table:formula="of:=FLOOR([.E7]/CEILING([.E7]/[.$W$34]))" office:value-type="float" office:value="6" calcext:value-type="float">
            <text:p>6</text:p>
          </table:table-cell>
          <table:table-cell table:formula="of:=FLOOR([.F7]/CEILING([.F7]/[.$W$34]))" office:value-type="float" office:value="24" calcext:value-type="float">
            <text:p>24</text:p>
          </table:table-cell>
          <table:table-cell table:number-columns-repeated="997"/>
        </table:table-row>
        <table:table-row table:style-name="ro1">
          <table:table-cell table:formula="of:=FLOOR([.A8]/CEILING([.A8]/[.$B$34]))" office:value-type="float" office:value="0" calcext:value-type="float">
            <text:p>0</text:p>
          </table:table-cell>
          <table:table-cell table:formula="of:=FLOOR([.B8]/CEILING([.B8]/[.$B$34]))" office:value-type="float" office:value="2" calcext:value-type="float">
            <text:p>2</text:p>
          </table:table-cell>
          <table:table-cell table:formula="of:=FLOOR([.C8]/CEILING([.C8]/[.$B$34]))" office:value-type="float" office:value="6" calcext:value-type="float">
            <text:p>6</text:p>
          </table:table-cell>
          <table:table-cell table:formula="of:=FLOOR([.D8]/CEILING([.D8]/[.$B$34]))" office:value-type="float" office:value="8" calcext:value-type="float">
            <text:p>8</text:p>
          </table:table-cell>
          <table:table-cell table:formula="of:=FLOOR([.E8]/CEILING([.E8]/[.$B$34]))" office:value-type="float" office:value="12" calcext:value-type="float">
            <text:p>12</text:p>
          </table:table-cell>
          <table:table-cell table:formula="of:=FLOOR([.F8]/CEILING([.F8]/[.$B$34]))" office:value-type="float" office:value="48" calcext:value-type="float">
            <text:p>48</text:p>
          </table:table-cell>
          <table:table-cell/>
          <table:table-cell table:style-name="Default" table:formula="of:=FLOOR([.A8]/CEILING([.A8]/[.$I$34]))" office:value-type="float" office:value="0" calcext:value-type="float">
            <text:p>0</text:p>
          </table:table-cell>
          <table:table-cell table:style-name="Default" table:formula="of:=FLOOR([.B8]/CEILING([.B8]/[.$I$34]))" office:value-type="float" office:value="2" calcext:value-type="float">
            <text:p>2</text:p>
          </table:table-cell>
          <table:table-cell table:formula="of:=FLOOR([.C8]/CEILING([.C8]/[.$I$34]))" office:value-type="float" office:value="6" calcext:value-type="float">
            <text:p>6</text:p>
          </table:table-cell>
          <table:table-cell table:formula="of:=FLOOR([.D8]/CEILING([.D8]/[.$I$34]))" office:value-type="float" office:value="8" calcext:value-type="float">
            <text:p>8</text:p>
          </table:table-cell>
          <table:table-cell table:formula="of:=FLOOR([.E8]/CEILING([.E8]/[.$I$34]))" office:value-type="float" office:value="12" calcext:value-type="float">
            <text:p>12</text:p>
          </table:table-cell>
          <table:table-cell table:formula="of:=FLOOR([.F8]/CEILING([.F8]/[.$I$34]))" office:value-type="float" office:value="48" calcext:value-type="float">
            <text:p>48</text:p>
          </table:table-cell>
          <table:table-cell/>
          <table:table-cell table:style-name="Default" table:formula="of:=FLOOR([.A8]/CEILING([.A8]/[.$P$34]))" office:value-type="float" office:value="0" calcext:value-type="float">
            <text:p>0</text:p>
          </table:table-cell>
          <table:table-cell table:style-name="Default" table:formula="of:=FLOOR([.B8]/CEILING([.B8]/[.$P$34]))" office:value-type="float" office:value="2" calcext:value-type="float">
            <text:p>2</text:p>
          </table:table-cell>
          <table:table-cell table:formula="of:=FLOOR([.C8]/CEILING([.C8]/[.$P$34]))" office:value-type="float" office:value="6" calcext:value-type="float">
            <text:p>6</text:p>
          </table:table-cell>
          <table:table-cell table:formula="of:=FLOOR([.D8]/CEILING([.D8]/[.$P$34]))" office:value-type="float" office:value="8" calcext:value-type="float">
            <text:p>8</text:p>
          </table:table-cell>
          <table:table-cell table:formula="of:=FLOOR([.E8]/CEILING([.E8]/[.$P$34]))" office:value-type="float" office:value="12" calcext:value-type="float">
            <text:p>12</text:p>
          </table:table-cell>
          <table:table-cell table:formula="of:=FLOOR([.F8]/CEILING([.F8]/[.$P$34]))" office:value-type="float" office:value="48" calcext:value-type="float">
            <text:p>48</text:p>
          </table:table-cell>
          <table:table-cell/>
          <table:table-cell table:formula="of:=FLOOR([.A8]/CEILING([.A8]/[.$W$34]))" office:value-type="float" office:value="0" calcext:value-type="float">
            <text:p>0</text:p>
          </table:table-cell>
          <table:table-cell table:formula="of:=FLOOR([.B8]/CEILING([.B8]/[.$W$34]))" office:value-type="float" office:value="2" calcext:value-type="float">
            <text:p>2</text:p>
          </table:table-cell>
          <table:table-cell table:formula="of:=FLOOR([.C8]/CEILING([.C8]/[.$W$34]))" office:value-type="float" office:value="6" calcext:value-type="float">
            <text:p>6</text:p>
          </table:table-cell>
          <table:table-cell table:formula="of:=FLOOR([.D8]/CEILING([.D8]/[.$W$34]))" office:value-type="float" office:value="8" calcext:value-type="float">
            <text:p>8</text:p>
          </table:table-cell>
          <table:table-cell table:formula="of:=FLOOR([.E8]/CEILING([.E8]/[.$W$34]))" office:value-type="float" office:value="12" calcext:value-type="float">
            <text:p>12</text:p>
          </table:table-cell>
          <table:table-cell table:formula="of:=FLOOR([.F8]/CEILING([.F8]/[.$W$34]))" office:value-type="float" office:value="48" calcext:value-type="float">
            <text:p>48</text:p>
          </table:table-cell>
          <table:table-cell table:number-columns-repeated="997"/>
        </table:table-row>
        <table:table-row table:style-name="ro1">
          <table:table-cell table:formula="of:=FLOOR([.A9]/CEILING([.A9]/[.$B$34]))" office:value-type="float" office:value="0" calcext:value-type="float">
            <text:p>0</text:p>
          </table:table-cell>
          <table:table-cell table:formula="of:=FLOOR([.B9]/CEILING([.B9]/[.$B$34]))" office:value-type="float" office:value="3" calcext:value-type="float">
            <text:p>3</text:p>
          </table:table-cell>
          <table:table-cell table:formula="of:=FLOOR([.C9]/CEILING([.C9]/[.$B$34]))" office:value-type="float" office:value="9" calcext:value-type="float">
            <text:p>9</text:p>
          </table:table-cell>
          <table:table-cell table:formula="of:=FLOOR([.D9]/CEILING([.D9]/[.$B$34]))" office:value-type="float" office:value="12" calcext:value-type="float">
            <text:p>12</text:p>
          </table:table-cell>
          <table:table-cell table:formula="of:=FLOOR([.E9]/CEILING([.E9]/[.$B$34]))" office:value-type="float" office:value="18" calcext:value-type="float">
            <text:p>18</text:p>
          </table:table-cell>
          <table:table-cell table:formula="of:=FLOOR([.F9]/CEILING([.F9]/[.$B$34]))" office:value-type="float" office:value="72" calcext:value-type="float">
            <text:p>72</text:p>
          </table:table-cell>
          <table:table-cell/>
          <table:table-cell table:style-name="Default" table:formula="of:=FLOOR([.A9]/CEILING([.A9]/[.$I$34]))" office:value-type="float" office:value="0" calcext:value-type="float">
            <text:p>0</text:p>
          </table:table-cell>
          <table:table-cell table:style-name="Default" table:formula="of:=FLOOR([.B9]/CEILING([.B9]/[.$I$34]))" office:value-type="float" office:value="3" calcext:value-type="float">
            <text:p>3</text:p>
          </table:table-cell>
          <table:table-cell table:formula="of:=FLOOR([.C9]/CEILING([.C9]/[.$I$34]))" office:value-type="float" office:value="9" calcext:value-type="float">
            <text:p>9</text:p>
          </table:table-cell>
          <table:table-cell table:formula="of:=FLOOR([.D9]/CEILING([.D9]/[.$I$34]))" office:value-type="float" office:value="12" calcext:value-type="float">
            <text:p>12</text:p>
          </table:table-cell>
          <table:table-cell table:formula="of:=FLOOR([.E9]/CEILING([.E9]/[.$I$34]))" office:value-type="float" office:value="18" calcext:value-type="float">
            <text:p>18</text:p>
          </table:table-cell>
          <table:table-cell table:formula="of:=FLOOR([.F9]/CEILING([.F9]/[.$I$34]))" office:value-type="float" office:value="72" calcext:value-type="float">
            <text:p>72</text:p>
          </table:table-cell>
          <table:table-cell/>
          <table:table-cell table:style-name="Default" table:formula="of:=FLOOR([.A9]/CEILING([.A9]/[.$P$34]))" office:value-type="float" office:value="0" calcext:value-type="float">
            <text:p>0</text:p>
          </table:table-cell>
          <table:table-cell table:style-name="Default" table:formula="of:=FLOOR([.B9]/CEILING([.B9]/[.$P$34]))" office:value-type="float" office:value="3" calcext:value-type="float">
            <text:p>3</text:p>
          </table:table-cell>
          <table:table-cell table:formula="of:=FLOOR([.C9]/CEILING([.C9]/[.$P$34]))" office:value-type="float" office:value="9" calcext:value-type="float">
            <text:p>9</text:p>
          </table:table-cell>
          <table:table-cell table:formula="of:=FLOOR([.D9]/CEILING([.D9]/[.$P$34]))" office:value-type="float" office:value="12" calcext:value-type="float">
            <text:p>12</text:p>
          </table:table-cell>
          <table:table-cell table:formula="of:=FLOOR([.E9]/CEILING([.E9]/[.$P$34]))" office:value-type="float" office:value="18" calcext:value-type="float">
            <text:p>18</text:p>
          </table:table-cell>
          <table:table-cell table:formula="of:=FLOOR([.F9]/CEILING([.F9]/[.$P$34]))" office:value-type="float" office:value="72" calcext:value-type="float">
            <text:p>72</text:p>
          </table:table-cell>
          <table:table-cell/>
          <table:table-cell table:formula="of:=FLOOR([.A9]/CEILING([.A9]/[.$W$34]))" office:value-type="float" office:value="0" calcext:value-type="float">
            <text:p>0</text:p>
          </table:table-cell>
          <table:table-cell table:formula="of:=FLOOR([.B9]/CEILING([.B9]/[.$W$34]))" office:value-type="float" office:value="3" calcext:value-type="float">
            <text:p>3</text:p>
          </table:table-cell>
          <table:table-cell table:formula="of:=FLOOR([.C9]/CEILING([.C9]/[.$W$34]))" office:value-type="float" office:value="9" calcext:value-type="float">
            <text:p>9</text:p>
          </table:table-cell>
          <table:table-cell table:formula="of:=FLOOR([.D9]/CEILING([.D9]/[.$W$34]))" office:value-type="float" office:value="12" calcext:value-type="float">
            <text:p>12</text:p>
          </table:table-cell>
          <table:table-cell table:formula="of:=FLOOR([.E9]/CEILING([.E9]/[.$W$34]))" office:value-type="float" office:value="18" calcext:value-type="float">
            <text:p>18</text:p>
          </table:table-cell>
          <table:table-cell table:formula="of:=FLOOR([.F9]/CEILING([.F9]/[.$W$34]))" office:value-type="float" office:value="72" calcext:value-type="float">
            <text:p>72</text:p>
          </table:table-cell>
          <table:table-cell table:number-columns-repeated="997"/>
        </table:table-row>
        <table:table-row table:style-name="ro1">
          <table:table-cell table:formula="of:=FLOOR([.A10]/CEILING([.A10]/[.$B$34]))" office:value-type="float" office:value="1" calcext:value-type="float">
            <text:p>1</text:p>
          </table:table-cell>
          <table:table-cell table:formula="of:=FLOOR([.B10]/CEILING([.B10]/[.$B$34]))" office:value-type="float" office:value="4" calcext:value-type="float">
            <text:p>4</text:p>
          </table:table-cell>
          <table:table-cell table:formula="of:=FLOOR([.C10]/CEILING([.C10]/[.$B$34]))" office:value-type="float" office:value="12" calcext:value-type="float">
            <text:p>12</text:p>
          </table:table-cell>
          <table:table-cell table:formula="of:=FLOOR([.D10]/CEILING([.D10]/[.$B$34]))" office:value-type="float" office:value="16" calcext:value-type="float">
            <text:p>16</text:p>
          </table:table-cell>
          <table:table-cell table:formula="of:=FLOOR([.E10]/CEILING([.E10]/[.$B$34]))" office:value-type="float" office:value="24" calcext:value-type="float">
            <text:p>24</text:p>
          </table:table-cell>
          <table:table-cell table:formula="of:=FLOOR([.F10]/CEILING([.F10]/[.$B$34]))" office:value-type="float" office:value="96" calcext:value-type="float">
            <text:p>96</text:p>
          </table:table-cell>
          <table:table-cell/>
          <table:table-cell table:style-name="Default" table:formula="of:=FLOOR([.A10]/CEILING([.A10]/[.$I$34]))" office:value-type="float" office:value="1" calcext:value-type="float">
            <text:p>1</text:p>
          </table:table-cell>
          <table:table-cell table:style-name="Default" table:formula="of:=FLOOR([.B10]/CEILING([.B10]/[.$I$34]))" office:value-type="float" office:value="4" calcext:value-type="float">
            <text:p>4</text:p>
          </table:table-cell>
          <table:table-cell table:formula="of:=FLOOR([.C10]/CEILING([.C10]/[.$I$34]))" office:value-type="float" office:value="12" calcext:value-type="float">
            <text:p>12</text:p>
          </table:table-cell>
          <table:table-cell table:formula="of:=FLOOR([.D10]/CEILING([.D10]/[.$I$34]))" office:value-type="float" office:value="16" calcext:value-type="float">
            <text:p>16</text:p>
          </table:table-cell>
          <table:table-cell table:formula="of:=FLOOR([.E10]/CEILING([.E10]/[.$I$34]))" office:value-type="float" office:value="24" calcext:value-type="float">
            <text:p>24</text:p>
          </table:table-cell>
          <table:table-cell table:formula="of:=FLOOR([.F10]/CEILING([.F10]/[.$I$34]))" office:value-type="float" office:value="96" calcext:value-type="float">
            <text:p>96</text:p>
          </table:table-cell>
          <table:table-cell/>
          <table:table-cell table:style-name="Default" table:formula="of:=FLOOR([.A10]/CEILING([.A10]/[.$P$34]))" office:value-type="float" office:value="1" calcext:value-type="float">
            <text:p>1</text:p>
          </table:table-cell>
          <table:table-cell table:style-name="Default" table:formula="of:=FLOOR([.B10]/CEILING([.B10]/[.$P$34]))" office:value-type="float" office:value="4" calcext:value-type="float">
            <text:p>4</text:p>
          </table:table-cell>
          <table:table-cell table:formula="of:=FLOOR([.C10]/CEILING([.C10]/[.$P$34]))" office:value-type="float" office:value="12" calcext:value-type="float">
            <text:p>12</text:p>
          </table:table-cell>
          <table:table-cell table:formula="of:=FLOOR([.D10]/CEILING([.D10]/[.$P$34]))" office:value-type="float" office:value="16" calcext:value-type="float">
            <text:p>16</text:p>
          </table:table-cell>
          <table:table-cell table:formula="of:=FLOOR([.E10]/CEILING([.E10]/[.$P$34]))" office:value-type="float" office:value="24" calcext:value-type="float">
            <text:p>24</text:p>
          </table:table-cell>
          <table:table-cell table:formula="of:=FLOOR([.F10]/CEILING([.F10]/[.$P$34]))" office:value-type="float" office:value="96" calcext:value-type="float">
            <text:p>96</text:p>
          </table:table-cell>
          <table:table-cell/>
          <table:table-cell table:formula="of:=FLOOR([.A10]/CEILING([.A10]/[.$W$34]))" office:value-type="float" office:value="1" calcext:value-type="float">
            <text:p>1</text:p>
          </table:table-cell>
          <table:table-cell table:formula="of:=FLOOR([.B10]/CEILING([.B10]/[.$W$34]))" office:value-type="float" office:value="4" calcext:value-type="float">
            <text:p>4</text:p>
          </table:table-cell>
          <table:table-cell table:formula="of:=FLOOR([.C10]/CEILING([.C10]/[.$W$34]))" office:value-type="float" office:value="12" calcext:value-type="float">
            <text:p>12</text:p>
          </table:table-cell>
          <table:table-cell table:formula="of:=FLOOR([.D10]/CEILING([.D10]/[.$W$34]))" office:value-type="float" office:value="16" calcext:value-type="float">
            <text:p>16</text:p>
          </table:table-cell>
          <table:table-cell table:formula="of:=FLOOR([.E10]/CEILING([.E10]/[.$W$34]))" office:value-type="float" office:value="24" calcext:value-type="float">
            <text:p>24</text:p>
          </table:table-cell>
          <table:table-cell table:formula="of:=FLOOR([.F10]/CEILING([.F10]/[.$W$34]))" office:value-type="float" office:value="96" calcext:value-type="float">
            <text:p>96</text:p>
          </table:table-cell>
          <table:table-cell table:number-columns-repeated="997"/>
        </table:table-row>
        <table:table-row table:style-name="ro1">
          <table:table-cell table:formula="of:=FLOOR([.A11]/CEILING([.A11]/[.$B$34]))" office:value-type="float" office:value="1" calcext:value-type="float">
            <text:p>1</text:p>
          </table:table-cell>
          <table:table-cell table:formula="of:=FLOOR([.B11]/CEILING([.B11]/[.$B$34]))" office:value-type="float" office:value="6" calcext:value-type="float">
            <text:p>6</text:p>
          </table:table-cell>
          <table:table-cell table:formula="of:=FLOOR([.C11]/CEILING([.C11]/[.$B$34]))" office:value-type="float" office:value="18" calcext:value-type="float">
            <text:p>18</text:p>
          </table:table-cell>
          <table:table-cell table:formula="of:=FLOOR([.D11]/CEILING([.D11]/[.$B$34]))" office:value-type="float" office:value="24" calcext:value-type="float">
            <text:p>24</text:p>
          </table:table-cell>
          <table:table-cell table:formula="of:=FLOOR([.E11]/CEILING([.E11]/[.$B$34]))" office:value-type="float" office:value="36" calcext:value-type="float">
            <text:p>36</text:p>
          </table:table-cell>
          <table:table-cell table:formula="of:=FLOOR([.F11]/CEILING([.F11]/[.$B$34]))" office:value-type="float" office:value="144" calcext:value-type="float">
            <text:p>144</text:p>
          </table:table-cell>
          <table:table-cell/>
          <table:table-cell table:style-name="Default" table:formula="of:=FLOOR([.A11]/CEILING([.A11]/[.$I$34]))" office:value-type="float" office:value="1" calcext:value-type="float">
            <text:p>1</text:p>
          </table:table-cell>
          <table:table-cell table:style-name="Default" table:formula="of:=FLOOR([.B11]/CEILING([.B11]/[.$I$34]))" office:value-type="float" office:value="6" calcext:value-type="float">
            <text:p>6</text:p>
          </table:table-cell>
          <table:table-cell table:formula="of:=FLOOR([.C11]/CEILING([.C11]/[.$I$34]))" office:value-type="float" office:value="18" calcext:value-type="float">
            <text:p>18</text:p>
          </table:table-cell>
          <table:table-cell table:formula="of:=FLOOR([.D11]/CEILING([.D11]/[.$I$34]))" office:value-type="float" office:value="24" calcext:value-type="float">
            <text:p>24</text:p>
          </table:table-cell>
          <table:table-cell table:formula="of:=FLOOR([.E11]/CEILING([.E11]/[.$I$34]))" office:value-type="float" office:value="36" calcext:value-type="float">
            <text:p>36</text:p>
          </table:table-cell>
          <table:table-cell table:formula="of:=FLOOR([.F11]/CEILING([.F11]/[.$I$34]))" office:value-type="float" office:value="144" calcext:value-type="float">
            <text:p>144</text:p>
          </table:table-cell>
          <table:table-cell/>
          <table:table-cell table:style-name="Default" table:formula="of:=FLOOR([.A11]/CEILING([.A11]/[.$P$34]))" office:value-type="float" office:value="1" calcext:value-type="float">
            <text:p>1</text:p>
          </table:table-cell>
          <table:table-cell table:style-name="Default" table:formula="of:=FLOOR([.B11]/CEILING([.B11]/[.$P$34]))" office:value-type="float" office:value="6" calcext:value-type="float">
            <text:p>6</text:p>
          </table:table-cell>
          <table:table-cell table:formula="of:=FLOOR([.C11]/CEILING([.C11]/[.$P$34]))" office:value-type="float" office:value="18" calcext:value-type="float">
            <text:p>18</text:p>
          </table:table-cell>
          <table:table-cell table:formula="of:=FLOOR([.D11]/CEILING([.D11]/[.$P$34]))" office:value-type="float" office:value="24" calcext:value-type="float">
            <text:p>24</text:p>
          </table:table-cell>
          <table:table-cell table:formula="of:=FLOOR([.E11]/CEILING([.E11]/[.$P$34]))" office:value-type="float" office:value="36" calcext:value-type="float">
            <text:p>36</text:p>
          </table:table-cell>
          <table:table-cell table:formula="of:=FLOOR([.F11]/CEILING([.F11]/[.$P$34]))" office:value-type="float" office:value="144" calcext:value-type="float">
            <text:p>144</text:p>
          </table:table-cell>
          <table:table-cell/>
          <table:table-cell table:formula="of:=FLOOR([.A11]/CEILING([.A11]/[.$W$34]))" office:value-type="float" office:value="1" calcext:value-type="float">
            <text:p>1</text:p>
          </table:table-cell>
          <table:table-cell table:formula="of:=FLOOR([.B11]/CEILING([.B11]/[.$W$34]))" office:value-type="float" office:value="6" calcext:value-type="float">
            <text:p>6</text:p>
          </table:table-cell>
          <table:table-cell table:formula="of:=FLOOR([.C11]/CEILING([.C11]/[.$W$34]))" office:value-type="float" office:value="18" calcext:value-type="float">
            <text:p>18</text:p>
          </table:table-cell>
          <table:table-cell table:formula="of:=FLOOR([.D11]/CEILING([.D11]/[.$W$34]))" office:value-type="float" office:value="24" calcext:value-type="float">
            <text:p>24</text:p>
          </table:table-cell>
          <table:table-cell table:formula="of:=FLOOR([.E11]/CEILING([.E11]/[.$W$34]))" office:value-type="float" office:value="36" calcext:value-type="float">
            <text:p>36</text:p>
          </table:table-cell>
          <table:table-cell table:formula="of:=FLOOR([.F11]/CEILING([.F11]/[.$W$34]))" office:value-type="float" office:value="144" calcext:value-type="float">
            <text:p>144</text:p>
          </table:table-cell>
          <table:table-cell table:number-columns-repeated="997"/>
        </table:table-row>
        <table:table-row table:style-name="ro1">
          <table:table-cell table:formula="of:=FLOOR([.A12]/CEILING([.A12]/[.$B$34]))" office:value-type="float" office:value="2" calcext:value-type="float">
            <text:p>2</text:p>
          </table:table-cell>
          <table:table-cell table:formula="of:=FLOOR([.B12]/CEILING([.B12]/[.$B$34]))" office:value-type="float" office:value="9" calcext:value-type="float">
            <text:p>9</text:p>
          </table:table-cell>
          <table:table-cell table:formula="of:=FLOOR([.C12]/CEILING([.C12]/[.$B$34]))" office:value-type="float" office:value="27" calcext:value-type="float">
            <text:p>27</text:p>
          </table:table-cell>
          <table:table-cell table:formula="of:=FLOOR([.D12]/CEILING([.D12]/[.$B$34]))" office:value-type="float" office:value="36" calcext:value-type="float">
            <text:p>36</text:p>
          </table:table-cell>
          <table:table-cell table:formula="of:=FLOOR([.E12]/CEILING([.E12]/[.$B$34]))" office:value-type="float" office:value="54" calcext:value-type="float">
            <text:p>54</text:p>
          </table:table-cell>
          <table:table-cell table:formula="of:=FLOOR([.F12]/CEILING([.F12]/[.$B$34]))" office:value-type="float" office:value="216" calcext:value-type="float">
            <text:p>216</text:p>
          </table:table-cell>
          <table:table-cell/>
          <table:table-cell table:style-name="Default" table:formula="of:=FLOOR([.A12]/CEILING([.A12]/[.$I$34]))" office:value-type="float" office:value="2" calcext:value-type="float">
            <text:p>2</text:p>
          </table:table-cell>
          <table:table-cell table:style-name="Default" table:formula="of:=FLOOR([.B12]/CEILING([.B12]/[.$I$34]))" office:value-type="float" office:value="9" calcext:value-type="float">
            <text:p>9</text:p>
          </table:table-cell>
          <table:table-cell table:formula="of:=FLOOR([.C12]/CEILING([.C12]/[.$I$34]))" office:value-type="float" office:value="27" calcext:value-type="float">
            <text:p>27</text:p>
          </table:table-cell>
          <table:table-cell table:formula="of:=FLOOR([.D12]/CEILING([.D12]/[.$I$34]))" office:value-type="float" office:value="36" calcext:value-type="float">
            <text:p>36</text:p>
          </table:table-cell>
          <table:table-cell table:formula="of:=FLOOR([.E12]/CEILING([.E12]/[.$I$34]))" office:value-type="float" office:value="54" calcext:value-type="float">
            <text:p>54</text:p>
          </table:table-cell>
          <table:table-cell table:formula="of:=FLOOR([.F12]/CEILING([.F12]/[.$I$34]))" office:value-type="float" office:value="216" calcext:value-type="float">
            <text:p>216</text:p>
          </table:table-cell>
          <table:table-cell/>
          <table:table-cell table:style-name="Default" table:formula="of:=FLOOR([.A12]/CEILING([.A12]/[.$P$34]))" office:value-type="float" office:value="2" calcext:value-type="float">
            <text:p>2</text:p>
          </table:table-cell>
          <table:table-cell table:style-name="Default" table:formula="of:=FLOOR([.B12]/CEILING([.B12]/[.$P$34]))" office:value-type="float" office:value="9" calcext:value-type="float">
            <text:p>9</text:p>
          </table:table-cell>
          <table:table-cell table:formula="of:=FLOOR([.C12]/CEILING([.C12]/[.$P$34]))" office:value-type="float" office:value="27" calcext:value-type="float">
            <text:p>27</text:p>
          </table:table-cell>
          <table:table-cell table:formula="of:=FLOOR([.D12]/CEILING([.D12]/[.$P$34]))" office:value-type="float" office:value="36" calcext:value-type="float">
            <text:p>36</text:p>
          </table:table-cell>
          <table:table-cell table:formula="of:=FLOOR([.E12]/CEILING([.E12]/[.$P$34]))" office:value-type="float" office:value="54" calcext:value-type="float">
            <text:p>54</text:p>
          </table:table-cell>
          <table:table-cell table:formula="of:=FLOOR([.F12]/CEILING([.F12]/[.$P$34]))" office:value-type="float" office:value="216" calcext:value-type="float">
            <text:p>216</text:p>
          </table:table-cell>
          <table:table-cell/>
          <table:table-cell table:formula="of:=FLOOR([.A12]/CEILING([.A12]/[.$W$34]))" office:value-type="float" office:value="2" calcext:value-type="float">
            <text:p>2</text:p>
          </table:table-cell>
          <table:table-cell table:formula="of:=FLOOR([.B12]/CEILING([.B12]/[.$W$34]))" office:value-type="float" office:value="9" calcext:value-type="float">
            <text:p>9</text:p>
          </table:table-cell>
          <table:table-cell table:formula="of:=FLOOR([.C12]/CEILING([.C12]/[.$W$34]))" office:value-type="float" office:value="27" calcext:value-type="float">
            <text:p>27</text:p>
          </table:table-cell>
          <table:table-cell table:formula="of:=FLOOR([.D12]/CEILING([.D12]/[.$W$34]))" office:value-type="float" office:value="36" calcext:value-type="float">
            <text:p>36</text:p>
          </table:table-cell>
          <table:table-cell table:formula="of:=FLOOR([.E12]/CEILING([.E12]/[.$W$34]))" office:value-type="float" office:value="54" calcext:value-type="float">
            <text:p>54</text:p>
          </table:table-cell>
          <table:table-cell table:formula="of:=FLOOR([.F12]/CEILING([.F12]/[.$W$34]))" office:value-type="float" office:value="216" calcext:value-type="float">
            <text:p>216</text:p>
          </table:table-cell>
          <table:table-cell table:number-columns-repeated="997"/>
        </table:table-row>
        <table:table-row table:style-name="ro1">
          <table:table-cell table:formula="of:=FLOOR([.A13]/CEILING([.A13]/[.$B$34]))" office:value-type="float" office:value="3" calcext:value-type="float">
            <text:p>3</text:p>
          </table:table-cell>
          <table:table-cell table:formula="of:=FLOOR([.B13]/CEILING([.B13]/[.$B$34]))" office:value-type="float" office:value="13" calcext:value-type="float">
            <text:p>13</text:p>
          </table:table-cell>
          <table:table-cell table:formula="of:=FLOOR([.C13]/CEILING([.C13]/[.$B$34]))" office:value-type="float" office:value="39" calcext:value-type="float">
            <text:p>39</text:p>
          </table:table-cell>
          <table:table-cell table:formula="of:=FLOOR([.D13]/CEILING([.D13]/[.$B$34]))" office:value-type="float" office:value="52" calcext:value-type="float">
            <text:p>52</text:p>
          </table:table-cell>
          <table:table-cell table:formula="of:=FLOOR([.E13]/CEILING([.E13]/[.$B$34]))" office:value-type="float" office:value="78" calcext:value-type="float">
            <text:p>78</text:p>
          </table:table-cell>
          <table:table-cell table:formula="of:=FLOOR([.F13]/CEILING([.F13]/[.$B$34]))" office:value-type="float" office:value="312" calcext:value-type="float">
            <text:p>312</text:p>
          </table:table-cell>
          <table:table-cell/>
          <table:table-cell table:style-name="Default" table:formula="of:=FLOOR([.A13]/CEILING([.A13]/[.$I$34]))" office:value-type="float" office:value="3" calcext:value-type="float">
            <text:p>3</text:p>
          </table:table-cell>
          <table:table-cell table:style-name="Default" table:formula="of:=FLOOR([.B13]/CEILING([.B13]/[.$I$34]))" office:value-type="float" office:value="13" calcext:value-type="float">
            <text:p>13</text:p>
          </table:table-cell>
          <table:table-cell table:formula="of:=FLOOR([.C13]/CEILING([.C13]/[.$I$34]))" office:value-type="float" office:value="39" calcext:value-type="float">
            <text:p>39</text:p>
          </table:table-cell>
          <table:table-cell table:formula="of:=FLOOR([.D13]/CEILING([.D13]/[.$I$34]))" office:value-type="float" office:value="52" calcext:value-type="float">
            <text:p>52</text:p>
          </table:table-cell>
          <table:table-cell table:formula="of:=FLOOR([.E13]/CEILING([.E13]/[.$I$34]))" office:value-type="float" office:value="78" calcext:value-type="float">
            <text:p>78</text:p>
          </table:table-cell>
          <table:table-cell table:formula="of:=FLOOR([.F13]/CEILING([.F13]/[.$I$34]))" office:value-type="float" office:value="312" calcext:value-type="float">
            <text:p>312</text:p>
          </table:table-cell>
          <table:table-cell/>
          <table:table-cell table:style-name="Default" table:formula="of:=FLOOR([.A13]/CEILING([.A13]/[.$P$34]))" office:value-type="float" office:value="3" calcext:value-type="float">
            <text:p>3</text:p>
          </table:table-cell>
          <table:table-cell table:style-name="Default" table:formula="of:=FLOOR([.B13]/CEILING([.B13]/[.$P$34]))" office:value-type="float" office:value="13" calcext:value-type="float">
            <text:p>13</text:p>
          </table:table-cell>
          <table:table-cell table:formula="of:=FLOOR([.C13]/CEILING([.C13]/[.$P$34]))" office:value-type="float" office:value="39" calcext:value-type="float">
            <text:p>39</text:p>
          </table:table-cell>
          <table:table-cell table:formula="of:=FLOOR([.D13]/CEILING([.D13]/[.$P$34]))" office:value-type="float" office:value="52" calcext:value-type="float">
            <text:p>52</text:p>
          </table:table-cell>
          <table:table-cell table:formula="of:=FLOOR([.E13]/CEILING([.E13]/[.$P$34]))" office:value-type="float" office:value="78" calcext:value-type="float">
            <text:p>78</text:p>
          </table:table-cell>
          <table:table-cell table:formula="of:=FLOOR([.F13]/CEILING([.F13]/[.$P$34]))" office:value-type="float" office:value="312" calcext:value-type="float">
            <text:p>312</text:p>
          </table:table-cell>
          <table:table-cell/>
          <table:table-cell table:formula="of:=FLOOR([.A13]/CEILING([.A13]/[.$W$34]))" office:value-type="float" office:value="3" calcext:value-type="float">
            <text:p>3</text:p>
          </table:table-cell>
          <table:table-cell table:formula="of:=FLOOR([.B13]/CEILING([.B13]/[.$W$34]))" office:value-type="float" office:value="13" calcext:value-type="float">
            <text:p>13</text:p>
          </table:table-cell>
          <table:table-cell table:formula="of:=FLOOR([.C13]/CEILING([.C13]/[.$W$34]))" office:value-type="float" office:value="39" calcext:value-type="float">
            <text:p>39</text:p>
          </table:table-cell>
          <table:table-cell table:formula="of:=FLOOR([.D13]/CEILING([.D13]/[.$W$34]))" office:value-type="float" office:value="52" calcext:value-type="float">
            <text:p>52</text:p>
          </table:table-cell>
          <table:table-cell table:formula="of:=FLOOR([.E13]/CEILING([.E13]/[.$W$34]))" office:value-type="float" office:value="78" calcext:value-type="float">
            <text:p>78</text:p>
          </table:table-cell>
          <table:table-cell table:formula="of:=FLOOR([.F13]/CEILING([.F13]/[.$W$34]))" office:value-type="float" office:value="312" calcext:value-type="float">
            <text:p>312</text:p>
          </table:table-cell>
          <table:table-cell table:number-columns-repeated="997"/>
        </table:table-row>
        <table:table-row table:style-name="ro1">
          <table:table-cell table:formula="of:=FLOOR([.A14]/CEILING([.A14]/[.$B$34]))" office:value-type="float" office:value="4" calcext:value-type="float">
            <text:p>4</text:p>
          </table:table-cell>
          <table:table-cell table:formula="of:=FLOOR([.B14]/CEILING([.B14]/[.$B$34]))" office:value-type="float" office:value="19" calcext:value-type="float">
            <text:p>19</text:p>
          </table:table-cell>
          <table:table-cell table:formula="of:=FLOOR([.C14]/CEILING([.C14]/[.$B$34]))" office:value-type="float" office:value="57" calcext:value-type="float">
            <text:p>57</text:p>
          </table:table-cell>
          <table:table-cell table:formula="of:=FLOOR([.D14]/CEILING([.D14]/[.$B$34]))" office:value-type="float" office:value="76" calcext:value-type="float">
            <text:p>76</text:p>
          </table:table-cell>
          <table:table-cell table:formula="of:=FLOOR([.E14]/CEILING([.E14]/[.$B$34]))" office:value-type="float" office:value="114" calcext:value-type="float">
            <text:p>114</text:p>
          </table:table-cell>
          <table:table-cell table:formula="of:=FLOOR([.F14]/CEILING([.F14]/[.$B$34]))" office:value-type="float" office:value="456" calcext:value-type="float">
            <text:p>456</text:p>
          </table:table-cell>
          <table:table-cell/>
          <table:table-cell table:style-name="Default" table:formula="of:=FLOOR([.A14]/CEILING([.A14]/[.$I$34]))" office:value-type="float" office:value="4" calcext:value-type="float">
            <text:p>4</text:p>
          </table:table-cell>
          <table:table-cell table:style-name="Default" table:formula="of:=FLOOR([.B14]/CEILING([.B14]/[.$I$34]))" office:value-type="float" office:value="19" calcext:value-type="float">
            <text:p>19</text:p>
          </table:table-cell>
          <table:table-cell table:formula="of:=FLOOR([.C14]/CEILING([.C14]/[.$I$34]))" office:value-type="float" office:value="57" calcext:value-type="float">
            <text:p>57</text:p>
          </table:table-cell>
          <table:table-cell table:formula="of:=FLOOR([.D14]/CEILING([.D14]/[.$I$34]))" office:value-type="float" office:value="76" calcext:value-type="float">
            <text:p>76</text:p>
          </table:table-cell>
          <table:table-cell table:formula="of:=FLOOR([.E14]/CEILING([.E14]/[.$I$34]))" office:value-type="float" office:value="114" calcext:value-type="float">
            <text:p>114</text:p>
          </table:table-cell>
          <table:table-cell table:formula="of:=FLOOR([.F14]/CEILING([.F14]/[.$I$34]))" office:value-type="float" office:value="456" calcext:value-type="float">
            <text:p>456</text:p>
          </table:table-cell>
          <table:table-cell/>
          <table:table-cell table:style-name="Default" table:formula="of:=FLOOR([.A14]/CEILING([.A14]/[.$P$34]))" office:value-type="float" office:value="4" calcext:value-type="float">
            <text:p>4</text:p>
          </table:table-cell>
          <table:table-cell table:style-name="Default" table:formula="of:=FLOOR([.B14]/CEILING([.B14]/[.$P$34]))" office:value-type="float" office:value="19" calcext:value-type="float">
            <text:p>19</text:p>
          </table:table-cell>
          <table:table-cell table:formula="of:=FLOOR([.C14]/CEILING([.C14]/[.$P$34]))" office:value-type="float" office:value="57" calcext:value-type="float">
            <text:p>57</text:p>
          </table:table-cell>
          <table:table-cell table:formula="of:=FLOOR([.D14]/CEILING([.D14]/[.$P$34]))" office:value-type="float" office:value="76" calcext:value-type="float">
            <text:p>76</text:p>
          </table:table-cell>
          <table:table-cell table:formula="of:=FLOOR([.E14]/CEILING([.E14]/[.$P$34]))" office:value-type="float" office:value="114" calcext:value-type="float">
            <text:p>114</text:p>
          </table:table-cell>
          <table:table-cell table:formula="of:=FLOOR([.F14]/CEILING([.F14]/[.$P$34]))" office:value-type="float" office:value="456" calcext:value-type="float">
            <text:p>456</text:p>
          </table:table-cell>
          <table:table-cell/>
          <table:table-cell table:formula="of:=FLOOR([.A14]/CEILING([.A14]/[.$W$34]))" office:value-type="float" office:value="4" calcext:value-type="float">
            <text:p>4</text:p>
          </table:table-cell>
          <table:table-cell table:formula="of:=FLOOR([.B14]/CEILING([.B14]/[.$W$34]))" office:value-type="float" office:value="19" calcext:value-type="float">
            <text:p>19</text:p>
          </table:table-cell>
          <table:table-cell table:formula="of:=FLOOR([.C14]/CEILING([.C14]/[.$W$34]))" office:value-type="float" office:value="57" calcext:value-type="float">
            <text:p>57</text:p>
          </table:table-cell>
          <table:table-cell table:formula="of:=FLOOR([.D14]/CEILING([.D14]/[.$W$34]))" office:value-type="float" office:value="76" calcext:value-type="float">
            <text:p>76</text:p>
          </table:table-cell>
          <table:table-cell table:formula="of:=FLOOR([.E14]/CEILING([.E14]/[.$W$34]))" office:value-type="float" office:value="114" calcext:value-type="float">
            <text:p>114</text:p>
          </table:table-cell>
          <table:table-cell table:formula="of:=FLOOR([.F14]/CEILING([.F14]/[.$W$34]))" office:value-type="float" office:value="456" calcext:value-type="float">
            <text:p>456</text:p>
          </table:table-cell>
          <table:table-cell table:number-columns-repeated="997"/>
        </table:table-row>
        <table:table-row table:style-name="ro1">
          <table:table-cell table:formula="of:=FLOOR([.A15]/CEILING([.A15]/[.$B$34]))" office:value-type="float" office:value="7" calcext:value-type="float">
            <text:p>7</text:p>
          </table:table-cell>
          <table:table-cell table:formula="of:=FLOOR([.B15]/CEILING([.B15]/[.$B$34]))" office:value-type="float" office:value="28" calcext:value-type="float">
            <text:p>28</text:p>
          </table:table-cell>
          <table:table-cell table:formula="of:=FLOOR([.C15]/CEILING([.C15]/[.$B$34]))" office:value-type="float" office:value="84" calcext:value-type="float">
            <text:p>84</text:p>
          </table:table-cell>
          <table:table-cell table:formula="of:=FLOOR([.D15]/CEILING([.D15]/[.$B$34]))" office:value-type="float" office:value="112" calcext:value-type="float">
            <text:p>112</text:p>
          </table:table-cell>
          <table:table-cell table:formula="of:=FLOOR([.E15]/CEILING([.E15]/[.$B$34]))" office:value-type="float" office:value="168" calcext:value-type="float">
            <text:p>168</text:p>
          </table:table-cell>
          <table:table-cell table:formula="of:=FLOOR([.F15]/CEILING([.F15]/[.$B$34]))" office:value-type="float" office:value="336" calcext:value-type="float">
            <text:p>336</text:p>
          </table:table-cell>
          <table:table-cell/>
          <table:table-cell table:style-name="Default" table:formula="of:=FLOOR([.A15]/CEILING([.A15]/[.$I$34]))" office:value-type="float" office:value="7" calcext:value-type="float">
            <text:p>7</text:p>
          </table:table-cell>
          <table:table-cell table:style-name="Default" table:formula="of:=FLOOR([.B15]/CEILING([.B15]/[.$I$34]))" office:value-type="float" office:value="28" calcext:value-type="float">
            <text:p>28</text:p>
          </table:table-cell>
          <table:table-cell table:formula="of:=FLOOR([.C15]/CEILING([.C15]/[.$I$34]))" office:value-type="float" office:value="84" calcext:value-type="float">
            <text:p>84</text:p>
          </table:table-cell>
          <table:table-cell table:formula="of:=FLOOR([.D15]/CEILING([.D15]/[.$I$34]))" office:value-type="float" office:value="112" calcext:value-type="float">
            <text:p>112</text:p>
          </table:table-cell>
          <table:table-cell table:formula="of:=FLOOR([.E15]/CEILING([.E15]/[.$I$34]))" office:value-type="float" office:value="168" calcext:value-type="float">
            <text:p>168</text:p>
          </table:table-cell>
          <table:table-cell table:formula="of:=FLOOR([.F15]/CEILING([.F15]/[.$I$34]))" office:value-type="float" office:value="672" calcext:value-type="float">
            <text:p>672</text:p>
          </table:table-cell>
          <table:table-cell/>
          <table:table-cell table:style-name="Default" table:formula="of:=FLOOR([.A15]/CEILING([.A15]/[.$P$34]))" office:value-type="float" office:value="7" calcext:value-type="float">
            <text:p>7</text:p>
          </table:table-cell>
          <table:table-cell table:style-name="Default" table:formula="of:=FLOOR([.B15]/CEILING([.B15]/[.$P$34]))" office:value-type="float" office:value="28" calcext:value-type="float">
            <text:p>28</text:p>
          </table:table-cell>
          <table:table-cell table:formula="of:=FLOOR([.C15]/CEILING([.C15]/[.$P$34]))" office:value-type="float" office:value="84" calcext:value-type="float">
            <text:p>84</text:p>
          </table:table-cell>
          <table:table-cell table:formula="of:=FLOOR([.D15]/CEILING([.D15]/[.$P$34]))" office:value-type="float" office:value="112" calcext:value-type="float">
            <text:p>112</text:p>
          </table:table-cell>
          <table:table-cell table:formula="of:=FLOOR([.E15]/CEILING([.E15]/[.$P$34]))" office:value-type="float" office:value="168" calcext:value-type="float">
            <text:p>168</text:p>
          </table:table-cell>
          <table:table-cell table:formula="of:=FLOOR([.F15]/CEILING([.F15]/[.$P$34]))" office:value-type="float" office:value="672" calcext:value-type="float">
            <text:p>672</text:p>
          </table:table-cell>
          <table:table-cell/>
          <table:table-cell table:formula="of:=FLOOR([.A15]/CEILING([.A15]/[.$W$34]))" office:value-type="float" office:value="7" calcext:value-type="float">
            <text:p>7</text:p>
          </table:table-cell>
          <table:table-cell table:formula="of:=FLOOR([.B15]/CEILING([.B15]/[.$W$34]))" office:value-type="float" office:value="28" calcext:value-type="float">
            <text:p>28</text:p>
          </table:table-cell>
          <table:table-cell table:formula="of:=FLOOR([.C15]/CEILING([.C15]/[.$W$34]))" office:value-type="float" office:value="84" calcext:value-type="float">
            <text:p>84</text:p>
          </table:table-cell>
          <table:table-cell table:formula="of:=FLOOR([.D15]/CEILING([.D15]/[.$W$34]))" office:value-type="float" office:value="112" calcext:value-type="float">
            <text:p>112</text:p>
          </table:table-cell>
          <table:table-cell table:formula="of:=FLOOR([.E15]/CEILING([.E15]/[.$W$34]))" office:value-type="float" office:value="168" calcext:value-type="float">
            <text:p>168</text:p>
          </table:table-cell>
          <table:table-cell table:formula="of:=FLOOR([.F15]/CEILING([.F15]/[.$W$34]))" office:value-type="float" office:value="672" calcext:value-type="float">
            <text:p>672</text:p>
          </table:table-cell>
          <table:table-cell table:number-columns-repeated="997"/>
        </table:table-row>
        <table:table-row table:style-name="ro1">
          <table:table-cell table:formula="of:=FLOOR([.A16]/CEILING([.A16]/[.$B$34]))" office:value-type="float" office:value="10" calcext:value-type="float">
            <text:p>10</text:p>
          </table:table-cell>
          <table:table-cell table:formula="of:=FLOOR([.B16]/CEILING([.B16]/[.$B$34]))" office:value-type="float" office:value="42" calcext:value-type="float">
            <text:p>42</text:p>
          </table:table-cell>
          <table:table-cell table:formula="of:=FLOOR([.C16]/CEILING([.C16]/[.$B$34]))" office:value-type="float" office:value="126" calcext:value-type="float">
            <text:p>126</text:p>
          </table:table-cell>
          <table:table-cell table:formula="of:=FLOOR([.D16]/CEILING([.D16]/[.$B$34]))" office:value-type="float" office:value="168" calcext:value-type="float">
            <text:p>168</text:p>
          </table:table-cell>
          <table:table-cell table:formula="of:=FLOOR([.E16]/CEILING([.E16]/[.$B$34]))" office:value-type="float" office:value="252" calcext:value-type="float">
            <text:p>252</text:p>
          </table:table-cell>
          <table:table-cell table:formula="of:=FLOOR([.F16]/CEILING([.F16]/[.$B$34]))" office:value-type="float" office:value="336" calcext:value-type="float">
            <text:p>336</text:p>
          </table:table-cell>
          <table:table-cell/>
          <table:table-cell table:style-name="Default" table:formula="of:=FLOOR([.A16]/CEILING([.A16]/[.$I$34]))" office:value-type="float" office:value="10" calcext:value-type="float">
            <text:p>10</text:p>
          </table:table-cell>
          <table:table-cell table:style-name="Default" table:formula="of:=FLOOR([.B16]/CEILING([.B16]/[.$I$34]))" office:value-type="float" office:value="42" calcext:value-type="float">
            <text:p>42</text:p>
          </table:table-cell>
          <table:table-cell table:formula="of:=FLOOR([.C16]/CEILING([.C16]/[.$I$34]))" office:value-type="float" office:value="126" calcext:value-type="float">
            <text:p>126</text:p>
          </table:table-cell>
          <table:table-cell table:formula="of:=FLOOR([.D16]/CEILING([.D16]/[.$I$34]))" office:value-type="float" office:value="168" calcext:value-type="float">
            <text:p>168</text:p>
          </table:table-cell>
          <table:table-cell table:formula="of:=FLOOR([.E16]/CEILING([.E16]/[.$I$34]))" office:value-type="float" office:value="252" calcext:value-type="float">
            <text:p>252</text:p>
          </table:table-cell>
          <table:table-cell table:formula="of:=FLOOR([.F16]/CEILING([.F16]/[.$I$34]))" office:value-type="float" office:value="504" calcext:value-type="float">
            <text:p>504</text:p>
          </table:table-cell>
          <table:table-cell/>
          <table:table-cell table:style-name="Default" table:formula="of:=FLOOR([.A16]/CEILING([.A16]/[.$P$34]))" office:value-type="float" office:value="10" calcext:value-type="float">
            <text:p>10</text:p>
          </table:table-cell>
          <table:table-cell table:style-name="Default" table:formula="of:=FLOOR([.B16]/CEILING([.B16]/[.$P$34]))" office:value-type="float" office:value="42" calcext:value-type="float">
            <text:p>42</text:p>
          </table:table-cell>
          <table:table-cell table:formula="of:=FLOOR([.C16]/CEILING([.C16]/[.$P$34]))" office:value-type="float" office:value="126" calcext:value-type="float">
            <text:p>126</text:p>
          </table:table-cell>
          <table:table-cell table:formula="of:=FLOOR([.D16]/CEILING([.D16]/[.$P$34]))" office:value-type="float" office:value="168" calcext:value-type="float">
            <text:p>168</text:p>
          </table:table-cell>
          <table:table-cell table:formula="of:=FLOOR([.E16]/CEILING([.E16]/[.$P$34]))" office:value-type="float" office:value="252" calcext:value-type="float">
            <text:p>252</text:p>
          </table:table-cell>
          <table:table-cell table:formula="of:=FLOOR([.F16]/CEILING([.F16]/[.$P$34]))" office:value-type="float" office:value="1008" calcext:value-type="float">
            <text:p>1008</text:p>
          </table:table-cell>
          <table:table-cell/>
          <table:table-cell table:formula="of:=FLOOR([.A16]/CEILING([.A16]/[.$W$34]))" office:value-type="float" office:value="10" calcext:value-type="float">
            <text:p>10</text:p>
          </table:table-cell>
          <table:table-cell table:formula="of:=FLOOR([.B16]/CEILING([.B16]/[.$W$34]))" office:value-type="float" office:value="42" calcext:value-type="float">
            <text:p>42</text:p>
          </table:table-cell>
          <table:table-cell table:formula="of:=FLOOR([.C16]/CEILING([.C16]/[.$W$34]))" office:value-type="float" office:value="126" calcext:value-type="float">
            <text:p>126</text:p>
          </table:table-cell>
          <table:table-cell table:formula="of:=FLOOR([.D16]/CEILING([.D16]/[.$W$34]))" office:value-type="float" office:value="168" calcext:value-type="float">
            <text:p>168</text:p>
          </table:table-cell>
          <table:table-cell table:formula="of:=FLOOR([.E16]/CEILING([.E16]/[.$W$34]))" office:value-type="float" office:value="252" calcext:value-type="float">
            <text:p>252</text:p>
          </table:table-cell>
          <table:table-cell table:formula="of:=FLOOR([.F16]/CEILING([.F16]/[.$W$34]))" office:value-type="float" office:value="1008" calcext:value-type="float">
            <text:p>1008</text:p>
          </table:table-cell>
          <table:table-cell table:number-columns-repeated="997"/>
        </table:table-row>
        <table:table-row table:style-name="ro1">
          <table:table-cell table:formula="of:=FLOOR([.A17]/CEILING([.A17]/[.$B$34]))" office:value-type="float" office:value="15" calcext:value-type="float">
            <text:p>15</text:p>
          </table:table-cell>
          <table:table-cell table:formula="of:=FLOOR([.B17]/CEILING([.B17]/[.$B$34]))" office:value-type="float" office:value="63" calcext:value-type="float">
            <text:p>63</text:p>
          </table:table-cell>
          <table:table-cell table:formula="of:=FLOOR([.C17]/CEILING([.C17]/[.$B$34]))" office:value-type="float" office:value="189" calcext:value-type="float">
            <text:p>189</text:p>
          </table:table-cell>
          <table:table-cell table:formula="of:=FLOOR([.D17]/CEILING([.D17]/[.$B$34]))" office:value-type="float" office:value="252" calcext:value-type="float">
            <text:p>252</text:p>
          </table:table-cell>
          <table:table-cell table:formula="of:=FLOOR([.E17]/CEILING([.E17]/[.$B$34]))" office:value-type="float" office:value="378" calcext:value-type="float">
            <text:p>378</text:p>
          </table:table-cell>
          <table:table-cell table:formula="of:=FLOOR([.F17]/CEILING([.F17]/[.$B$34]))" office:value-type="float" office:value="378" calcext:value-type="float">
            <text:p>378</text:p>
          </table:table-cell>
          <table:table-cell/>
          <table:table-cell table:style-name="Default" table:formula="of:=FLOOR([.A17]/CEILING([.A17]/[.$I$34]))" office:value-type="float" office:value="15" calcext:value-type="float">
            <text:p>15</text:p>
          </table:table-cell>
          <table:table-cell table:style-name="Default" table:formula="of:=FLOOR([.B17]/CEILING([.B17]/[.$I$34]))" office:value-type="float" office:value="63" calcext:value-type="float">
            <text:p>63</text:p>
          </table:table-cell>
          <table:table-cell table:formula="of:=FLOOR([.C17]/CEILING([.C17]/[.$I$34]))" office:value-type="float" office:value="189" calcext:value-type="float">
            <text:p>189</text:p>
          </table:table-cell>
          <table:table-cell table:formula="of:=FLOOR([.D17]/CEILING([.D17]/[.$I$34]))" office:value-type="float" office:value="252" calcext:value-type="float">
            <text:p>252</text:p>
          </table:table-cell>
          <table:table-cell table:formula="of:=FLOOR([.E17]/CEILING([.E17]/[.$I$34]))" office:value-type="float" office:value="378" calcext:value-type="float">
            <text:p>378</text:p>
          </table:table-cell>
          <table:table-cell table:formula="of:=FLOOR([.F17]/CEILING([.F17]/[.$I$34]))" office:value-type="float" office:value="756" calcext:value-type="float">
            <text:p>756</text:p>
          </table:table-cell>
          <table:table-cell/>
          <table:table-cell table:style-name="Default" table:formula="of:=FLOOR([.A17]/CEILING([.A17]/[.$P$34]))" office:value-type="float" office:value="15" calcext:value-type="float">
            <text:p>15</text:p>
          </table:table-cell>
          <table:table-cell table:style-name="Default" table:formula="of:=FLOOR([.B17]/CEILING([.B17]/[.$P$34]))" office:value-type="float" office:value="63" calcext:value-type="float">
            <text:p>63</text:p>
          </table:table-cell>
          <table:table-cell table:formula="of:=FLOOR([.C17]/CEILING([.C17]/[.$P$34]))" office:value-type="float" office:value="189" calcext:value-type="float">
            <text:p>189</text:p>
          </table:table-cell>
          <table:table-cell table:formula="of:=FLOOR([.D17]/CEILING([.D17]/[.$P$34]))" office:value-type="float" office:value="252" calcext:value-type="float">
            <text:p>252</text:p>
          </table:table-cell>
          <table:table-cell table:formula="of:=FLOOR([.E17]/CEILING([.E17]/[.$P$34]))" office:value-type="float" office:value="378" calcext:value-type="float">
            <text:p>378</text:p>
          </table:table-cell>
          <table:table-cell table:formula="of:=FLOOR([.F17]/CEILING([.F17]/[.$P$34]))" office:value-type="float" office:value="1512" calcext:value-type="float">
            <text:p>1512</text:p>
          </table:table-cell>
          <table:table-cell/>
          <table:table-cell table:formula="of:=FLOOR([.A17]/CEILING([.A17]/[.$W$34]))" office:value-type="float" office:value="15" calcext:value-type="float">
            <text:p>15</text:p>
          </table:table-cell>
          <table:table-cell table:formula="of:=FLOOR([.B17]/CEILING([.B17]/[.$W$34]))" office:value-type="float" office:value="63" calcext:value-type="float">
            <text:p>63</text:p>
          </table:table-cell>
          <table:table-cell table:formula="of:=FLOOR([.C17]/CEILING([.C17]/[.$W$34]))" office:value-type="float" office:value="189" calcext:value-type="float">
            <text:p>189</text:p>
          </table:table-cell>
          <table:table-cell table:formula="of:=FLOOR([.D17]/CEILING([.D17]/[.$W$34]))" office:value-type="float" office:value="252" calcext:value-type="float">
            <text:p>252</text:p>
          </table:table-cell>
          <table:table-cell table:formula="of:=FLOOR([.E17]/CEILING([.E17]/[.$W$34]))" office:value-type="float" office:value="378" calcext:value-type="float">
            <text:p>378</text:p>
          </table:table-cell>
          <table:table-cell table:formula="of:=FLOOR([.F17]/CEILING([.F17]/[.$W$34]))" office:value-type="float" office:value="1512" calcext:value-type="float">
            <text:p>1512</text:p>
          </table:table-cell>
          <table:table-cell table:number-columns-repeated="997"/>
        </table:table-row>
        <table:table-row table:style-name="ro1">
          <table:table-cell table:formula="of:=FLOOR([.A18]/CEILING([.A18]/[.$B$34]))" office:value-type="float" office:value="23" calcext:value-type="float">
            <text:p>23</text:p>
          </table:table-cell>
          <table:table-cell table:formula="of:=FLOOR([.B18]/CEILING([.B18]/[.$B$34]))" office:value-type="float" office:value="94" calcext:value-type="float">
            <text:p>94</text:p>
          </table:table-cell>
          <table:table-cell table:formula="of:=FLOOR([.C18]/CEILING([.C18]/[.$B$34]))" office:value-type="float" office:value="282" calcext:value-type="float">
            <text:p>282</text:p>
          </table:table-cell>
          <table:table-cell table:formula="of:=FLOOR([.D18]/CEILING([.D18]/[.$B$34]))" office:value-type="float" office:value="376" calcext:value-type="float">
            <text:p>376</text:p>
          </table:table-cell>
          <table:table-cell table:formula="of:=FLOOR([.E18]/CEILING([.E18]/[.$B$34]))" office:value-type="float" office:value="282" calcext:value-type="float">
            <text:p>282</text:p>
          </table:table-cell>
          <table:table-cell table:formula="of:=FLOOR([.F18]/CEILING([.F18]/[.$B$34]))" office:value-type="float" office:value="451" calcext:value-type="float">
            <text:p>451</text:p>
          </table:table-cell>
          <table:table-cell/>
          <table:table-cell table:style-name="Default" table:formula="of:=FLOOR([.A18]/CEILING([.A18]/[.$I$34]))" office:value-type="float" office:value="23" calcext:value-type="float">
            <text:p>23</text:p>
          </table:table-cell>
          <table:table-cell table:style-name="Default" table:formula="of:=FLOOR([.B18]/CEILING([.B18]/[.$I$34]))" office:value-type="float" office:value="94" calcext:value-type="float">
            <text:p>94</text:p>
          </table:table-cell>
          <table:table-cell table:formula="of:=FLOOR([.C18]/CEILING([.C18]/[.$I$34]))" office:value-type="float" office:value="282" calcext:value-type="float">
            <text:p>282</text:p>
          </table:table-cell>
          <table:table-cell table:formula="of:=FLOOR([.D18]/CEILING([.D18]/[.$I$34]))" office:value-type="float" office:value="376" calcext:value-type="float">
            <text:p>376</text:p>
          </table:table-cell>
          <table:table-cell table:formula="of:=FLOOR([.E18]/CEILING([.E18]/[.$I$34]))" office:value-type="float" office:value="564" calcext:value-type="float">
            <text:p>564</text:p>
          </table:table-cell>
          <table:table-cell table:formula="of:=FLOOR([.F18]/CEILING([.F18]/[.$I$34]))" office:value-type="float" office:value="752" calcext:value-type="float">
            <text:p>752</text:p>
          </table:table-cell>
          <table:table-cell/>
          <table:table-cell table:style-name="Default" table:formula="of:=FLOOR([.A18]/CEILING([.A18]/[.$P$34]))" office:value-type="float" office:value="23" calcext:value-type="float">
            <text:p>23</text:p>
          </table:table-cell>
          <table:table-cell table:style-name="Default" table:formula="of:=FLOOR([.B18]/CEILING([.B18]/[.$P$34]))" office:value-type="float" office:value="94" calcext:value-type="float">
            <text:p>94</text:p>
          </table:table-cell>
          <table:table-cell table:formula="of:=FLOOR([.C18]/CEILING([.C18]/[.$P$34]))" office:value-type="float" office:value="282" calcext:value-type="float">
            <text:p>282</text:p>
          </table:table-cell>
          <table:table-cell table:formula="of:=FLOOR([.D18]/CEILING([.D18]/[.$P$34]))" office:value-type="float" office:value="376" calcext:value-type="float">
            <text:p>376</text:p>
          </table:table-cell>
          <table:table-cell table:formula="of:=FLOOR([.E18]/CEILING([.E18]/[.$P$34]))" office:value-type="float" office:value="564" calcext:value-type="float">
            <text:p>564</text:p>
          </table:table-cell>
          <table:table-cell table:formula="of:=FLOOR([.F18]/CEILING([.F18]/[.$P$34]))" office:value-type="float" office:value="1128" calcext:value-type="float">
            <text:p>1128</text:p>
          </table:table-cell>
          <table:table-cell/>
          <table:table-cell table:formula="of:=FLOOR([.A18]/CEILING([.A18]/[.$W$34]))" office:value-type="float" office:value="23" calcext:value-type="float">
            <text:p>23</text:p>
          </table:table-cell>
          <table:table-cell table:formula="of:=FLOOR([.B18]/CEILING([.B18]/[.$W$34]))" office:value-type="float" office:value="94" calcext:value-type="float">
            <text:p>94</text:p>
          </table:table-cell>
          <table:table-cell table:formula="of:=FLOOR([.C18]/CEILING([.C18]/[.$W$34]))" office:value-type="float" office:value="282" calcext:value-type="float">
            <text:p>282</text:p>
          </table:table-cell>
          <table:table-cell table:formula="of:=FLOOR([.D18]/CEILING([.D18]/[.$W$34]))" office:value-type="float" office:value="376" calcext:value-type="float">
            <text:p>376</text:p>
          </table:table-cell>
          <table:table-cell table:formula="of:=FLOOR([.E18]/CEILING([.E18]/[.$W$34]))" office:value-type="float" office:value="564" calcext:value-type="float">
            <text:p>564</text:p>
          </table:table-cell>
          <table:table-cell table:formula="of:=FLOOR([.F18]/CEILING([.F18]/[.$W$34]))" office:value-type="float" office:value="2256" calcext:value-type="float">
            <text:p>2256</text:p>
          </table:table-cell>
          <table:table-cell table:number-columns-repeated="997"/>
        </table:table-row>
        <table:table-row table:style-name="ro1">
          <table:table-cell table:formula="of:=FLOOR([.A19]/CEILING([.A19]/[.$B$34]))" office:value-type="float" office:value="35" calcext:value-type="float">
            <text:p>35</text:p>
          </table:table-cell>
          <table:table-cell table:formula="of:=FLOOR([.B19]/CEILING([.B19]/[.$B$34]))" office:value-type="float" office:value="141" calcext:value-type="float">
            <text:p>141</text:p>
          </table:table-cell>
          <table:table-cell table:formula="of:=FLOOR([.C19]/CEILING([.C19]/[.$B$34]))" office:value-type="float" office:value="423" calcext:value-type="float">
            <text:p>423</text:p>
          </table:table-cell>
          <table:table-cell table:formula="of:=FLOOR([.D19]/CEILING([.D19]/[.$B$34]))" office:value-type="float" office:value="282" calcext:value-type="float">
            <text:p>282</text:p>
          </table:table-cell>
          <table:table-cell table:formula="of:=FLOOR([.E19]/CEILING([.E19]/[.$B$34]))" office:value-type="float" office:value="423" calcext:value-type="float">
            <text:p>423</text:p>
          </table:table-cell>
          <table:table-cell table:formula="of:=FLOOR([.F19]/CEILING([.F19]/[.$B$34]))" office:value-type="float" office:value="483" calcext:value-type="float">
            <text:p>483</text:p>
          </table:table-cell>
          <table:table-cell/>
          <table:table-cell table:style-name="Default" table:formula="of:=FLOOR([.A19]/CEILING([.A19]/[.$I$34]))" office:value-type="float" office:value="35" calcext:value-type="float">
            <text:p>35</text:p>
          </table:table-cell>
          <table:table-cell table:style-name="Default" table:formula="of:=FLOOR([.B19]/CEILING([.B19]/[.$I$34]))" office:value-type="float" office:value="141" calcext:value-type="float">
            <text:p>141</text:p>
          </table:table-cell>
          <table:table-cell table:formula="of:=FLOOR([.C19]/CEILING([.C19]/[.$I$34]))" office:value-type="float" office:value="423" calcext:value-type="float">
            <text:p>423</text:p>
          </table:table-cell>
          <table:table-cell table:formula="of:=FLOOR([.D19]/CEILING([.D19]/[.$I$34]))" office:value-type="float" office:value="564" calcext:value-type="float">
            <text:p>564</text:p>
          </table:table-cell>
          <table:table-cell table:formula="of:=FLOOR([.E19]/CEILING([.E19]/[.$I$34]))" office:value-type="float" office:value="423" calcext:value-type="float">
            <text:p>423</text:p>
          </table:table-cell>
          <table:table-cell table:formula="of:=FLOOR([.F19]/CEILING([.F19]/[.$I$34]))" office:value-type="float" office:value="676" calcext:value-type="float">
            <text:p>676</text:p>
          </table:table-cell>
          <table:table-cell/>
          <table:table-cell table:style-name="Default" table:formula="of:=FLOOR([.A19]/CEILING([.A19]/[.$P$34]))" office:value-type="float" office:value="35" calcext:value-type="float">
            <text:p>35</text:p>
          </table:table-cell>
          <table:table-cell table:style-name="Default" table:formula="of:=FLOOR([.B19]/CEILING([.B19]/[.$P$34]))" office:value-type="float" office:value="141" calcext:value-type="float">
            <text:p>141</text:p>
          </table:table-cell>
          <table:table-cell table:formula="of:=FLOOR([.C19]/CEILING([.C19]/[.$P$34]))" office:value-type="float" office:value="423" calcext:value-type="float">
            <text:p>423</text:p>
          </table:table-cell>
          <table:table-cell table:formula="of:=FLOOR([.D19]/CEILING([.D19]/[.$P$34]))" office:value-type="float" office:value="564" calcext:value-type="float">
            <text:p>564</text:p>
          </table:table-cell>
          <table:table-cell table:formula="of:=FLOOR([.E19]/CEILING([.E19]/[.$P$34]))" office:value-type="float" office:value="846" calcext:value-type="float">
            <text:p>846</text:p>
          </table:table-cell>
          <table:table-cell table:formula="of:=FLOOR([.F19]/CEILING([.F19]/[.$P$34]))" office:value-type="float" office:value="1128" calcext:value-type="float">
            <text:p>1128</text:p>
          </table:table-cell>
          <table:table-cell/>
          <table:table-cell table:formula="of:=FLOOR([.A19]/CEILING([.A19]/[.$W$34]))" office:value-type="float" office:value="35" calcext:value-type="float">
            <text:p>35</text:p>
          </table:table-cell>
          <table:table-cell table:formula="of:=FLOOR([.B19]/CEILING([.B19]/[.$W$34]))" office:value-type="float" office:value="141" calcext:value-type="float">
            <text:p>141</text:p>
          </table:table-cell>
          <table:table-cell table:formula="of:=FLOOR([.C19]/CEILING([.C19]/[.$W$34]))" office:value-type="float" office:value="423" calcext:value-type="float">
            <text:p>423</text:p>
          </table:table-cell>
          <table:table-cell table:formula="of:=FLOOR([.D19]/CEILING([.D19]/[.$W$34]))" office:value-type="float" office:value="564" calcext:value-type="float">
            <text:p>564</text:p>
          </table:table-cell>
          <table:table-cell table:formula="of:=FLOOR([.E19]/CEILING([.E19]/[.$W$34]))" office:value-type="float" office:value="846" calcext:value-type="float">
            <text:p>846</text:p>
          </table:table-cell>
          <table:table-cell table:formula="of:=FLOOR([.F19]/CEILING([.F19]/[.$W$34]))" office:value-type="float" office:value="1692" calcext:value-type="float">
            <text:p>1692</text:p>
          </table:table-cell>
          <table:table-cell table:number-columns-repeated="997"/>
        </table:table-row>
        <table:table-row table:style-name="ro1">
          <table:table-cell table:formula="of:=FLOOR([.A20]/CEILING([.A20]/[.$B$34]))" office:value-type="float" office:value="52" calcext:value-type="float">
            <text:p>52</text:p>
          </table:table-cell>
          <table:table-cell table:formula="of:=FLOOR([.B20]/CEILING([.B20]/[.$B$34]))" office:value-type="float" office:value="211" calcext:value-type="float">
            <text:p>211</text:p>
          </table:table-cell>
          <table:table-cell table:formula="of:=FLOOR([.C20]/CEILING([.C20]/[.$B$34]))" office:value-type="float" office:value="316" calcext:value-type="float">
            <text:p>316</text:p>
          </table:table-cell>
          <table:table-cell table:formula="of:=FLOOR([.D20]/CEILING([.D20]/[.$B$34]))" office:value-type="float" office:value="422" calcext:value-type="float">
            <text:p>422</text:p>
          </table:table-cell>
          <table:table-cell table:formula="of:=FLOOR([.E20]/CEILING([.E20]/[.$B$34]))" office:value-type="float" office:value="422" calcext:value-type="float">
            <text:p>422</text:p>
          </table:table-cell>
          <table:table-cell table:formula="of:=FLOOR([.F20]/CEILING([.F20]/[.$B$34]))" office:value-type="float" office:value="460" calcext:value-type="float">
            <text:p>460</text:p>
          </table:table-cell>
          <table:table-cell/>
          <table:table-cell table:style-name="Default" table:formula="of:=FLOOR([.A20]/CEILING([.A20]/[.$I$34]))" office:value-type="float" office:value="52" calcext:value-type="float">
            <text:p>52</text:p>
          </table:table-cell>
          <table:table-cell table:style-name="Default" table:formula="of:=FLOOR([.B20]/CEILING([.B20]/[.$I$34]))" office:value-type="float" office:value="211" calcext:value-type="float">
            <text:p>211</text:p>
          </table:table-cell>
          <table:table-cell table:formula="of:=FLOOR([.C20]/CEILING([.C20]/[.$I$34]))" office:value-type="float" office:value="633" calcext:value-type="float">
            <text:p>633</text:p>
          </table:table-cell>
          <table:table-cell table:formula="of:=FLOOR([.D20]/CEILING([.D20]/[.$I$34]))" office:value-type="float" office:value="422" calcext:value-type="float">
            <text:p>422</text:p>
          </table:table-cell>
          <table:table-cell table:formula="of:=FLOOR([.E20]/CEILING([.E20]/[.$I$34]))" office:value-type="float" office:value="633" calcext:value-type="float">
            <text:p>633</text:p>
          </table:table-cell>
          <table:table-cell table:formula="of:=FLOOR([.F20]/CEILING([.F20]/[.$I$34]))" office:value-type="float" office:value="723" calcext:value-type="float">
            <text:p>723</text:p>
          </table:table-cell>
          <table:table-cell/>
          <table:table-cell table:style-name="Default" table:formula="of:=FLOOR([.A20]/CEILING([.A20]/[.$P$34]))" office:value-type="float" office:value="52" calcext:value-type="float">
            <text:p>52</text:p>
          </table:table-cell>
          <table:table-cell table:style-name="Default" table:formula="of:=FLOOR([.B20]/CEILING([.B20]/[.$P$34]))" office:value-type="float" office:value="211" calcext:value-type="float">
            <text:p>211</text:p>
          </table:table-cell>
          <table:table-cell table:formula="of:=FLOOR([.C20]/CEILING([.C20]/[.$P$34]))" office:value-type="float" office:value="633" calcext:value-type="float">
            <text:p>633</text:p>
          </table:table-cell>
          <table:table-cell table:formula="of:=FLOOR([.D20]/CEILING([.D20]/[.$P$34]))" office:value-type="float" office:value="844" calcext:value-type="float">
            <text:p>844</text:p>
          </table:table-cell>
          <table:table-cell table:formula="of:=FLOOR([.E20]/CEILING([.E20]/[.$P$34]))" office:value-type="float" office:value="1266" calcext:value-type="float">
            <text:p>1266</text:p>
          </table:table-cell>
          <table:table-cell table:formula="of:=FLOOR([.F20]/CEILING([.F20]/[.$P$34]))" office:value-type="float" office:value="1266" calcext:value-type="float">
            <text:p>1266</text:p>
          </table:table-cell>
          <table:table-cell/>
          <table:table-cell table:formula="of:=FLOOR([.A20]/CEILING([.A20]/[.$W$34]))" office:value-type="float" office:value="52" calcext:value-type="float">
            <text:p>52</text:p>
          </table:table-cell>
          <table:table-cell table:formula="of:=FLOOR([.B20]/CEILING([.B20]/[.$W$34]))" office:value-type="float" office:value="211" calcext:value-type="float">
            <text:p>211</text:p>
          </table:table-cell>
          <table:table-cell table:formula="of:=FLOOR([.C20]/CEILING([.C20]/[.$W$34]))" office:value-type="float" office:value="633" calcext:value-type="float">
            <text:p>633</text:p>
          </table:table-cell>
          <table:table-cell table:formula="of:=FLOOR([.D20]/CEILING([.D20]/[.$W$34]))" office:value-type="float" office:value="844" calcext:value-type="float">
            <text:p>844</text:p>
          </table:table-cell>
          <table:table-cell table:formula="of:=FLOOR([.E20]/CEILING([.E20]/[.$W$34]))" office:value-type="float" office:value="1266" calcext:value-type="float">
            <text:p>1266</text:p>
          </table:table-cell>
          <table:table-cell table:formula="of:=FLOOR([.F20]/CEILING([.F20]/[.$W$34]))" office:value-type="float" office:value="2532" calcext:value-type="float">
            <text:p>2532</text:p>
          </table:table-cell>
          <table:table-cell table:number-columns-repeated="997"/>
        </table:table-row>
        <table:table-row table:style-name="ro1">
          <table:table-cell table:formula="of:=FLOOR([.A21]/CEILING([.A21]/[.$B$34]))" office:value-type="float" office:value="79" calcext:value-type="float">
            <text:p>79</text:p>
          </table:table-cell>
          <table:table-cell table:formula="of:=FLOOR([.B21]/CEILING([.B21]/[.$B$34]))" office:value-type="float" office:value="316" calcext:value-type="float">
            <text:p>316</text:p>
          </table:table-cell>
          <table:table-cell table:formula="of:=FLOOR([.C21]/CEILING([.C21]/[.$B$34]))" office:value-type="float" office:value="474" calcext:value-type="float">
            <text:p>474</text:p>
          </table:table-cell>
          <table:table-cell table:formula="of:=FLOOR([.D21]/CEILING([.D21]/[.$B$34]))" office:value-type="float" office:value="421" calcext:value-type="float">
            <text:p>421</text:p>
          </table:table-cell>
          <table:table-cell table:formula="of:=FLOOR([.E21]/CEILING([.E21]/[.$B$34]))" office:value-type="float" office:value="474" calcext:value-type="float">
            <text:p>474</text:p>
          </table:table-cell>
          <table:table-cell table:formula="of:=FLOOR([.F21]/CEILING([.F21]/[.$B$34]))" office:value-type="float" office:value="474" calcext:value-type="float">
            <text:p>474</text:p>
          </table:table-cell>
          <table:table-cell/>
          <table:table-cell table:style-name="Default" table:formula="of:=FLOOR([.A21]/CEILING([.A21]/[.$I$34]))" office:value-type="float" office:value="79" calcext:value-type="float">
            <text:p>79</text:p>
          </table:table-cell>
          <table:table-cell table:style-name="Default" table:formula="of:=FLOOR([.B21]/CEILING([.B21]/[.$I$34]))" office:value-type="float" office:value="316" calcext:value-type="float">
            <text:p>316</text:p>
          </table:table-cell>
          <table:table-cell table:formula="of:=FLOOR([.C21]/CEILING([.C21]/[.$I$34]))" office:value-type="float" office:value="474" calcext:value-type="float">
            <text:p>474</text:p>
          </table:table-cell>
          <table:table-cell table:formula="of:=FLOOR([.D21]/CEILING([.D21]/[.$I$34]))" office:value-type="float" office:value="632" calcext:value-type="float">
            <text:p>632</text:p>
          </table:table-cell>
          <table:table-cell table:formula="of:=FLOOR([.E21]/CEILING([.E21]/[.$I$34]))" office:value-type="float" office:value="632" calcext:value-type="float">
            <text:p>632</text:p>
          </table:table-cell>
          <table:table-cell table:formula="of:=FLOOR([.F21]/CEILING([.F21]/[.$I$34]))" office:value-type="float" office:value="758" calcext:value-type="float">
            <text:p>758</text:p>
          </table:table-cell>
          <table:table-cell/>
          <table:table-cell table:style-name="Default" table:formula="of:=FLOOR([.A21]/CEILING([.A21]/[.$P$34]))" office:value-type="float" office:value="79" calcext:value-type="float">
            <text:p>79</text:p>
          </table:table-cell>
          <table:table-cell table:style-name="Default" table:formula="of:=FLOOR([.B21]/CEILING([.B21]/[.$P$34]))" office:value-type="float" office:value="316" calcext:value-type="float">
            <text:p>316</text:p>
          </table:table-cell>
          <table:table-cell table:formula="of:=FLOOR([.C21]/CEILING([.C21]/[.$P$34]))" office:value-type="float" office:value="948" calcext:value-type="float">
            <text:p>948</text:p>
          </table:table-cell>
          <table:table-cell table:formula="of:=FLOOR([.D21]/CEILING([.D21]/[.$P$34]))" office:value-type="float" office:value="1264" calcext:value-type="float">
            <text:p>1264</text:p>
          </table:table-cell>
          <table:table-cell table:formula="of:=FLOOR([.E21]/CEILING([.E21]/[.$P$34]))" office:value-type="float" office:value="948" calcext:value-type="float">
            <text:p>948</text:p>
          </table:table-cell>
          <table:table-cell table:formula="of:=FLOOR([.F21]/CEILING([.F21]/[.$P$34]))" office:value-type="float" office:value="1516" calcext:value-type="float">
            <text:p>1516</text:p>
          </table:table-cell>
          <table:table-cell/>
          <table:table-cell table:formula="of:=FLOOR([.A21]/CEILING([.A21]/[.$W$34]))" office:value-type="float" office:value="79" calcext:value-type="float">
            <text:p>79</text:p>
          </table:table-cell>
          <table:table-cell table:formula="of:=FLOOR([.B21]/CEILING([.B21]/[.$W$34]))" office:value-type="float" office:value="316" calcext:value-type="float">
            <text:p>316</text:p>
          </table:table-cell>
          <table:table-cell table:formula="of:=FLOOR([.C21]/CEILING([.C21]/[.$W$34]))" office:value-type="float" office:value="948" calcext:value-type="float">
            <text:p>948</text:p>
          </table:table-cell>
          <table:table-cell table:formula="of:=FLOOR([.D21]/CEILING([.D21]/[.$W$34]))" office:value-type="float" office:value="1264" calcext:value-type="float">
            <text:p>1264</text:p>
          </table:table-cell>
          <table:table-cell table:formula="of:=FLOOR([.E21]/CEILING([.E21]/[.$W$34]))" office:value-type="float" office:value="1896" calcext:value-type="float">
            <text:p>1896</text:p>
          </table:table-cell>
          <table:table-cell table:formula="of:=FLOOR([.F21]/CEILING([.F21]/[.$W$34]))" office:value-type="float" office:value="2528" calcext:value-type="float">
            <text:p>2528</text:p>
          </table:table-cell>
          <table:table-cell table:number-columns-repeated="997"/>
        </table:table-row>
        <table:table-row table:style-name="ro1">
          <table:table-cell table:formula="of:=FLOOR([.A22]/CEILING([.A22]/[.$B$34]))" office:value-type="float" office:value="118" calcext:value-type="float">
            <text:p>118</text:p>
          </table:table-cell>
          <table:table-cell table:formula="of:=FLOOR([.B22]/CEILING([.B22]/[.$B$34]))" office:value-type="float" office:value="474" calcext:value-type="float">
            <text:p>474</text:p>
          </table:table-cell>
          <table:table-cell table:formula="of:=FLOOR([.C22]/CEILING([.C22]/[.$B$34]))" office:value-type="float" office:value="474" calcext:value-type="float">
            <text:p>474</text:p>
          </table:table-cell>
          <table:table-cell table:formula="of:=FLOOR([.D22]/CEILING([.D22]/[.$B$34]))" office:value-type="float" office:value="474" calcext:value-type="float">
            <text:p>474</text:p>
          </table:table-cell>
          <table:table-cell table:formula="of:=FLOOR([.E22]/CEILING([.E22]/[.$B$34]))" office:value-type="float" office:value="474" calcext:value-type="float">
            <text:p>474</text:p>
          </table:table-cell>
          <table:table-cell table:formula="of:=FLOOR([.F22]/CEILING([.F22]/[.$B$34]))" office:value-type="float" office:value="494" calcext:value-type="float">
            <text:p>494</text:p>
          </table:table-cell>
          <table:table-cell/>
          <table:table-cell table:style-name="Default" table:formula="of:=FLOOR([.A22]/CEILING([.A22]/[.$I$34]))" office:value-type="float" office:value="118" calcext:value-type="float">
            <text:p>118</text:p>
          </table:table-cell>
          <table:table-cell table:style-name="Default" table:formula="of:=FLOOR([.B22]/CEILING([.B22]/[.$I$34]))" office:value-type="float" office:value="474" calcext:value-type="float">
            <text:p>474</text:p>
          </table:table-cell>
          <table:table-cell table:formula="of:=FLOOR([.C22]/CEILING([.C22]/[.$I$34]))" office:value-type="float" office:value="711" calcext:value-type="float">
            <text:p>711</text:p>
          </table:table-cell>
          <table:table-cell table:formula="of:=FLOOR([.D22]/CEILING([.D22]/[.$I$34]))" office:value-type="float" office:value="632" calcext:value-type="float">
            <text:p>632</text:p>
          </table:table-cell>
          <table:table-cell table:formula="of:=FLOOR([.E22]/CEILING([.E22]/[.$I$34]))" office:value-type="float" office:value="711" calcext:value-type="float">
            <text:p>711</text:p>
          </table:table-cell>
          <table:table-cell table:formula="of:=FLOOR([.F22]/CEILING([.F22]/[.$I$34]))" office:value-type="float" office:value="758" calcext:value-type="float">
            <text:p>758</text:p>
          </table:table-cell>
          <table:table-cell/>
          <table:table-cell table:style-name="Default" table:formula="of:=FLOOR([.A22]/CEILING([.A22]/[.$P$34]))" office:value-type="float" office:value="118" calcext:value-type="float">
            <text:p>118</text:p>
          </table:table-cell>
          <table:table-cell table:style-name="Default" table:formula="of:=FLOOR([.B22]/CEILING([.B22]/[.$P$34]))" office:value-type="float" office:value="474" calcext:value-type="float">
            <text:p>474</text:p>
          </table:table-cell>
          <table:table-cell table:formula="of:=FLOOR([.C22]/CEILING([.C22]/[.$P$34]))" office:value-type="float" office:value="1422" calcext:value-type="float">
            <text:p>1422</text:p>
          </table:table-cell>
          <table:table-cell table:formula="of:=FLOOR([.D22]/CEILING([.D22]/[.$P$34]))" office:value-type="float" office:value="948" calcext:value-type="float">
            <text:p>948</text:p>
          </table:table-cell>
          <table:table-cell table:formula="of:=FLOOR([.E22]/CEILING([.E22]/[.$P$34]))" office:value-type="float" office:value="1422" calcext:value-type="float">
            <text:p>1422</text:p>
          </table:table-cell>
          <table:table-cell table:formula="of:=FLOOR([.F22]/CEILING([.F22]/[.$P$34]))" office:value-type="float" office:value="1422" calcext:value-type="float">
            <text:p>1422</text:p>
          </table:table-cell>
          <table:table-cell/>
          <table:table-cell table:formula="of:=FLOOR([.A22]/CEILING([.A22]/[.$W$34]))" office:value-type="float" office:value="118" calcext:value-type="float">
            <text:p>118</text:p>
          </table:table-cell>
          <table:table-cell table:formula="of:=FLOOR([.B22]/CEILING([.B22]/[.$W$34]))" office:value-type="float" office:value="474" calcext:value-type="float">
            <text:p>474</text:p>
          </table:table-cell>
          <table:table-cell table:formula="of:=FLOOR([.C22]/CEILING([.C22]/[.$W$34]))" office:value-type="float" office:value="1422" calcext:value-type="float">
            <text:p>1422</text:p>
          </table:table-cell>
          <table:table-cell table:formula="of:=FLOOR([.D22]/CEILING([.D22]/[.$W$34]))" office:value-type="float" office:value="1896" calcext:value-type="float">
            <text:p>1896</text:p>
          </table:table-cell>
          <table:table-cell table:formula="of:=FLOOR([.E22]/CEILING([.E22]/[.$W$34]))" office:value-type="float" office:value="2844" calcext:value-type="float">
            <text:p>2844</text:p>
          </table:table-cell>
          <table:table-cell table:formula="of:=FLOOR([.F22]/CEILING([.F22]/[.$W$34]))" office:value-type="float" office:value="2844" calcext:value-type="float">
            <text:p>2844</text:p>
          </table:table-cell>
          <table:table-cell table:number-columns-repeated="997"/>
        </table:table-row>
        <table:table-row table:style-name="ro1">
          <table:table-cell table:formula="of:=FLOOR([.A23]/CEILING([.A23]/[.$B$34]))" office:value-type="float" office:value="177" calcext:value-type="float">
            <text:p>177</text:p>
          </table:table-cell>
          <table:table-cell table:formula="of:=FLOOR([.B23]/CEILING([.B23]/[.$B$34]))" office:value-type="float" office:value="355" calcext:value-type="float">
            <text:p>355</text:p>
          </table:table-cell>
          <table:table-cell table:formula="of:=FLOOR([.C23]/CEILING([.C23]/[.$B$34]))" office:value-type="float" office:value="426" calcext:value-type="float">
            <text:p>426</text:p>
          </table:table-cell>
          <table:table-cell table:formula="of:=FLOOR([.D23]/CEILING([.D23]/[.$B$34]))" office:value-type="float" office:value="474" calcext:value-type="float">
            <text:p>474</text:p>
          </table:table-cell>
          <table:table-cell table:formula="of:=FLOOR([.E23]/CEILING([.E23]/[.$B$34]))" office:value-type="float" office:value="474" calcext:value-type="float">
            <text:p>474</text:p>
          </table:table-cell>
          <table:table-cell table:formula="of:=FLOOR([.F23]/CEILING([.F23]/[.$B$34]))" office:value-type="float" office:value="487" calcext:value-type="float">
            <text:p>487</text:p>
          </table:table-cell>
          <table:table-cell/>
          <table:table-cell table:style-name="Default" table:formula="of:=FLOOR([.A23]/CEILING([.A23]/[.$I$34]))" office:value-type="float" office:value="177" calcext:value-type="float">
            <text:p>177</text:p>
          </table:table-cell>
          <table:table-cell table:style-name="Default" table:formula="of:=FLOOR([.B23]/CEILING([.B23]/[.$I$34]))" office:value-type="float" office:value="711" calcext:value-type="float">
            <text:p>711</text:p>
          </table:table-cell>
          <table:table-cell table:formula="of:=FLOOR([.C23]/CEILING([.C23]/[.$I$34]))" office:value-type="float" office:value="711" calcext:value-type="float">
            <text:p>711</text:p>
          </table:table-cell>
          <table:table-cell table:formula="of:=FLOOR([.D23]/CEILING([.D23]/[.$I$34]))" office:value-type="float" office:value="711" calcext:value-type="float">
            <text:p>711</text:p>
          </table:table-cell>
          <table:table-cell table:formula="of:=FLOOR([.E23]/CEILING([.E23]/[.$I$34]))" office:value-type="float" office:value="711" calcext:value-type="float">
            <text:p>711</text:p>
          </table:table-cell>
          <table:table-cell table:formula="of:=FLOOR([.F23]/CEILING([.F23]/[.$I$34]))" office:value-type="float" office:value="775" calcext:value-type="float">
            <text:p>775</text:p>
          </table:table-cell>
          <table:table-cell/>
          <table:table-cell table:style-name="Default" table:formula="of:=FLOOR([.A23]/CEILING([.A23]/[.$P$34]))" office:value-type="float" office:value="177" calcext:value-type="float">
            <text:p>177</text:p>
          </table:table-cell>
          <table:table-cell table:style-name="Default" table:formula="of:=FLOOR([.B23]/CEILING([.B23]/[.$P$34]))" office:value-type="float" office:value="711" calcext:value-type="float">
            <text:p>711</text:p>
          </table:table-cell>
          <table:table-cell table:formula="of:=FLOOR([.C23]/CEILING([.C23]/[.$P$34]))" office:value-type="float" office:value="1066" calcext:value-type="float">
            <text:p>1066</text:p>
          </table:table-cell>
          <table:table-cell table:formula="of:=FLOOR([.D23]/CEILING([.D23]/[.$P$34]))" office:value-type="float" office:value="1422" calcext:value-type="float">
            <text:p>1422</text:p>
          </table:table-cell>
          <table:table-cell table:formula="of:=FLOOR([.E23]/CEILING([.E23]/[.$P$34]))" office:value-type="float" office:value="1422" calcext:value-type="float">
            <text:p>1422</text:p>
          </table:table-cell>
          <table:table-cell table:formula="of:=FLOOR([.F23]/CEILING([.F23]/[.$P$34]))" office:value-type="float" office:value="1551" calcext:value-type="float">
            <text:p>1551</text:p>
          </table:table-cell>
          <table:table-cell/>
          <table:table-cell table:formula="of:=FLOOR([.A23]/CEILING([.A23]/[.$W$34]))" office:value-type="float" office:value="177" calcext:value-type="float">
            <text:p>177</text:p>
          </table:table-cell>
          <table:table-cell table:formula="of:=FLOOR([.B23]/CEILING([.B23]/[.$W$34]))" office:value-type="float" office:value="711" calcext:value-type="float">
            <text:p>711</text:p>
          </table:table-cell>
          <table:table-cell table:formula="of:=FLOOR([.C23]/CEILING([.C23]/[.$W$34]))" office:value-type="float" office:value="2133" calcext:value-type="float">
            <text:p>2133</text:p>
          </table:table-cell>
          <table:table-cell table:formula="of:=FLOOR([.D23]/CEILING([.D23]/[.$W$34]))" office:value-type="float" office:value="2844" calcext:value-type="float">
            <text:p>2844</text:p>
          </table:table-cell>
          <table:table-cell table:formula="of:=FLOOR([.E23]/CEILING([.E23]/[.$W$34]))" office:value-type="float" office:value="2133" calcext:value-type="float">
            <text:p>2133</text:p>
          </table:table-cell>
          <table:table-cell table:formula="of:=FLOOR([.F23]/CEILING([.F23]/[.$W$34]))" office:value-type="float" office:value="2844" calcext:value-type="float">
            <text:p>2844</text:p>
          </table:table-cell>
          <table:table-cell table:number-columns-repeated="997"/>
        </table:table-row>
        <table:table-row table:style-name="ro1">
          <table:table-cell table:formula="of:=FLOOR([.A24]/CEILING([.A24]/[.$B$34]))" office:value-type="float" office:value="266" calcext:value-type="float">
            <text:p>266</text:p>
          </table:table-cell>
          <table:table-cell table:formula="of:=FLOOR([.B24]/CEILING([.B24]/[.$B$34]))" office:value-type="float" office:value="355" calcext:value-type="float">
            <text:p>355</text:p>
          </table:table-cell>
          <table:table-cell table:formula="of:=FLOOR([.C24]/CEILING([.C24]/[.$B$34]))" office:value-type="float" office:value="456" calcext:value-type="float">
            <text:p>456</text:p>
          </table:table-cell>
          <table:table-cell table:formula="of:=FLOOR([.D24]/CEILING([.D24]/[.$B$34]))" office:value-type="float" office:value="473" calcext:value-type="float">
            <text:p>473</text:p>
          </table:table-cell>
          <table:table-cell table:formula="of:=FLOOR([.E24]/CEILING([.E24]/[.$B$34]))" office:value-type="float" office:value="492" calcext:value-type="float">
            <text:p>492</text:p>
          </table:table-cell>
          <table:table-cell table:formula="of:=FLOOR([.F24]/CEILING([.F24]/[.$B$34]))" office:value-type="float" office:value="492" calcext:value-type="float">
            <text:p>492</text:p>
          </table:table-cell>
          <table:table-cell/>
          <table:table-cell table:style-name="Default" table:formula="of:=FLOOR([.A24]/CEILING([.A24]/[.$I$34]))" office:value-type="float" office:value="266" calcext:value-type="float">
            <text:p>266</text:p>
          </table:table-cell>
          <table:table-cell table:style-name="Default" table:formula="of:=FLOOR([.B24]/CEILING([.B24]/[.$I$34]))" office:value-type="float" office:value="533" calcext:value-type="float">
            <text:p>533</text:p>
          </table:table-cell>
          <table:table-cell table:formula="of:=FLOOR([.C24]/CEILING([.C24]/[.$I$34]))" office:value-type="float" office:value="799" calcext:value-type="float">
            <text:p>799</text:p>
          </table:table-cell>
          <table:table-cell table:formula="of:=FLOOR([.D24]/CEILING([.D24]/[.$I$34]))" office:value-type="float" office:value="710" calcext:value-type="float">
            <text:p>710</text:p>
          </table:table-cell>
          <table:table-cell table:formula="of:=FLOOR([.E24]/CEILING([.E24]/[.$I$34]))" office:value-type="float" office:value="799" calcext:value-type="float">
            <text:p>799</text:p>
          </table:table-cell>
          <table:table-cell table:formula="of:=FLOOR([.F24]/CEILING([.F24]/[.$I$34]))" office:value-type="float" office:value="799" calcext:value-type="float">
            <text:p>799</text:p>
          </table:table-cell>
          <table:table-cell/>
          <table:table-cell table:style-name="Default" table:formula="of:=FLOOR([.A24]/CEILING([.A24]/[.$P$34]))" office:value-type="float" office:value="266" calcext:value-type="float">
            <text:p>266</text:p>
          </table:table-cell>
          <table:table-cell table:style-name="Default" table:formula="of:=FLOOR([.B24]/CEILING([.B24]/[.$P$34]))" office:value-type="float" office:value="1066" calcext:value-type="float">
            <text:p>1066</text:p>
          </table:table-cell>
          <table:table-cell table:formula="of:=FLOOR([.C24]/CEILING([.C24]/[.$P$34]))" office:value-type="float" office:value="1599" calcext:value-type="float">
            <text:p>1599</text:p>
          </table:table-cell>
          <table:table-cell table:formula="of:=FLOOR([.D24]/CEILING([.D24]/[.$P$34]))" office:value-type="float" office:value="1421" calcext:value-type="float">
            <text:p>1421</text:p>
          </table:table-cell>
          <table:table-cell table:formula="of:=FLOOR([.E24]/CEILING([.E24]/[.$P$34]))" office:value-type="float" office:value="1599" calcext:value-type="float">
            <text:p>1599</text:p>
          </table:table-cell>
          <table:table-cell table:formula="of:=FLOOR([.F24]/CEILING([.F24]/[.$P$34]))" office:value-type="float" office:value="1599" calcext:value-type="float">
            <text:p>1599</text:p>
          </table:table-cell>
          <table:table-cell/>
          <table:table-cell table:formula="of:=FLOOR([.A24]/CEILING([.A24]/[.$W$34]))" office:value-type="float" office:value="266" calcext:value-type="float">
            <text:p>266</text:p>
          </table:table-cell>
          <table:table-cell table:formula="of:=FLOOR([.B24]/CEILING([.B24]/[.$W$34]))" office:value-type="float" office:value="1066" calcext:value-type="float">
            <text:p>1066</text:p>
          </table:table-cell>
          <table:table-cell table:formula="of:=FLOOR([.C24]/CEILING([.C24]/[.$W$34]))" office:value-type="float" office:value="3198" calcext:value-type="float">
            <text:p>3198</text:p>
          </table:table-cell>
          <table:table-cell table:formula="of:=FLOOR([.D24]/CEILING([.D24]/[.$W$34]))" office:value-type="float" office:value="2132" calcext:value-type="float">
            <text:p>2132</text:p>
          </table:table-cell>
          <table:table-cell table:formula="of:=FLOOR([.E24]/CEILING([.E24]/[.$W$34]))" office:value-type="float" office:value="3198" calcext:value-type="float">
            <text:p>3198</text:p>
          </table:table-cell>
          <table:table-cell table:formula="of:=FLOOR([.F24]/CEILING([.F24]/[.$W$34]))" office:value-type="float" office:value="3198" calcext:value-type="float">
            <text:p>3198</text:p>
          </table:table-cell>
          <table:table-cell table:number-columns-repeated="997"/>
        </table:table-row>
        <table:table-row table:style-name="ro1">
          <table:table-cell table:formula="of:=FLOOR([.A25]/CEILING([.A25]/[.$B$34]))" office:value-type="float" office:value="399" calcext:value-type="float">
            <text:p>399</text:p>
          </table:table-cell>
          <table:table-cell table:formula="of:=FLOOR([.B25]/CEILING([.B25]/[.$B$34]))" office:value-type="float" office:value="399" calcext:value-type="float">
            <text:p>399</text:p>
          </table:table-cell>
          <table:table-cell table:formula="of:=FLOOR([.C25]/CEILING([.C25]/[.$B$34]))" office:value-type="float" office:value="479" calcext:value-type="float">
            <text:p>479</text:p>
          </table:table-cell>
          <table:table-cell table:formula="of:=FLOOR([.D25]/CEILING([.D25]/[.$B$34]))" office:value-type="float" office:value="492" calcext:value-type="float">
            <text:p>492</text:p>
          </table:table-cell>
          <table:table-cell table:formula="of:=FLOOR([.E25]/CEILING([.E25]/[.$B$34]))" office:value-type="float" office:value="479" calcext:value-type="float">
            <text:p>479</text:p>
          </table:table-cell>
          <table:table-cell table:formula="of:=FLOOR([.F25]/CEILING([.F25]/[.$B$34]))" office:value-type="float" office:value="498" calcext:value-type="float">
            <text:p>498</text:p>
          </table:table-cell>
          <table:table-cell/>
          <table:table-cell table:style-name="Default" table:formula="of:=FLOOR([.A25]/CEILING([.A25]/[.$I$34]))" office:value-type="float" office:value="399" calcext:value-type="float">
            <text:p>399</text:p>
          </table:table-cell>
          <table:table-cell table:style-name="Default" table:formula="of:=FLOOR([.B25]/CEILING([.B25]/[.$I$34]))" office:value-type="float" office:value="799" calcext:value-type="float">
            <text:p>799</text:p>
          </table:table-cell>
          <table:table-cell table:formula="of:=FLOOR([.C25]/CEILING([.C25]/[.$I$34]))" office:value-type="float" office:value="799" calcext:value-type="float">
            <text:p>799</text:p>
          </table:table-cell>
          <table:table-cell table:formula="of:=FLOOR([.D25]/CEILING([.D25]/[.$I$34]))" office:value-type="float" office:value="799" calcext:value-type="float">
            <text:p>799</text:p>
          </table:table-cell>
          <table:table-cell table:formula="of:=FLOOR([.E25]/CEILING([.E25]/[.$I$34]))" office:value-type="float" office:value="799" calcext:value-type="float">
            <text:p>799</text:p>
          </table:table-cell>
          <table:table-cell table:formula="of:=FLOOR([.F25]/CEILING([.F25]/[.$I$34]))" office:value-type="float" office:value="799" calcext:value-type="float">
            <text:p>799</text:p>
          </table:table-cell>
          <table:table-cell/>
          <table:table-cell table:style-name="Default" table:formula="of:=FLOOR([.A25]/CEILING([.A25]/[.$P$34]))" office:value-type="float" office:value="399" calcext:value-type="float">
            <text:p>399</text:p>
          </table:table-cell>
          <table:table-cell table:style-name="Default" table:formula="of:=FLOOR([.B25]/CEILING([.B25]/[.$P$34]))" office:value-type="float" office:value="1599" calcext:value-type="float">
            <text:p>1599</text:p>
          </table:table-cell>
          <table:table-cell table:formula="of:=FLOOR([.C25]/CEILING([.C25]/[.$P$34]))" office:value-type="float" office:value="1599" calcext:value-type="float">
            <text:p>1599</text:p>
          </table:table-cell>
          <table:table-cell table:formula="of:=FLOOR([.D25]/CEILING([.D25]/[.$P$34]))" office:value-type="float" office:value="1599" calcext:value-type="float">
            <text:p>1599</text:p>
          </table:table-cell>
          <table:table-cell table:formula="of:=FLOOR([.E25]/CEILING([.E25]/[.$P$34]))" office:value-type="float" office:value="1599" calcext:value-type="float">
            <text:p>1599</text:p>
          </table:table-cell>
          <table:table-cell table:formula="of:=FLOOR([.F25]/CEILING([.F25]/[.$P$34]))" office:value-type="float" office:value="1599" calcext:value-type="float">
            <text:p>1599</text:p>
          </table:table-cell>
          <table:table-cell/>
          <table:table-cell table:formula="of:=FLOOR([.A25]/CEILING([.A25]/[.$W$34]))" office:value-type="float" office:value="399" calcext:value-type="float">
            <text:p>399</text:p>
          </table:table-cell>
          <table:table-cell table:formula="of:=FLOOR([.B25]/CEILING([.B25]/[.$W$34]))" office:value-type="float" office:value="1599" calcext:value-type="float">
            <text:p>1599</text:p>
          </table:table-cell>
          <table:table-cell table:formula="of:=FLOOR([.C25]/CEILING([.C25]/[.$W$34]))" office:value-type="float" office:value="2398" calcext:value-type="float">
            <text:p>2398</text:p>
          </table:table-cell>
          <table:table-cell table:formula="of:=FLOOR([.D25]/CEILING([.D25]/[.$W$34]))" office:value-type="float" office:value="3198" calcext:value-type="float">
            <text:p>3198</text:p>
          </table:table-cell>
          <table:table-cell table:formula="of:=FLOOR([.E25]/CEILING([.E25]/[.$W$34]))" office:value-type="float" office:value="3198" calcext:value-type="float">
            <text:p>3198</text:p>
          </table:table-cell>
          <table:table-cell table:formula="of:=FLOOR([.F25]/CEILING([.F25]/[.$W$34]))" office:value-type="float" office:value="3198" calcext:value-type="float">
            <text:p>3198</text:p>
          </table:table-cell>
          <table:table-cell table:number-columns-repeated="997"/>
        </table:table-row>
        <table:table-row table:style-name="ro1">
          <table:table-cell table:formula="of:=FLOOR([.A26]/CEILING([.A26]/[.$B$34]))" office:value-type="float" office:value="299" calcext:value-type="float">
            <text:p>299</text:p>
          </table:table-cell>
          <table:table-cell table:formula="of:=FLOOR([.B26]/CEILING([.B26]/[.$B$34]))" office:value-type="float" office:value="479" calcext:value-type="float">
            <text:p>479</text:p>
          </table:table-cell>
          <table:table-cell table:formula="of:=FLOOR([.C26]/CEILING([.C26]/[.$B$34]))" office:value-type="float" office:value="479" calcext:value-type="float">
            <text:p>479</text:p>
          </table:table-cell>
          <table:table-cell table:formula="of:=FLOOR([.D26]/CEILING([.D26]/[.$B$34]))" office:value-type="float" office:value="479" calcext:value-type="float">
            <text:p>479</text:p>
          </table:table-cell>
          <table:table-cell table:formula="of:=FLOOR([.E26]/CEILING([.E26]/[.$B$34]))" office:value-type="float" office:value="496" calcext:value-type="float">
            <text:p>496</text:p>
          </table:table-cell>
          <table:table-cell table:formula="of:=FLOOR([.F26]/CEILING([.F26]/[.$B$34]))" office:value-type="float" office:value="496" calcext:value-type="float">
            <text:p>496</text:p>
          </table:table-cell>
          <table:table-cell/>
          <table:table-cell table:style-name="Default" table:formula="of:=FLOOR([.A26]/CEILING([.A26]/[.$I$34]))" office:value-type="float" office:value="599" calcext:value-type="float">
            <text:p>599</text:p>
          </table:table-cell>
          <table:table-cell table:style-name="Default" table:formula="of:=FLOOR([.B26]/CEILING([.B26]/[.$I$34]))" office:value-type="float" office:value="799" calcext:value-type="float">
            <text:p>799</text:p>
          </table:table-cell>
          <table:table-cell table:formula="of:=FLOOR([.C26]/CEILING([.C26]/[.$I$34]))" office:value-type="float" office:value="799" calcext:value-type="float">
            <text:p>799</text:p>
          </table:table-cell>
          <table:table-cell table:formula="of:=FLOOR([.D26]/CEILING([.D26]/[.$I$34]))" office:value-type="float" office:value="799" calcext:value-type="float">
            <text:p>799</text:p>
          </table:table-cell>
          <table:table-cell table:formula="of:=FLOOR([.E26]/CEILING([.E26]/[.$I$34]))" office:value-type="float" office:value="799" calcext:value-type="float">
            <text:p>799</text:p>
          </table:table-cell>
          <table:table-cell table:formula="of:=FLOOR([.F26]/CEILING([.F26]/[.$I$34]))" office:value-type="float" office:value="799" calcext:value-type="float">
            <text:p>799</text:p>
          </table:table-cell>
          <table:table-cell/>
          <table:table-cell table:style-name="Default" table:formula="of:=FLOOR([.A26]/CEILING([.A26]/[.$P$34]))" office:value-type="float" office:value="599" calcext:value-type="float">
            <text:p>599</text:p>
          </table:table-cell>
          <table:table-cell table:style-name="Default" table:formula="of:=FLOOR([.B26]/CEILING([.B26]/[.$P$34]))" office:value-type="float" office:value="1199" calcext:value-type="float">
            <text:p>1199</text:p>
          </table:table-cell>
          <table:table-cell table:formula="of:=FLOOR([.C26]/CEILING([.C26]/[.$P$34]))" office:value-type="float" office:value="1438" calcext:value-type="float">
            <text:p>1438</text:p>
          </table:table-cell>
          <table:table-cell table:formula="of:=FLOOR([.D26]/CEILING([.D26]/[.$P$34]))" office:value-type="float" office:value="1598" calcext:value-type="float">
            <text:p>1598</text:p>
          </table:table-cell>
          <table:table-cell table:formula="of:=FLOOR([.E26]/CEILING([.E26]/[.$P$34]))" office:value-type="float" office:value="1598" calcext:value-type="float">
            <text:p>1598</text:p>
          </table:table-cell>
          <table:table-cell table:formula="of:=FLOOR([.F26]/CEILING([.F26]/[.$P$34]))" office:value-type="float" office:value="1598" calcext:value-type="float">
            <text:p>1598</text:p>
          </table:table-cell>
          <table:table-cell/>
          <table:table-cell table:formula="of:=FLOOR([.A26]/CEILING([.A26]/[.$W$34]))" office:value-type="float" office:value="599" calcext:value-type="float">
            <text:p>599</text:p>
          </table:table-cell>
          <table:table-cell table:formula="of:=FLOOR([.B26]/CEILING([.B26]/[.$W$34]))" office:value-type="float" office:value="2398" calcext:value-type="float">
            <text:p>2398</text:p>
          </table:table-cell>
          <table:table-cell table:formula="of:=FLOOR([.C26]/CEILING([.C26]/[.$W$34]))" office:value-type="float" office:value="2398" calcext:value-type="float">
            <text:p>2398</text:p>
          </table:table-cell>
          <table:table-cell table:formula="of:=FLOOR([.D26]/CEILING([.D26]/[.$W$34]))" office:value-type="float" office:value="3197" calcext:value-type="float">
            <text:p>3197</text:p>
          </table:table-cell>
          <table:table-cell table:formula="of:=FLOOR([.E26]/CEILING([.E26]/[.$W$34]))" office:value-type="float" office:value="2877" calcext:value-type="float">
            <text:p>2877</text:p>
          </table:table-cell>
          <table:table-cell table:formula="of:=FLOOR([.F26]/CEILING([.F26]/[.$W$34]))" office:value-type="float" office:value="3197" calcext:value-type="float">
            <text:p>3197</text:p>
          </table:table-cell>
          <table:table-cell table:number-columns-repeated="997"/>
        </table:table-row>
        <table:table-row table:style-name="ro1">
          <table:table-cell table:formula="of:=FLOOR([.A27]/CEILING([.A27]/[.$B$34]))" office:value-type="float" office:value="449" calcext:value-type="float">
            <text:p>449</text:p>
          </table:table-cell>
          <table:table-cell table:formula="of:=FLOOR([.B27]/CEILING([.B27]/[.$B$34]))" office:value-type="float" office:value="449" calcext:value-type="float">
            <text:p>449</text:p>
          </table:table-cell>
          <table:table-cell table:formula="of:=FLOOR([.C27]/CEILING([.C27]/[.$B$34]))" office:value-type="float" office:value="490" calcext:value-type="float">
            <text:p>490</text:p>
          </table:table-cell>
          <table:table-cell table:formula="of:=FLOOR([.D27]/CEILING([.D27]/[.$B$34]))" office:value-type="float" office:value="496" calcext:value-type="float">
            <text:p>496</text:p>
          </table:table-cell>
          <table:table-cell table:formula="of:=FLOOR([.E27]/CEILING([.E27]/[.$B$34]))" office:value-type="float" office:value="490" calcext:value-type="float">
            <text:p>490</text:p>
          </table:table-cell>
          <table:table-cell table:formula="of:=FLOOR([.F27]/CEILING([.F27]/[.$B$34]))" office:value-type="float" office:value="499" calcext:value-type="float">
            <text:p>499</text:p>
          </table:table-cell>
          <table:table-cell/>
          <table:table-cell table:style-name="Default" table:formula="of:=FLOOR([.A27]/CEILING([.A27]/[.$I$34]))" office:value-type="float" office:value="449" calcext:value-type="float">
            <text:p>449</text:p>
          </table:table-cell>
          <table:table-cell table:style-name="Default" table:formula="of:=FLOOR([.B27]/CEILING([.B27]/[.$I$34]))" office:value-type="float" office:value="719" calcext:value-type="float">
            <text:p>719</text:p>
          </table:table-cell>
          <table:table-cell table:formula="of:=FLOOR([.C27]/CEILING([.C27]/[.$I$34]))" office:value-type="float" office:value="770" calcext:value-type="float">
            <text:p>770</text:p>
          </table:table-cell>
          <table:table-cell table:formula="of:=FLOOR([.D27]/CEILING([.D27]/[.$I$34]))" office:value-type="float" office:value="799" calcext:value-type="float">
            <text:p>799</text:p>
          </table:table-cell>
          <table:table-cell table:formula="of:=FLOOR([.E27]/CEILING([.E27]/[.$I$34]))" office:value-type="float" office:value="799" calcext:value-type="float">
            <text:p>799</text:p>
          </table:table-cell>
          <table:table-cell table:formula="of:=FLOOR([.F27]/CEILING([.F27]/[.$I$34]))" office:value-type="float" office:value="799" calcext:value-type="float">
            <text:p>799</text:p>
          </table:table-cell>
          <table:table-cell/>
          <table:table-cell table:style-name="Default" table:formula="of:=FLOOR([.A27]/CEILING([.A27]/[.$P$34]))" office:value-type="float" office:value="899" calcext:value-type="float">
            <text:p>899</text:p>
          </table:table-cell>
          <table:table-cell table:style-name="Default" table:formula="of:=FLOOR([.B27]/CEILING([.B27]/[.$P$34]))" office:value-type="float" office:value="1199" calcext:value-type="float">
            <text:p>1199</text:p>
          </table:table-cell>
          <table:table-cell table:formula="of:=FLOOR([.C27]/CEILING([.C27]/[.$P$34]))" office:value-type="float" office:value="1541" calcext:value-type="float">
            <text:p>1541</text:p>
          </table:table-cell>
          <table:table-cell table:formula="of:=FLOOR([.D27]/CEILING([.D27]/[.$P$34]))" office:value-type="float" office:value="1598" calcext:value-type="float">
            <text:p>1598</text:p>
          </table:table-cell>
          <table:table-cell table:formula="of:=FLOOR([.E27]/CEILING([.E27]/[.$P$34]))" office:value-type="float" office:value="1541" calcext:value-type="float">
            <text:p>1541</text:p>
          </table:table-cell>
          <table:table-cell table:formula="of:=FLOOR([.F27]/CEILING([.F27]/[.$P$34]))" office:value-type="float" office:value="1598" calcext:value-type="float">
            <text:p>1598</text:p>
          </table:table-cell>
          <table:table-cell/>
          <table:table-cell table:formula="of:=FLOOR([.A27]/CEILING([.A27]/[.$W$34]))" office:value-type="float" office:value="899" calcext:value-type="float">
            <text:p>899</text:p>
          </table:table-cell>
          <table:table-cell table:formula="of:=FLOOR([.B27]/CEILING([.B27]/[.$W$34]))" office:value-type="float" office:value="1798" calcext:value-type="float">
            <text:p>1798</text:p>
          </table:table-cell>
          <table:table-cell table:formula="of:=FLOOR([.C27]/CEILING([.C27]/[.$W$34]))" office:value-type="float" office:value="2697" calcext:value-type="float">
            <text:p>2697</text:p>
          </table:table-cell>
          <table:table-cell table:formula="of:=FLOOR([.D27]/CEILING([.D27]/[.$W$34]))" office:value-type="float" office:value="2877" calcext:value-type="float">
            <text:p>2877</text:p>
          </table:table-cell>
          <table:table-cell table:formula="of:=FLOOR([.E27]/CEILING([.E27]/[.$W$34]))" office:value-type="float" office:value="3083" calcext:value-type="float">
            <text:p>3083</text:p>
          </table:table-cell>
          <table:table-cell table:formula="of:=FLOOR([.F27]/CEILING([.F27]/[.$W$34]))" office:value-type="float" office:value="3197" calcext:value-type="float">
            <text:p>3197</text:p>
          </table:table-cell>
          <table:table-cell table:number-columns-repeated="997"/>
        </table:table-row>
        <table:table-row table:style-name="ro1">
          <table:table-cell table:formula="of:=FLOOR([.A28]/CEILING([.A28]/[.$B$34]))" office:value-type="float" office:value="449" calcext:value-type="float">
            <text:p>449</text:p>
          </table:table-cell>
          <table:table-cell table:formula="of:=FLOOR([.B28]/CEILING([.B28]/[.$B$34]))" office:value-type="float" office:value="490" calcext:value-type="float">
            <text:p>490</text:p>
          </table:table-cell>
          <table:table-cell table:formula="of:=FLOOR([.C28]/CEILING([.C28]/[.$B$34]))" office:value-type="float" office:value="490" calcext:value-type="float">
            <text:p>490</text:p>
          </table:table-cell>
          <table:table-cell table:formula="of:=FLOOR([.D28]/CEILING([.D28]/[.$B$34]))" office:value-type="float" office:value="490" calcext:value-type="float">
            <text:p>490</text:p>
          </table:table-cell>
          <table:table-cell table:formula="of:=FLOOR([.E28]/CEILING([.E28]/[.$B$34]))" office:value-type="float" office:value="498" calcext:value-type="float">
            <text:p>498</text:p>
          </table:table-cell>
          <table:table-cell table:formula="of:=FLOOR([.F28]/CEILING([.F28]/[.$B$34]))" office:value-type="float" office:value="499" calcext:value-type="float">
            <text:p>499</text:p>
          </table:table-cell>
          <table:table-cell/>
          <table:table-cell table:style-name="Default" table:formula="of:=FLOOR([.A28]/CEILING([.A28]/[.$I$34]))" office:value-type="float" office:value="674" calcext:value-type="float">
            <text:p>674</text:p>
          </table:table-cell>
          <table:table-cell table:style-name="Default" table:formula="of:=FLOOR([.B28]/CEILING([.B28]/[.$I$34]))" office:value-type="float" office:value="770" calcext:value-type="float">
            <text:p>770</text:p>
          </table:table-cell>
          <table:table-cell table:formula="of:=FLOOR([.C28]/CEILING([.C28]/[.$I$34]))" office:value-type="float" office:value="770" calcext:value-type="float">
            <text:p>770</text:p>
          </table:table-cell>
          <table:table-cell table:formula="of:=FLOOR([.D28]/CEILING([.D28]/[.$I$34]))" office:value-type="float" office:value="799" calcext:value-type="float">
            <text:p>799</text:p>
          </table:table-cell>
          <table:table-cell table:formula="of:=FLOOR([.E28]/CEILING([.E28]/[.$I$34]))" office:value-type="float" office:value="789" calcext:value-type="float">
            <text:p>789</text:p>
          </table:table-cell>
          <table:table-cell table:formula="of:=FLOOR([.F28]/CEILING([.F28]/[.$I$34]))" office:value-type="float" office:value="799" calcext:value-type="float">
            <text:p>799</text:p>
          </table:table-cell>
          <table:table-cell/>
          <table:table-cell table:style-name="Default" table:formula="of:=FLOOR([.A28]/CEILING([.A28]/[.$P$34]))" office:value-type="float" office:value="1348" calcext:value-type="float">
            <text:p>1348</text:p>
          </table:table-cell>
          <table:table-cell table:style-name="Default" table:formula="of:=FLOOR([.B28]/CEILING([.B28]/[.$P$34]))" office:value-type="float" office:value="1348" calcext:value-type="float">
            <text:p>1348</text:p>
          </table:table-cell>
          <table:table-cell table:formula="of:=FLOOR([.C28]/CEILING([.C28]/[.$P$34]))" office:value-type="float" office:value="1471" calcext:value-type="float">
            <text:p>1471</text:p>
          </table:table-cell>
          <table:table-cell table:formula="of:=FLOOR([.D28]/CEILING([.D28]/[.$P$34]))" office:value-type="float" office:value="1541" calcext:value-type="float">
            <text:p>1541</text:p>
          </table:table-cell>
          <table:table-cell table:formula="of:=FLOOR([.E28]/CEILING([.E28]/[.$P$34]))" office:value-type="float" office:value="1541" calcext:value-type="float">
            <text:p>1541</text:p>
          </table:table-cell>
          <table:table-cell table:formula="of:=FLOOR([.F28]/CEILING([.F28]/[.$P$34]))" office:value-type="float" office:value="1598" calcext:value-type="float">
            <text:p>1598</text:p>
          </table:table-cell>
          <table:table-cell/>
          <table:table-cell table:formula="of:=FLOOR([.A28]/CEILING([.A28]/[.$W$34]))" office:value-type="float" office:value="1348" calcext:value-type="float">
            <text:p>1348</text:p>
          </table:table-cell>
          <table:table-cell table:formula="of:=FLOOR([.B28]/CEILING([.B28]/[.$W$34]))" office:value-type="float" office:value="2697" calcext:value-type="float">
            <text:p>2697</text:p>
          </table:table-cell>
          <table:table-cell table:formula="of:=FLOOR([.C28]/CEILING([.C28]/[.$W$34]))" office:value-type="float" office:value="2697" calcext:value-type="float">
            <text:p>2697</text:p>
          </table:table-cell>
          <table:table-cell table:formula="of:=FLOOR([.D28]/CEILING([.D28]/[.$W$34]))" office:value-type="float" office:value="3082" calcext:value-type="float">
            <text:p>3082</text:p>
          </table:table-cell>
          <table:table-cell table:formula="of:=FLOOR([.E28]/CEILING([.E28]/[.$W$34]))" office:value-type="float" office:value="2942" calcext:value-type="float">
            <text:p>2942</text:p>
          </table:table-cell>
          <table:table-cell table:formula="of:=FLOOR([.F28]/CEILING([.F28]/[.$W$34]))" office:value-type="float" office:value="3158" calcext:value-type="float">
            <text:p>3158</text:p>
          </table:table-cell>
          <table:table-cell table:number-columns-repeated="997"/>
        </table:table-row>
        <table:table-row table:style-name="ro1">
          <table:table-cell table:formula="of:=FLOOR([.A29]/CEILING([.A29]/[.$B$34]))" office:value-type="float" office:value="404" calcext:value-type="float">
            <text:p>404</text:p>
          </table:table-cell>
          <table:table-cell table:formula="of:=FLOOR([.B29]/CEILING([.B29]/[.$B$34]))" office:value-type="float" office:value="476" calcext:value-type="float">
            <text:p>476</text:p>
          </table:table-cell>
          <table:table-cell table:formula="of:=FLOOR([.C29]/CEILING([.C29]/[.$B$34]))" office:value-type="float" office:value="495" calcext:value-type="float">
            <text:p>495</text:p>
          </table:table-cell>
          <table:table-cell table:formula="of:=FLOOR([.D29]/CEILING([.D29]/[.$B$34]))" office:value-type="float" office:value="497" calcext:value-type="float">
            <text:p>497</text:p>
          </table:table-cell>
          <table:table-cell table:formula="of:=FLOOR([.E29]/CEILING([.E29]/[.$B$34]))" office:value-type="float" office:value="495" calcext:value-type="float">
            <text:p>495</text:p>
          </table:table-cell>
          <table:table-cell table:formula="of:=FLOOR([.F29]/CEILING([.F29]/[.$B$34]))" office:value-type="float" office:value="499" calcext:value-type="float">
            <text:p>499</text:p>
          </table:table-cell>
          <table:table-cell/>
          <table:table-cell table:style-name="Default" table:formula="of:=FLOOR([.A29]/CEILING([.A29]/[.$I$34]))" office:value-type="float" office:value="674" calcext:value-type="float">
            <text:p>674</text:p>
          </table:table-cell>
          <table:table-cell table:style-name="Default" table:formula="of:=FLOOR([.B29]/CEILING([.B29]/[.$I$34]))" office:value-type="float" office:value="735" calcext:value-type="float">
            <text:p>735</text:p>
          </table:table-cell>
          <table:table-cell table:formula="of:=FLOOR([.C29]/CEILING([.C29]/[.$I$34]))" office:value-type="float" office:value="783" calcext:value-type="float">
            <text:p>783</text:p>
          </table:table-cell>
          <table:table-cell table:formula="of:=FLOOR([.D29]/CEILING([.D29]/[.$I$34]))" office:value-type="float" office:value="789" calcext:value-type="float">
            <text:p>789</text:p>
          </table:table-cell>
          <table:table-cell table:formula="of:=FLOOR([.E29]/CEILING([.E29]/[.$I$34]))" office:value-type="float" office:value="795" calcext:value-type="float">
            <text:p>795</text:p>
          </table:table-cell>
          <table:table-cell table:formula="of:=FLOOR([.F29]/CEILING([.F29]/[.$I$34]))" office:value-type="float" office:value="799" calcext:value-type="float">
            <text:p>799</text:p>
          </table:table-cell>
          <table:table-cell/>
          <table:table-cell table:style-name="Default" table:formula="of:=FLOOR([.A29]/CEILING([.A29]/[.$P$34]))" office:value-type="float" office:value="1011" calcext:value-type="float">
            <text:p>1011</text:p>
          </table:table-cell>
          <table:table-cell table:style-name="Default" table:formula="of:=FLOOR([.B29]/CEILING([.B29]/[.$P$34]))" office:value-type="float" office:value="1348" calcext:value-type="float">
            <text:p>1348</text:p>
          </table:table-cell>
          <table:table-cell table:formula="of:=FLOOR([.C29]/CEILING([.C29]/[.$P$34]))" office:value-type="float" office:value="1517" calcext:value-type="float">
            <text:p>1517</text:p>
          </table:table-cell>
          <table:table-cell table:formula="of:=FLOOR([.D29]/CEILING([.D29]/[.$P$34]))" office:value-type="float" office:value="1541" calcext:value-type="float">
            <text:p>1541</text:p>
          </table:table-cell>
          <table:table-cell table:formula="of:=FLOOR([.E29]/CEILING([.E29]/[.$P$34]))" office:value-type="float" office:value="1566" calcext:value-type="float">
            <text:p>1566</text:p>
          </table:table-cell>
          <table:table-cell table:formula="of:=FLOOR([.F29]/CEILING([.F29]/[.$P$34]))" office:value-type="float" office:value="1591" calcext:value-type="float">
            <text:p>1591</text:p>
          </table:table-cell>
          <table:table-cell/>
          <table:table-cell table:formula="of:=FLOOR([.A29]/CEILING([.A29]/[.$W$34]))" office:value-type="float" office:value="2023" calcext:value-type="float">
            <text:p>2023</text:p>
          </table:table-cell>
          <table:table-cell table:formula="of:=FLOOR([.B29]/CEILING([.B29]/[.$W$34]))" office:value-type="float" office:value="2697" calcext:value-type="float">
            <text:p>2697</text:p>
          </table:table-cell>
          <table:table-cell table:formula="of:=FLOOR([.C29]/CEILING([.C29]/[.$W$34]))" office:value-type="float" office:value="3034" calcext:value-type="float">
            <text:p>3034</text:p>
          </table:table-cell>
          <table:table-cell table:formula="of:=FLOOR([.D29]/CEILING([.D29]/[.$W$34]))" office:value-type="float" office:value="2942" calcext:value-type="float">
            <text:p>2942</text:p>
          </table:table-cell>
          <table:table-cell table:formula="of:=FLOOR([.E29]/CEILING([.E29]/[.$W$34]))" office:value-type="float" office:value="3034" calcext:value-type="float">
            <text:p>3034</text:p>
          </table:table-cell>
          <table:table-cell table:formula="of:=FLOOR([.F29]/CEILING([.F29]/[.$W$34]))" office:value-type="float" office:value="3183" calcext:value-type="float">
            <text:p>3183</text:p>
          </table:table-cell>
          <table:table-cell table:number-columns-repeated="997"/>
        </table:table-row>
        <table:table-row table:style-name="ro1">
          <table:table-cell table:number-columns-repeated="7"/>
          <table:table-cell table:style-name="Default" table:number-columns-repeated="2"/>
          <table:table-cell table:number-columns-repeated="5"/>
          <table:table-cell table:style-name="Default" table:number-columns-repeated="2"/>
          <table:table-cell table:number-columns-repeated="1008"/>
        </table:table-row>
        <table:table-row table:style-name="ro1">
          <table:table-cell table:style-name="ce26" office:value-type="string" calcext:value-type="string" table:number-columns-spanned="27" table:number-rows-spanned="1">
            <text:p>Similar to tables above except some reading level tables/views are removed to see what happens. It was originally so you only had 4 hours between hour and day.</text:p>
          </table:table-cell>
          <table:covered-table-cell table:number-columns-repeated="6"/>
          <table:covered-table-cell table:number-columns-repeated="2" table:style-name="Default"/>
          <table:covered-table-cell table:number-columns-repeated="5"/>
          <table:covered-table-cell table:number-columns-repeated="2" table:style-name="Default"/>
          <table:covered-table-cell table:number-columns-repeated="11"/>
          <table:table-cell table:number-columns-repeated="997"/>
        </table:table-row>
        <table:table-row table:style-name="ro1">
          <table:table-cell table:style-name="ce11" office:value-type="string" calcext:value-type="string" table:number-columns-spanned="2" table:number-rows-spanned="1">
            <text:p>480x640</text:p>
          </table:table-cell>
          <table:covered-table-cell table:style-name="ce7"/>
          <table:table-cell table:number-columns-repeated="5"/>
          <table:table-cell table:style-name="ce11" office:value-type="string" calcext:value-type="string" table:number-columns-spanned="2" table:number-rows-spanned="1">
            <text:p>768x1080</text:p>
          </table:table-cell>
          <table:covered-table-cell table:style-name="ce7"/>
          <table:table-cell table:number-columns-repeated="5"/>
          <table:table-cell table:style-name="ce11" office:value-type="string" calcext:value-type="string" table:number-columns-spanned="2" table:number-rows-spanned="1">
            <text:p>2k</text:p>
          </table:table-cell>
          <table:covered-table-cell table:style-name="ce7"/>
          <table:table-cell table:number-columns-repeated="5"/>
          <table:table-cell table:style-name="ce11" office:value-type="string" calcext:value-type="string" table:number-columns-spanned="2" table:number-rows-spanned="1">
            <text:p>4k</text:p>
          </table:table-cell>
          <table:covered-table-cell table:style-name="ce7"/>
          <table:table-cell table:number-columns-repeated="1001"/>
        </table:table-row>
        <table:table-row table:style-name="ro1">
          <table:table-cell table:style-name="ce7" office:value-type="string" calcext:value-type="string">
            <text:p>minpts</text:p>
          </table:table-cell>
          <table:table-cell table:style-name="ce7" office:value-type="float" office:value="100" calcext:value-type="float">
            <text:p>100</text:p>
          </table:table-cell>
          <table:table-cell table:number-columns-repeated="5"/>
          <table:table-cell table:style-name="ce7" office:value-type="string" calcext:value-type="string">
            <text:p>minpts</text:p>
          </table:table-cell>
          <table:table-cell table:style-name="ce7" office:value-type="float" office:value="100" calcext:value-type="float">
            <text:p>100</text:p>
          </table:table-cell>
          <table:table-cell table:number-columns-repeated="5"/>
          <table:table-cell table:style-name="ce7" office:value-type="string" calcext:value-type="string">
            <text:p>minpts</text:p>
          </table:table-cell>
          <table:table-cell table:style-name="ce7" office:value-type="float" office:value="200" calcext:value-type="float">
            <text:p>200</text:p>
          </table:table-cell>
          <table:table-cell table:number-columns-repeated="5"/>
          <table:table-cell table:style-name="ce7" office:value-type="string" calcext:value-type="string">
            <text:p>minpts</text:p>
          </table:table-cell>
          <table:table-cell table:style-name="ce7" office:value-type="float" office:value="400" calcext:value-type="float">
            <text:p>400</text:p>
          </table:table-cell>
          <table:table-cell table:number-columns-repeated="1001"/>
        </table:table-row>
        <table:table-row table:style-name="ro1">
          <table:table-cell table:style-name="ce7" office:value-type="string" calcext:value-type="string">
            <text:p>maxpts</text:p>
          </table:table-cell>
          <table:table-cell table:style-name="ce7" office:value-type="float" office:value="500" calcext:value-type="float">
            <text:p>500</text:p>
          </table:table-cell>
          <table:table-cell table:number-columns-repeated="5"/>
          <table:table-cell table:style-name="ce7" office:value-type="string" calcext:value-type="string">
            <text:p>maxpts</text:p>
          </table:table-cell>
          <table:table-cell table:style-name="ce7" office:value-type="float" office:value="800" calcext:value-type="float">
            <text:p>800</text:p>
          </table:table-cell>
          <table:table-cell table:number-columns-repeated="5"/>
          <table:table-cell table:style-name="ce7" office:value-type="string" calcext:value-type="string">
            <text:p>maxpts</text:p>
          </table:table-cell>
          <table:table-cell table:style-name="ce7" office:value-type="float" office:value="1600" calcext:value-type="float">
            <text:p>1600</text:p>
          </table:table-cell>
          <table:table-cell table:number-columns-repeated="5"/>
          <table:table-cell table:style-name="ce7" office:value-type="string" calcext:value-type="string">
            <text:p>maxpts</text:p>
          </table:table-cell>
          <table:table-cell table:style-name="ce7" office:value-type="float" office:value="3200" calcext:value-type="float">
            <text:p>3200</text:p>
          </table:table-cell>
          <table:table-cell table:number-columns-repeated="1001"/>
        </table:table-row>
        <table:table-row table:style-name="ro2">
          <table:table-cell table:style-name="ce12" office:value-type="string" calcext:value-type="string">
            <text:p>max pts &lt; maxpts</text:p>
          </table:table-cell>
          <table:table-cell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3"/>
          <table:table-cell table:style-name="ce12" office:value-type="string" calcext:value-type="string">
            <text:p>max pts &lt; maxpts</text:p>
          </table:table-cell>
          <table:table-cell table:style-name="Default"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3"/>
          <table:table-cell table:style-name="ce12" office:value-type="string" calcext:value-type="string">
            <text:p>max pts &lt; maxpts</text:p>
          </table:table-cell>
          <table:table-cell table:style-name="Default"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3"/>
          <table:table-cell table:style-name="ce12" office:value-type="string" calcext:value-type="string">
            <text:p>max pts &lt; maxpts</text:p>
          </table:table-cell>
          <table:table-cell office:value-type="string" calcext:value-type="string">
            <text:p>hours chosen</text:p>
          </table:table-cell>
          <table:table-cell table:style-name="ce12" office:value-type="string" calcext:value-type="string">
            <text:p>min pts &gt; minpts</text:p>
          </table:table-cell>
          <table:table-cell office:value-type="string" calcext:value-type="string">
            <text:p>hours chosen</text:p>
          </table:table-cell>
          <table:table-cell table:number-columns-repeated="999"/>
        </table:table-row>
        <table:table-row table:style-name="ro1">
          <table:table-cell table:style-name="ce13" table:formula="of:=IF(COM.MICROSOFT.MAXIFS([.$A117:.$F117];[.$A117:.$F117];&quot;&lt;&quot;&amp;[.$B$34])=0;MIN([.$A117:.$F117]);COM.MICROSOFT.MAXIFS([.$A117:.$F117];[.$A117:.$F117];&quot;&lt;&quot;&amp;[.$B$34]))" office:value-type="float" office:value="24" calcext:value-type="float">
            <text:p>24</text:p>
          </table:table-cell>
          <table:table-cell table:style-name="ce13" table:formula="of:=COM.MICROSOFT.SWITCH([.A91];[.$A117];[.$A$5];[.$B117];[.$B$5];[.$C117];[.$C$5];[.$D117];[.$D$5];[.$E117];[.$E$5];[.$F117];[.$F$5])" office:value-type="float" office:value="1" calcext:value-type="float">
            <text:p>1</text:p>
          </table:table-cell>
          <table:table-cell table:style-name="ce16" table:formula="of:=IF(COM.MICROSOFT.MAXIFS([.$A117:.$F117];[.$A117:.$F117];&quot;&lt;&quot;&amp;[.$B$34])=0;MIN([.$A117:.$F117]);COM.MICROSOFT.MINIFS([.$A117:.$F117];[.$A117:.$F117];&quot;&gt;&quot;&amp;[.$B$33]))" office:value-type="float" office:value="0" calcext:value-type="float">
            <text:p>0</text:p>
          </table:table-cell>
          <table:table-cell table:style-name="ce16" table:formula="of:=COM.MICROSOFT.SWITCH([.C91];[.$A117];[.$A$5];[.$B117];[.$B$5];[.$C117];[.$C$5];[.$D117];[.$D$5];[.$E117];[.$E$5];[.$F117];[.$F$5])" office:value-type="float" office:value="96" calcext:value-type="float">
            <text:p>96</text:p>
          </table:table-cell>
          <table:table-cell table:number-columns-repeated="3"/>
          <table:table-cell table:formula="of:=IF(COM.MICROSOFT.MAXIFS([.$H117:.$M117];[.$H117:.$M117];&quot;&lt;&quot;&amp;[.$I$34])=0;MIN([.$H117:.$M117]);COM.MICROSOFT.MAXIFS([.$H117:.$M117];[.$H117:.$M117];&quot;&lt;&quot;&amp;[.$I$34]))" office:value-type="float" office:value="24" calcext:value-type="float">
            <text:p>24</text:p>
          </table:table-cell>
          <table:table-cell table:formula="of:=COM.MICROSOFT.SWITCH([.H91];[.$H117];[.$A$5];[.$I117];[.$B$5];[.$J117];[.$C$5];[.$K117];[.$D$5];[.$L117];[.$E$5];[.$M117];[.$F$5])" office:value-type="float" office:value="1" calcext:value-type="float">
            <text:p>1</text:p>
          </table:table-cell>
          <table:table-cell table:style-name="ce16" table:formula="of:=IF(COM.MICROSOFT.MAXIFS([.$H117:.$M117];[.$H117:.$M117];&quot;&lt;&quot;&amp;[.$I$34])=0;MIN([.$H117:.$M117]);COM.MICROSOFT.MINIFS([.$H117:.$M117];[.$H117:.$M117];&quot;&gt;&quot;&amp;[.$I$33]))" office:value-type="float" office:value="0" calcext:value-type="float">
            <text:p>0</text:p>
          </table:table-cell>
          <table:table-cell table:style-name="ce16" table:formula="of:=COM.MICROSOFT.SWITCH([.J91];[.$H117];[.$A$5];[.$I117];[.$B$5];[.$J117];[.$C$5];[.$K117];[.$D$5];[.$L117];[.$E$5];[.$M117];[.$F$5])" office:value-type="float" office:value="96" calcext:value-type="float">
            <text:p>96</text:p>
          </table:table-cell>
          <table:table-cell table:number-columns-repeated="3"/>
          <table:table-cell table:formula="of:=IF(COM.MICROSOFT.MAXIFS([.$O117:.$T117];[.$O117:.$T117];&quot;&lt;&quot;&amp;[.$P$34])=0;MIN([.$O117:.$T117]);COM.MICROSOFT.MAXIFS([.$O117:.$T117];[.$O117:.$T117];&quot;&lt;&quot;&amp;[.$P$34]))" office:value-type="float" office:value="24" calcext:value-type="float">
            <text:p>24</text:p>
          </table:table-cell>
          <table:table-cell table:formula="of:=COM.MICROSOFT.SWITCH([.O91];[.$O117];[.$A$5];[.$P117];[.$B$5];[.$Q117];[.$C$5];[.$R117];[.$D$5];[.$S117];[.$E$5];[.$T117];[.$F$5])" office:value-type="float" office:value="1" calcext:value-type="float">
            <text:p>1</text:p>
          </table:table-cell>
          <table:table-cell table:style-name="ce16" table:formula="of:=IF(COM.MICROSOFT.MAXIFS([.$O117:.$T117];[.$O117:.$T117];&quot;&lt;&quot;&amp;[.$P$34])=0;MIN([.$O117:.$T117]);COM.MICROSOFT.MINIFS([.$O117:.$T117];[.$O117:.$T117];&quot;&gt;&quot;&amp;[.$P$33]))" office:value-type="float" office:value="0" calcext:value-type="float">
            <text:p>0</text:p>
          </table:table-cell>
          <table:table-cell table:style-name="ce16" table:formula="of:=COM.MICROSOFT.SWITCH([.Q91];[.$O117];[.$A$5];[.$P117];[.$B$5];[.$Q117];[.$C$5];[.$R117];[.$D$5];[.$S117];[.$E$5];[.$T117];[.$F$5])" office:value-type="float" office:value="96" calcext:value-type="float">
            <text:p>96</text:p>
          </table:table-cell>
          <table:table-cell table:number-columns-repeated="3"/>
          <table:table-cell table:style-name="ce13" table:formula="of:=IF(COM.MICROSOFT.MAXIFS([.$V117:.$AA117];[.$V117:.$AA117];&quot;&lt;&quot;&amp;[.$W$34])=0;MIN([.$V117:.$AA117]);COM.MICROSOFT.MAXIFS([.$V117:.$AA117];[.$V117:.$AA117];&quot;&lt;&quot;&amp;[.$W$34]))" office:value-type="float" office:value="24" calcext:value-type="float">
            <text:p>24</text:p>
          </table:table-cell>
          <table:table-cell table:style-name="ce13" table:formula="of:=COM.MICROSOFT.SWITCH([.V91];[.$V117];[.$A$5];[.$W117];[.$B$5];[.$X117];[.$C$5];[.$Y117];[.$D$5];[.$Z117];[.$E$5];[.$AA117];[.$F$5])" office:value-type="float" office:value="1" calcext:value-type="float">
            <text:p>1</text:p>
          </table:table-cell>
          <table:table-cell table:style-name="ce16" table:formula="of:=IF(COM.MICROSOFT.MAXIFS([.$V117:.$AA117];[.$V117:.$AA117];&quot;&lt;&quot;&amp;[.$W$34])=0;MIN([.$V117:.$AA117]);COM.MICROSOFT.MINIFS([.$V117:.$AA117];[.$V117:.$AA117];&quot;&gt;&quot;&amp;[.$W$33]))" office:value-type="float" office:value="0" calcext:value-type="float">
            <text:p>0</text:p>
          </table:table-cell>
          <table:table-cell table:style-name="ce16" table:formula="of:=COM.MICROSOFT.SWITCH([.X91];[.$V117];[.$A$5];[.$W117];[.$B$5];[.$X117];[.$C$5];[.$Y117];[.$D$5];[.$Z117];[.$E$5];[.$AA117];[.$F$5])" office:value-type="float" office:value="96" calcext:value-type="float">
            <text:p>96</text:p>
          </table:table-cell>
          <table:table-cell table:number-columns-repeated="999"/>
        </table:table-row>
        <table:table-row table:style-name="ro1">
          <table:table-cell table:style-name="ce13" table:formula="of:=IF(COM.MICROSOFT.MAXIFS([.$A118:.$F118];[.$A118:.$F118];&quot;&lt;&quot;&amp;[.$B$34])=0;MIN([.$A118:.$F118]);COM.MICROSOFT.MAXIFS([.$A118:.$F118];[.$A118:.$F118];&quot;&lt;&quot;&amp;[.$B$34]))" office:value-type="float" office:value="48" calcext:value-type="float">
            <text:p>48</text:p>
          </table:table-cell>
          <table:table-cell table:style-name="ce13" table:formula="of:=COM.MICROSOFT.SWITCH([.A92];[.$A118];[.$A$5];[.$B118];[.$B$5];[.$C118];[.$C$5];[.$D118];[.$D$5];[.$E118];[.$E$5];[.$F118];[.$F$5])" office:value-type="float" office:value="1" calcext:value-type="float">
            <text:p>1</text:p>
          </table:table-cell>
          <table:table-cell table:style-name="ce16" table:formula="of:=IF(COM.MICROSOFT.MAXIFS([.$A118:.$F118];[.$A118:.$F118];&quot;&lt;&quot;&amp;[.$B$34])=0;MIN([.$A118:.$F118]);COM.MICROSOFT.MINIFS([.$A118:.$F118];[.$A118:.$F118];&quot;&gt;&quot;&amp;[.$B$33]))" office:value-type="float" office:value="0" calcext:value-type="float">
            <text:p>0</text:p>
          </table:table-cell>
          <table:table-cell table:style-name="ce16" table:formula="of:=COM.MICROSOFT.SWITCH([.C92];[.$A118];[.$A$5];[.$B118];[.$B$5];[.$C118];[.$C$5];[.$D118];[.$D$5];[.$E118];[.$E$5];[.$F118];[.$F$5])" office:value-type="float" office:value="96" calcext:value-type="float">
            <text:p>96</text:p>
          </table:table-cell>
          <table:table-cell table:number-columns-repeated="3"/>
          <table:table-cell table:formula="of:=IF(COM.MICROSOFT.MAXIFS([.$H118:.$M118];[.$H118:.$M118];&quot;&lt;&quot;&amp;[.$I$34])=0;MIN([.$H118:.$M118]);COM.MICROSOFT.MAXIFS([.$H118:.$M118];[.$H118:.$M118];&quot;&lt;&quot;&amp;[.$I$34]))" office:value-type="float" office:value="48" calcext:value-type="float">
            <text:p>48</text:p>
          </table:table-cell>
          <table:table-cell table:formula="of:=COM.MICROSOFT.SWITCH([.H92];[.$H118];[.$A$5];[.$I118];[.$B$5];[.$J118];[.$C$5];[.$K118];[.$D$5];[.$L118];[.$E$5];[.$M118];[.$F$5])" office:value-type="float" office:value="1" calcext:value-type="float">
            <text:p>1</text:p>
          </table:table-cell>
          <table:table-cell table:style-name="ce16" table:formula="of:=IF(COM.MICROSOFT.MAXIFS([.$H118:.$M118];[.$H118:.$M118];&quot;&lt;&quot;&amp;[.$I$34])=0;MIN([.$H118:.$M118]);COM.MICROSOFT.MINIFS([.$H118:.$M118];[.$H118:.$M118];&quot;&gt;&quot;&amp;[.$I$33]))" office:value-type="float" office:value="0" calcext:value-type="float">
            <text:p>0</text:p>
          </table:table-cell>
          <table:table-cell table:style-name="ce16" table:formula="of:=COM.MICROSOFT.SWITCH([.J92];[.$H118];[.$A$5];[.$I118];[.$B$5];[.$J118];[.$C$5];[.$K118];[.$D$5];[.$L118];[.$E$5];[.$M118];[.$F$5])" office:value-type="float" office:value="96" calcext:value-type="float">
            <text:p>96</text:p>
          </table:table-cell>
          <table:table-cell table:number-columns-repeated="3"/>
          <table:table-cell table:formula="of:=IF(COM.MICROSOFT.MAXIFS([.$O118:.$T118];[.$O118:.$T118];&quot;&lt;&quot;&amp;[.$P$34])=0;MIN([.$O118:.$T118]);COM.MICROSOFT.MAXIFS([.$O118:.$T118];[.$O118:.$T118];&quot;&lt;&quot;&amp;[.$P$34]))" office:value-type="float" office:value="48" calcext:value-type="float">
            <text:p>48</text:p>
          </table:table-cell>
          <table:table-cell table:formula="of:=COM.MICROSOFT.SWITCH([.O92];[.$O118];[.$A$5];[.$P118];[.$B$5];[.$Q118];[.$C$5];[.$R118];[.$D$5];[.$S118];[.$E$5];[.$T118];[.$F$5])" office:value-type="float" office:value="1" calcext:value-type="float">
            <text:p>1</text:p>
          </table:table-cell>
          <table:table-cell table:style-name="ce16" table:formula="of:=IF(COM.MICROSOFT.MAXIFS([.$O118:.$T118];[.$O118:.$T118];&quot;&lt;&quot;&amp;[.$P$34])=0;MIN([.$O118:.$T118]);COM.MICROSOFT.MINIFS([.$O118:.$T118];[.$O118:.$T118];&quot;&gt;&quot;&amp;[.$P$33]))" office:value-type="float" office:value="0" calcext:value-type="float">
            <text:p>0</text:p>
          </table:table-cell>
          <table:table-cell table:style-name="ce16" table:formula="of:=COM.MICROSOFT.SWITCH([.Q92];[.$O118];[.$A$5];[.$P118];[.$B$5];[.$Q118];[.$C$5];[.$R118];[.$D$5];[.$S118];[.$E$5];[.$T118];[.$F$5])" office:value-type="float" office:value="96" calcext:value-type="float">
            <text:p>96</text:p>
          </table:table-cell>
          <table:table-cell table:number-columns-repeated="3"/>
          <table:table-cell table:style-name="ce13" table:formula="of:=IF(COM.MICROSOFT.MAXIFS([.$V118:.$AA118];[.$V118:.$AA118];&quot;&lt;&quot;&amp;[.$W$34])=0;MIN([.$V118:.$AA118]);COM.MICROSOFT.MAXIFS([.$V118:.$AA118];[.$V118:.$AA118];&quot;&lt;&quot;&amp;[.$W$34]))" office:value-type="float" office:value="48" calcext:value-type="float">
            <text:p>48</text:p>
          </table:table-cell>
          <table:table-cell table:style-name="ce13" table:formula="of:=COM.MICROSOFT.SWITCH([.V92];[.$V118];[.$A$5];[.$W118];[.$B$5];[.$X118];[.$C$5];[.$Y118];[.$D$5];[.$Z118];[.$E$5];[.$AA118];[.$F$5])" office:value-type="float" office:value="1" calcext:value-type="float">
            <text:p>1</text:p>
          </table:table-cell>
          <table:table-cell table:style-name="ce16" table:formula="of:=IF(COM.MICROSOFT.MAXIFS([.$V118:.$AA118];[.$V118:.$AA118];&quot;&lt;&quot;&amp;[.$W$34])=0;MIN([.$V118:.$AA118]);COM.MICROSOFT.MINIFS([.$V118:.$AA118];[.$V118:.$AA118];&quot;&gt;&quot;&amp;[.$W$33]))" office:value-type="float" office:value="0" calcext:value-type="float">
            <text:p>0</text:p>
          </table:table-cell>
          <table:table-cell table:style-name="ce16" table:formula="of:=COM.MICROSOFT.SWITCH([.X92];[.$V118];[.$A$5];[.$W118];[.$B$5];[.$X118];[.$C$5];[.$Y118];[.$D$5];[.$Z118];[.$E$5];[.$AA118];[.$F$5])" office:value-type="float" office:value="96" calcext:value-type="float">
            <text:p>96</text:p>
          </table:table-cell>
          <table:table-cell table:number-columns-repeated="999"/>
        </table:table-row>
        <table:table-row table:style-name="ro1">
          <table:table-cell table:style-name="ce13" table:formula="of:=IF(COM.MICROSOFT.MAXIFS([.$A119:.$F119];[.$A119:.$F119];&quot;&lt;&quot;&amp;[.$B$34])=0;MIN([.$A119:.$F119]);COM.MICROSOFT.MAXIFS([.$A119:.$F119];[.$A119:.$F119];&quot;&lt;&quot;&amp;[.$B$34]))" office:value-type="float" office:value="72" calcext:value-type="float">
            <text:p>72</text:p>
          </table:table-cell>
          <table:table-cell table:style-name="ce13" table:formula="of:=COM.MICROSOFT.SWITCH([.A93];[.$A119];[.$A$5];[.$B119];[.$B$5];[.$C119];[.$C$5];[.$D119];[.$D$5];[.$E119];[.$E$5];[.$F119];[.$F$5])" office:value-type="float" office:value="1" calcext:value-type="float">
            <text:p>1</text:p>
          </table:table-cell>
          <table:table-cell table:style-name="ce16" table:formula="of:=IF(COM.MICROSOFT.MAXIFS([.$A119:.$F119];[.$A119:.$F119];&quot;&lt;&quot;&amp;[.$B$34])=0;MIN([.$A119:.$F119]);COM.MICROSOFT.MINIFS([.$A119:.$F119];[.$A119:.$F119];&quot;&gt;&quot;&amp;[.$B$33]))" office:value-type="float" office:value="0" calcext:value-type="float">
            <text:p>0</text:p>
          </table:table-cell>
          <table:table-cell table:style-name="ce16" table:formula="of:=COM.MICROSOFT.SWITCH([.C93];[.$A119];[.$A$5];[.$B119];[.$B$5];[.$C119];[.$C$5];[.$D119];[.$D$5];[.$E119];[.$E$5];[.$F119];[.$F$5])" office:value-type="float" office:value="96" calcext:value-type="float">
            <text:p>96</text:p>
          </table:table-cell>
          <table:table-cell table:number-columns-repeated="3"/>
          <table:table-cell table:formula="of:=IF(COM.MICROSOFT.MAXIFS([.$H119:.$M119];[.$H119:.$M119];&quot;&lt;&quot;&amp;[.$I$34])=0;MIN([.$H119:.$M119]);COM.MICROSOFT.MAXIFS([.$H119:.$M119];[.$H119:.$M119];&quot;&lt;&quot;&amp;[.$I$34]))" office:value-type="float" office:value="72" calcext:value-type="float">
            <text:p>72</text:p>
          </table:table-cell>
          <table:table-cell table:formula="of:=COM.MICROSOFT.SWITCH([.H93];[.$H119];[.$A$5];[.$I119];[.$B$5];[.$J119];[.$C$5];[.$K119];[.$D$5];[.$L119];[.$E$5];[.$M119];[.$F$5])" office:value-type="float" office:value="1" calcext:value-type="float">
            <text:p>1</text:p>
          </table:table-cell>
          <table:table-cell table:style-name="ce16" table:formula="of:=IF(COM.MICROSOFT.MAXIFS([.$H119:.$M119];[.$H119:.$M119];&quot;&lt;&quot;&amp;[.$I$34])=0;MIN([.$H119:.$M119]);COM.MICROSOFT.MINIFS([.$H119:.$M119];[.$H119:.$M119];&quot;&gt;&quot;&amp;[.$I$33]))" office:value-type="float" office:value="0" calcext:value-type="float">
            <text:p>0</text:p>
          </table:table-cell>
          <table:table-cell table:style-name="ce16" table:formula="of:=COM.MICROSOFT.SWITCH([.J93];[.$H119];[.$A$5];[.$I119];[.$B$5];[.$J119];[.$C$5];[.$K119];[.$D$5];[.$L119];[.$E$5];[.$M119];[.$F$5])" office:value-type="float" office:value="96" calcext:value-type="float">
            <text:p>96</text:p>
          </table:table-cell>
          <table:table-cell table:number-columns-repeated="3"/>
          <table:table-cell table:formula="of:=IF(COM.MICROSOFT.MAXIFS([.$O119:.$T119];[.$O119:.$T119];&quot;&lt;&quot;&amp;[.$P$34])=0;MIN([.$O119:.$T119]);COM.MICROSOFT.MAXIFS([.$O119:.$T119];[.$O119:.$T119];&quot;&lt;&quot;&amp;[.$P$34]))" office:value-type="float" office:value="72" calcext:value-type="float">
            <text:p>72</text:p>
          </table:table-cell>
          <table:table-cell table:formula="of:=COM.MICROSOFT.SWITCH([.O93];[.$O119];[.$A$5];[.$P119];[.$B$5];[.$Q119];[.$C$5];[.$R119];[.$D$5];[.$S119];[.$E$5];[.$T119];[.$F$5])" office:value-type="float" office:value="1" calcext:value-type="float">
            <text:p>1</text:p>
          </table:table-cell>
          <table:table-cell table:style-name="ce16" table:formula="of:=IF(COM.MICROSOFT.MAXIFS([.$O119:.$T119];[.$O119:.$T119];&quot;&lt;&quot;&amp;[.$P$34])=0;MIN([.$O119:.$T119]);COM.MICROSOFT.MINIFS([.$O119:.$T119];[.$O119:.$T119];&quot;&gt;&quot;&amp;[.$P$33]))" office:value-type="float" office:value="0" calcext:value-type="float">
            <text:p>0</text:p>
          </table:table-cell>
          <table:table-cell table:style-name="ce16" table:formula="of:=COM.MICROSOFT.SWITCH([.Q93];[.$O119];[.$A$5];[.$P119];[.$B$5];[.$Q119];[.$C$5];[.$R119];[.$D$5];[.$S119];[.$E$5];[.$T119];[.$F$5])" office:value-type="float" office:value="96" calcext:value-type="float">
            <text:p>96</text:p>
          </table:table-cell>
          <table:table-cell table:number-columns-repeated="3"/>
          <table:table-cell table:style-name="ce13" table:formula="of:=IF(COM.MICROSOFT.MAXIFS([.$V119:.$AA119];[.$V119:.$AA119];&quot;&lt;&quot;&amp;[.$W$34])=0;MIN([.$V119:.$AA119]);COM.MICROSOFT.MAXIFS([.$V119:.$AA119];[.$V119:.$AA119];&quot;&lt;&quot;&amp;[.$W$34]))" office:value-type="float" office:value="72" calcext:value-type="float">
            <text:p>72</text:p>
          </table:table-cell>
          <table:table-cell table:style-name="ce13" table:formula="of:=COM.MICROSOFT.SWITCH([.V93];[.$V119];[.$A$5];[.$W119];[.$B$5];[.$X119];[.$C$5];[.$Y119];[.$D$5];[.$Z119];[.$E$5];[.$AA119];[.$F$5])" office:value-type="float" office:value="1" calcext:value-type="float">
            <text:p>1</text:p>
          </table:table-cell>
          <table:table-cell table:style-name="ce16" table:formula="of:=IF(COM.MICROSOFT.MAXIFS([.$V119:.$AA119];[.$V119:.$AA119];&quot;&lt;&quot;&amp;[.$W$34])=0;MIN([.$V119:.$AA119]);COM.MICROSOFT.MINIFS([.$V119:.$AA119];[.$V119:.$AA119];&quot;&gt;&quot;&amp;[.$W$33]))" office:value-type="float" office:value="0" calcext:value-type="float">
            <text:p>0</text:p>
          </table:table-cell>
          <table:table-cell table:style-name="ce16" table:formula="of:=COM.MICROSOFT.SWITCH([.X93];[.$V119];[.$A$5];[.$W119];[.$B$5];[.$X119];[.$C$5];[.$Y119];[.$D$5];[.$Z119];[.$E$5];[.$AA119];[.$F$5])" office:value-type="float" office:value="96" calcext:value-type="float">
            <text:p>96</text:p>
          </table:table-cell>
          <table:table-cell table:number-columns-repeated="999"/>
        </table:table-row>
        <table:table-row table:style-name="ro1">
          <table:table-cell table:style-name="ce13" table:formula="of:=IF(COM.MICROSOFT.MAXIFS([.$A120:.$F120];[.$A120:.$F120];&quot;&lt;&quot;&amp;[.$B$34])=0;MIN([.$A120:.$F120]);COM.MICROSOFT.MAXIFS([.$A120:.$F120];[.$A120:.$F120];&quot;&lt;&quot;&amp;[.$B$34]))" office:value-type="float" office:value="96" calcext:value-type="float">
            <text:p>96</text:p>
          </table:table-cell>
          <table:table-cell table:style-name="ce13" table:formula="of:=COM.MICROSOFT.SWITCH([.A94];[.$A120];[.$A$5];[.$B120];[.$B$5];[.$C120];[.$C$5];[.$D120];[.$D$5];[.$E120];[.$E$5];[.$F120];[.$F$5])" office:value-type="float" office:value="1" calcext:value-type="float">
            <text:p>1</text:p>
          </table:table-cell>
          <table:table-cell table:style-name="ce16" table:formula="of:=IF(COM.MICROSOFT.MAXIFS([.$A120:.$F120];[.$A120:.$F120];&quot;&lt;&quot;&amp;[.$B$34])=0;MIN([.$A120:.$F120]);COM.MICROSOFT.MINIFS([.$A120:.$F120];[.$A120:.$F120];&quot;&gt;&quot;&amp;[.$B$33]))" office:value-type="float" office:value="0" calcext:value-type="float">
            <text:p>0</text:p>
          </table:table-cell>
          <table:table-cell table:style-name="ce16" table:formula="of:=COM.MICROSOFT.SWITCH([.C94];[.$A120];[.$A$5];[.$B120];[.$B$5];[.$C120];[.$C$5];[.$D120];[.$D$5];[.$E120];[.$E$5];[.$F120];[.$F$5])" office:value-type="float" office:value="8" calcext:value-type="float">
            <text:p>8</text:p>
          </table:table-cell>
          <table:table-cell table:number-columns-repeated="3"/>
          <table:table-cell table:formula="of:=IF(COM.MICROSOFT.MAXIFS([.$H120:.$M120];[.$H120:.$M120];&quot;&lt;&quot;&amp;[.$I$34])=0;MIN([.$H120:.$M120]);COM.MICROSOFT.MAXIFS([.$H120:.$M120];[.$H120:.$M120];&quot;&lt;&quot;&amp;[.$I$34]))" office:value-type="float" office:value="96" calcext:value-type="float">
            <text:p>96</text:p>
          </table:table-cell>
          <table:table-cell table:formula="of:=COM.MICROSOFT.SWITCH([.H94];[.$H120];[.$A$5];[.$I120];[.$B$5];[.$J120];[.$C$5];[.$K120];[.$D$5];[.$L120];[.$E$5];[.$M120];[.$F$5])" office:value-type="float" office:value="1" calcext:value-type="float">
            <text:p>1</text:p>
          </table:table-cell>
          <table:table-cell table:style-name="ce16" table:formula="of:=IF(COM.MICROSOFT.MAXIFS([.$H120:.$M120];[.$H120:.$M120];&quot;&lt;&quot;&amp;[.$I$34])=0;MIN([.$H120:.$M120]);COM.MICROSOFT.MINIFS([.$H120:.$M120];[.$H120:.$M120];&quot;&gt;&quot;&amp;[.$I$33]))" office:value-type="float" office:value="0" calcext:value-type="float">
            <text:p>0</text:p>
          </table:table-cell>
          <table:table-cell table:style-name="ce16" table:formula="of:=COM.MICROSOFT.SWITCH([.J94];[.$H120];[.$A$5];[.$I120];[.$B$5];[.$J120];[.$C$5];[.$K120];[.$D$5];[.$L120];[.$E$5];[.$M120];[.$F$5])" office:value-type="float" office:value="8" calcext:value-type="float">
            <text:p>8</text:p>
          </table:table-cell>
          <table:table-cell table:number-columns-repeated="3"/>
          <table:table-cell table:formula="of:=IF(COM.MICROSOFT.MAXIFS([.$O120:.$T120];[.$O120:.$T120];&quot;&lt;&quot;&amp;[.$P$34])=0;MIN([.$O120:.$T120]);COM.MICROSOFT.MAXIFS([.$O120:.$T120];[.$O120:.$T120];&quot;&lt;&quot;&amp;[.$P$34]))" office:value-type="float" office:value="96" calcext:value-type="float">
            <text:p>96</text:p>
          </table:table-cell>
          <table:table-cell table:formula="of:=COM.MICROSOFT.SWITCH([.O94];[.$O120];[.$A$5];[.$P120];[.$B$5];[.$Q120];[.$C$5];[.$R120];[.$D$5];[.$S120];[.$E$5];[.$T120];[.$F$5])" office:value-type="float" office:value="1" calcext:value-type="float">
            <text:p>1</text:p>
          </table:table-cell>
          <table:table-cell table:style-name="ce16" table:formula="of:=IF(COM.MICROSOFT.MAXIFS([.$O120:.$T120];[.$O120:.$T120];&quot;&lt;&quot;&amp;[.$P$34])=0;MIN([.$O120:.$T120]);COM.MICROSOFT.MINIFS([.$O120:.$T120];[.$O120:.$T120];&quot;&gt;&quot;&amp;[.$P$33]))" office:value-type="float" office:value="0" calcext:value-type="float">
            <text:p>0</text:p>
          </table:table-cell>
          <table:table-cell table:style-name="ce16" table:formula="of:=COM.MICROSOFT.SWITCH([.Q94];[.$O120];[.$A$5];[.$P120];[.$B$5];[.$Q120];[.$C$5];[.$R120];[.$D$5];[.$S120];[.$E$5];[.$T120];[.$F$5])" office:value-type="float" office:value="8" calcext:value-type="float">
            <text:p>8</text:p>
          </table:table-cell>
          <table:table-cell table:number-columns-repeated="3"/>
          <table:table-cell table:style-name="ce13" table:formula="of:=IF(COM.MICROSOFT.MAXIFS([.$V120:.$AA120];[.$V120:.$AA120];&quot;&lt;&quot;&amp;[.$W$34])=0;MIN([.$V120:.$AA120]);COM.MICROSOFT.MAXIFS([.$V120:.$AA120];[.$V120:.$AA120];&quot;&lt;&quot;&amp;[.$W$34]))" office:value-type="float" office:value="96" calcext:value-type="float">
            <text:p>96</text:p>
          </table:table-cell>
          <table:table-cell table:style-name="ce13" table:formula="of:=COM.MICROSOFT.SWITCH([.V94];[.$V120];[.$A$5];[.$W120];[.$B$5];[.$X120];[.$C$5];[.$Y120];[.$D$5];[.$Z120];[.$E$5];[.$AA120];[.$F$5])" office:value-type="float" office:value="1" calcext:value-type="float">
            <text:p>1</text:p>
          </table:table-cell>
          <table:table-cell table:style-name="ce16" table:formula="of:=IF(COM.MICROSOFT.MAXIFS([.$V120:.$AA120];[.$V120:.$AA120];&quot;&lt;&quot;&amp;[.$W$34])=0;MIN([.$V120:.$AA120]);COM.MICROSOFT.MINIFS([.$V120:.$AA120];[.$V120:.$AA120];&quot;&gt;&quot;&amp;[.$W$33]))" office:value-type="float" office:value="0" calcext:value-type="float">
            <text:p>0</text:p>
          </table:table-cell>
          <table:table-cell table:style-name="ce16" table:formula="of:=COM.MICROSOFT.SWITCH([.X94];[.$V120];[.$A$5];[.$W120];[.$B$5];[.$X120];[.$C$5];[.$Y120];[.$D$5];[.$Z120];[.$E$5];[.$AA120];[.$F$5])" office:value-type="float" office:value="8" calcext:value-type="float">
            <text:p>8</text:p>
          </table:table-cell>
          <table:table-cell table:number-columns-repeated="999"/>
        </table:table-row>
        <table:table-row table:style-name="ro1">
          <table:table-cell table:style-name="ce13" table:formula="of:=IF(COM.MICROSOFT.MAXIFS([.$A121:.$F121];[.$A121:.$F121];&quot;&lt;&quot;&amp;[.$B$34])=0;MIN([.$A121:.$F121]);COM.MICROSOFT.MAXIFS([.$A121:.$F121];[.$A121:.$F121];&quot;&lt;&quot;&amp;[.$B$34]))" office:value-type="float" office:value="144" calcext:value-type="float">
            <text:p>144</text:p>
          </table:table-cell>
          <table:table-cell table:style-name="ce13" table:formula="of:=COM.MICROSOFT.SWITCH([.A95];[.$A121];[.$A$5];[.$B121];[.$B$5];[.$C121];[.$C$5];[.$D121];[.$D$5];[.$E121];[.$E$5];[.$F121];[.$F$5])" office:value-type="float" office:value="1" calcext:value-type="float">
            <text:p>1</text:p>
          </table:table-cell>
          <table:table-cell table:style-name="ce13" table:formula="of:=IF(COM.MICROSOFT.MAXIFS([.$A121:.$F121];[.$A121:.$F121];&quot;&lt;&quot;&amp;[.$B$34])=0;MIN([.$A121:.$F121]);COM.MICROSOFT.MINIFS([.$A121:.$F121];[.$A121:.$F121];&quot;&gt;&quot;&amp;[.$B$33]))" office:value-type="float" office:value="144" calcext:value-type="float">
            <text:p>144</text:p>
          </table:table-cell>
          <table:table-cell table:style-name="ce13" table:formula="of:=COM.MICROSOFT.SWITCH([.C95];[.$A121];[.$A$5];[.$B121];[.$B$5];[.$C121];[.$C$5];[.$D121];[.$D$5];[.$E121];[.$E$5];[.$F121];[.$F$5])" office:value-type="float" office:value="1" calcext:value-type="float">
            <text:p>1</text:p>
          </table:table-cell>
          <table:table-cell table:number-columns-repeated="3"/>
          <table:table-cell table:formula="of:=IF(COM.MICROSOFT.MAXIFS([.$H121:.$M121];[.$H121:.$M121];&quot;&lt;&quot;&amp;[.$I$34])=0;MIN([.$H121:.$M121]);COM.MICROSOFT.MAXIFS([.$H121:.$M121];[.$H121:.$M121];&quot;&lt;&quot;&amp;[.$I$34]))" office:value-type="float" office:value="144" calcext:value-type="float">
            <text:p>144</text:p>
          </table:table-cell>
          <table:table-cell table:formula="of:=COM.MICROSOFT.SWITCH([.H95];[.$H121];[.$A$5];[.$I121];[.$B$5];[.$J121];[.$C$5];[.$K121];[.$D$5];[.$L121];[.$E$5];[.$M121];[.$F$5])" office:value-type="float" office:value="1" calcext:value-type="float">
            <text:p>1</text:p>
          </table:table-cell>
          <table:table-cell table:style-name="ce13" table:formula="of:=IF(COM.MICROSOFT.MAXIFS([.$H121:.$M121];[.$H121:.$M121];&quot;&lt;&quot;&amp;[.$I$34])=0;MIN([.$H121:.$M121]);COM.MICROSOFT.MINIFS([.$H121:.$M121];[.$H121:.$M121];&quot;&gt;&quot;&amp;[.$I$33]))" office:value-type="float" office:value="144" calcext:value-type="float">
            <text:p>144</text:p>
          </table:table-cell>
          <table:table-cell table:style-name="ce13" table:formula="of:=COM.MICROSOFT.SWITCH([.J95];[.$H121];[.$A$5];[.$I121];[.$B$5];[.$J121];[.$C$5];[.$K121];[.$D$5];[.$L121];[.$E$5];[.$M121];[.$F$5])" office:value-type="float" office:value="1" calcext:value-type="float">
            <text:p>1</text:p>
          </table:table-cell>
          <table:table-cell table:number-columns-repeated="3"/>
          <table:table-cell table:formula="of:=IF(COM.MICROSOFT.MAXIFS([.$O121:.$T121];[.$O121:.$T121];&quot;&lt;&quot;&amp;[.$P$34])=0;MIN([.$O121:.$T121]);COM.MICROSOFT.MAXIFS([.$O121:.$T121];[.$O121:.$T121];&quot;&lt;&quot;&amp;[.$P$34]))" office:value-type="float" office:value="144" calcext:value-type="float">
            <text:p>144</text:p>
          </table:table-cell>
          <table:table-cell table:formula="of:=COM.MICROSOFT.SWITCH([.O95];[.$O121];[.$A$5];[.$P121];[.$B$5];[.$Q121];[.$C$5];[.$R121];[.$D$5];[.$S121];[.$E$5];[.$T121];[.$F$5])" office:value-type="float" office:value="1" calcext:value-type="float">
            <text:p>1</text:p>
          </table:table-cell>
          <table:table-cell table:style-name="ce16" table:formula="of:=IF(COM.MICROSOFT.MAXIFS([.$O121:.$T121];[.$O121:.$T121];&quot;&lt;&quot;&amp;[.$P$34])=0;MIN([.$O121:.$T121]);COM.MICROSOFT.MINIFS([.$O121:.$T121];[.$O121:.$T121];&quot;&gt;&quot;&amp;[.$P$33]))" office:value-type="float" office:value="0" calcext:value-type="float">
            <text:p>0</text:p>
          </table:table-cell>
          <table:table-cell table:style-name="ce16" table:formula="of:=COM.MICROSOFT.SWITCH([.Q95];[.$O121];[.$A$5];[.$P121];[.$B$5];[.$Q121];[.$C$5];[.$R121];[.$D$5];[.$S121];[.$E$5];[.$T121];[.$F$5])" office:value-type="float" office:value="8" calcext:value-type="float">
            <text:p>8</text:p>
          </table:table-cell>
          <table:table-cell table:number-columns-repeated="3"/>
          <table:table-cell table:style-name="ce13" table:formula="of:=IF(COM.MICROSOFT.MAXIFS([.$V121:.$AA121];[.$V121:.$AA121];&quot;&lt;&quot;&amp;[.$W$34])=0;MIN([.$V121:.$AA121]);COM.MICROSOFT.MAXIFS([.$V121:.$AA121];[.$V121:.$AA121];&quot;&lt;&quot;&amp;[.$W$34]))" office:value-type="float" office:value="144" calcext:value-type="float">
            <text:p>144</text:p>
          </table:table-cell>
          <table:table-cell table:style-name="ce13" table:formula="of:=COM.MICROSOFT.SWITCH([.V95];[.$V121];[.$A$5];[.$W121];[.$B$5];[.$X121];[.$C$5];[.$Y121];[.$D$5];[.$Z121];[.$E$5];[.$AA121];[.$F$5])" office:value-type="float" office:value="1" calcext:value-type="float">
            <text:p>1</text:p>
          </table:table-cell>
          <table:table-cell table:style-name="ce16" table:formula="of:=IF(COM.MICROSOFT.MAXIFS([.$V121:.$AA121];[.$V121:.$AA121];&quot;&lt;&quot;&amp;[.$W$34])=0;MIN([.$V121:.$AA121]);COM.MICROSOFT.MINIFS([.$V121:.$AA121];[.$V121:.$AA121];&quot;&gt;&quot;&amp;[.$W$33]))" office:value-type="float" office:value="0" calcext:value-type="float">
            <text:p>0</text:p>
          </table:table-cell>
          <table:table-cell table:style-name="ce16" table:formula="of:=COM.MICROSOFT.SWITCH([.X95];[.$V121];[.$A$5];[.$W121];[.$B$5];[.$X121];[.$C$5];[.$Y121];[.$D$5];[.$Z121];[.$E$5];[.$AA121];[.$F$5])" office:value-type="float" office:value="8" calcext:value-type="float">
            <text:p>8</text:p>
          </table:table-cell>
          <table:table-cell table:number-columns-repeated="999"/>
        </table:table-row>
        <table:table-row table:style-name="ro1">
          <table:table-cell table:style-name="ce13" table:formula="of:=IF(COM.MICROSOFT.MAXIFS([.$A122:.$F122];[.$A122:.$F122];&quot;&lt;&quot;&amp;[.$B$34])=0;MIN([.$A122:.$F122]);COM.MICROSOFT.MAXIFS([.$A122:.$F122];[.$A122:.$F122];&quot;&lt;&quot;&amp;[.$B$34]))" office:value-type="float" office:value="216" calcext:value-type="float">
            <text:p>216</text:p>
          </table:table-cell>
          <table:table-cell table:style-name="ce13" table:formula="of:=COM.MICROSOFT.SWITCH([.A96];[.$A122];[.$A$5];[.$B122];[.$B$5];[.$C122];[.$C$5];[.$D122];[.$D$5];[.$E122];[.$E$5];[.$F122];[.$F$5])" office:value-type="float" office:value="1" calcext:value-type="float">
            <text:p>1</text:p>
          </table:table-cell>
          <table:table-cell table:style-name="ce13" table:formula="of:=IF(COM.MICROSOFT.MAXIFS([.$A122:.$F122];[.$A122:.$F122];&quot;&lt;&quot;&amp;[.$B$34])=0;MIN([.$A122:.$F122]);COM.MICROSOFT.MINIFS([.$A122:.$F122];[.$A122:.$F122];&quot;&gt;&quot;&amp;[.$B$33]))" office:value-type="float" office:value="216" calcext:value-type="float">
            <text:p>216</text:p>
          </table:table-cell>
          <table:table-cell table:style-name="ce13" table:formula="of:=COM.MICROSOFT.SWITCH([.C96];[.$A122];[.$A$5];[.$B122];[.$B$5];[.$C122];[.$C$5];[.$D122];[.$D$5];[.$E122];[.$E$5];[.$F122];[.$F$5])" office:value-type="float" office:value="1" calcext:value-type="float">
            <text:p>1</text:p>
          </table:table-cell>
          <table:table-cell table:number-columns-repeated="3"/>
          <table:table-cell table:formula="of:=IF(COM.MICROSOFT.MAXIFS([.$H122:.$M122];[.$H122:.$M122];&quot;&lt;&quot;&amp;[.$I$34])=0;MIN([.$H122:.$M122]);COM.MICROSOFT.MAXIFS([.$H122:.$M122];[.$H122:.$M122];&quot;&lt;&quot;&amp;[.$I$34]))" office:value-type="float" office:value="216" calcext:value-type="float">
            <text:p>216</text:p>
          </table:table-cell>
          <table:table-cell table:formula="of:=COM.MICROSOFT.SWITCH([.H96];[.$H122];[.$A$5];[.$I122];[.$B$5];[.$J122];[.$C$5];[.$K122];[.$D$5];[.$L122];[.$E$5];[.$M122];[.$F$5])" office:value-type="float" office:value="1" calcext:value-type="float">
            <text:p>1</text:p>
          </table:table-cell>
          <table:table-cell table:style-name="ce13" table:formula="of:=IF(COM.MICROSOFT.MAXIFS([.$H122:.$M122];[.$H122:.$M122];&quot;&lt;&quot;&amp;[.$I$34])=0;MIN([.$H122:.$M122]);COM.MICROSOFT.MINIFS([.$H122:.$M122];[.$H122:.$M122];&quot;&gt;&quot;&amp;[.$I$33]))" office:value-type="float" office:value="216" calcext:value-type="float">
            <text:p>216</text:p>
          </table:table-cell>
          <table:table-cell table:style-name="ce13" table:formula="of:=COM.MICROSOFT.SWITCH([.J96];[.$H122];[.$A$5];[.$I122];[.$B$5];[.$J122];[.$C$5];[.$K122];[.$D$5];[.$L122];[.$E$5];[.$M122];[.$F$5])" office:value-type="float" office:value="1" calcext:value-type="float">
            <text:p>1</text:p>
          </table:table-cell>
          <table:table-cell table:number-columns-repeated="3"/>
          <table:table-cell table:formula="of:=IF(COM.MICROSOFT.MAXIFS([.$O122:.$T122];[.$O122:.$T122];&quot;&lt;&quot;&amp;[.$P$34])=0;MIN([.$O122:.$T122]);COM.MICROSOFT.MAXIFS([.$O122:.$T122];[.$O122:.$T122];&quot;&lt;&quot;&amp;[.$P$34]))" office:value-type="float" office:value="216" calcext:value-type="float">
            <text:p>216</text:p>
          </table:table-cell>
          <table:table-cell table:formula="of:=COM.MICROSOFT.SWITCH([.O96];[.$O122];[.$A$5];[.$P122];[.$B$5];[.$Q122];[.$C$5];[.$R122];[.$D$5];[.$S122];[.$E$5];[.$T122];[.$F$5])" office:value-type="float" office:value="1" calcext:value-type="float">
            <text:p>1</text:p>
          </table:table-cell>
          <table:table-cell table:style-name="ce13" table:formula="of:=IF(COM.MICROSOFT.MAXIFS([.$O122:.$T122];[.$O122:.$T122];&quot;&lt;&quot;&amp;[.$P$34])=0;MIN([.$O122:.$T122]);COM.MICROSOFT.MINIFS([.$O122:.$T122];[.$O122:.$T122];&quot;&gt;&quot;&amp;[.$P$33]))" office:value-type="float" office:value="216" calcext:value-type="float">
            <text:p>216</text:p>
          </table:table-cell>
          <table:table-cell table:style-name="ce13" table:formula="of:=COM.MICROSOFT.SWITCH([.Q96];[.$O122];[.$A$5];[.$P122];[.$B$5];[.$Q122];[.$C$5];[.$R122];[.$D$5];[.$S122];[.$E$5];[.$T122];[.$F$5])" office:value-type="float" office:value="1" calcext:value-type="float">
            <text:p>1</text:p>
          </table:table-cell>
          <table:table-cell table:number-columns-repeated="3"/>
          <table:table-cell table:style-name="ce13" table:formula="of:=IF(COM.MICROSOFT.MAXIFS([.$V122:.$AA122];[.$V122:.$AA122];&quot;&lt;&quot;&amp;[.$W$34])=0;MIN([.$V122:.$AA122]);COM.MICROSOFT.MAXIFS([.$V122:.$AA122];[.$V122:.$AA122];&quot;&lt;&quot;&amp;[.$W$34]))" office:value-type="float" office:value="216" calcext:value-type="float">
            <text:p>216</text:p>
          </table:table-cell>
          <table:table-cell table:style-name="ce13" table:formula="of:=COM.MICROSOFT.SWITCH([.V96];[.$V122];[.$A$5];[.$W122];[.$B$5];[.$X122];[.$C$5];[.$Y122];[.$D$5];[.$Z122];[.$E$5];[.$AA122];[.$F$5])" office:value-type="float" office:value="1" calcext:value-type="float">
            <text:p>1</text:p>
          </table:table-cell>
          <table:table-cell table:style-name="ce16" table:formula="of:=IF(COM.MICROSOFT.MAXIFS([.$V122:.$AA122];[.$V122:.$AA122];&quot;&lt;&quot;&amp;[.$W$34])=0;MIN([.$V122:.$AA122]);COM.MICROSOFT.MINIFS([.$V122:.$AA122];[.$V122:.$AA122];&quot;&gt;&quot;&amp;[.$W$33]))" office:value-type="float" office:value="0" calcext:value-type="float">
            <text:p>0</text:p>
          </table:table-cell>
          <table:table-cell table:style-name="ce16" table:formula="of:=COM.MICROSOFT.SWITCH([.X96];[.$V122];[.$A$5];[.$W122];[.$B$5];[.$X122];[.$C$5];[.$Y122];[.$D$5];[.$Z122];[.$E$5];[.$AA122];[.$F$5])" office:value-type="float" office:value="8" calcext:value-type="float">
            <text:p>8</text:p>
          </table:table-cell>
          <table:table-cell table:number-columns-repeated="999"/>
        </table:table-row>
        <table:table-row table:style-name="ro1">
          <table:table-cell table:style-name="ce13" table:formula="of:=IF(COM.MICROSOFT.MAXIFS([.$A123:.$F123];[.$A123:.$F123];&quot;&lt;&quot;&amp;[.$B$34])=0;MIN([.$A123:.$F123]);COM.MICROSOFT.MAXIFS([.$A123:.$F123];[.$A123:.$F123];&quot;&lt;&quot;&amp;[.$B$34]))" office:value-type="float" office:value="312" calcext:value-type="float">
            <text:p>312</text:p>
          </table:table-cell>
          <table:table-cell table:style-name="ce13" table:formula="of:=COM.MICROSOFT.SWITCH([.A97];[.$A123];[.$A$5];[.$B123];[.$B$5];[.$C123];[.$C$5];[.$D123];[.$D$5];[.$E123];[.$E$5];[.$F123];[.$F$5])" office:value-type="float" office:value="1" calcext:value-type="float">
            <text:p>1</text:p>
          </table:table-cell>
          <table:table-cell table:style-name="ce13" table:formula="of:=IF(COM.MICROSOFT.MAXIFS([.$A123:.$F123];[.$A123:.$F123];&quot;&lt;&quot;&amp;[.$B$34])=0;MIN([.$A123:.$F123]);COM.MICROSOFT.MINIFS([.$A123:.$F123];[.$A123:.$F123];&quot;&gt;&quot;&amp;[.$B$33]))" office:value-type="float" office:value="312" calcext:value-type="float">
            <text:p>312</text:p>
          </table:table-cell>
          <table:table-cell table:style-name="ce13" table:formula="of:=COM.MICROSOFT.SWITCH([.C97];[.$A123];[.$A$5];[.$B123];[.$B$5];[.$C123];[.$C$5];[.$D123];[.$D$5];[.$E123];[.$E$5];[.$F123];[.$F$5])" office:value-type="float" office:value="1" calcext:value-type="float">
            <text:p>1</text:p>
          </table:table-cell>
          <table:table-cell table:number-columns-repeated="3"/>
          <table:table-cell table:formula="of:=IF(COM.MICROSOFT.MAXIFS([.$H123:.$M123];[.$H123:.$M123];&quot;&lt;&quot;&amp;[.$I$34])=0;MIN([.$H123:.$M123]);COM.MICROSOFT.MAXIFS([.$H123:.$M123];[.$H123:.$M123];&quot;&lt;&quot;&amp;[.$I$34]))" office:value-type="float" office:value="312" calcext:value-type="float">
            <text:p>312</text:p>
          </table:table-cell>
          <table:table-cell table:formula="of:=COM.MICROSOFT.SWITCH([.H97];[.$H123];[.$A$5];[.$I123];[.$B$5];[.$J123];[.$C$5];[.$K123];[.$D$5];[.$L123];[.$E$5];[.$M123];[.$F$5])" office:value-type="float" office:value="1" calcext:value-type="float">
            <text:p>1</text:p>
          </table:table-cell>
          <table:table-cell table:style-name="ce13" table:formula="of:=IF(COM.MICROSOFT.MAXIFS([.$H123:.$M123];[.$H123:.$M123];&quot;&lt;&quot;&amp;[.$I$34])=0;MIN([.$H123:.$M123]);COM.MICROSOFT.MINIFS([.$H123:.$M123];[.$H123:.$M123];&quot;&gt;&quot;&amp;[.$I$33]))" office:value-type="float" office:value="312" calcext:value-type="float">
            <text:p>312</text:p>
          </table:table-cell>
          <table:table-cell table:style-name="ce13" table:formula="of:=COM.MICROSOFT.SWITCH([.J97];[.$H123];[.$A$5];[.$I123];[.$B$5];[.$J123];[.$C$5];[.$K123];[.$D$5];[.$L123];[.$E$5];[.$M123];[.$F$5])" office:value-type="float" office:value="1" calcext:value-type="float">
            <text:p>1</text:p>
          </table:table-cell>
          <table:table-cell table:number-columns-repeated="3"/>
          <table:table-cell table:formula="of:=IF(COM.MICROSOFT.MAXIFS([.$O123:.$T123];[.$O123:.$T123];&quot;&lt;&quot;&amp;[.$P$34])=0;MIN([.$O123:.$T123]);COM.MICROSOFT.MAXIFS([.$O123:.$T123];[.$O123:.$T123];&quot;&lt;&quot;&amp;[.$P$34]))" office:value-type="float" office:value="312" calcext:value-type="float">
            <text:p>312</text:p>
          </table:table-cell>
          <table:table-cell table:formula="of:=COM.MICROSOFT.SWITCH([.O97];[.$O123];[.$A$5];[.$P123];[.$B$5];[.$Q123];[.$C$5];[.$R123];[.$D$5];[.$S123];[.$E$5];[.$T123];[.$F$5])" office:value-type="float" office:value="1" calcext:value-type="float">
            <text:p>1</text:p>
          </table:table-cell>
          <table:table-cell table:style-name="ce13" table:formula="of:=IF(COM.MICROSOFT.MAXIFS([.$O123:.$T123];[.$O123:.$T123];&quot;&lt;&quot;&amp;[.$P$34])=0;MIN([.$O123:.$T123]);COM.MICROSOFT.MINIFS([.$O123:.$T123];[.$O123:.$T123];&quot;&gt;&quot;&amp;[.$P$33]))" office:value-type="float" office:value="312" calcext:value-type="float">
            <text:p>312</text:p>
          </table:table-cell>
          <table:table-cell table:style-name="ce13" table:formula="of:=COM.MICROSOFT.SWITCH([.Q97];[.$O123];[.$A$5];[.$P123];[.$B$5];[.$Q123];[.$C$5];[.$R123];[.$D$5];[.$S123];[.$E$5];[.$T123];[.$F$5])" office:value-type="float" office:value="1" calcext:value-type="float">
            <text:p>1</text:p>
          </table:table-cell>
          <table:table-cell table:number-columns-repeated="3"/>
          <table:table-cell table:style-name="ce13" table:formula="of:=IF(COM.MICROSOFT.MAXIFS([.$V123:.$AA123];[.$V123:.$AA123];&quot;&lt;&quot;&amp;[.$W$34])=0;MIN([.$V123:.$AA123]);COM.MICROSOFT.MAXIFS([.$V123:.$AA123];[.$V123:.$AA123];&quot;&lt;&quot;&amp;[.$W$34]))" office:value-type="float" office:value="312" calcext:value-type="float">
            <text:p>312</text:p>
          </table:table-cell>
          <table:table-cell table:style-name="ce13" table:formula="of:=COM.MICROSOFT.SWITCH([.V97];[.$V123];[.$A$5];[.$W123];[.$B$5];[.$X123];[.$C$5];[.$Y123];[.$D$5];[.$Z123];[.$E$5];[.$AA123];[.$F$5])" office:value-type="float" office:value="1" calcext:value-type="float">
            <text:p>1</text:p>
          </table:table-cell>
          <table:table-cell table:style-name="ce16" table:formula="of:=IF(COM.MICROSOFT.MAXIFS([.$V123:.$AA123];[.$V123:.$AA123];&quot;&lt;&quot;&amp;[.$W$34])=0;MIN([.$V123:.$AA123]);COM.MICROSOFT.MINIFS([.$V123:.$AA123];[.$V123:.$AA123];&quot;&gt;&quot;&amp;[.$W$33]))" office:value-type="float" office:value="0" calcext:value-type="float">
            <text:p>0</text:p>
          </table:table-cell>
          <table:table-cell table:style-name="ce16" table:formula="of:=COM.MICROSOFT.SWITCH([.X97];[.$V123];[.$A$5];[.$W123];[.$B$5];[.$X123];[.$C$5];[.$Y123];[.$D$5];[.$Z123];[.$E$5];[.$AA123];[.$F$5])" office:value-type="float" office:value="8" calcext:value-type="float">
            <text:p>8</text:p>
          </table:table-cell>
          <table:table-cell table:number-columns-repeated="999"/>
        </table:table-row>
        <table:table-row table:style-name="ro1">
          <table:table-cell table:style-name="ce13" table:formula="of:=IF(COM.MICROSOFT.MAXIFS([.$A124:.$F124];[.$A124:.$F124];&quot;&lt;&quot;&amp;[.$B$34])=0;MIN([.$A124:.$F124]);COM.MICROSOFT.MAXIFS([.$A124:.$F124];[.$A124:.$F124];&quot;&lt;&quot;&amp;[.$B$34]))" office:value-type="float" office:value="456" calcext:value-type="float">
            <text:p>456</text:p>
          </table:table-cell>
          <table:table-cell table:style-name="ce13" table:formula="of:=COM.MICROSOFT.SWITCH([.A98];[.$A124];[.$A$5];[.$B124];[.$B$5];[.$C124];[.$C$5];[.$D124];[.$D$5];[.$E124];[.$E$5];[.$F124];[.$F$5])" office:value-type="float" office:value="1" calcext:value-type="float">
            <text:p>1</text:p>
          </table:table-cell>
          <table:table-cell table:style-name="ce13" table:formula="of:=IF(COM.MICROSOFT.MAXIFS([.$A124:.$F124];[.$A124:.$F124];&quot;&lt;&quot;&amp;[.$B$34])=0;MIN([.$A124:.$F124]);COM.MICROSOFT.MINIFS([.$A124:.$F124];[.$A124:.$F124];&quot;&gt;&quot;&amp;[.$B$33]))" office:value-type="float" office:value="114" calcext:value-type="float">
            <text:p>114</text:p>
          </table:table-cell>
          <table:table-cell table:style-name="ce13" table:formula="of:=COM.MICROSOFT.SWITCH([.C98];[.$A124];[.$A$5];[.$B124];[.$B$5];[.$C124];[.$C$5];[.$D124];[.$D$5];[.$E124];[.$E$5];[.$F124];[.$F$5])" office:value-type="float" office:value="4" calcext:value-type="float">
            <text:p>4</text:p>
          </table:table-cell>
          <table:table-cell table:number-columns-repeated="3"/>
          <table:table-cell table:formula="of:=IF(COM.MICROSOFT.MAXIFS([.$H124:.$M124];[.$H124:.$M124];&quot;&lt;&quot;&amp;[.$I$34])=0;MIN([.$H124:.$M124]);COM.MICROSOFT.MAXIFS([.$H124:.$M124];[.$H124:.$M124];&quot;&lt;&quot;&amp;[.$I$34]))" office:value-type="float" office:value="456" calcext:value-type="float">
            <text:p>456</text:p>
          </table:table-cell>
          <table:table-cell table:formula="of:=COM.MICROSOFT.SWITCH([.H98];[.$H124];[.$A$5];[.$I124];[.$B$5];[.$J124];[.$C$5];[.$K124];[.$D$5];[.$L124];[.$E$5];[.$M124];[.$F$5])" office:value-type="float" office:value="1" calcext:value-type="float">
            <text:p>1</text:p>
          </table:table-cell>
          <table:table-cell table:style-name="ce13" table:formula="of:=IF(COM.MICROSOFT.MAXIFS([.$H124:.$M124];[.$H124:.$M124];&quot;&lt;&quot;&amp;[.$I$34])=0;MIN([.$H124:.$M124]);COM.MICROSOFT.MINIFS([.$H124:.$M124];[.$H124:.$M124];&quot;&gt;&quot;&amp;[.$I$33]))" office:value-type="float" office:value="114" calcext:value-type="float">
            <text:p>114</text:p>
          </table:table-cell>
          <table:table-cell table:style-name="ce13" table:formula="of:=COM.MICROSOFT.SWITCH([.J98];[.$H124];[.$A$5];[.$I124];[.$B$5];[.$J124];[.$C$5];[.$K124];[.$D$5];[.$L124];[.$E$5];[.$M124];[.$F$5])" office:value-type="float" office:value="4" calcext:value-type="float">
            <text:p>4</text:p>
          </table:table-cell>
          <table:table-cell table:number-columns-repeated="3"/>
          <table:table-cell table:formula="of:=IF(COM.MICROSOFT.MAXIFS([.$O124:.$T124];[.$O124:.$T124];&quot;&lt;&quot;&amp;[.$P$34])=0;MIN([.$O124:.$T124]);COM.MICROSOFT.MAXIFS([.$O124:.$T124];[.$O124:.$T124];&quot;&lt;&quot;&amp;[.$P$34]))" office:value-type="float" office:value="456" calcext:value-type="float">
            <text:p>456</text:p>
          </table:table-cell>
          <table:table-cell table:formula="of:=COM.MICROSOFT.SWITCH([.O98];[.$O124];[.$A$5];[.$P124];[.$B$5];[.$Q124];[.$C$5];[.$R124];[.$D$5];[.$S124];[.$E$5];[.$T124];[.$F$5])" office:value-type="float" office:value="1" calcext:value-type="float">
            <text:p>1</text:p>
          </table:table-cell>
          <table:table-cell table:style-name="ce13" table:formula="of:=IF(COM.MICROSOFT.MAXIFS([.$O124:.$T124];[.$O124:.$T124];&quot;&lt;&quot;&amp;[.$P$34])=0;MIN([.$O124:.$T124]);COM.MICROSOFT.MINIFS([.$O124:.$T124];[.$O124:.$T124];&quot;&gt;&quot;&amp;[.$P$33]))" office:value-type="float" office:value="456" calcext:value-type="float">
            <text:p>456</text:p>
          </table:table-cell>
          <table:table-cell table:style-name="ce13" table:formula="of:=COM.MICROSOFT.SWITCH([.Q98];[.$O124];[.$A$5];[.$P124];[.$B$5];[.$Q124];[.$C$5];[.$R124];[.$D$5];[.$S124];[.$E$5];[.$T124];[.$F$5])" office:value-type="float" office:value="1" calcext:value-type="float">
            <text:p>1</text:p>
          </table:table-cell>
          <table:table-cell table:number-columns-repeated="3"/>
          <table:table-cell table:style-name="ce13" table:formula="of:=IF(COM.MICROSOFT.MAXIFS([.$V124:.$AA124];[.$V124:.$AA124];&quot;&lt;&quot;&amp;[.$W$34])=0;MIN([.$V124:.$AA124]);COM.MICROSOFT.MAXIFS([.$V124:.$AA124];[.$V124:.$AA124];&quot;&lt;&quot;&amp;[.$W$34]))" office:value-type="float" office:value="456" calcext:value-type="float">
            <text:p>456</text:p>
          </table:table-cell>
          <table:table-cell table:style-name="ce13" table:formula="of:=COM.MICROSOFT.SWITCH([.V98];[.$V124];[.$A$5];[.$W124];[.$B$5];[.$X124];[.$C$5];[.$Y124];[.$D$5];[.$Z124];[.$E$5];[.$AA124];[.$F$5])" office:value-type="float" office:value="1" calcext:value-type="float">
            <text:p>1</text:p>
          </table:table-cell>
          <table:table-cell table:style-name="ce13" table:formula="of:=IF(COM.MICROSOFT.MAXIFS([.$V124:.$AA124];[.$V124:.$AA124];&quot;&lt;&quot;&amp;[.$W$34])=0;MIN([.$V124:.$AA124]);COM.MICROSOFT.MINIFS([.$V124:.$AA124];[.$V124:.$AA124];&quot;&gt;&quot;&amp;[.$W$33]))" office:value-type="float" office:value="456" calcext:value-type="float">
            <text:p>456</text:p>
          </table:table-cell>
          <table:table-cell table:style-name="ce13" table:formula="of:=COM.MICROSOFT.SWITCH([.X98];[.$V124];[.$A$5];[.$W124];[.$B$5];[.$X124];[.$C$5];[.$Y124];[.$D$5];[.$Z124];[.$E$5];[.$AA124];[.$F$5])" office:value-type="float" office:value="1" calcext:value-type="float">
            <text:p>1</text:p>
          </table:table-cell>
          <table:table-cell table:number-columns-repeated="999"/>
        </table:table-row>
        <table:table-row table:style-name="ro1">
          <table:table-cell table:style-name="ce13" table:formula="of:=IF(COM.MICROSOFT.MAXIFS([.$A125:.$F125];[.$A125:.$F125];&quot;&lt;&quot;&amp;[.$B$34])=0;MIN([.$A125:.$F125]);COM.MICROSOFT.MAXIFS([.$A125:.$F125];[.$A125:.$F125];&quot;&lt;&quot;&amp;[.$B$34]))" office:value-type="float" office:value="336" calcext:value-type="float">
            <text:p>336</text:p>
          </table:table-cell>
          <table:table-cell table:style-name="ce13" table:formula="of:=COM.MICROSOFT.SWITCH([.A99];[.$A125];[.$A$5];[.$B125];[.$B$5];[.$C125];[.$C$5];[.$D125];[.$D$5];[.$E125];[.$E$5];[.$F125];[.$F$5])" office:value-type="float" office:value="1" calcext:value-type="float">
            <text:p>1</text:p>
          </table:table-cell>
          <table:table-cell table:style-name="ce13" table:formula="of:=IF(COM.MICROSOFT.MAXIFS([.$A125:.$F125];[.$A125:.$F125];&quot;&lt;&quot;&amp;[.$B$34])=0;MIN([.$A125:.$F125]);COM.MICROSOFT.MINIFS([.$A125:.$F125];[.$A125:.$F125];&quot;&gt;&quot;&amp;[.$B$33]))" office:value-type="float" office:value="168" calcext:value-type="float">
            <text:p>168</text:p>
          </table:table-cell>
          <table:table-cell table:style-name="ce13" table:formula="of:=COM.MICROSOFT.SWITCH([.C99];[.$A125];[.$A$5];[.$B125];[.$B$5];[.$C125];[.$C$5];[.$D125];[.$D$5];[.$E125];[.$E$5];[.$F125];[.$F$5])" office:value-type="float" office:value="4" calcext:value-type="float">
            <text:p>4</text:p>
          </table:table-cell>
          <table:table-cell table:number-columns-repeated="3"/>
          <table:table-cell table:formula="of:=IF(COM.MICROSOFT.MAXIFS([.$H125:.$M125];[.$H125:.$M125];&quot;&lt;&quot;&amp;[.$I$34])=0;MIN([.$H125:.$M125]);COM.MICROSOFT.MAXIFS([.$H125:.$M125];[.$H125:.$M125];&quot;&lt;&quot;&amp;[.$I$34]))" office:value-type="float" office:value="672" calcext:value-type="float">
            <text:p>672</text:p>
          </table:table-cell>
          <table:table-cell table:formula="of:=COM.MICROSOFT.SWITCH([.H99];[.$H125];[.$A$5];[.$I125];[.$B$5];[.$J125];[.$C$5];[.$K125];[.$D$5];[.$L125];[.$E$5];[.$M125];[.$F$5])" office:value-type="float" office:value="1" calcext:value-type="float">
            <text:p>1</text:p>
          </table:table-cell>
          <table:table-cell table:style-name="ce13" table:formula="of:=IF(COM.MICROSOFT.MAXIFS([.$H125:.$M125];[.$H125:.$M125];&quot;&lt;&quot;&amp;[.$I$34])=0;MIN([.$H125:.$M125]);COM.MICROSOFT.MINIFS([.$H125:.$M125];[.$H125:.$M125];&quot;&gt;&quot;&amp;[.$I$33]))" office:value-type="float" office:value="168" calcext:value-type="float">
            <text:p>168</text:p>
          </table:table-cell>
          <table:table-cell table:style-name="ce13" table:formula="of:=COM.MICROSOFT.SWITCH([.J99];[.$H125];[.$A$5];[.$I125];[.$B$5];[.$J125];[.$C$5];[.$K125];[.$D$5];[.$L125];[.$E$5];[.$M125];[.$F$5])" office:value-type="float" office:value="4" calcext:value-type="float">
            <text:p>4</text:p>
          </table:table-cell>
          <table:table-cell table:number-columns-repeated="3"/>
          <table:table-cell table:formula="of:=IF(COM.MICROSOFT.MAXIFS([.$O125:.$T125];[.$O125:.$T125];&quot;&lt;&quot;&amp;[.$P$34])=0;MIN([.$O125:.$T125]);COM.MICROSOFT.MAXIFS([.$O125:.$T125];[.$O125:.$T125];&quot;&lt;&quot;&amp;[.$P$34]))" office:value-type="float" office:value="672" calcext:value-type="float">
            <text:p>672</text:p>
          </table:table-cell>
          <table:table-cell table:formula="of:=COM.MICROSOFT.SWITCH([.O99];[.$O125];[.$A$5];[.$P125];[.$B$5];[.$Q125];[.$C$5];[.$R125];[.$D$5];[.$S125];[.$E$5];[.$T125];[.$F$5])" office:value-type="float" office:value="1" calcext:value-type="float">
            <text:p>1</text:p>
          </table:table-cell>
          <table:table-cell table:style-name="ce13" table:formula="of:=IF(COM.MICROSOFT.MAXIFS([.$O125:.$T125];[.$O125:.$T125];&quot;&lt;&quot;&amp;[.$P$34])=0;MIN([.$O125:.$T125]);COM.MICROSOFT.MINIFS([.$O125:.$T125];[.$O125:.$T125];&quot;&gt;&quot;&amp;[.$P$33]))" office:value-type="float" office:value="672" calcext:value-type="float">
            <text:p>672</text:p>
          </table:table-cell>
          <table:table-cell table:style-name="ce13" table:formula="of:=COM.MICROSOFT.SWITCH([.Q99];[.$O125];[.$A$5];[.$P125];[.$B$5];[.$Q125];[.$C$5];[.$R125];[.$D$5];[.$S125];[.$E$5];[.$T125];[.$F$5])" office:value-type="float" office:value="1" calcext:value-type="float">
            <text:p>1</text:p>
          </table:table-cell>
          <table:table-cell table:number-columns-repeated="3"/>
          <table:table-cell table:style-name="ce13" table:formula="of:=IF(COM.MICROSOFT.MAXIFS([.$V125:.$AA125];[.$V125:.$AA125];&quot;&lt;&quot;&amp;[.$W$34])=0;MIN([.$V125:.$AA125]);COM.MICROSOFT.MAXIFS([.$V125:.$AA125];[.$V125:.$AA125];&quot;&lt;&quot;&amp;[.$W$34]))" office:value-type="float" office:value="672" calcext:value-type="float">
            <text:p>672</text:p>
          </table:table-cell>
          <table:table-cell table:style-name="ce13" table:formula="of:=COM.MICROSOFT.SWITCH([.V99];[.$V125];[.$A$5];[.$W125];[.$B$5];[.$X125];[.$C$5];[.$Y125];[.$D$5];[.$Z125];[.$E$5];[.$AA125];[.$F$5])" office:value-type="float" office:value="1" calcext:value-type="float">
            <text:p>1</text:p>
          </table:table-cell>
          <table:table-cell table:style-name="ce13" table:formula="of:=IF(COM.MICROSOFT.MAXIFS([.$V125:.$AA125];[.$V125:.$AA125];&quot;&lt;&quot;&amp;[.$W$34])=0;MIN([.$V125:.$AA125]);COM.MICROSOFT.MINIFS([.$V125:.$AA125];[.$V125:.$AA125];&quot;&gt;&quot;&amp;[.$W$33]))" office:value-type="float" office:value="672" calcext:value-type="float">
            <text:p>672</text:p>
          </table:table-cell>
          <table:table-cell table:style-name="ce13" table:formula="of:=COM.MICROSOFT.SWITCH([.X99];[.$V125];[.$A$5];[.$W125];[.$B$5];[.$X125];[.$C$5];[.$Y125];[.$D$5];[.$Z125];[.$E$5];[.$AA125];[.$F$5])" office:value-type="float" office:value="1" calcext:value-type="float">
            <text:p>1</text:p>
          </table:table-cell>
          <table:table-cell table:number-columns-repeated="999"/>
        </table:table-row>
        <table:table-row table:style-name="ro1">
          <table:table-cell table:style-name="ce13" table:formula="of:=IF(COM.MICROSOFT.MAXIFS([.$A126:.$F126];[.$A126:.$F126];&quot;&lt;&quot;&amp;[.$B$34])=0;MIN([.$A126:.$F126]);COM.MICROSOFT.MAXIFS([.$A126:.$F126];[.$A126:.$F126];&quot;&lt;&quot;&amp;[.$B$34]))" office:value-type="float" office:value="336" calcext:value-type="float">
            <text:p>336</text:p>
          </table:table-cell>
          <table:table-cell table:style-name="ce13" table:formula="of:=COM.MICROSOFT.SWITCH([.A100];[.$A126];[.$A$5];[.$B126];[.$B$5];[.$C126];[.$C$5];[.$D126];[.$D$5];[.$E126];[.$E$5];[.$F126];[.$F$5])" office:value-type="float" office:value="1" calcext:value-type="float">
            <text:p>1</text:p>
          </table:table-cell>
          <table:table-cell table:style-name="ce13" table:formula="of:=IF(COM.MICROSOFT.MAXIFS([.$A126:.$F126];[.$A126:.$F126];&quot;&lt;&quot;&amp;[.$B$34])=0;MIN([.$A126:.$F126]);COM.MICROSOFT.MINIFS([.$A126:.$F126];[.$A126:.$F126];&quot;&gt;&quot;&amp;[.$B$33]))" office:value-type="float" office:value="252" calcext:value-type="float">
            <text:p>252</text:p>
          </table:table-cell>
          <table:table-cell table:style-name="ce13" table:formula="of:=COM.MICROSOFT.SWITCH([.C100];[.$A126];[.$A$5];[.$B126];[.$B$5];[.$C126];[.$C$5];[.$D126];[.$D$5];[.$E126];[.$E$5];[.$F126];[.$F$5])" office:value-type="float" office:value="4" calcext:value-type="float">
            <text:p>4</text:p>
          </table:table-cell>
          <table:table-cell table:number-columns-repeated="3"/>
          <table:table-cell table:formula="of:=IF(COM.MICROSOFT.MAXIFS([.$H126:.$M126];[.$H126:.$M126];&quot;&lt;&quot;&amp;[.$I$34])=0;MIN([.$H126:.$M126]);COM.MICROSOFT.MAXIFS([.$H126:.$M126];[.$H126:.$M126];&quot;&lt;&quot;&amp;[.$I$34]))" office:value-type="float" office:value="504" calcext:value-type="float">
            <text:p>504</text:p>
          </table:table-cell>
          <table:table-cell table:formula="of:=COM.MICROSOFT.SWITCH([.H100];[.$H126];[.$A$5];[.$I126];[.$B$5];[.$J126];[.$C$5];[.$K126];[.$D$5];[.$L126];[.$E$5];[.$M126];[.$F$5])" office:value-type="float" office:value="1" calcext:value-type="float">
            <text:p>1</text:p>
          </table:table-cell>
          <table:table-cell table:style-name="ce13" table:formula="of:=IF(COM.MICROSOFT.MAXIFS([.$H126:.$M126];[.$H126:.$M126];&quot;&lt;&quot;&amp;[.$I$34])=0;MIN([.$H126:.$M126]);COM.MICROSOFT.MINIFS([.$H126:.$M126];[.$H126:.$M126];&quot;&gt;&quot;&amp;[.$I$33]))" office:value-type="float" office:value="252" calcext:value-type="float">
            <text:p>252</text:p>
          </table:table-cell>
          <table:table-cell table:style-name="ce13" table:formula="of:=COM.MICROSOFT.SWITCH([.J100];[.$H126];[.$A$5];[.$I126];[.$B$5];[.$J126];[.$C$5];[.$K126];[.$D$5];[.$L126];[.$E$5];[.$M126];[.$F$5])" office:value-type="float" office:value="4" calcext:value-type="float">
            <text:p>4</text:p>
          </table:table-cell>
          <table:table-cell table:number-columns-repeated="3"/>
          <table:table-cell table:formula="of:=IF(COM.MICROSOFT.MAXIFS([.$O126:.$T126];[.$O126:.$T126];&quot;&lt;&quot;&amp;[.$P$34])=0;MIN([.$O126:.$T126]);COM.MICROSOFT.MAXIFS([.$O126:.$T126];[.$O126:.$T126];&quot;&lt;&quot;&amp;[.$P$34]))" office:value-type="float" office:value="1008" calcext:value-type="float">
            <text:p>1008</text:p>
          </table:table-cell>
          <table:table-cell table:formula="of:=COM.MICROSOFT.SWITCH([.O100];[.$O126];[.$A$5];[.$P126];[.$B$5];[.$Q126];[.$C$5];[.$R126];[.$D$5];[.$S126];[.$E$5];[.$T126];[.$F$5])" office:value-type="float" office:value="1" calcext:value-type="float">
            <text:p>1</text:p>
          </table:table-cell>
          <table:table-cell table:style-name="ce13" table:formula="of:=IF(COM.MICROSOFT.MAXIFS([.$O126:.$T126];[.$O126:.$T126];&quot;&lt;&quot;&amp;[.$P$34])=0;MIN([.$O126:.$T126]);COM.MICROSOFT.MINIFS([.$O126:.$T126];[.$O126:.$T126];&quot;&gt;&quot;&amp;[.$P$33]))" office:value-type="float" office:value="252" calcext:value-type="float">
            <text:p>252</text:p>
          </table:table-cell>
          <table:table-cell table:style-name="ce13" table:formula="of:=COM.MICROSOFT.SWITCH([.Q100];[.$O126];[.$A$5];[.$P126];[.$B$5];[.$Q126];[.$C$5];[.$R126];[.$D$5];[.$S126];[.$E$5];[.$T126];[.$F$5])" office:value-type="float" office:value="4" calcext:value-type="float">
            <text:p>4</text:p>
          </table:table-cell>
          <table:table-cell table:number-columns-repeated="3"/>
          <table:table-cell table:style-name="ce13" table:formula="of:=IF(COM.MICROSOFT.MAXIFS([.$V126:.$AA126];[.$V126:.$AA126];&quot;&lt;&quot;&amp;[.$W$34])=0;MIN([.$V126:.$AA126]);COM.MICROSOFT.MAXIFS([.$V126:.$AA126];[.$V126:.$AA126];&quot;&lt;&quot;&amp;[.$W$34]))" office:value-type="float" office:value="1008" calcext:value-type="float">
            <text:p>1008</text:p>
          </table:table-cell>
          <table:table-cell table:style-name="ce13" table:formula="of:=COM.MICROSOFT.SWITCH([.V100];[.$V126];[.$A$5];[.$W126];[.$B$5];[.$X126];[.$C$5];[.$Y126];[.$D$5];[.$Z126];[.$E$5];[.$AA126];[.$F$5])" office:value-type="float" office:value="1" calcext:value-type="float">
            <text:p>1</text:p>
          </table:table-cell>
          <table:table-cell table:style-name="ce13" table:formula="of:=IF(COM.MICROSOFT.MAXIFS([.$V126:.$AA126];[.$V126:.$AA126];&quot;&lt;&quot;&amp;[.$W$34])=0;MIN([.$V126:.$AA126]);COM.MICROSOFT.MINIFS([.$V126:.$AA126];[.$V126:.$AA126];&quot;&gt;&quot;&amp;[.$W$33]))" office:value-type="float" office:value="1008" calcext:value-type="float">
            <text:p>1008</text:p>
          </table:table-cell>
          <table:table-cell table:style-name="ce13" table:formula="of:=COM.MICROSOFT.SWITCH([.X100];[.$V126];[.$A$5];[.$W126];[.$B$5];[.$X126];[.$C$5];[.$Y126];[.$D$5];[.$Z126];[.$E$5];[.$AA126];[.$F$5])" office:value-type="float" office:value="1" calcext:value-type="float">
            <text:p>1</text:p>
          </table:table-cell>
          <table:table-cell table:number-columns-repeated="999"/>
        </table:table-row>
        <table:table-row table:style-name="ro1">
          <table:table-cell table:style-name="ce13" table:formula="of:=IF(COM.MICROSOFT.MAXIFS([.$A127:.$F127];[.$A127:.$F127];&quot;&lt;&quot;&amp;[.$B$34])=0;MIN([.$A127:.$F127]);COM.MICROSOFT.MAXIFS([.$A127:.$F127];[.$A127:.$F127];&quot;&lt;&quot;&amp;[.$B$34]))" office:value-type="float" office:value="378" calcext:value-type="float">
            <text:p>378</text:p>
          </table:table-cell>
          <table:table-cell table:style-name="ce13" table:formula="of:=COM.MICROSOFT.SWITCH([.A101];[.$A127];[.$A$5];[.$B127];[.$B$5];[.$C127];[.$C$5];[.$D127];[.$D$5];[.$E127];[.$E$5];[.$F127];[.$F$5])" office:value-type="float" office:value="4" calcext:value-type="float">
            <text:p>4</text:p>
          </table:table-cell>
          <table:table-cell table:style-name="ce13" table:formula="of:=IF(COM.MICROSOFT.MAXIFS([.$A127:.$F127];[.$A127:.$F127];&quot;&lt;&quot;&amp;[.$B$34])=0;MIN([.$A127:.$F127]);COM.MICROSOFT.MINIFS([.$A127:.$F127];[.$A127:.$F127];&quot;&gt;&quot;&amp;[.$B$33]))" office:value-type="float" office:value="378" calcext:value-type="float">
            <text:p>378</text:p>
          </table:table-cell>
          <table:table-cell table:style-name="ce13" table:formula="of:=COM.MICROSOFT.SWITCH([.C101];[.$A127];[.$A$5];[.$B127];[.$B$5];[.$C127];[.$C$5];[.$D127];[.$D$5];[.$E127];[.$E$5];[.$F127];[.$F$5])" office:value-type="float" office:value="4" calcext:value-type="float">
            <text:p>4</text:p>
          </table:table-cell>
          <table:table-cell table:number-columns-repeated="3"/>
          <table:table-cell table:formula="of:=IF(COM.MICROSOFT.MAXIFS([.$H127:.$M127];[.$H127:.$M127];&quot;&lt;&quot;&amp;[.$I$34])=0;MIN([.$H127:.$M127]);COM.MICROSOFT.MAXIFS([.$H127:.$M127];[.$H127:.$M127];&quot;&lt;&quot;&amp;[.$I$34]))" office:value-type="float" office:value="756" calcext:value-type="float">
            <text:p>756</text:p>
          </table:table-cell>
          <table:table-cell table:formula="of:=COM.MICROSOFT.SWITCH([.H101];[.$H127];[.$A$5];[.$I127];[.$B$5];[.$J127];[.$C$5];[.$K127];[.$D$5];[.$L127];[.$E$5];[.$M127];[.$F$5])" office:value-type="float" office:value="1" calcext:value-type="float">
            <text:p>1</text:p>
          </table:table-cell>
          <table:table-cell table:style-name="ce13" table:formula="of:=IF(COM.MICROSOFT.MAXIFS([.$H127:.$M127];[.$H127:.$M127];&quot;&lt;&quot;&amp;[.$I$34])=0;MIN([.$H127:.$M127]);COM.MICROSOFT.MINIFS([.$H127:.$M127];[.$H127:.$M127];&quot;&gt;&quot;&amp;[.$I$33]))" office:value-type="float" office:value="378" calcext:value-type="float">
            <text:p>378</text:p>
          </table:table-cell>
          <table:table-cell table:style-name="ce13" table:formula="of:=COM.MICROSOFT.SWITCH([.J101];[.$H127];[.$A$5];[.$I127];[.$B$5];[.$J127];[.$C$5];[.$K127];[.$D$5];[.$L127];[.$E$5];[.$M127];[.$F$5])" office:value-type="float" office:value="4" calcext:value-type="float">
            <text:p>4</text:p>
          </table:table-cell>
          <table:table-cell table:number-columns-repeated="3"/>
          <table:table-cell table:formula="of:=IF(COM.MICROSOFT.MAXIFS([.$O127:.$T127];[.$O127:.$T127];&quot;&lt;&quot;&amp;[.$P$34])=0;MIN([.$O127:.$T127]);COM.MICROSOFT.MAXIFS([.$O127:.$T127];[.$O127:.$T127];&quot;&lt;&quot;&amp;[.$P$34]))" office:value-type="float" office:value="1512" calcext:value-type="float">
            <text:p>1512</text:p>
          </table:table-cell>
          <table:table-cell table:formula="of:=COM.MICROSOFT.SWITCH([.O101];[.$O127];[.$A$5];[.$P127];[.$B$5];[.$Q127];[.$C$5];[.$R127];[.$D$5];[.$S127];[.$E$5];[.$T127];[.$F$5])" office:value-type="float" office:value="1" calcext:value-type="float">
            <text:p>1</text:p>
          </table:table-cell>
          <table:table-cell table:style-name="ce13" table:formula="of:=IF(COM.MICROSOFT.MAXIFS([.$O127:.$T127];[.$O127:.$T127];&quot;&lt;&quot;&amp;[.$P$34])=0;MIN([.$O127:.$T127]);COM.MICROSOFT.MINIFS([.$O127:.$T127];[.$O127:.$T127];&quot;&gt;&quot;&amp;[.$P$33]))" office:value-type="float" office:value="378" calcext:value-type="float">
            <text:p>378</text:p>
          </table:table-cell>
          <table:table-cell table:style-name="ce13" table:formula="of:=COM.MICROSOFT.SWITCH([.Q101];[.$O127];[.$A$5];[.$P127];[.$B$5];[.$Q127];[.$C$5];[.$R127];[.$D$5];[.$S127];[.$E$5];[.$T127];[.$F$5])" office:value-type="float" office:value="4" calcext:value-type="float">
            <text:p>4</text:p>
          </table:table-cell>
          <table:table-cell table:number-columns-repeated="3"/>
          <table:table-cell table:style-name="ce13" table:formula="of:=IF(COM.MICROSOFT.MAXIFS([.$V127:.$AA127];[.$V127:.$AA127];&quot;&lt;&quot;&amp;[.$W$34])=0;MIN([.$V127:.$AA127]);COM.MICROSOFT.MAXIFS([.$V127:.$AA127];[.$V127:.$AA127];&quot;&lt;&quot;&amp;[.$W$34]))" office:value-type="float" office:value="1512" calcext:value-type="float">
            <text:p>1512</text:p>
          </table:table-cell>
          <table:table-cell table:style-name="ce13" table:formula="of:=COM.MICROSOFT.SWITCH([.V101];[.$V127];[.$A$5];[.$W127];[.$B$5];[.$X127];[.$C$5];[.$Y127];[.$D$5];[.$Z127];[.$E$5];[.$AA127];[.$F$5])" office:value-type="float" office:value="1" calcext:value-type="float">
            <text:p>1</text:p>
          </table:table-cell>
          <table:table-cell table:style-name="ce13" table:formula="of:=IF(COM.MICROSOFT.MAXIFS([.$V127:.$AA127];[.$V127:.$AA127];&quot;&lt;&quot;&amp;[.$W$34])=0;MIN([.$V127:.$AA127]);COM.MICROSOFT.MINIFS([.$V127:.$AA127];[.$V127:.$AA127];&quot;&gt;&quot;&amp;[.$W$33]))" office:value-type="float" office:value="1512" calcext:value-type="float">
            <text:p>1512</text:p>
          </table:table-cell>
          <table:table-cell table:style-name="ce13" table:formula="of:=COM.MICROSOFT.SWITCH([.X101];[.$V127];[.$A$5];[.$W127];[.$B$5];[.$X127];[.$C$5];[.$Y127];[.$D$5];[.$Z127];[.$E$5];[.$AA127];[.$F$5])" office:value-type="float" office:value="1" calcext:value-type="float">
            <text:p>1</text:p>
          </table:table-cell>
          <table:table-cell table:number-columns-repeated="999"/>
        </table:table-row>
        <table:table-row table:style-name="ro1">
          <table:table-cell table:style-name="ce13" table:formula="of:=IF(COM.MICROSOFT.MAXIFS([.$A128:.$F128];[.$A128:.$F128];&quot;&lt;&quot;&amp;[.$B$34])=0;MIN([.$A128:.$F128]);COM.MICROSOFT.MAXIFS([.$A128:.$F128];[.$A128:.$F128];&quot;&lt;&quot;&amp;[.$B$34]))" office:value-type="float" office:value="451" calcext:value-type="float">
            <text:p>451</text:p>
          </table:table-cell>
          <table:table-cell table:style-name="ce13" table:formula="of:=COM.MICROSOFT.SWITCH([.A102];[.$A128];[.$A$5];[.$B128];[.$B$5];[.$C128];[.$C$5];[.$D128];[.$D$5];[.$E128];[.$E$5];[.$F128];[.$F$5])" office:value-type="float" office:value="1" calcext:value-type="float">
            <text:p>1</text:p>
          </table:table-cell>
          <table:table-cell table:style-name="ce13" table:formula="of:=IF(COM.MICROSOFT.MAXIFS([.$A128:.$F128];[.$A128:.$F128];&quot;&lt;&quot;&amp;[.$B$34])=0;MIN([.$A128:.$F128]);COM.MICROSOFT.MINIFS([.$A128:.$F128];[.$A128:.$F128];&quot;&gt;&quot;&amp;[.$B$33]))" office:value-type="float" office:value="282" calcext:value-type="float">
            <text:p>282</text:p>
          </table:table-cell>
          <table:table-cell table:style-name="ce13" table:formula="of:=COM.MICROSOFT.SWITCH([.C102];[.$A128];[.$A$5];[.$B128];[.$B$5];[.$C128];[.$C$5];[.$D128];[.$D$5];[.$E128];[.$E$5];[.$F128];[.$F$5])" office:value-type="float" office:value="4" calcext:value-type="float">
            <text:p>4</text:p>
          </table:table-cell>
          <table:table-cell table:number-columns-repeated="3"/>
          <table:table-cell table:formula="of:=IF(COM.MICROSOFT.MAXIFS([.$H128:.$M128];[.$H128:.$M128];&quot;&lt;&quot;&amp;[.$I$34])=0;MIN([.$H128:.$M128]);COM.MICROSOFT.MAXIFS([.$H128:.$M128];[.$H128:.$M128];&quot;&lt;&quot;&amp;[.$I$34]))" office:value-type="float" office:value="752" calcext:value-type="float">
            <text:p>752</text:p>
          </table:table-cell>
          <table:table-cell table:formula="of:=COM.MICROSOFT.SWITCH([.H102];[.$H128];[.$A$5];[.$I128];[.$B$5];[.$J128];[.$C$5];[.$K128];[.$D$5];[.$L128];[.$E$5];[.$M128];[.$F$5])" office:value-type="float" office:value="1" calcext:value-type="float">
            <text:p>1</text:p>
          </table:table-cell>
          <table:table-cell table:style-name="ce13" table:formula="of:=IF(COM.MICROSOFT.MAXIFS([.$H128:.$M128];[.$H128:.$M128];&quot;&lt;&quot;&amp;[.$I$34])=0;MIN([.$H128:.$M128]);COM.MICROSOFT.MINIFS([.$H128:.$M128];[.$H128:.$M128];&quot;&gt;&quot;&amp;[.$I$33]))" office:value-type="float" office:value="564" calcext:value-type="float">
            <text:p>564</text:p>
          </table:table-cell>
          <table:table-cell table:style-name="ce13" table:formula="of:=COM.MICROSOFT.SWITCH([.J102];[.$H128];[.$A$5];[.$I128];[.$B$5];[.$J128];[.$C$5];[.$K128];[.$D$5];[.$L128];[.$E$5];[.$M128];[.$F$5])" office:value-type="float" office:value="4" calcext:value-type="float">
            <text:p>4</text:p>
          </table:table-cell>
          <table:table-cell table:number-columns-repeated="3"/>
          <table:table-cell table:formula="of:=IF(COM.MICROSOFT.MAXIFS([.$O128:.$T128];[.$O128:.$T128];&quot;&lt;&quot;&amp;[.$P$34])=0;MIN([.$O128:.$T128]);COM.MICROSOFT.MAXIFS([.$O128:.$T128];[.$O128:.$T128];&quot;&lt;&quot;&amp;[.$P$34]))" office:value-type="float" office:value="1128" calcext:value-type="float">
            <text:p>1128</text:p>
          </table:table-cell>
          <table:table-cell table:formula="of:=COM.MICROSOFT.SWITCH([.O102];[.$O128];[.$A$5];[.$P128];[.$B$5];[.$Q128];[.$C$5];[.$R128];[.$D$5];[.$S128];[.$E$5];[.$T128];[.$F$5])" office:value-type="float" office:value="1" calcext:value-type="float">
            <text:p>1</text:p>
          </table:table-cell>
          <table:table-cell table:style-name="ce13" table:formula="of:=IF(COM.MICROSOFT.MAXIFS([.$O128:.$T128];[.$O128:.$T128];&quot;&lt;&quot;&amp;[.$P$34])=0;MIN([.$O128:.$T128]);COM.MICROSOFT.MINIFS([.$O128:.$T128];[.$O128:.$T128];&quot;&gt;&quot;&amp;[.$P$33]))" office:value-type="float" office:value="564" calcext:value-type="float">
            <text:p>564</text:p>
          </table:table-cell>
          <table:table-cell table:style-name="ce13" table:formula="of:=COM.MICROSOFT.SWITCH([.Q102];[.$O128];[.$A$5];[.$P128];[.$B$5];[.$Q128];[.$C$5];[.$R128];[.$D$5];[.$S128];[.$E$5];[.$T128];[.$F$5])" office:value-type="float" office:value="4" calcext:value-type="float">
            <text:p>4</text:p>
          </table:table-cell>
          <table:table-cell table:number-columns-repeated="3"/>
          <table:table-cell table:style-name="ce13" table:formula="of:=IF(COM.MICROSOFT.MAXIFS([.$V128:.$AA128];[.$V128:.$AA128];&quot;&lt;&quot;&amp;[.$W$34])=0;MIN([.$V128:.$AA128]);COM.MICROSOFT.MAXIFS([.$V128:.$AA128];[.$V128:.$AA128];&quot;&lt;&quot;&amp;[.$W$34]))" office:value-type="float" office:value="2256" calcext:value-type="float">
            <text:p>2256</text:p>
          </table:table-cell>
          <table:table-cell table:style-name="ce13" table:formula="of:=COM.MICROSOFT.SWITCH([.V102];[.$V128];[.$A$5];[.$W128];[.$B$5];[.$X128];[.$C$5];[.$Y128];[.$D$5];[.$Z128];[.$E$5];[.$AA128];[.$F$5])" office:value-type="float" office:value="1" calcext:value-type="float">
            <text:p>1</text:p>
          </table:table-cell>
          <table:table-cell table:style-name="ce13" table:formula="of:=IF(COM.MICROSOFT.MAXIFS([.$V128:.$AA128];[.$V128:.$AA128];&quot;&lt;&quot;&amp;[.$W$34])=0;MIN([.$V128:.$AA128]);COM.MICROSOFT.MINIFS([.$V128:.$AA128];[.$V128:.$AA128];&quot;&gt;&quot;&amp;[.$W$33]))" office:value-type="float" office:value="564" calcext:value-type="float">
            <text:p>564</text:p>
          </table:table-cell>
          <table:table-cell table:style-name="ce13" table:formula="of:=COM.MICROSOFT.SWITCH([.X102];[.$V128];[.$A$5];[.$W128];[.$B$5];[.$X128];[.$C$5];[.$Y128];[.$D$5];[.$Z128];[.$E$5];[.$AA128];[.$F$5])" office:value-type="float" office:value="4" calcext:value-type="float">
            <text:p>4</text:p>
          </table:table-cell>
          <table:table-cell table:number-columns-repeated="999"/>
        </table:table-row>
        <table:table-row table:style-name="ro1">
          <table:table-cell table:style-name="ce13" table:formula="of:=IF(COM.MICROSOFT.MAXIFS([.$A129:.$F129];[.$A129:.$F129];&quot;&lt;&quot;&amp;[.$B$34])=0;MIN([.$A129:.$F129]);COM.MICROSOFT.MAXIFS([.$A129:.$F129];[.$A129:.$F129];&quot;&lt;&quot;&amp;[.$B$34]))" office:value-type="float" office:value="483" calcext:value-type="float">
            <text:p>483</text:p>
          </table:table-cell>
          <table:table-cell table:style-name="ce13" table:formula="of:=COM.MICROSOFT.SWITCH([.A103];[.$A129];[.$A$5];[.$B129];[.$B$5];[.$C129];[.$C$5];[.$D129];[.$D$5];[.$E129];[.$E$5];[.$F129];[.$F$5])" office:value-type="float" office:value="1" calcext:value-type="float">
            <text:p>1</text:p>
          </table:table-cell>
          <table:table-cell table:style-name="ce13" table:formula="of:=IF(COM.MICROSOFT.MAXIFS([.$A129:.$F129];[.$A129:.$F129];&quot;&lt;&quot;&amp;[.$B$34])=0;MIN([.$A129:.$F129]);COM.MICROSOFT.MINIFS([.$A129:.$F129];[.$A129:.$F129];&quot;&gt;&quot;&amp;[.$B$33]))" office:value-type="float" office:value="141" calcext:value-type="float">
            <text:p>141</text:p>
          </table:table-cell>
          <table:table-cell table:style-name="ce13" table:formula="of:=COM.MICROSOFT.SWITCH([.C103];[.$A129];[.$A$5];[.$B129];[.$B$5];[.$C129];[.$C$5];[.$D129];[.$D$5];[.$E129];[.$E$5];[.$F129];[.$F$5])" office:value-type="float" office:value="24" calcext:value-type="float">
            <text:p>24</text:p>
          </table:table-cell>
          <table:table-cell table:style-name="ce17" office:value-type="string" calcext:value-type="string" table:number-columns-spanned="1" table:number-rows-spanned="5">
            <text:p>Note you could use 4 hour or 1 day readings to get a number of pts close to max.</text:p>
          </table:table-cell>
          <table:table-cell table:number-columns-repeated="2"/>
          <table:table-cell table:formula="of:=IF(COM.MICROSOFT.MAXIFS([.$H129:.$M129];[.$H129:.$M129];&quot;&lt;&quot;&amp;[.$I$34])=0;MIN([.$H129:.$M129]);COM.MICROSOFT.MAXIFS([.$H129:.$M129];[.$H129:.$M129];&quot;&lt;&quot;&amp;[.$I$34]))" office:value-type="float" office:value="676" calcext:value-type="float">
            <text:p>676</text:p>
          </table:table-cell>
          <table:table-cell table:formula="of:=COM.MICROSOFT.SWITCH([.H103];[.$H129];[.$A$5];[.$I129];[.$B$5];[.$J129];[.$C$5];[.$K129];[.$D$5];[.$L129];[.$E$5];[.$M129];[.$F$5])" office:value-type="float" office:value="1" calcext:value-type="float">
            <text:p>1</text:p>
          </table:table-cell>
          <table:table-cell table:style-name="ce13" table:formula="of:=IF(COM.MICROSOFT.MAXIFS([.$H129:.$M129];[.$H129:.$M129];&quot;&lt;&quot;&amp;[.$I$34])=0;MIN([.$H129:.$M129]);COM.MICROSOFT.MINIFS([.$H129:.$M129];[.$H129:.$M129];&quot;&gt;&quot;&amp;[.$I$33]))" office:value-type="float" office:value="141" calcext:value-type="float">
            <text:p>141</text:p>
          </table:table-cell>
          <table:table-cell table:style-name="ce13" table:formula="of:=COM.MICROSOFT.SWITCH([.J103];[.$H129];[.$A$5];[.$I129];[.$B$5];[.$J129];[.$C$5];[.$K129];[.$D$5];[.$L129];[.$E$5];[.$M129];[.$F$5])" office:value-type="float" office:value="24" calcext:value-type="float">
            <text:p>24</text:p>
          </table:table-cell>
          <table:table-cell table:number-columns-repeated="3"/>
          <table:table-cell table:formula="of:=IF(COM.MICROSOFT.MAXIFS([.$O129:.$T129];[.$O129:.$T129];&quot;&lt;&quot;&amp;[.$P$34])=0;MIN([.$O129:.$T129]);COM.MICROSOFT.MAXIFS([.$O129:.$T129];[.$O129:.$T129];&quot;&lt;&quot;&amp;[.$P$34]))" office:value-type="float" office:value="1128" calcext:value-type="float">
            <text:p>1128</text:p>
          </table:table-cell>
          <table:table-cell table:formula="of:=COM.MICROSOFT.SWITCH([.O103];[.$O129];[.$A$5];[.$P129];[.$B$5];[.$Q129];[.$C$5];[.$R129];[.$D$5];[.$S129];[.$E$5];[.$T129];[.$F$5])" office:value-type="float" office:value="1" calcext:value-type="float">
            <text:p>1</text:p>
          </table:table-cell>
          <table:table-cell table:style-name="ce13" table:formula="of:=IF(COM.MICROSOFT.MAXIFS([.$O129:.$T129];[.$O129:.$T129];&quot;&lt;&quot;&amp;[.$P$34])=0;MIN([.$O129:.$T129]);COM.MICROSOFT.MINIFS([.$O129:.$T129];[.$O129:.$T129];&quot;&gt;&quot;&amp;[.$P$33]))" office:value-type="float" office:value="846" calcext:value-type="float">
            <text:p>846</text:p>
          </table:table-cell>
          <table:table-cell table:style-name="ce13" table:formula="of:=COM.MICROSOFT.SWITCH([.Q103];[.$O129];[.$A$5];[.$P129];[.$B$5];[.$Q129];[.$C$5];[.$R129];[.$D$5];[.$S129];[.$E$5];[.$T129];[.$F$5])" office:value-type="float" office:value="4" calcext:value-type="float">
            <text:p>4</text:p>
          </table:table-cell>
          <table:table-cell table:number-columns-repeated="3"/>
          <table:table-cell table:style-name="ce13" table:formula="of:=IF(COM.MICROSOFT.MAXIFS([.$V129:.$AA129];[.$V129:.$AA129];&quot;&lt;&quot;&amp;[.$W$34])=0;MIN([.$V129:.$AA129]);COM.MICROSOFT.MAXIFS([.$V129:.$AA129];[.$V129:.$AA129];&quot;&lt;&quot;&amp;[.$W$34]))" office:value-type="float" office:value="1692" calcext:value-type="float">
            <text:p>1692</text:p>
          </table:table-cell>
          <table:table-cell table:style-name="ce13" table:formula="of:=COM.MICROSOFT.SWITCH([.V103];[.$V129];[.$A$5];[.$W129];[.$B$5];[.$X129];[.$C$5];[.$Y129];[.$D$5];[.$Z129];[.$E$5];[.$AA129];[.$F$5])" office:value-type="float" office:value="1" calcext:value-type="float">
            <text:p>1</text:p>
          </table:table-cell>
          <table:table-cell table:style-name="ce13" table:formula="of:=IF(COM.MICROSOFT.MAXIFS([.$V129:.$AA129];[.$V129:.$AA129];&quot;&lt;&quot;&amp;[.$W$34])=0;MIN([.$V129:.$AA129]);COM.MICROSOFT.MINIFS([.$V129:.$AA129];[.$V129:.$AA129];&quot;&gt;&quot;&amp;[.$W$33]))" office:value-type="float" office:value="846" calcext:value-type="float">
            <text:p>846</text:p>
          </table:table-cell>
          <table:table-cell table:style-name="ce13" table:formula="of:=COM.MICROSOFT.SWITCH([.X103];[.$V129];[.$A$5];[.$W129];[.$B$5];[.$X129];[.$C$5];[.$Y129];[.$D$5];[.$Z129];[.$E$5];[.$AA129];[.$F$5])" office:value-type="float" office:value="4" calcext:value-type="float">
            <text:p>4</text:p>
          </table:table-cell>
          <table:table-cell table:number-columns-repeated="999"/>
        </table:table-row>
        <table:table-row table:style-name="ro1">
          <table:table-cell table:style-name="ce13" table:formula="of:=IF(COM.MICROSOFT.MAXIFS([.$A130:.$F130];[.$A130:.$F130];&quot;&lt;&quot;&amp;[.$B$34])=0;MIN([.$A130:.$F130]);COM.MICROSOFT.MAXIFS([.$A130:.$F130];[.$A130:.$F130];&quot;&lt;&quot;&amp;[.$B$34]))" office:value-type="float" office:value="460" calcext:value-type="float">
            <text:p>460</text:p>
          </table:table-cell>
          <table:table-cell table:style-name="ce13" table:formula="of:=COM.MICROSOFT.SWITCH([.A104];[.$A130];[.$A$5];[.$B130];[.$B$5];[.$C130];[.$C$5];[.$D130];[.$D$5];[.$E130];[.$E$5];[.$F130];[.$F$5])" office:value-type="float" office:value="1" calcext:value-type="float">
            <text:p>1</text:p>
          </table:table-cell>
          <table:table-cell table:style-name="ce13" table:formula="of:=IF(COM.MICROSOFT.MAXIFS([.$A130:.$F130];[.$A130:.$F130];&quot;&lt;&quot;&amp;[.$B$34])=0;MIN([.$A130:.$F130]);COM.MICROSOFT.MINIFS([.$A130:.$F130];[.$A130:.$F130];&quot;&gt;&quot;&amp;[.$B$33]))" office:value-type="float" office:value="211" calcext:value-type="float">
            <text:p>211</text:p>
          </table:table-cell>
          <table:table-cell table:style-name="ce13" table:formula="of:=COM.MICROSOFT.SWITCH([.C104];[.$A130];[.$A$5];[.$B130];[.$B$5];[.$C130];[.$C$5];[.$D130];[.$D$5];[.$E130];[.$E$5];[.$F130];[.$F$5])" office:value-type="float" office:value="24" calcext:value-type="float">
            <text:p>24</text:p>
          </table:table-cell>
          <table:covered-table-cell/>
          <table:table-cell table:number-columns-repeated="2"/>
          <table:table-cell table:formula="of:=IF(COM.MICROSOFT.MAXIFS([.$H130:.$M130];[.$H130:.$M130];&quot;&lt;&quot;&amp;[.$I$34])=0;MIN([.$H130:.$M130]);COM.MICROSOFT.MAXIFS([.$H130:.$M130];[.$H130:.$M130];&quot;&lt;&quot;&amp;[.$I$34]))" office:value-type="float" office:value="723" calcext:value-type="float">
            <text:p>723</text:p>
          </table:table-cell>
          <table:table-cell table:formula="of:=COM.MICROSOFT.SWITCH([.H104];[.$H130];[.$A$5];[.$I130];[.$B$5];[.$J130];[.$C$5];[.$K130];[.$D$5];[.$L130];[.$E$5];[.$M130];[.$F$5])" office:value-type="float" office:value="1" calcext:value-type="float">
            <text:p>1</text:p>
          </table:table-cell>
          <table:table-cell table:style-name="ce13" table:formula="of:=IF(COM.MICROSOFT.MAXIFS([.$H130:.$M130];[.$H130:.$M130];&quot;&lt;&quot;&amp;[.$I$34])=0;MIN([.$H130:.$M130]);COM.MICROSOFT.MINIFS([.$H130:.$M130];[.$H130:.$M130];&quot;&gt;&quot;&amp;[.$I$33]))" office:value-type="float" office:value="211" calcext:value-type="float">
            <text:p>211</text:p>
          </table:table-cell>
          <table:table-cell table:style-name="ce13" table:formula="of:=COM.MICROSOFT.SWITCH([.J104];[.$H130];[.$A$5];[.$I130];[.$B$5];[.$J130];[.$C$5];[.$K130];[.$D$5];[.$L130];[.$E$5];[.$M130];[.$F$5])" office:value-type="float" office:value="24" calcext:value-type="float">
            <text:p>24</text:p>
          </table:table-cell>
          <table:table-cell table:number-columns-repeated="3"/>
          <table:table-cell table:formula="of:=IF(COM.MICROSOFT.MAXIFS([.$O130:.$T130];[.$O130:.$T130];&quot;&lt;&quot;&amp;[.$P$34])=0;MIN([.$O130:.$T130]);COM.MICROSOFT.MAXIFS([.$O130:.$T130];[.$O130:.$T130];&quot;&lt;&quot;&amp;[.$P$34]))" office:value-type="float" office:value="1266" calcext:value-type="float">
            <text:p>1266</text:p>
          </table:table-cell>
          <table:table-cell table:formula="of:=COM.MICROSOFT.SWITCH([.O104];[.$O130];[.$A$5];[.$P130];[.$B$5];[.$Q130];[.$C$5];[.$R130];[.$D$5];[.$S130];[.$E$5];[.$T130];[.$F$5])" office:value-type="float" office:value="4" calcext:value-type="float">
            <text:p>4</text:p>
          </table:table-cell>
          <table:table-cell table:style-name="ce13" table:formula="of:=IF(COM.MICROSOFT.MAXIFS([.$O130:.$T130];[.$O130:.$T130];&quot;&lt;&quot;&amp;[.$P$34])=0;MIN([.$O130:.$T130]);COM.MICROSOFT.MINIFS([.$O130:.$T130];[.$O130:.$T130];&quot;&gt;&quot;&amp;[.$P$33]))" office:value-type="float" office:value="211" calcext:value-type="float">
            <text:p>211</text:p>
          </table:table-cell>
          <table:table-cell table:style-name="ce13" table:formula="of:=COM.MICROSOFT.SWITCH([.Q104];[.$O130];[.$A$5];[.$P130];[.$B$5];[.$Q130];[.$C$5];[.$R130];[.$D$5];[.$S130];[.$E$5];[.$T130];[.$F$5])" office:value-type="float" office:value="24" calcext:value-type="float">
            <text:p>24</text:p>
          </table:table-cell>
          <table:table-cell table:number-columns-repeated="3"/>
          <table:table-cell table:style-name="ce13" table:formula="of:=IF(COM.MICROSOFT.MAXIFS([.$V130:.$AA130];[.$V130:.$AA130];&quot;&lt;&quot;&amp;[.$W$34])=0;MIN([.$V130:.$AA130]);COM.MICROSOFT.MAXIFS([.$V130:.$AA130];[.$V130:.$AA130];&quot;&lt;&quot;&amp;[.$W$34]))" office:value-type="float" office:value="2532" calcext:value-type="float">
            <text:p>2532</text:p>
          </table:table-cell>
          <table:table-cell table:style-name="ce13" table:formula="of:=COM.MICROSOFT.SWITCH([.V104];[.$V130];[.$A$5];[.$W130];[.$B$5];[.$X130];[.$C$5];[.$Y130];[.$D$5];[.$Z130];[.$E$5];[.$AA130];[.$F$5])" office:value-type="float" office:value="1" calcext:value-type="float">
            <text:p>1</text:p>
          </table:table-cell>
          <table:table-cell table:style-name="ce13" table:formula="of:=IF(COM.MICROSOFT.MAXIFS([.$V130:.$AA130];[.$V130:.$AA130];&quot;&lt;&quot;&amp;[.$W$34])=0;MIN([.$V130:.$AA130]);COM.MICROSOFT.MINIFS([.$V130:.$AA130];[.$V130:.$AA130];&quot;&gt;&quot;&amp;[.$W$33]))" office:value-type="float" office:value="1266" calcext:value-type="float">
            <text:p>1266</text:p>
          </table:table-cell>
          <table:table-cell table:style-name="ce13" table:formula="of:=COM.MICROSOFT.SWITCH([.X104];[.$V130];[.$A$5];[.$W130];[.$B$5];[.$X130];[.$C$5];[.$Y130];[.$D$5];[.$Z130];[.$E$5];[.$AA130];[.$F$5])" office:value-type="float" office:value="4" calcext:value-type="float">
            <text:p>4</text:p>
          </table:table-cell>
          <table:table-cell table:number-columns-repeated="999"/>
        </table:table-row>
        <table:table-row table:style-name="ro1">
          <table:table-cell table:style-name="ce13" table:formula="of:=IF(COM.MICROSOFT.MAXIFS([.$A131:.$F131];[.$A131:.$F131];&quot;&lt;&quot;&amp;[.$B$34])=0;MIN([.$A131:.$F131]);COM.MICROSOFT.MAXIFS([.$A131:.$F131];[.$A131:.$F131];&quot;&lt;&quot;&amp;[.$B$34]))" office:value-type="float" office:value="474" calcext:value-type="float">
            <text:p>474</text:p>
          </table:table-cell>
          <table:table-cell table:style-name="ce13" table:formula="of:=COM.MICROSOFT.SWITCH([.A105];[.$A131];[.$A$5];[.$B131];[.$B$5];[.$C131];[.$C$5];[.$D131];[.$D$5];[.$E131];[.$E$5];[.$F131];[.$F$5])" office:value-type="float" office:value="4" calcext:value-type="float">
            <text:p>4</text:p>
          </table:table-cell>
          <table:table-cell table:style-name="ce13" table:formula="of:=IF(COM.MICROSOFT.MAXIFS([.$A131:.$F131];[.$A131:.$F131];&quot;&lt;&quot;&amp;[.$B$34])=0;MIN([.$A131:.$F131]);COM.MICROSOFT.MINIFS([.$A131:.$F131];[.$A131:.$F131];&quot;&gt;&quot;&amp;[.$B$33]))" office:value-type="float" office:value="316" calcext:value-type="float">
            <text:p>316</text:p>
          </table:table-cell>
          <table:table-cell table:style-name="ce13" table:formula="of:=COM.MICROSOFT.SWITCH([.C105];[.$A131];[.$A$5];[.$B131];[.$B$5];[.$C131];[.$C$5];[.$D131];[.$D$5];[.$E131];[.$E$5];[.$F131];[.$F$5])" office:value-type="float" office:value="24" calcext:value-type="float">
            <text:p>24</text:p>
          </table:table-cell>
          <table:covered-table-cell/>
          <table:table-cell table:number-columns-repeated="2"/>
          <table:table-cell table:formula="of:=IF(COM.MICROSOFT.MAXIFS([.$H131:.$M131];[.$H131:.$M131];&quot;&lt;&quot;&amp;[.$I$34])=0;MIN([.$H131:.$M131]);COM.MICROSOFT.MAXIFS([.$H131:.$M131];[.$H131:.$M131];&quot;&lt;&quot;&amp;[.$I$34]))" office:value-type="float" office:value="758" calcext:value-type="float">
            <text:p>758</text:p>
          </table:table-cell>
          <table:table-cell table:formula="of:=COM.MICROSOFT.SWITCH([.H105];[.$H131];[.$A$5];[.$I131];[.$B$5];[.$J131];[.$C$5];[.$K131];[.$D$5];[.$L131];[.$E$5];[.$M131];[.$F$5])" office:value-type="float" office:value="1" calcext:value-type="float">
            <text:p>1</text:p>
          </table:table-cell>
          <table:table-cell table:style-name="ce13" table:formula="of:=IF(COM.MICROSOFT.MAXIFS([.$H131:.$M131];[.$H131:.$M131];&quot;&lt;&quot;&amp;[.$I$34])=0;MIN([.$H131:.$M131]);COM.MICROSOFT.MINIFS([.$H131:.$M131];[.$H131:.$M131];&quot;&gt;&quot;&amp;[.$I$33]))" office:value-type="float" office:value="316" calcext:value-type="float">
            <text:p>316</text:p>
          </table:table-cell>
          <table:table-cell table:style-name="ce13" table:formula="of:=COM.MICROSOFT.SWITCH([.J105];[.$H131];[.$A$5];[.$I131];[.$B$5];[.$J131];[.$C$5];[.$K131];[.$D$5];[.$L131];[.$E$5];[.$M131];[.$F$5])" office:value-type="float" office:value="24" calcext:value-type="float">
            <text:p>24</text:p>
          </table:table-cell>
          <table:table-cell table:number-columns-repeated="3"/>
          <table:table-cell table:formula="of:=IF(COM.MICROSOFT.MAXIFS([.$O131:.$T131];[.$O131:.$T131];&quot;&lt;&quot;&amp;[.$P$34])=0;MIN([.$O131:.$T131]);COM.MICROSOFT.MAXIFS([.$O131:.$T131];[.$O131:.$T131];&quot;&lt;&quot;&amp;[.$P$34]))" office:value-type="float" office:value="1516" calcext:value-type="float">
            <text:p>1516</text:p>
          </table:table-cell>
          <table:table-cell table:formula="of:=COM.MICROSOFT.SWITCH([.O105];[.$O131];[.$A$5];[.$P131];[.$B$5];[.$Q131];[.$C$5];[.$R131];[.$D$5];[.$S131];[.$E$5];[.$T131];[.$F$5])" office:value-type="float" office:value="1" calcext:value-type="float">
            <text:p>1</text:p>
          </table:table-cell>
          <table:table-cell table:style-name="ce13" table:formula="of:=IF(COM.MICROSOFT.MAXIFS([.$O131:.$T131];[.$O131:.$T131];&quot;&lt;&quot;&amp;[.$P$34])=0;MIN([.$O131:.$T131]);COM.MICROSOFT.MINIFS([.$O131:.$T131];[.$O131:.$T131];&quot;&gt;&quot;&amp;[.$P$33]))" office:value-type="float" office:value="316" calcext:value-type="float">
            <text:p>316</text:p>
          </table:table-cell>
          <table:table-cell table:style-name="ce13" table:formula="of:=COM.MICROSOFT.SWITCH([.Q105];[.$O131];[.$A$5];[.$P131];[.$B$5];[.$Q131];[.$C$5];[.$R131];[.$D$5];[.$S131];[.$E$5];[.$T131];[.$F$5])" office:value-type="float" office:value="24" calcext:value-type="float">
            <text:p>24</text:p>
          </table:table-cell>
          <table:table-cell table:number-columns-repeated="3"/>
          <table:table-cell table:style-name="ce13" table:formula="of:=IF(COM.MICROSOFT.MAXIFS([.$V131:.$AA131];[.$V131:.$AA131];&quot;&lt;&quot;&amp;[.$W$34])=0;MIN([.$V131:.$AA131]);COM.MICROSOFT.MAXIFS([.$V131:.$AA131];[.$V131:.$AA131];&quot;&lt;&quot;&amp;[.$W$34]))" office:value-type="float" office:value="2528" calcext:value-type="float">
            <text:p>2528</text:p>
          </table:table-cell>
          <table:table-cell table:style-name="ce13" table:formula="of:=COM.MICROSOFT.SWITCH([.V105];[.$V131];[.$A$5];[.$W131];[.$B$5];[.$X131];[.$C$5];[.$Y131];[.$D$5];[.$Z131];[.$E$5];[.$AA131];[.$F$5])" office:value-type="float" office:value="1" calcext:value-type="float">
            <text:p>1</text:p>
          </table:table-cell>
          <table:table-cell table:style-name="ce13" table:formula="of:=IF(COM.MICROSOFT.MAXIFS([.$V131:.$AA131];[.$V131:.$AA131];&quot;&lt;&quot;&amp;[.$W$34])=0;MIN([.$V131:.$AA131]);COM.MICROSOFT.MINIFS([.$V131:.$AA131];[.$V131:.$AA131];&quot;&gt;&quot;&amp;[.$W$33]))" office:value-type="float" office:value="1896" calcext:value-type="float">
            <text:p>1896</text:p>
          </table:table-cell>
          <table:table-cell table:style-name="ce13" table:formula="of:=COM.MICROSOFT.SWITCH([.X105];[.$V131];[.$A$5];[.$W131];[.$B$5];[.$X131];[.$C$5];[.$Y131];[.$D$5];[.$Z131];[.$E$5];[.$AA131];[.$F$5])" office:value-type="float" office:value="4" calcext:value-type="float">
            <text:p>4</text:p>
          </table:table-cell>
          <table:table-cell table:number-columns-repeated="999"/>
        </table:table-row>
        <table:table-row table:style-name="ro1">
          <table:table-cell table:style-name="ce13" table:formula="of:=IF(COM.MICROSOFT.MAXIFS([.$A132:.$F132];[.$A132:.$F132];&quot;&lt;&quot;&amp;[.$B$34])=0;MIN([.$A132:.$F132]);COM.MICROSOFT.MAXIFS([.$A132:.$F132];[.$A132:.$F132];&quot;&lt;&quot;&amp;[.$B$34]))" office:value-type="float" office:value="494" calcext:value-type="float">
            <text:p>494</text:p>
          </table:table-cell>
          <table:table-cell table:style-name="ce13" table:formula="of:=COM.MICROSOFT.SWITCH([.A106];[.$A132];[.$A$5];[.$B132];[.$B$5];[.$C132];[.$C$5];[.$D132];[.$D$5];[.$E132];[.$E$5];[.$F132];[.$F$5])" office:value-type="float" office:value="1" calcext:value-type="float">
            <text:p>1</text:p>
          </table:table-cell>
          <table:table-cell table:style-name="ce13" table:formula="of:=IF(COM.MICROSOFT.MAXIFS([.$A132:.$F132];[.$A132:.$F132];&quot;&lt;&quot;&amp;[.$B$34])=0;MIN([.$A132:.$F132]);COM.MICROSOFT.MINIFS([.$A132:.$F132];[.$A132:.$F132];&quot;&gt;&quot;&amp;[.$B$33]))" office:value-type="float" office:value="118" calcext:value-type="float">
            <text:p>118</text:p>
          </table:table-cell>
          <table:table-cell table:style-name="ce13" table:formula="of:=COM.MICROSOFT.SWITCH([.C106];[.$A132];[.$A$5];[.$B132];[.$B$5];[.$C132];[.$C$5];[.$D132];[.$D$5];[.$E132];[.$E$5];[.$F132];[.$F$5])" office:value-type="float" office:value="96" calcext:value-type="float">
            <text:p>96</text:p>
          </table:table-cell>
          <table:covered-table-cell/>
          <table:table-cell table:number-columns-repeated="2"/>
          <table:table-cell table:formula="of:=IF(COM.MICROSOFT.MAXIFS([.$H132:.$M132];[.$H132:.$M132];&quot;&lt;&quot;&amp;[.$I$34])=0;MIN([.$H132:.$M132]);COM.MICROSOFT.MAXIFS([.$H132:.$M132];[.$H132:.$M132];&quot;&lt;&quot;&amp;[.$I$34]))" office:value-type="float" office:value="758" calcext:value-type="float">
            <text:p>758</text:p>
          </table:table-cell>
          <table:table-cell table:formula="of:=COM.MICROSOFT.SWITCH([.H106];[.$H132];[.$A$5];[.$I132];[.$B$5];[.$J132];[.$C$5];[.$K132];[.$D$5];[.$L132];[.$E$5];[.$M132];[.$F$5])" office:value-type="float" office:value="1" calcext:value-type="float">
            <text:p>1</text:p>
          </table:table-cell>
          <table:table-cell table:style-name="ce13" table:formula="of:=IF(COM.MICROSOFT.MAXIFS([.$H132:.$M132];[.$H132:.$M132];&quot;&lt;&quot;&amp;[.$I$34])=0;MIN([.$H132:.$M132]);COM.MICROSOFT.MINIFS([.$H132:.$M132];[.$H132:.$M132];&quot;&gt;&quot;&amp;[.$I$33]))" office:value-type="float" office:value="118" calcext:value-type="float">
            <text:p>118</text:p>
          </table:table-cell>
          <table:table-cell table:style-name="ce13" table:formula="of:=COM.MICROSOFT.SWITCH([.J106];[.$H132];[.$A$5];[.$I132];[.$B$5];[.$J132];[.$C$5];[.$K132];[.$D$5];[.$L132];[.$E$5];[.$M132];[.$F$5])" office:value-type="float" office:value="96" calcext:value-type="float">
            <text:p>96</text:p>
          </table:table-cell>
          <table:table-cell table:number-columns-repeated="3"/>
          <table:table-cell table:formula="of:=IF(COM.MICROSOFT.MAXIFS([.$O132:.$T132];[.$O132:.$T132];&quot;&lt;&quot;&amp;[.$P$34])=0;MIN([.$O132:.$T132]);COM.MICROSOFT.MAXIFS([.$O132:.$T132];[.$O132:.$T132];&quot;&lt;&quot;&amp;[.$P$34]))" office:value-type="float" office:value="1422" calcext:value-type="float">
            <text:p>1422</text:p>
          </table:table-cell>
          <table:table-cell table:formula="of:=COM.MICROSOFT.SWITCH([.O106];[.$O132];[.$A$5];[.$P132];[.$B$5];[.$Q132];[.$C$5];[.$R132];[.$D$5];[.$S132];[.$E$5];[.$T132];[.$F$5])" office:value-type="float" office:value="4" calcext:value-type="float">
            <text:p>4</text:p>
          </table:table-cell>
          <table:table-cell table:style-name="ce13" table:formula="of:=IF(COM.MICROSOFT.MAXIFS([.$O132:.$T132];[.$O132:.$T132];&quot;&lt;&quot;&amp;[.$P$34])=0;MIN([.$O132:.$T132]);COM.MICROSOFT.MINIFS([.$O132:.$T132];[.$O132:.$T132];&quot;&gt;&quot;&amp;[.$P$33]))" office:value-type="float" office:value="474" calcext:value-type="float">
            <text:p>474</text:p>
          </table:table-cell>
          <table:table-cell table:style-name="ce13" table:formula="of:=COM.MICROSOFT.SWITCH([.Q106];[.$O132];[.$A$5];[.$P132];[.$B$5];[.$Q132];[.$C$5];[.$R132];[.$D$5];[.$S132];[.$E$5];[.$T132];[.$F$5])" office:value-type="float" office:value="24" calcext:value-type="float">
            <text:p>24</text:p>
          </table:table-cell>
          <table:table-cell table:number-columns-repeated="3"/>
          <table:table-cell table:style-name="ce13" table:formula="of:=IF(COM.MICROSOFT.MAXIFS([.$V132:.$AA132];[.$V132:.$AA132];&quot;&lt;&quot;&amp;[.$W$34])=0;MIN([.$V132:.$AA132]);COM.MICROSOFT.MAXIFS([.$V132:.$AA132];[.$V132:.$AA132];&quot;&lt;&quot;&amp;[.$W$34]))" office:value-type="float" office:value="2844" calcext:value-type="float">
            <text:p>2844</text:p>
          </table:table-cell>
          <table:table-cell table:style-name="ce13" table:formula="of:=COM.MICROSOFT.SWITCH([.V106];[.$V132];[.$A$5];[.$W132];[.$B$5];[.$X132];[.$C$5];[.$Y132];[.$D$5];[.$Z132];[.$E$5];[.$AA132];[.$F$5])" office:value-type="float" office:value="4" calcext:value-type="float">
            <text:p>4</text:p>
          </table:table-cell>
          <table:table-cell table:style-name="ce13" table:formula="of:=IF(COM.MICROSOFT.MAXIFS([.$V132:.$AA132];[.$V132:.$AA132];&quot;&lt;&quot;&amp;[.$W$34])=0;MIN([.$V132:.$AA132]);COM.MICROSOFT.MINIFS([.$V132:.$AA132];[.$V132:.$AA132];&quot;&gt;&quot;&amp;[.$W$33]))" office:value-type="float" office:value="474" calcext:value-type="float">
            <text:p>474</text:p>
          </table:table-cell>
          <table:table-cell table:style-name="ce13" table:formula="of:=COM.MICROSOFT.SWITCH([.X106];[.$V132];[.$A$5];[.$W132];[.$B$5];[.$X132];[.$C$5];[.$Y132];[.$D$5];[.$Z132];[.$E$5];[.$AA132];[.$F$5])" office:value-type="float" office:value="24" calcext:value-type="float">
            <text:p>24</text:p>
          </table:table-cell>
          <table:table-cell table:number-columns-repeated="999"/>
        </table:table-row>
        <table:table-row table:style-name="ro1">
          <table:table-cell table:style-name="ce13" table:formula="of:=IF(COM.MICROSOFT.MAXIFS([.$A133:.$F133];[.$A133:.$F133];&quot;&lt;&quot;&amp;[.$B$34])=0;MIN([.$A133:.$F133]);COM.MICROSOFT.MAXIFS([.$A133:.$F133];[.$A133:.$F133];&quot;&lt;&quot;&amp;[.$B$34]))" office:value-type="float" office:value="487" calcext:value-type="float">
            <text:p>487</text:p>
          </table:table-cell>
          <table:table-cell table:style-name="ce13" table:formula="of:=COM.MICROSOFT.SWITCH([.A107];[.$A133];[.$A$5];[.$B133];[.$B$5];[.$C133];[.$C$5];[.$D133];[.$D$5];[.$E133];[.$E$5];[.$F133];[.$F$5])" office:value-type="float" office:value="1" calcext:value-type="float">
            <text:p>1</text:p>
          </table:table-cell>
          <table:table-cell table:style-name="ce13" table:formula="of:=IF(COM.MICROSOFT.MAXIFS([.$A133:.$F133];[.$A133:.$F133];&quot;&lt;&quot;&amp;[.$B$34])=0;MIN([.$A133:.$F133]);COM.MICROSOFT.MINIFS([.$A133:.$F133];[.$A133:.$F133];&quot;&gt;&quot;&amp;[.$B$33]))" office:value-type="float" office:value="177" calcext:value-type="float">
            <text:p>177</text:p>
          </table:table-cell>
          <table:table-cell table:style-name="ce13" table:formula="of:=COM.MICROSOFT.SWITCH([.C107];[.$A133];[.$A$5];[.$B133];[.$B$5];[.$C133];[.$C$5];[.$D133];[.$D$5];[.$E133];[.$E$5];[.$F133];[.$F$5])" office:value-type="float" office:value="96" calcext:value-type="float">
            <text:p>96</text:p>
          </table:table-cell>
          <table:covered-table-cell/>
          <table:table-cell table:number-columns-repeated="2"/>
          <table:table-cell table:formula="of:=IF(COM.MICROSOFT.MAXIFS([.$H133:.$M133];[.$H133:.$M133];&quot;&lt;&quot;&amp;[.$I$34])=0;MIN([.$H133:.$M133]);COM.MICROSOFT.MAXIFS([.$H133:.$M133];[.$H133:.$M133];&quot;&lt;&quot;&amp;[.$I$34]))" office:value-type="float" office:value="775" calcext:value-type="float">
            <text:p>775</text:p>
          </table:table-cell>
          <table:table-cell table:formula="of:=COM.MICROSOFT.SWITCH([.H107];[.$H133];[.$A$5];[.$I133];[.$B$5];[.$J133];[.$C$5];[.$K133];[.$D$5];[.$L133];[.$E$5];[.$M133];[.$F$5])" office:value-type="float" office:value="1" calcext:value-type="float">
            <text:p>1</text:p>
          </table:table-cell>
          <table:table-cell table:style-name="ce13" table:formula="of:=IF(COM.MICROSOFT.MAXIFS([.$H133:.$M133];[.$H133:.$M133];&quot;&lt;&quot;&amp;[.$I$34])=0;MIN([.$H133:.$M133]);COM.MICROSOFT.MINIFS([.$H133:.$M133];[.$H133:.$M133];&quot;&gt;&quot;&amp;[.$I$33]))" office:value-type="float" office:value="177" calcext:value-type="float">
            <text:p>177</text:p>
          </table:table-cell>
          <table:table-cell table:style-name="ce13" table:formula="of:=COM.MICROSOFT.SWITCH([.J107];[.$H133];[.$A$5];[.$I133];[.$B$5];[.$J133];[.$C$5];[.$K133];[.$D$5];[.$L133];[.$E$5];[.$M133];[.$F$5])" office:value-type="float" office:value="96" calcext:value-type="float">
            <text:p>96</text:p>
          </table:table-cell>
          <table:table-cell table:number-columns-repeated="3"/>
          <table:table-cell table:formula="of:=IF(COM.MICROSOFT.MAXIFS([.$O133:.$T133];[.$O133:.$T133];&quot;&lt;&quot;&amp;[.$P$34])=0;MIN([.$O133:.$T133]);COM.MICROSOFT.MAXIFS([.$O133:.$T133];[.$O133:.$T133];&quot;&lt;&quot;&amp;[.$P$34]))" office:value-type="float" office:value="1551" calcext:value-type="float">
            <text:p>1551</text:p>
          </table:table-cell>
          <table:table-cell table:formula="of:=COM.MICROSOFT.SWITCH([.O107];[.$O133];[.$A$5];[.$P133];[.$B$5];[.$Q133];[.$C$5];[.$R133];[.$D$5];[.$S133];[.$E$5];[.$T133];[.$F$5])" office:value-type="float" office:value="1" calcext:value-type="float">
            <text:p>1</text:p>
          </table:table-cell>
          <table:table-cell table:style-name="ce13" table:formula="of:=IF(COM.MICROSOFT.MAXIFS([.$O133:.$T133];[.$O133:.$T133];&quot;&lt;&quot;&amp;[.$P$34])=0;MIN([.$O133:.$T133]);COM.MICROSOFT.MINIFS([.$O133:.$T133];[.$O133:.$T133];&quot;&gt;&quot;&amp;[.$P$33]))" office:value-type="float" office:value="711" calcext:value-type="float">
            <text:p>711</text:p>
          </table:table-cell>
          <table:table-cell table:style-name="ce13" table:formula="of:=COM.MICROSOFT.SWITCH([.Q107];[.$O133];[.$A$5];[.$P133];[.$B$5];[.$Q133];[.$C$5];[.$R133];[.$D$5];[.$S133];[.$E$5];[.$T133];[.$F$5])" office:value-type="float" office:value="24" calcext:value-type="float">
            <text:p>24</text:p>
          </table:table-cell>
          <table:table-cell table:number-columns-repeated="3"/>
          <table:table-cell table:style-name="ce13" table:formula="of:=IF(COM.MICROSOFT.MAXIFS([.$V133:.$AA133];[.$V133:.$AA133];&quot;&lt;&quot;&amp;[.$W$34])=0;MIN([.$V133:.$AA133]);COM.MICROSOFT.MAXIFS([.$V133:.$AA133];[.$V133:.$AA133];&quot;&lt;&quot;&amp;[.$W$34]))" office:value-type="float" office:value="2844" calcext:value-type="float">
            <text:p>2844</text:p>
          </table:table-cell>
          <table:table-cell table:style-name="ce13" table:formula="of:=COM.MICROSOFT.SWITCH([.V107];[.$V133];[.$A$5];[.$W133];[.$B$5];[.$X133];[.$C$5];[.$Y133];[.$D$5];[.$Z133];[.$E$5];[.$AA133];[.$F$5])" office:value-type="float" office:value="1" calcext:value-type="float">
            <text:p>1</text:p>
          </table:table-cell>
          <table:table-cell table:style-name="ce13" table:formula="of:=IF(COM.MICROSOFT.MAXIFS([.$V133:.$AA133];[.$V133:.$AA133];&quot;&lt;&quot;&amp;[.$W$34])=0;MIN([.$V133:.$AA133]);COM.MICROSOFT.MINIFS([.$V133:.$AA133];[.$V133:.$AA133];&quot;&gt;&quot;&amp;[.$W$33]))" office:value-type="float" office:value="711" calcext:value-type="float">
            <text:p>711</text:p>
          </table:table-cell>
          <table:table-cell table:style-name="ce13" table:formula="of:=COM.MICROSOFT.SWITCH([.X107];[.$V133];[.$A$5];[.$W133];[.$B$5];[.$X133];[.$C$5];[.$Y133];[.$D$5];[.$Z133];[.$E$5];[.$AA133];[.$F$5])" office:value-type="float" office:value="24" calcext:value-type="float">
            <text:p>24</text:p>
          </table:table-cell>
          <table:table-cell table:number-columns-repeated="999"/>
        </table:table-row>
        <table:table-row table:style-name="ro1">
          <table:table-cell table:style-name="ce13" table:formula="of:=IF(COM.MICROSOFT.MAXIFS([.$A134:.$F134];[.$A134:.$F134];&quot;&lt;&quot;&amp;[.$B$34])=0;MIN([.$A134:.$F134]);COM.MICROSOFT.MAXIFS([.$A134:.$F134];[.$A134:.$F134];&quot;&lt;&quot;&amp;[.$B$34]))" office:value-type="float" office:value="492" calcext:value-type="float">
            <text:p>492</text:p>
          </table:table-cell>
          <table:table-cell table:style-name="ce13" table:formula="of:=COM.MICROSOFT.SWITCH([.A108];[.$A134];[.$A$5];[.$B134];[.$B$5];[.$C134];[.$C$5];[.$D134];[.$D$5];[.$E134];[.$E$5];[.$F134];[.$F$5])" office:value-type="float" office:value="4" calcext:value-type="float">
            <text:p>4</text:p>
          </table:table-cell>
          <table:table-cell table:style-name="ce13" table:formula="of:=IF(COM.MICROSOFT.MAXIFS([.$A134:.$F134];[.$A134:.$F134];&quot;&lt;&quot;&amp;[.$B$34])=0;MIN([.$A134:.$F134]);COM.MICROSOFT.MINIFS([.$A134:.$F134];[.$A134:.$F134];&quot;&gt;&quot;&amp;[.$B$33]))" office:value-type="float" office:value="266" calcext:value-type="float">
            <text:p>266</text:p>
          </table:table-cell>
          <table:table-cell table:style-name="ce13" table:formula="of:=COM.MICROSOFT.SWITCH([.C108];[.$A134];[.$A$5];[.$B134];[.$B$5];[.$C134];[.$C$5];[.$D134];[.$D$5];[.$E134];[.$E$5];[.$F134];[.$F$5])" office:value-type="float" office:value="96" calcext:value-type="float">
            <text:p>96</text:p>
          </table:table-cell>
          <table:table-cell table:number-columns-repeated="3"/>
          <table:table-cell table:formula="of:=IF(COM.MICROSOFT.MAXIFS([.$H134:.$M134];[.$H134:.$M134];&quot;&lt;&quot;&amp;[.$I$34])=0;MIN([.$H134:.$M134]);COM.MICROSOFT.MAXIFS([.$H134:.$M134];[.$H134:.$M134];&quot;&lt;&quot;&amp;[.$I$34]))" office:value-type="float" office:value="799" calcext:value-type="float">
            <text:p>799</text:p>
          </table:table-cell>
          <table:table-cell table:formula="of:=COM.MICROSOFT.SWITCH([.H108];[.$H134];[.$A$5];[.$I134];[.$B$5];[.$J134];[.$C$5];[.$K134];[.$D$5];[.$L134];[.$E$5];[.$M134];[.$F$5])" office:value-type="float" office:value="4" calcext:value-type="float">
            <text:p>4</text:p>
          </table:table-cell>
          <table:table-cell table:style-name="ce13" table:formula="of:=IF(COM.MICROSOFT.MAXIFS([.$H134:.$M134];[.$H134:.$M134];&quot;&lt;&quot;&amp;[.$I$34])=0;MIN([.$H134:.$M134]);COM.MICROSOFT.MINIFS([.$H134:.$M134];[.$H134:.$M134];&quot;&gt;&quot;&amp;[.$I$33]))" office:value-type="float" office:value="266" calcext:value-type="float">
            <text:p>266</text:p>
          </table:table-cell>
          <table:table-cell table:style-name="ce13" table:formula="of:=COM.MICROSOFT.SWITCH([.J108];[.$H134];[.$A$5];[.$I134];[.$B$5];[.$J134];[.$C$5];[.$K134];[.$D$5];[.$L134];[.$E$5];[.$M134];[.$F$5])" office:value-type="float" office:value="96" calcext:value-type="float">
            <text:p>96</text:p>
          </table:table-cell>
          <table:table-cell table:number-columns-repeated="3"/>
          <table:table-cell table:formula="of:=IF(COM.MICROSOFT.MAXIFS([.$O134:.$T134];[.$O134:.$T134];&quot;&lt;&quot;&amp;[.$P$34])=0;MIN([.$O134:.$T134]);COM.MICROSOFT.MAXIFS([.$O134:.$T134];[.$O134:.$T134];&quot;&lt;&quot;&amp;[.$P$34]))" office:value-type="float" office:value="1599" calcext:value-type="float">
            <text:p>1599</text:p>
          </table:table-cell>
          <table:table-cell table:formula="of:=COM.MICROSOFT.SWITCH([.O108];[.$O134];[.$A$5];[.$P134];[.$B$5];[.$Q134];[.$C$5];[.$R134];[.$D$5];[.$S134];[.$E$5];[.$T134];[.$F$5])" office:value-type="float" office:value="4" calcext:value-type="float">
            <text:p>4</text:p>
          </table:table-cell>
          <table:table-cell table:style-name="ce13" table:formula="of:=IF(COM.MICROSOFT.MAXIFS([.$O134:.$T134];[.$O134:.$T134];&quot;&lt;&quot;&amp;[.$P$34])=0;MIN([.$O134:.$T134]);COM.MICROSOFT.MINIFS([.$O134:.$T134];[.$O134:.$T134];&quot;&gt;&quot;&amp;[.$P$33]))" office:value-type="float" office:value="266" calcext:value-type="float">
            <text:p>266</text:p>
          </table:table-cell>
          <table:table-cell table:style-name="ce13" table:formula="of:=COM.MICROSOFT.SWITCH([.Q108];[.$O134];[.$A$5];[.$P134];[.$B$5];[.$Q134];[.$C$5];[.$R134];[.$D$5];[.$S134];[.$E$5];[.$T134];[.$F$5])" office:value-type="float" office:value="96" calcext:value-type="float">
            <text:p>96</text:p>
          </table:table-cell>
          <table:table-cell table:number-columns-repeated="3"/>
          <table:table-cell table:style-name="ce13" table:formula="of:=IF(COM.MICROSOFT.MAXIFS([.$V134:.$AA134];[.$V134:.$AA134];&quot;&lt;&quot;&amp;[.$W$34])=0;MIN([.$V134:.$AA134]);COM.MICROSOFT.MAXIFS([.$V134:.$AA134];[.$V134:.$AA134];&quot;&lt;&quot;&amp;[.$W$34]))" office:value-type="float" office:value="3198" calcext:value-type="float">
            <text:p>3198</text:p>
          </table:table-cell>
          <table:table-cell table:style-name="ce13" table:formula="of:=COM.MICROSOFT.SWITCH([.V108];[.$V134];[.$A$5];[.$W134];[.$B$5];[.$X134];[.$C$5];[.$Y134];[.$D$5];[.$Z134];[.$E$5];[.$AA134];[.$F$5])" office:value-type="float" office:value="4" calcext:value-type="float">
            <text:p>4</text:p>
          </table:table-cell>
          <table:table-cell table:style-name="ce13" table:formula="of:=IF(COM.MICROSOFT.MAXIFS([.$V134:.$AA134];[.$V134:.$AA134];&quot;&lt;&quot;&amp;[.$W$34])=0;MIN([.$V134:.$AA134]);COM.MICROSOFT.MINIFS([.$V134:.$AA134];[.$V134:.$AA134];&quot;&gt;&quot;&amp;[.$W$33]))" office:value-type="float" office:value="1066" calcext:value-type="float">
            <text:p>1066</text:p>
          </table:table-cell>
          <table:table-cell table:style-name="ce13" table:formula="of:=COM.MICROSOFT.SWITCH([.X108];[.$V134];[.$A$5];[.$W134];[.$B$5];[.$X134];[.$C$5];[.$Y134];[.$D$5];[.$Z134];[.$E$5];[.$AA134];[.$F$5])" office:value-type="float" office:value="24" calcext:value-type="float">
            <text:p>24</text:p>
          </table:table-cell>
          <table:table-cell table:number-columns-repeated="999"/>
        </table:table-row>
        <table:table-row table:style-name="ro1">
          <table:table-cell table:style-name="ce13" table:formula="of:=IF(COM.MICROSOFT.MAXIFS([.$A135:.$F135];[.$A135:.$F135];&quot;&lt;&quot;&amp;[.$B$34])=0;MIN([.$A135:.$F135]);COM.MICROSOFT.MAXIFS([.$A135:.$F135];[.$A135:.$F135];&quot;&lt;&quot;&amp;[.$B$34]))" office:value-type="float" office:value="498" calcext:value-type="float">
            <text:p>498</text:p>
          </table:table-cell>
          <table:table-cell table:style-name="ce13" table:formula="of:=COM.MICROSOFT.SWITCH([.A109];[.$A135];[.$A$5];[.$B135];[.$B$5];[.$C135];[.$C$5];[.$D135];[.$D$5];[.$E135];[.$E$5];[.$F135];[.$F$5])" office:value-type="float" office:value="1" calcext:value-type="float">
            <text:p>1</text:p>
          </table:table-cell>
          <table:table-cell table:style-name="ce13" table:formula="of:=IF(COM.MICROSOFT.MAXIFS([.$A135:.$F135];[.$A135:.$F135];&quot;&lt;&quot;&amp;[.$B$34])=0;MIN([.$A135:.$F135]);COM.MICROSOFT.MINIFS([.$A135:.$F135];[.$A135:.$F135];&quot;&gt;&quot;&amp;[.$B$33]))" office:value-type="float" office:value="399" calcext:value-type="float">
            <text:p>399</text:p>
          </table:table-cell>
          <table:table-cell table:style-name="ce13" table:formula="of:=COM.MICROSOFT.SWITCH([.C109];[.$A135];[.$A$5];[.$B135];[.$B$5];[.$C135];[.$C$5];[.$D135];[.$D$5];[.$E135];[.$E$5];[.$F135];[.$F$5])" office:value-type="float" office:value="96" calcext:value-type="float">
            <text:p>96</text:p>
          </table:table-cell>
          <table:table-cell table:number-columns-repeated="3"/>
          <table:table-cell table:formula="of:=IF(COM.MICROSOFT.MAXIFS([.$H135:.$M135];[.$H135:.$M135];&quot;&lt;&quot;&amp;[.$I$34])=0;MIN([.$H135:.$M135]);COM.MICROSOFT.MAXIFS([.$H135:.$M135];[.$H135:.$M135];&quot;&lt;&quot;&amp;[.$I$34]))" office:value-type="float" office:value="799" calcext:value-type="float">
            <text:p>799</text:p>
          </table:table-cell>
          <table:table-cell table:formula="of:=COM.MICROSOFT.SWITCH([.H109];[.$H135];[.$A$5];[.$I135];[.$B$5];[.$J135];[.$C$5];[.$K135];[.$D$5];[.$L135];[.$E$5];[.$M135];[.$F$5])" office:value-type="float" office:value="24" calcext:value-type="float">
            <text:p>24</text:p>
          </table:table-cell>
          <table:table-cell table:style-name="ce13" table:formula="of:=IF(COM.MICROSOFT.MAXIFS([.$H135:.$M135];[.$H135:.$M135];&quot;&lt;&quot;&amp;[.$I$34])=0;MIN([.$H135:.$M135]);COM.MICROSOFT.MINIFS([.$H135:.$M135];[.$H135:.$M135];&quot;&gt;&quot;&amp;[.$I$33]))" office:value-type="float" office:value="399" calcext:value-type="float">
            <text:p>399</text:p>
          </table:table-cell>
          <table:table-cell table:style-name="ce13" table:formula="of:=COM.MICROSOFT.SWITCH([.J109];[.$H135];[.$A$5];[.$I135];[.$B$5];[.$J135];[.$C$5];[.$K135];[.$D$5];[.$L135];[.$E$5];[.$M135];[.$F$5])" office:value-type="float" office:value="96" calcext:value-type="float">
            <text:p>96</text:p>
          </table:table-cell>
          <table:table-cell table:number-columns-repeated="3"/>
          <table:table-cell table:formula="of:=IF(COM.MICROSOFT.MAXIFS([.$O135:.$T135];[.$O135:.$T135];&quot;&lt;&quot;&amp;[.$P$34])=0;MIN([.$O135:.$T135]);COM.MICROSOFT.MAXIFS([.$O135:.$T135];[.$O135:.$T135];&quot;&lt;&quot;&amp;[.$P$34]))" office:value-type="float" office:value="1599" calcext:value-type="float">
            <text:p>1599</text:p>
          </table:table-cell>
          <table:table-cell table:formula="of:=COM.MICROSOFT.SWITCH([.O109];[.$O135];[.$A$5];[.$P135];[.$B$5];[.$Q135];[.$C$5];[.$R135];[.$D$5];[.$S135];[.$E$5];[.$T135];[.$F$5])" office:value-type="float" office:value="24" calcext:value-type="float">
            <text:p>24</text:p>
          </table:table-cell>
          <table:table-cell table:style-name="ce13" table:formula="of:=IF(COM.MICROSOFT.MAXIFS([.$O135:.$T135];[.$O135:.$T135];&quot;&lt;&quot;&amp;[.$P$34])=0;MIN([.$O135:.$T135]);COM.MICROSOFT.MINIFS([.$O135:.$T135];[.$O135:.$T135];&quot;&gt;&quot;&amp;[.$P$33]))" office:value-type="float" office:value="399" calcext:value-type="float">
            <text:p>399</text:p>
          </table:table-cell>
          <table:table-cell table:style-name="ce13" table:formula="of:=COM.MICROSOFT.SWITCH([.Q109];[.$O135];[.$A$5];[.$P135];[.$B$5];[.$Q135];[.$C$5];[.$R135];[.$D$5];[.$S135];[.$E$5];[.$T135];[.$F$5])" office:value-type="float" office:value="96" calcext:value-type="float">
            <text:p>96</text:p>
          </table:table-cell>
          <table:table-cell table:number-columns-repeated="3"/>
          <table:table-cell table:style-name="ce13" table:formula="of:=IF(COM.MICROSOFT.MAXIFS([.$V135:.$AA135];[.$V135:.$AA135];&quot;&lt;&quot;&amp;[.$W$34])=0;MIN([.$V135:.$AA135]);COM.MICROSOFT.MAXIFS([.$V135:.$AA135];[.$V135:.$AA135];&quot;&lt;&quot;&amp;[.$W$34]))" office:value-type="float" office:value="3198" calcext:value-type="float">
            <text:p>3198</text:p>
          </table:table-cell>
          <table:table-cell table:style-name="ce13" table:formula="of:=COM.MICROSOFT.SWITCH([.V109];[.$V135];[.$A$5];[.$W135];[.$B$5];[.$X135];[.$C$5];[.$Y135];[.$D$5];[.$Z135];[.$E$5];[.$AA135];[.$F$5])" office:value-type="float" office:value="4" calcext:value-type="float">
            <text:p>4</text:p>
          </table:table-cell>
          <table:table-cell table:style-name="ce13" table:formula="of:=IF(COM.MICROSOFT.MAXIFS([.$V135:.$AA135];[.$V135:.$AA135];&quot;&lt;&quot;&amp;[.$W$34])=0;MIN([.$V135:.$AA135]);COM.MICROSOFT.MINIFS([.$V135:.$AA135];[.$V135:.$AA135];&quot;&gt;&quot;&amp;[.$W$33]))" office:value-type="float" office:value="1599" calcext:value-type="float">
            <text:p>1599</text:p>
          </table:table-cell>
          <table:table-cell table:style-name="ce13" table:formula="of:=COM.MICROSOFT.SWITCH([.X109];[.$V135];[.$A$5];[.$W135];[.$B$5];[.$X135];[.$C$5];[.$Y135];[.$D$5];[.$Z135];[.$E$5];[.$AA135];[.$F$5])" office:value-type="float" office:value="24" calcext:value-type="float">
            <text:p>24</text:p>
          </table:table-cell>
          <table:table-cell table:number-columns-repeated="999"/>
        </table:table-row>
        <table:table-row table:style-name="ro1">
          <table:table-cell table:style-name="ce13" table:formula="of:=IF(COM.MICROSOFT.MAXIFS([.$A136:.$F136];[.$A136:.$F136];&quot;&lt;&quot;&amp;[.$B$34])=0;MIN([.$A136:.$F136]);COM.MICROSOFT.MAXIFS([.$A136:.$F136];[.$A136:.$F136];&quot;&lt;&quot;&amp;[.$B$34]))" office:value-type="float" office:value="496" calcext:value-type="float">
            <text:p>496</text:p>
          </table:table-cell>
          <table:table-cell table:style-name="ce13" table:formula="of:=COM.MICROSOFT.SWITCH([.A110];[.$A136];[.$A$5];[.$B136];[.$B$5];[.$C136];[.$C$5];[.$D136];[.$D$5];[.$E136];[.$E$5];[.$F136];[.$F$5])" office:value-type="float" office:value="4" calcext:value-type="float">
            <text:p>4</text:p>
          </table:table-cell>
          <table:table-cell table:style-name="ce13" table:formula="of:=IF(COM.MICROSOFT.MAXIFS([.$A136:.$F136];[.$A136:.$F136];&quot;&lt;&quot;&amp;[.$B$34])=0;MIN([.$A136:.$F136]);COM.MICROSOFT.MINIFS([.$A136:.$F136];[.$A136:.$F136];&quot;&gt;&quot;&amp;[.$B$33]))" office:value-type="float" office:value="299" calcext:value-type="float">
            <text:p>299</text:p>
          </table:table-cell>
          <table:table-cell table:style-name="ce13" table:formula="of:=COM.MICROSOFT.SWITCH([.C110];[.$A136];[.$A$5];[.$B136];[.$B$5];[.$C136];[.$C$5];[.$D136];[.$D$5];[.$E136];[.$E$5];[.$F136];[.$F$5])" office:value-type="float" office:value="96" calcext:value-type="float">
            <text:p>96</text:p>
          </table:table-cell>
          <table:table-cell table:number-columns-repeated="3"/>
          <table:table-cell table:formula="of:=IF(COM.MICROSOFT.MAXIFS([.$H136:.$M136];[.$H136:.$M136];&quot;&lt;&quot;&amp;[.$I$34])=0;MIN([.$H136:.$M136]);COM.MICROSOFT.MAXIFS([.$H136:.$M136];[.$H136:.$M136];&quot;&lt;&quot;&amp;[.$I$34]))" office:value-type="float" office:value="799" calcext:value-type="float">
            <text:p>799</text:p>
          </table:table-cell>
          <table:table-cell table:formula="of:=COM.MICROSOFT.SWITCH([.H110];[.$H136];[.$A$5];[.$I136];[.$B$5];[.$J136];[.$C$5];[.$K136];[.$D$5];[.$L136];[.$E$5];[.$M136];[.$F$5])" office:value-type="float" office:value="24" calcext:value-type="float">
            <text:p>24</text:p>
          </table:table-cell>
          <table:table-cell table:style-name="ce13" table:formula="of:=IF(COM.MICROSOFT.MAXIFS([.$H136:.$M136];[.$H136:.$M136];&quot;&lt;&quot;&amp;[.$I$34])=0;MIN([.$H136:.$M136]);COM.MICROSOFT.MINIFS([.$H136:.$M136];[.$H136:.$M136];&quot;&gt;&quot;&amp;[.$I$33]))" office:value-type="float" office:value="599" calcext:value-type="float">
            <text:p>599</text:p>
          </table:table-cell>
          <table:table-cell table:style-name="ce13" table:formula="of:=COM.MICROSOFT.SWITCH([.J110];[.$H136];[.$A$5];[.$I136];[.$B$5];[.$J136];[.$C$5];[.$K136];[.$D$5];[.$L136];[.$E$5];[.$M136];[.$F$5])" office:value-type="float" office:value="96" calcext:value-type="float">
            <text:p>96</text:p>
          </table:table-cell>
          <table:table-cell table:number-columns-repeated="3"/>
          <table:table-cell table:formula="of:=IF(COM.MICROSOFT.MAXIFS([.$O136:.$T136];[.$O136:.$T136];&quot;&lt;&quot;&amp;[.$P$34])=0;MIN([.$O136:.$T136]);COM.MICROSOFT.MAXIFS([.$O136:.$T136];[.$O136:.$T136];&quot;&lt;&quot;&amp;[.$P$34]))" office:value-type="float" office:value="1598" calcext:value-type="float">
            <text:p>1598</text:p>
          </table:table-cell>
          <table:table-cell table:formula="of:=COM.MICROSOFT.SWITCH([.O110];[.$O136];[.$A$5];[.$P136];[.$B$5];[.$Q136];[.$C$5];[.$R136];[.$D$5];[.$S136];[.$E$5];[.$T136];[.$F$5])" office:value-type="float" office:value="4" calcext:value-type="float">
            <text:p>4</text:p>
          </table:table-cell>
          <table:table-cell table:style-name="ce13" table:formula="of:=IF(COM.MICROSOFT.MAXIFS([.$O136:.$T136];[.$O136:.$T136];&quot;&lt;&quot;&amp;[.$P$34])=0;MIN([.$O136:.$T136]);COM.MICROSOFT.MINIFS([.$O136:.$T136];[.$O136:.$T136];&quot;&gt;&quot;&amp;[.$P$33]))" office:value-type="float" office:value="599" calcext:value-type="float">
            <text:p>599</text:p>
          </table:table-cell>
          <table:table-cell table:style-name="ce13" table:formula="of:=COM.MICROSOFT.SWITCH([.Q110];[.$O136];[.$A$5];[.$P136];[.$B$5];[.$Q136];[.$C$5];[.$R136];[.$D$5];[.$S136];[.$E$5];[.$T136];[.$F$5])" office:value-type="float" office:value="96" calcext:value-type="float">
            <text:p>96</text:p>
          </table:table-cell>
          <table:table-cell table:number-columns-repeated="3"/>
          <table:table-cell table:style-name="ce13" table:formula="of:=IF(COM.MICROSOFT.MAXIFS([.$V136:.$AA136];[.$V136:.$AA136];&quot;&lt;&quot;&amp;[.$W$34])=0;MIN([.$V136:.$AA136]);COM.MICROSOFT.MAXIFS([.$V136:.$AA136];[.$V136:.$AA136];&quot;&lt;&quot;&amp;[.$W$34]))" office:value-type="float" office:value="3197" calcext:value-type="float">
            <text:p>3197</text:p>
          </table:table-cell>
          <table:table-cell table:style-name="ce13" table:formula="of:=COM.MICROSOFT.SWITCH([.V110];[.$V136];[.$A$5];[.$W136];[.$B$5];[.$X136];[.$C$5];[.$Y136];[.$D$5];[.$Z136];[.$E$5];[.$AA136];[.$F$5])" office:value-type="float" office:value="1" calcext:value-type="float">
            <text:p>1</text:p>
          </table:table-cell>
          <table:table-cell table:style-name="ce13" table:formula="of:=IF(COM.MICROSOFT.MAXIFS([.$V136:.$AA136];[.$V136:.$AA136];&quot;&lt;&quot;&amp;[.$W$34])=0;MIN([.$V136:.$AA136]);COM.MICROSOFT.MINIFS([.$V136:.$AA136];[.$V136:.$AA136];&quot;&gt;&quot;&amp;[.$W$33]))" office:value-type="float" office:value="599" calcext:value-type="float">
            <text:p>599</text:p>
          </table:table-cell>
          <table:table-cell table:style-name="ce13" table:formula="of:=COM.MICROSOFT.SWITCH([.X110];[.$V136];[.$A$5];[.$W136];[.$B$5];[.$X136];[.$C$5];[.$Y136];[.$D$5];[.$Z136];[.$E$5];[.$AA136];[.$F$5])" office:value-type="float" office:value="96" calcext:value-type="float">
            <text:p>96</text:p>
          </table:table-cell>
          <table:table-cell table:number-columns-repeated="999"/>
        </table:table-row>
        <table:table-row table:style-name="ro1">
          <table:table-cell table:style-name="ce13" table:formula="of:=IF(COM.MICROSOFT.MAXIFS([.$A137:.$F137];[.$A137:.$F137];&quot;&lt;&quot;&amp;[.$B$34])=0;MIN([.$A137:.$F137]);COM.MICROSOFT.MAXIFS([.$A137:.$F137];[.$A137:.$F137];&quot;&lt;&quot;&amp;[.$B$34]))" office:value-type="float" office:value="499" calcext:value-type="float">
            <text:p>499</text:p>
          </table:table-cell>
          <table:table-cell table:style-name="ce13" table:formula="of:=COM.MICROSOFT.SWITCH([.A111];[.$A137];[.$A$5];[.$B137];[.$B$5];[.$C137];[.$C$5];[.$D137];[.$D$5];[.$E137];[.$E$5];[.$F137];[.$F$5])" office:value-type="float" office:value="1" calcext:value-type="float">
            <text:p>1</text:p>
          </table:table-cell>
          <table:table-cell table:style-name="ce13" table:formula="of:=IF(COM.MICROSOFT.MAXIFS([.$A137:.$F137];[.$A137:.$F137];&quot;&lt;&quot;&amp;[.$B$34])=0;MIN([.$A137:.$F137]);COM.MICROSOFT.MINIFS([.$A137:.$F137];[.$A137:.$F137];&quot;&gt;&quot;&amp;[.$B$33]))" office:value-type="float" office:value="449" calcext:value-type="float">
            <text:p>449</text:p>
          </table:table-cell>
          <table:table-cell table:style-name="ce13" table:formula="of:=COM.MICROSOFT.SWITCH([.C111];[.$A137];[.$A$5];[.$B137];[.$B$5];[.$C137];[.$C$5];[.$D137];[.$D$5];[.$E137];[.$E$5];[.$F137];[.$F$5])" office:value-type="float" office:value="96" calcext:value-type="float">
            <text:p>96</text:p>
          </table:table-cell>
          <table:table-cell table:number-columns-repeated="3"/>
          <table:table-cell table:formula="of:=IF(COM.MICROSOFT.MAXIFS([.$H137:.$M137];[.$H137:.$M137];&quot;&lt;&quot;&amp;[.$I$34])=0;MIN([.$H137:.$M137]);COM.MICROSOFT.MAXIFS([.$H137:.$M137];[.$H137:.$M137];&quot;&lt;&quot;&amp;[.$I$34]))" office:value-type="float" office:value="799" calcext:value-type="float">
            <text:p>799</text:p>
          </table:table-cell>
          <table:table-cell table:formula="of:=COM.MICROSOFT.SWITCH([.H111];[.$H137];[.$A$5];[.$I137];[.$B$5];[.$J137];[.$C$5];[.$K137];[.$D$5];[.$L137];[.$E$5];[.$M137];[.$F$5])" office:value-type="float" office:value="4" calcext:value-type="float">
            <text:p>4</text:p>
          </table:table-cell>
          <table:table-cell table:style-name="ce13" table:formula="of:=IF(COM.MICROSOFT.MAXIFS([.$H137:.$M137];[.$H137:.$M137];&quot;&lt;&quot;&amp;[.$I$34])=0;MIN([.$H137:.$M137]);COM.MICROSOFT.MINIFS([.$H137:.$M137];[.$H137:.$M137];&quot;&gt;&quot;&amp;[.$I$33]))" office:value-type="float" office:value="449" calcext:value-type="float">
            <text:p>449</text:p>
          </table:table-cell>
          <table:table-cell table:style-name="ce13" table:formula="of:=COM.MICROSOFT.SWITCH([.J111];[.$H137];[.$A$5];[.$I137];[.$B$5];[.$J137];[.$C$5];[.$K137];[.$D$5];[.$L137];[.$E$5];[.$M137];[.$F$5])" office:value-type="float" office:value="96" calcext:value-type="float">
            <text:p>96</text:p>
          </table:table-cell>
          <table:table-cell table:number-columns-repeated="3"/>
          <table:table-cell table:formula="of:=IF(COM.MICROSOFT.MAXIFS([.$O137:.$T137];[.$O137:.$T137];&quot;&lt;&quot;&amp;[.$P$34])=0;MIN([.$O137:.$T137]);COM.MICROSOFT.MAXIFS([.$O137:.$T137];[.$O137:.$T137];&quot;&lt;&quot;&amp;[.$P$34]))" office:value-type="float" office:value="1598" calcext:value-type="float">
            <text:p>1598</text:p>
          </table:table-cell>
          <table:table-cell table:formula="of:=COM.MICROSOFT.SWITCH([.O111];[.$O137];[.$A$5];[.$P137];[.$B$5];[.$Q137];[.$C$5];[.$R137];[.$D$5];[.$S137];[.$E$5];[.$T137];[.$F$5])" office:value-type="float" office:value="1" calcext:value-type="float">
            <text:p>1</text:p>
          </table:table-cell>
          <table:table-cell table:style-name="ce13" table:formula="of:=IF(COM.MICROSOFT.MAXIFS([.$O137:.$T137];[.$O137:.$T137];&quot;&lt;&quot;&amp;[.$P$34])=0;MIN([.$O137:.$T137]);COM.MICROSOFT.MINIFS([.$O137:.$T137];[.$O137:.$T137];&quot;&gt;&quot;&amp;[.$P$33]))" office:value-type="float" office:value="899" calcext:value-type="float">
            <text:p>899</text:p>
          </table:table-cell>
          <table:table-cell table:style-name="ce13" table:formula="of:=COM.MICROSOFT.SWITCH([.Q111];[.$O137];[.$A$5];[.$P137];[.$B$5];[.$Q137];[.$C$5];[.$R137];[.$D$5];[.$S137];[.$E$5];[.$T137];[.$F$5])" office:value-type="float" office:value="96" calcext:value-type="float">
            <text:p>96</text:p>
          </table:table-cell>
          <table:table-cell table:number-columns-repeated="3"/>
          <table:table-cell table:style-name="ce13" table:formula="of:=IF(COM.MICROSOFT.MAXIFS([.$V137:.$AA137];[.$V137:.$AA137];&quot;&lt;&quot;&amp;[.$W$34])=0;MIN([.$V137:.$AA137]);COM.MICROSOFT.MAXIFS([.$V137:.$AA137];[.$V137:.$AA137];&quot;&lt;&quot;&amp;[.$W$34]))" office:value-type="float" office:value="3197" calcext:value-type="float">
            <text:p>3197</text:p>
          </table:table-cell>
          <table:table-cell table:style-name="ce13" table:formula="of:=COM.MICROSOFT.SWITCH([.V111];[.$V137];[.$A$5];[.$W137];[.$B$5];[.$X137];[.$C$5];[.$Y137];[.$D$5];[.$Z137];[.$E$5];[.$AA137];[.$F$5])" office:value-type="float" office:value="1" calcext:value-type="float">
            <text:p>1</text:p>
          </table:table-cell>
          <table:table-cell table:style-name="ce13" table:formula="of:=IF(COM.MICROSOFT.MAXIFS([.$V137:.$AA137];[.$V137:.$AA137];&quot;&lt;&quot;&amp;[.$W$34])=0;MIN([.$V137:.$AA137]);COM.MICROSOFT.MINIFS([.$V137:.$AA137];[.$V137:.$AA137];&quot;&gt;&quot;&amp;[.$W$33]))" office:value-type="float" office:value="899" calcext:value-type="float">
            <text:p>899</text:p>
          </table:table-cell>
          <table:table-cell table:style-name="ce13" table:formula="of:=COM.MICROSOFT.SWITCH([.X111];[.$V137];[.$A$5];[.$W137];[.$B$5];[.$X137];[.$C$5];[.$Y137];[.$D$5];[.$Z137];[.$E$5];[.$AA137];[.$F$5])" office:value-type="float" office:value="96" calcext:value-type="float">
            <text:p>96</text:p>
          </table:table-cell>
          <table:table-cell table:number-columns-repeated="999"/>
        </table:table-row>
        <table:table-row table:style-name="ro1">
          <table:table-cell table:style-name="ce13" table:formula="of:=IF(COM.MICROSOFT.MAXIFS([.$A138:.$F138];[.$A138:.$F138];&quot;&lt;&quot;&amp;[.$B$34])=0;MIN([.$A138:.$F138]);COM.MICROSOFT.MAXIFS([.$A138:.$F138];[.$A138:.$F138];&quot;&lt;&quot;&amp;[.$B$34]))" office:value-type="float" office:value="499" calcext:value-type="float">
            <text:p>499</text:p>
          </table:table-cell>
          <table:table-cell table:style-name="ce13" table:formula="of:=COM.MICROSOFT.SWITCH([.A112];[.$A138];[.$A$5];[.$B138];[.$B$5];[.$C138];[.$C$5];[.$D138];[.$D$5];[.$E138];[.$E$5];[.$F138];[.$F$5])" office:value-type="float" office:value="1" calcext:value-type="float">
            <text:p>1</text:p>
          </table:table-cell>
          <table:table-cell table:style-name="ce13" table:formula="of:=IF(COM.MICROSOFT.MAXIFS([.$A138:.$F138];[.$A138:.$F138];&quot;&lt;&quot;&amp;[.$B$34])=0;MIN([.$A138:.$F138]);COM.MICROSOFT.MINIFS([.$A138:.$F138];[.$A138:.$F138];&quot;&gt;&quot;&amp;[.$B$33]))" office:value-type="float" office:value="449" calcext:value-type="float">
            <text:p>449</text:p>
          </table:table-cell>
          <table:table-cell table:style-name="ce13" table:formula="of:=COM.MICROSOFT.SWITCH([.C112];[.$A138];[.$A$5];[.$B138];[.$B$5];[.$C138];[.$C$5];[.$D138];[.$D$5];[.$E138];[.$E$5];[.$F138];[.$F$5])" office:value-type="float" office:value="96" calcext:value-type="float">
            <text:p>96</text:p>
          </table:table-cell>
          <table:table-cell table:number-columns-repeated="3"/>
          <table:table-cell table:formula="of:=IF(COM.MICROSOFT.MAXIFS([.$H138:.$M138];[.$H138:.$M138];&quot;&lt;&quot;&amp;[.$I$34])=0;MIN([.$H138:.$M138]);COM.MICROSOFT.MAXIFS([.$H138:.$M138];[.$H138:.$M138];&quot;&lt;&quot;&amp;[.$I$34]))" office:value-type="float" office:value="799" calcext:value-type="float">
            <text:p>799</text:p>
          </table:table-cell>
          <table:table-cell table:formula="of:=COM.MICROSOFT.SWITCH([.H112];[.$H138];[.$A$5];[.$I138];[.$B$5];[.$J138];[.$C$5];[.$K138];[.$D$5];[.$L138];[.$E$5];[.$M138];[.$F$5])" office:value-type="float" office:value="1" calcext:value-type="float">
            <text:p>1</text:p>
          </table:table-cell>
          <table:table-cell table:style-name="ce13" table:formula="of:=IF(COM.MICROSOFT.MAXIFS([.$H138:.$M138];[.$H138:.$M138];&quot;&lt;&quot;&amp;[.$I$34])=0;MIN([.$H138:.$M138]);COM.MICROSOFT.MINIFS([.$H138:.$M138];[.$H138:.$M138];&quot;&gt;&quot;&amp;[.$I$33]))" office:value-type="float" office:value="674" calcext:value-type="float">
            <text:p>674</text:p>
          </table:table-cell>
          <table:table-cell table:style-name="ce13" table:formula="of:=COM.MICROSOFT.SWITCH([.J112];[.$H138];[.$A$5];[.$I138];[.$B$5];[.$J138];[.$C$5];[.$K138];[.$D$5];[.$L138];[.$E$5];[.$M138];[.$F$5])" office:value-type="float" office:value="96" calcext:value-type="float">
            <text:p>96</text:p>
          </table:table-cell>
          <table:table-cell table:number-columns-repeated="3"/>
          <table:table-cell table:formula="of:=IF(COM.MICROSOFT.MAXIFS([.$O138:.$T138];[.$O138:.$T138];&quot;&lt;&quot;&amp;[.$P$34])=0;MIN([.$O138:.$T138]);COM.MICROSOFT.MAXIFS([.$O138:.$T138];[.$O138:.$T138];&quot;&lt;&quot;&amp;[.$P$34]))" office:value-type="float" office:value="1598" calcext:value-type="float">
            <text:p>1598</text:p>
          </table:table-cell>
          <table:table-cell table:formula="of:=COM.MICROSOFT.SWITCH([.O112];[.$O138];[.$A$5];[.$P138];[.$B$5];[.$Q138];[.$C$5];[.$R138];[.$D$5];[.$S138];[.$E$5];[.$T138];[.$F$5])" office:value-type="float" office:value="1" calcext:value-type="float">
            <text:p>1</text:p>
          </table:table-cell>
          <table:table-cell table:style-name="ce13" table:formula="of:=IF(COM.MICROSOFT.MAXIFS([.$O138:.$T138];[.$O138:.$T138];&quot;&lt;&quot;&amp;[.$P$34])=0;MIN([.$O138:.$T138]);COM.MICROSOFT.MINIFS([.$O138:.$T138];[.$O138:.$T138];&quot;&gt;&quot;&amp;[.$P$33]))" office:value-type="float" office:value="1348" calcext:value-type="float">
            <text:p>1348</text:p>
          </table:table-cell>
          <table:table-cell table:style-name="ce13" table:formula="of:=COM.MICROSOFT.SWITCH([.Q112];[.$O138];[.$A$5];[.$P138];[.$B$5];[.$Q138];[.$C$5];[.$R138];[.$D$5];[.$S138];[.$E$5];[.$T138];[.$F$5])" office:value-type="float" office:value="96" calcext:value-type="float">
            <text:p>96</text:p>
          </table:table-cell>
          <table:table-cell table:number-columns-repeated="3"/>
          <table:table-cell table:style-name="ce13" table:formula="of:=IF(COM.MICROSOFT.MAXIFS([.$V138:.$AA138];[.$V138:.$AA138];&quot;&lt;&quot;&amp;[.$W$34])=0;MIN([.$V138:.$AA138]);COM.MICROSOFT.MAXIFS([.$V138:.$AA138];[.$V138:.$AA138];&quot;&lt;&quot;&amp;[.$W$34]))" office:value-type="float" office:value="3158" calcext:value-type="float">
            <text:p>3158</text:p>
          </table:table-cell>
          <table:table-cell table:style-name="ce13" table:formula="of:=COM.MICROSOFT.SWITCH([.V112];[.$V138];[.$A$5];[.$W138];[.$B$5];[.$X138];[.$C$5];[.$Y138];[.$D$5];[.$Z138];[.$E$5];[.$AA138];[.$F$5])" office:value-type="float" office:value="1" calcext:value-type="float">
            <text:p>1</text:p>
          </table:table-cell>
          <table:table-cell table:style-name="ce13" table:formula="of:=IF(COM.MICROSOFT.MAXIFS([.$V138:.$AA138];[.$V138:.$AA138];&quot;&lt;&quot;&amp;[.$W$34])=0;MIN([.$V138:.$AA138]);COM.MICROSOFT.MINIFS([.$V138:.$AA138];[.$V138:.$AA138];&quot;&gt;&quot;&amp;[.$W$33]))" office:value-type="float" office:value="1348" calcext:value-type="float">
            <text:p>1348</text:p>
          </table:table-cell>
          <table:table-cell table:style-name="ce13" table:formula="of:=COM.MICROSOFT.SWITCH([.X112];[.$V138];[.$A$5];[.$W138];[.$B$5];[.$X138];[.$C$5];[.$Y138];[.$D$5];[.$Z138];[.$E$5];[.$AA138];[.$F$5])" office:value-type="float" office:value="96" calcext:value-type="float">
            <text:p>96</text:p>
          </table:table-cell>
          <table:table-cell table:number-columns-repeated="999"/>
        </table:table-row>
        <table:table-row table:style-name="ro1">
          <table:table-cell table:style-name="ce13" table:formula="of:=IF(COM.MICROSOFT.MAXIFS([.$A139:.$F139];[.$A139:.$F139];&quot;&lt;&quot;&amp;[.$B$34])=0;MIN([.$A139:.$F139]);COM.MICROSOFT.MAXIFS([.$A139:.$F139];[.$A139:.$F139];&quot;&lt;&quot;&amp;[.$B$34]))" office:value-type="float" office:value="499" calcext:value-type="float">
            <text:p>499</text:p>
          </table:table-cell>
          <table:table-cell table:style-name="ce13" table:formula="of:=COM.MICROSOFT.SWITCH([.A113];[.$A139];[.$A$5];[.$B139];[.$B$5];[.$C139];[.$C$5];[.$D139];[.$D$5];[.$E139];[.$E$5];[.$F139];[.$F$5])" office:value-type="float" office:value="1" calcext:value-type="float">
            <text:p>1</text:p>
          </table:table-cell>
          <table:table-cell table:style-name="ce13" table:formula="of:=IF(COM.MICROSOFT.MAXIFS([.$A139:.$F139];[.$A139:.$F139];&quot;&lt;&quot;&amp;[.$B$34])=0;MIN([.$A139:.$F139]);COM.MICROSOFT.MINIFS([.$A139:.$F139];[.$A139:.$F139];&quot;&gt;&quot;&amp;[.$B$33]))" office:value-type="float" office:value="404" calcext:value-type="float">
            <text:p>404</text:p>
          </table:table-cell>
          <table:table-cell table:style-name="ce13" table:formula="of:=COM.MICROSOFT.SWITCH([.C113];[.$A139];[.$A$5];[.$B139];[.$B$5];[.$C139];[.$C$5];[.$D139];[.$D$5];[.$E139];[.$E$5];[.$F139];[.$F$5])" office:value-type="float" office:value="96" calcext:value-type="float">
            <text:p>96</text:p>
          </table:table-cell>
          <table:table-cell table:number-columns-repeated="3"/>
          <table:table-cell table:formula="of:=IF(COM.MICROSOFT.MAXIFS([.$H139:.$M139];[.$H139:.$M139];&quot;&lt;&quot;&amp;[.$I$34])=0;MIN([.$H139:.$M139]);COM.MICROSOFT.MAXIFS([.$H139:.$M139];[.$H139:.$M139];&quot;&lt;&quot;&amp;[.$I$34]))" office:value-type="float" office:value="799" calcext:value-type="float">
            <text:p>799</text:p>
          </table:table-cell>
          <table:table-cell table:formula="of:=COM.MICROSOFT.SWITCH([.H113];[.$H139];[.$A$5];[.$I139];[.$B$5];[.$J139];[.$C$5];[.$K139];[.$D$5];[.$L139];[.$E$5];[.$M139];[.$F$5])" office:value-type="float" office:value="1" calcext:value-type="float">
            <text:p>1</text:p>
          </table:table-cell>
          <table:table-cell table:style-name="ce13" table:formula="of:=IF(COM.MICROSOFT.MAXIFS([.$H139:.$M139];[.$H139:.$M139];&quot;&lt;&quot;&amp;[.$I$34])=0;MIN([.$H139:.$M139]);COM.MICROSOFT.MINIFS([.$H139:.$M139];[.$H139:.$M139];&quot;&gt;&quot;&amp;[.$I$33]))" office:value-type="float" office:value="674" calcext:value-type="float">
            <text:p>674</text:p>
          </table:table-cell>
          <table:table-cell table:style-name="ce13" table:formula="of:=COM.MICROSOFT.SWITCH([.J113];[.$H139];[.$A$5];[.$I139];[.$B$5];[.$J139];[.$C$5];[.$K139];[.$D$5];[.$L139];[.$E$5];[.$M139];[.$F$5])" office:value-type="float" office:value="96" calcext:value-type="float">
            <text:p>96</text:p>
          </table:table-cell>
          <table:table-cell table:number-columns-repeated="3"/>
          <table:table-cell table:formula="of:=IF(COM.MICROSOFT.MAXIFS([.$O139:.$T139];[.$O139:.$T139];&quot;&lt;&quot;&amp;[.$P$34])=0;MIN([.$O139:.$T139]);COM.MICROSOFT.MAXIFS([.$O139:.$T139];[.$O139:.$T139];&quot;&lt;&quot;&amp;[.$P$34]))" office:value-type="float" office:value="1591" calcext:value-type="float">
            <text:p>1591</text:p>
          </table:table-cell>
          <table:table-cell table:formula="of:=COM.MICROSOFT.SWITCH([.O113];[.$O139];[.$A$5];[.$P139];[.$B$5];[.$Q139];[.$C$5];[.$R139];[.$D$5];[.$S139];[.$E$5];[.$T139];[.$F$5])" office:value-type="float" office:value="1" calcext:value-type="float">
            <text:p>1</text:p>
          </table:table-cell>
          <table:table-cell table:style-name="ce13" table:formula="of:=IF(COM.MICROSOFT.MAXIFS([.$O139:.$T139];[.$O139:.$T139];&quot;&lt;&quot;&amp;[.$P$34])=0;MIN([.$O139:.$T139]);COM.MICROSOFT.MINIFS([.$O139:.$T139];[.$O139:.$T139];&quot;&gt;&quot;&amp;[.$P$33]))" office:value-type="float" office:value="1011" calcext:value-type="float">
            <text:p>1011</text:p>
          </table:table-cell>
          <table:table-cell table:style-name="ce13" table:formula="of:=COM.MICROSOFT.SWITCH([.Q113];[.$O139];[.$A$5];[.$P139];[.$B$5];[.$Q139];[.$C$5];[.$R139];[.$D$5];[.$S139];[.$E$5];[.$T139];[.$F$5])" office:value-type="float" office:value="96" calcext:value-type="float">
            <text:p>96</text:p>
          </table:table-cell>
          <table:table-cell table:number-columns-repeated="3"/>
          <table:table-cell table:style-name="ce13" table:formula="of:=IF(COM.MICROSOFT.MAXIFS([.$V139:.$AA139];[.$V139:.$AA139];&quot;&lt;&quot;&amp;[.$W$34])=0;MIN([.$V139:.$AA139]);COM.MICROSOFT.MAXIFS([.$V139:.$AA139];[.$V139:.$AA139];&quot;&lt;&quot;&amp;[.$W$34]))" office:value-type="float" office:value="3183" calcext:value-type="float">
            <text:p>3183</text:p>
          </table:table-cell>
          <table:table-cell table:style-name="ce13" table:formula="of:=COM.MICROSOFT.SWITCH([.V113];[.$V139];[.$A$5];[.$W139];[.$B$5];[.$X139];[.$C$5];[.$Y139];[.$D$5];[.$Z139];[.$E$5];[.$AA139];[.$F$5])" office:value-type="float" office:value="1" calcext:value-type="float">
            <text:p>1</text:p>
          </table:table-cell>
          <table:table-cell table:style-name="ce13" table:formula="of:=IF(COM.MICROSOFT.MAXIFS([.$V139:.$AA139];[.$V139:.$AA139];&quot;&lt;&quot;&amp;[.$W$34])=0;MIN([.$V139:.$AA139]);COM.MICROSOFT.MINIFS([.$V139:.$AA139];[.$V139:.$AA139];&quot;&gt;&quot;&amp;[.$W$33]))" office:value-type="float" office:value="2023" calcext:value-type="float">
            <text:p>2023</text:p>
          </table:table-cell>
          <table:table-cell table:style-name="ce13" table:formula="of:=COM.MICROSOFT.SWITCH([.X113];[.$V139];[.$A$5];[.$W139];[.$B$5];[.$X139];[.$C$5];[.$Y139];[.$D$5];[.$Z139];[.$E$5];[.$AA139];[.$F$5])" office:value-type="float" office:value="96" calcext:value-type="float">
            <text:p>96</text:p>
          </table:table-cell>
          <table:table-cell table:number-columns-repeated="999"/>
        </table:table-row>
        <table:table-row table:style-name="ro1">
          <table:table-cell table:number-columns-repeated="7"/>
          <table:table-cell table:style-name="Default" table:number-columns-repeated="2"/>
          <table:table-cell table:number-columns-repeated="5"/>
          <table:table-cell table:style-name="Default" table:number-columns-repeated="2"/>
          <table:table-cell table:number-columns-repeated="1008"/>
        </table:table-row>
        <table:table-row table:style-name="ro1">
          <table:table-cell table:style-name="ce25" table:formula="of:=[.A87]" office:value-type="string" office:string-value="480x640" calcext:value-type="string" table:number-columns-spanned="6" table:number-rows-spanned="1">
            <text:p>480x640</text:p>
          </table:table-cell>
          <table:covered-table-cell table:number-columns-repeated="5"/>
          <table:table-cell/>
          <table:table-cell table:style-name="ce25" table:formula="of:=[.H87]" office:value-type="string" office:string-value="768x1080" calcext:value-type="string" table:number-columns-spanned="6" table:number-rows-spanned="1">
            <text:p>768x1080</text:p>
          </table:table-cell>
          <table:covered-table-cell table:style-name="Default"/>
          <table:covered-table-cell table:number-columns-repeated="4"/>
          <table:table-cell/>
          <table:table-cell table:style-name="ce18" table:formula="of:=[.O87]" office:value-type="string" office:string-value="2k" calcext:value-type="string" table:number-columns-spanned="6" table:number-rows-spanned="1">
            <text:p>2k</text:p>
          </table:table-cell>
          <table:covered-table-cell table:style-name="Default"/>
          <table:covered-table-cell table:number-columns-repeated="4"/>
          <table:table-cell/>
          <table:table-cell table:style-name="ce18" table:formula="of:=[.V87]" office:value-type="string" office:string-value="4k" calcext:value-type="string" table:number-columns-spanned="6" table:number-rows-spanned="1">
            <text:p>4k</text:p>
          </table:table-cell>
          <table:covered-table-cell table:number-columns-repeated="5"/>
          <table:table-cell table:number-columns-repeated="997"/>
        </table:table-row>
        <table:table-row table:style-name="ro1">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table-cell table:style-name="ce26" table:formula="of:=[.$A$6]" office:value-type="string" office:string-value="4 day readings" calcext:value-type="string">
            <text:p>4 day readings</text:p>
          </table:table-cell>
          <table:table-cell table:style-name="ce26" table:formula="of:=[.$B$6]" office:value-type="string" office:string-value="1 day readings" calcext:value-type="string">
            <text:p>1 day readings</text:p>
          </table:table-cell>
          <table:table-cell table:style-name="ce26" table:formula="of:=[.$C$6]" office:value-type="string" office:string-value="8 hour readings" calcext:value-type="string">
            <text:p>8 hour readings</text:p>
          </table:table-cell>
          <table:table-cell table:style-name="ce26" table:formula="of:=[.$D$6]" office:value-type="string" office:string-value="6 hour readings" calcext:value-type="string">
            <text:p>6 hour readings</text:p>
          </table:table-cell>
          <table:table-cell table:style-name="ce26" table:formula="of:=[.$E$6]" office:value-type="string" office:string-value="4 hour readings" calcext:value-type="string">
            <text:p>4 hour readings</text:p>
          </table:table-cell>
          <table:table-cell table:style-name="ce26" table:formula="of:=[.$F$6]" office:value-type="string" office:string-value="1 hour readings" calcext:value-type="string">
            <text:p>1 hour readings</text:p>
          </table:table-cell>
          <table:table-cell table:style-name="ce9" table:number-columns-repeated="997"/>
        </table:table-row>
        <table:table-row table:style-name="ro1">
          <table:table-cell table:formula="of:=FLOOR([.A7]/CEILING([.A7]/[.$B$89]))" office:value-type="float" office:value="0" calcext:value-type="float">
            <text:p>0</text:p>
          </table:table-cell>
          <table:table-cell table:formula="of:=FLOOR([.B7]/CEILING([.B7]/[.$B$89]))" office:value-type="float" office:value="1" calcext:value-type="float">
            <text:p>1</text:p>
          </table:table-cell>
          <table:table-cell table:number-columns-repeated="2"/>
          <table:table-cell table:formula="of:=FLOOR([.E7]/CEILING([.E7]/[.$B$89]))" office:value-type="float" office:value="6" calcext:value-type="float">
            <text:p>6</text:p>
          </table:table-cell>
          <table:table-cell table:formula="of:=FLOOR([.F7]/CEILING([.F7]/[.$B$89]))" office:value-type="float" office:value="24" calcext:value-type="float">
            <text:p>24</text:p>
          </table:table-cell>
          <table:table-cell/>
          <table:table-cell table:style-name="Default" table:formula="of:=FLOOR([.A7]/CEILING([.A7]/[.$I$89]))" office:value-type="float" office:value="0" calcext:value-type="float">
            <text:p>0</text:p>
          </table:table-cell>
          <table:table-cell table:style-name="Default" table:formula="of:=FLOOR([.B7]/CEILING([.B7]/[.$I$89]))" office:value-type="float" office:value="1" calcext:value-type="float">
            <text:p>1</text:p>
          </table:table-cell>
          <table:table-cell table:number-columns-repeated="2"/>
          <table:table-cell table:formula="of:=FLOOR([.E7]/CEILING([.E7]/[.$I$89]))" office:value-type="float" office:value="6" calcext:value-type="float">
            <text:p>6</text:p>
          </table:table-cell>
          <table:table-cell table:formula="of:=FLOOR([.F7]/CEILING([.F7]/[.$I$89]))" office:value-type="float" office:value="24" calcext:value-type="float">
            <text:p>24</text:p>
          </table:table-cell>
          <table:table-cell/>
          <table:table-cell table:style-name="Default" table:formula="of:=FLOOR([.A7]/CEILING([.A7]/[.$P$89]))" office:value-type="float" office:value="0" calcext:value-type="float">
            <text:p>0</text:p>
          </table:table-cell>
          <table:table-cell table:style-name="Default" table:formula="of:=FLOOR([.B7]/CEILING([.B7]/[.$P$89]))" office:value-type="float" office:value="1" calcext:value-type="float">
            <text:p>1</text:p>
          </table:table-cell>
          <table:table-cell table:number-columns-repeated="2"/>
          <table:table-cell table:formula="of:=FLOOR([.E7]/CEILING([.E7]/[.$P$89]))" office:value-type="float" office:value="6" calcext:value-type="float">
            <text:p>6</text:p>
          </table:table-cell>
          <table:table-cell table:formula="of:=FLOOR([.F7]/CEILING([.F7]/[.$P$89]))" office:value-type="float" office:value="24" calcext:value-type="float">
            <text:p>24</text:p>
          </table:table-cell>
          <table:table-cell/>
          <table:table-cell table:formula="of:=FLOOR([.A7]/CEILING([.A7]/[.$W$89]))" office:value-type="float" office:value="0" calcext:value-type="float">
            <text:p>0</text:p>
          </table:table-cell>
          <table:table-cell table:formula="of:=FLOOR([.B7]/CEILING([.B7]/[.$W$89]))" office:value-type="float" office:value="1" calcext:value-type="float">
            <text:p>1</text:p>
          </table:table-cell>
          <table:table-cell table:number-columns-repeated="2"/>
          <table:table-cell table:formula="of:=FLOOR([.E7]/CEILING([.E7]/[.$W$89]))" office:value-type="float" office:value="6" calcext:value-type="float">
            <text:p>6</text:p>
          </table:table-cell>
          <table:table-cell table:formula="of:=FLOOR([.F7]/CEILING([.F7]/[.$W$89]))" office:value-type="float" office:value="24" calcext:value-type="float">
            <text:p>24</text:p>
          </table:table-cell>
          <table:table-cell table:number-columns-repeated="997"/>
        </table:table-row>
        <table:table-row table:style-name="ro1">
          <table:table-cell table:formula="of:=FLOOR([.A8]/CEILING([.A8]/[.$B$89]))" office:value-type="float" office:value="0" calcext:value-type="float">
            <text:p>0</text:p>
          </table:table-cell>
          <table:table-cell table:formula="of:=FLOOR([.B8]/CEILING([.B8]/[.$B$89]))" office:value-type="float" office:value="2" calcext:value-type="float">
            <text:p>2</text:p>
          </table:table-cell>
          <table:table-cell table:number-columns-repeated="2"/>
          <table:table-cell table:formula="of:=FLOOR([.E8]/CEILING([.E8]/[.$B$89]))" office:value-type="float" office:value="12" calcext:value-type="float">
            <text:p>12</text:p>
          </table:table-cell>
          <table:table-cell table:formula="of:=FLOOR([.F8]/CEILING([.F8]/[.$B$89]))" office:value-type="float" office:value="48" calcext:value-type="float">
            <text:p>48</text:p>
          </table:table-cell>
          <table:table-cell/>
          <table:table-cell table:style-name="Default" table:formula="of:=FLOOR([.A8]/CEILING([.A8]/[.$I$89]))" office:value-type="float" office:value="0" calcext:value-type="float">
            <text:p>0</text:p>
          </table:table-cell>
          <table:table-cell table:style-name="Default" table:formula="of:=FLOOR([.B8]/CEILING([.B8]/[.$I$89]))" office:value-type="float" office:value="2" calcext:value-type="float">
            <text:p>2</text:p>
          </table:table-cell>
          <table:table-cell table:number-columns-repeated="2"/>
          <table:table-cell table:formula="of:=FLOOR([.E8]/CEILING([.E8]/[.$I$89]))" office:value-type="float" office:value="12" calcext:value-type="float">
            <text:p>12</text:p>
          </table:table-cell>
          <table:table-cell table:formula="of:=FLOOR([.F8]/CEILING([.F8]/[.$I$89]))" office:value-type="float" office:value="48" calcext:value-type="float">
            <text:p>48</text:p>
          </table:table-cell>
          <table:table-cell/>
          <table:table-cell table:style-name="Default" table:formula="of:=FLOOR([.A8]/CEILING([.A8]/[.$P$89]))" office:value-type="float" office:value="0" calcext:value-type="float">
            <text:p>0</text:p>
          </table:table-cell>
          <table:table-cell table:style-name="Default" table:formula="of:=FLOOR([.B8]/CEILING([.B8]/[.$P$89]))" office:value-type="float" office:value="2" calcext:value-type="float">
            <text:p>2</text:p>
          </table:table-cell>
          <table:table-cell table:number-columns-repeated="2"/>
          <table:table-cell table:formula="of:=FLOOR([.E8]/CEILING([.E8]/[.$P$89]))" office:value-type="float" office:value="12" calcext:value-type="float">
            <text:p>12</text:p>
          </table:table-cell>
          <table:table-cell table:formula="of:=FLOOR([.F8]/CEILING([.F8]/[.$P$89]))" office:value-type="float" office:value="48" calcext:value-type="float">
            <text:p>48</text:p>
          </table:table-cell>
          <table:table-cell/>
          <table:table-cell table:formula="of:=FLOOR([.A8]/CEILING([.A8]/[.$W$89]))" office:value-type="float" office:value="0" calcext:value-type="float">
            <text:p>0</text:p>
          </table:table-cell>
          <table:table-cell table:formula="of:=FLOOR([.B8]/CEILING([.B8]/[.$W$89]))" office:value-type="float" office:value="2" calcext:value-type="float">
            <text:p>2</text:p>
          </table:table-cell>
          <table:table-cell table:number-columns-repeated="2"/>
          <table:table-cell table:formula="of:=FLOOR([.E8]/CEILING([.E8]/[.$W$89]))" office:value-type="float" office:value="12" calcext:value-type="float">
            <text:p>12</text:p>
          </table:table-cell>
          <table:table-cell table:formula="of:=FLOOR([.F8]/CEILING([.F8]/[.$W$89]))" office:value-type="float" office:value="48" calcext:value-type="float">
            <text:p>48</text:p>
          </table:table-cell>
          <table:table-cell table:number-columns-repeated="997"/>
        </table:table-row>
        <table:table-row table:style-name="ro1">
          <table:table-cell table:formula="of:=FLOOR([.A9]/CEILING([.A9]/[.$B$89]))" office:value-type="float" office:value="0" calcext:value-type="float">
            <text:p>0</text:p>
          </table:table-cell>
          <table:table-cell table:formula="of:=FLOOR([.B9]/CEILING([.B9]/[.$B$89]))" office:value-type="float" office:value="3" calcext:value-type="float">
            <text:p>3</text:p>
          </table:table-cell>
          <table:table-cell table:number-columns-repeated="2"/>
          <table:table-cell table:formula="of:=FLOOR([.E9]/CEILING([.E9]/[.$B$89]))" office:value-type="float" office:value="18" calcext:value-type="float">
            <text:p>18</text:p>
          </table:table-cell>
          <table:table-cell table:formula="of:=FLOOR([.F9]/CEILING([.F9]/[.$B$89]))" office:value-type="float" office:value="72" calcext:value-type="float">
            <text:p>72</text:p>
          </table:table-cell>
          <table:table-cell/>
          <table:table-cell table:style-name="Default" table:formula="of:=FLOOR([.A9]/CEILING([.A9]/[.$I$89]))" office:value-type="float" office:value="0" calcext:value-type="float">
            <text:p>0</text:p>
          </table:table-cell>
          <table:table-cell table:style-name="Default" table:formula="of:=FLOOR([.B9]/CEILING([.B9]/[.$I$89]))" office:value-type="float" office:value="3" calcext:value-type="float">
            <text:p>3</text:p>
          </table:table-cell>
          <table:table-cell table:number-columns-repeated="2"/>
          <table:table-cell table:formula="of:=FLOOR([.E9]/CEILING([.E9]/[.$I$89]))" office:value-type="float" office:value="18" calcext:value-type="float">
            <text:p>18</text:p>
          </table:table-cell>
          <table:table-cell table:formula="of:=FLOOR([.F9]/CEILING([.F9]/[.$I$89]))" office:value-type="float" office:value="72" calcext:value-type="float">
            <text:p>72</text:p>
          </table:table-cell>
          <table:table-cell/>
          <table:table-cell table:style-name="Default" table:formula="of:=FLOOR([.A9]/CEILING([.A9]/[.$P$89]))" office:value-type="float" office:value="0" calcext:value-type="float">
            <text:p>0</text:p>
          </table:table-cell>
          <table:table-cell table:style-name="Default" table:formula="of:=FLOOR([.B9]/CEILING([.B9]/[.$P$89]))" office:value-type="float" office:value="3" calcext:value-type="float">
            <text:p>3</text:p>
          </table:table-cell>
          <table:table-cell table:number-columns-repeated="2"/>
          <table:table-cell table:formula="of:=FLOOR([.E9]/CEILING([.E9]/[.$P$89]))" office:value-type="float" office:value="18" calcext:value-type="float">
            <text:p>18</text:p>
          </table:table-cell>
          <table:table-cell table:formula="of:=FLOOR([.F9]/CEILING([.F9]/[.$P$89]))" office:value-type="float" office:value="72" calcext:value-type="float">
            <text:p>72</text:p>
          </table:table-cell>
          <table:table-cell/>
          <table:table-cell table:formula="of:=FLOOR([.A9]/CEILING([.A9]/[.$W$89]))" office:value-type="float" office:value="0" calcext:value-type="float">
            <text:p>0</text:p>
          </table:table-cell>
          <table:table-cell table:formula="of:=FLOOR([.B9]/CEILING([.B9]/[.$W$89]))" office:value-type="float" office:value="3" calcext:value-type="float">
            <text:p>3</text:p>
          </table:table-cell>
          <table:table-cell table:number-columns-repeated="2"/>
          <table:table-cell table:formula="of:=FLOOR([.E9]/CEILING([.E9]/[.$W$89]))" office:value-type="float" office:value="18" calcext:value-type="float">
            <text:p>18</text:p>
          </table:table-cell>
          <table:table-cell table:formula="of:=FLOOR([.F9]/CEILING([.F9]/[.$W$89]))" office:value-type="float" office:value="72" calcext:value-type="float">
            <text:p>72</text:p>
          </table:table-cell>
          <table:table-cell table:number-columns-repeated="997"/>
        </table:table-row>
        <table:table-row table:style-name="ro1">
          <table:table-cell table:formula="of:=FLOOR([.A10]/CEILING([.A10]/[.$B$89]))" office:value-type="float" office:value="1" calcext:value-type="float">
            <text:p>1</text:p>
          </table:table-cell>
          <table:table-cell table:formula="of:=FLOOR([.B10]/CEILING([.B10]/[.$B$89]))" office:value-type="float" office:value="4" calcext:value-type="float">
            <text:p>4</text:p>
          </table:table-cell>
          <table:table-cell table:number-columns-repeated="2"/>
          <table:table-cell table:formula="of:=FLOOR([.E10]/CEILING([.E10]/[.$B$89]))" office:value-type="float" office:value="24" calcext:value-type="float">
            <text:p>24</text:p>
          </table:table-cell>
          <table:table-cell table:formula="of:=FLOOR([.F10]/CEILING([.F10]/[.$B$89]))" office:value-type="float" office:value="96" calcext:value-type="float">
            <text:p>96</text:p>
          </table:table-cell>
          <table:table-cell/>
          <table:table-cell table:style-name="Default" table:formula="of:=FLOOR([.A10]/CEILING([.A10]/[.$I$89]))" office:value-type="float" office:value="1" calcext:value-type="float">
            <text:p>1</text:p>
          </table:table-cell>
          <table:table-cell table:style-name="Default" table:formula="of:=FLOOR([.B10]/CEILING([.B10]/[.$I$89]))" office:value-type="float" office:value="4" calcext:value-type="float">
            <text:p>4</text:p>
          </table:table-cell>
          <table:table-cell table:number-columns-repeated="2"/>
          <table:table-cell table:formula="of:=FLOOR([.E10]/CEILING([.E10]/[.$I$89]))" office:value-type="float" office:value="24" calcext:value-type="float">
            <text:p>24</text:p>
          </table:table-cell>
          <table:table-cell table:formula="of:=FLOOR([.F10]/CEILING([.F10]/[.$I$89]))" office:value-type="float" office:value="96" calcext:value-type="float">
            <text:p>96</text:p>
          </table:table-cell>
          <table:table-cell/>
          <table:table-cell table:style-name="Default" table:formula="of:=FLOOR([.A10]/CEILING([.A10]/[.$P$89]))" office:value-type="float" office:value="1" calcext:value-type="float">
            <text:p>1</text:p>
          </table:table-cell>
          <table:table-cell table:style-name="Default" table:formula="of:=FLOOR([.B10]/CEILING([.B10]/[.$P$89]))" office:value-type="float" office:value="4" calcext:value-type="float">
            <text:p>4</text:p>
          </table:table-cell>
          <table:table-cell table:number-columns-repeated="2"/>
          <table:table-cell table:formula="of:=FLOOR([.E10]/CEILING([.E10]/[.$P$89]))" office:value-type="float" office:value="24" calcext:value-type="float">
            <text:p>24</text:p>
          </table:table-cell>
          <table:table-cell table:formula="of:=FLOOR([.F10]/CEILING([.F10]/[.$P$89]))" office:value-type="float" office:value="96" calcext:value-type="float">
            <text:p>96</text:p>
          </table:table-cell>
          <table:table-cell/>
          <table:table-cell table:formula="of:=FLOOR([.A10]/CEILING([.A10]/[.$W$89]))" office:value-type="float" office:value="1" calcext:value-type="float">
            <text:p>1</text:p>
          </table:table-cell>
          <table:table-cell table:formula="of:=FLOOR([.B10]/CEILING([.B10]/[.$W$89]))" office:value-type="float" office:value="4" calcext:value-type="float">
            <text:p>4</text:p>
          </table:table-cell>
          <table:table-cell table:number-columns-repeated="2"/>
          <table:table-cell table:formula="of:=FLOOR([.E10]/CEILING([.E10]/[.$W$89]))" office:value-type="float" office:value="24" calcext:value-type="float">
            <text:p>24</text:p>
          </table:table-cell>
          <table:table-cell table:formula="of:=FLOOR([.F10]/CEILING([.F10]/[.$W$89]))" office:value-type="float" office:value="96" calcext:value-type="float">
            <text:p>96</text:p>
          </table:table-cell>
          <table:table-cell table:number-columns-repeated="997"/>
        </table:table-row>
        <table:table-row table:style-name="ro1">
          <table:table-cell table:formula="of:=FLOOR([.A11]/CEILING([.A11]/[.$B$89]))" office:value-type="float" office:value="1" calcext:value-type="float">
            <text:p>1</text:p>
          </table:table-cell>
          <table:table-cell table:formula="of:=FLOOR([.B11]/CEILING([.B11]/[.$B$89]))" office:value-type="float" office:value="6" calcext:value-type="float">
            <text:p>6</text:p>
          </table:table-cell>
          <table:table-cell table:number-columns-repeated="2"/>
          <table:table-cell table:formula="of:=FLOOR([.E11]/CEILING([.E11]/[.$B$89]))" office:value-type="float" office:value="36" calcext:value-type="float">
            <text:p>36</text:p>
          </table:table-cell>
          <table:table-cell table:formula="of:=FLOOR([.F11]/CEILING([.F11]/[.$B$89]))" office:value-type="float" office:value="144" calcext:value-type="float">
            <text:p>144</text:p>
          </table:table-cell>
          <table:table-cell/>
          <table:table-cell table:style-name="Default" table:formula="of:=FLOOR([.A11]/CEILING([.A11]/[.$I$89]))" office:value-type="float" office:value="1" calcext:value-type="float">
            <text:p>1</text:p>
          </table:table-cell>
          <table:table-cell table:style-name="Default" table:formula="of:=FLOOR([.B11]/CEILING([.B11]/[.$I$89]))" office:value-type="float" office:value="6" calcext:value-type="float">
            <text:p>6</text:p>
          </table:table-cell>
          <table:table-cell table:number-columns-repeated="2"/>
          <table:table-cell table:formula="of:=FLOOR([.E11]/CEILING([.E11]/[.$I$89]))" office:value-type="float" office:value="36" calcext:value-type="float">
            <text:p>36</text:p>
          </table:table-cell>
          <table:table-cell table:formula="of:=FLOOR([.F11]/CEILING([.F11]/[.$I$89]))" office:value-type="float" office:value="144" calcext:value-type="float">
            <text:p>144</text:p>
          </table:table-cell>
          <table:table-cell/>
          <table:table-cell table:style-name="Default" table:formula="of:=FLOOR([.A11]/CEILING([.A11]/[.$P$89]))" office:value-type="float" office:value="1" calcext:value-type="float">
            <text:p>1</text:p>
          </table:table-cell>
          <table:table-cell table:style-name="Default" table:formula="of:=FLOOR([.B11]/CEILING([.B11]/[.$P$89]))" office:value-type="float" office:value="6" calcext:value-type="float">
            <text:p>6</text:p>
          </table:table-cell>
          <table:table-cell table:number-columns-repeated="2"/>
          <table:table-cell table:formula="of:=FLOOR([.E11]/CEILING([.E11]/[.$P$89]))" office:value-type="float" office:value="36" calcext:value-type="float">
            <text:p>36</text:p>
          </table:table-cell>
          <table:table-cell table:formula="of:=FLOOR([.F11]/CEILING([.F11]/[.$P$89]))" office:value-type="float" office:value="144" calcext:value-type="float">
            <text:p>144</text:p>
          </table:table-cell>
          <table:table-cell/>
          <table:table-cell table:formula="of:=FLOOR([.A11]/CEILING([.A11]/[.$W$89]))" office:value-type="float" office:value="1" calcext:value-type="float">
            <text:p>1</text:p>
          </table:table-cell>
          <table:table-cell table:formula="of:=FLOOR([.B11]/CEILING([.B11]/[.$W$89]))" office:value-type="float" office:value="6" calcext:value-type="float">
            <text:p>6</text:p>
          </table:table-cell>
          <table:table-cell table:number-columns-repeated="2"/>
          <table:table-cell table:formula="of:=FLOOR([.E11]/CEILING([.E11]/[.$W$89]))" office:value-type="float" office:value="36" calcext:value-type="float">
            <text:p>36</text:p>
          </table:table-cell>
          <table:table-cell table:formula="of:=FLOOR([.F11]/CEILING([.F11]/[.$W$89]))" office:value-type="float" office:value="144" calcext:value-type="float">
            <text:p>144</text:p>
          </table:table-cell>
          <table:table-cell table:number-columns-repeated="997"/>
        </table:table-row>
        <table:table-row table:style-name="ro1">
          <table:table-cell table:formula="of:=FLOOR([.A12]/CEILING([.A12]/[.$B$89]))" office:value-type="float" office:value="2" calcext:value-type="float">
            <text:p>2</text:p>
          </table:table-cell>
          <table:table-cell table:formula="of:=FLOOR([.B12]/CEILING([.B12]/[.$B$89]))" office:value-type="float" office:value="9" calcext:value-type="float">
            <text:p>9</text:p>
          </table:table-cell>
          <table:table-cell table:number-columns-repeated="2"/>
          <table:table-cell table:formula="of:=FLOOR([.E12]/CEILING([.E12]/[.$B$89]))" office:value-type="float" office:value="54" calcext:value-type="float">
            <text:p>54</text:p>
          </table:table-cell>
          <table:table-cell table:formula="of:=FLOOR([.F12]/CEILING([.F12]/[.$B$89]))" office:value-type="float" office:value="216" calcext:value-type="float">
            <text:p>216</text:p>
          </table:table-cell>
          <table:table-cell/>
          <table:table-cell table:style-name="Default" table:formula="of:=FLOOR([.A12]/CEILING([.A12]/[.$I$89]))" office:value-type="float" office:value="2" calcext:value-type="float">
            <text:p>2</text:p>
          </table:table-cell>
          <table:table-cell table:style-name="Default" table:formula="of:=FLOOR([.B12]/CEILING([.B12]/[.$I$89]))" office:value-type="float" office:value="9" calcext:value-type="float">
            <text:p>9</text:p>
          </table:table-cell>
          <table:table-cell table:number-columns-repeated="2"/>
          <table:table-cell table:formula="of:=FLOOR([.E12]/CEILING([.E12]/[.$I$89]))" office:value-type="float" office:value="54" calcext:value-type="float">
            <text:p>54</text:p>
          </table:table-cell>
          <table:table-cell table:formula="of:=FLOOR([.F12]/CEILING([.F12]/[.$I$89]))" office:value-type="float" office:value="216" calcext:value-type="float">
            <text:p>216</text:p>
          </table:table-cell>
          <table:table-cell/>
          <table:table-cell table:style-name="Default" table:formula="of:=FLOOR([.A12]/CEILING([.A12]/[.$P$89]))" office:value-type="float" office:value="2" calcext:value-type="float">
            <text:p>2</text:p>
          </table:table-cell>
          <table:table-cell table:style-name="Default" table:formula="of:=FLOOR([.B12]/CEILING([.B12]/[.$P$89]))" office:value-type="float" office:value="9" calcext:value-type="float">
            <text:p>9</text:p>
          </table:table-cell>
          <table:table-cell table:number-columns-repeated="2"/>
          <table:table-cell table:formula="of:=FLOOR([.E12]/CEILING([.E12]/[.$P$89]))" office:value-type="float" office:value="54" calcext:value-type="float">
            <text:p>54</text:p>
          </table:table-cell>
          <table:table-cell table:formula="of:=FLOOR([.F12]/CEILING([.F12]/[.$P$89]))" office:value-type="float" office:value="216" calcext:value-type="float">
            <text:p>216</text:p>
          </table:table-cell>
          <table:table-cell/>
          <table:table-cell table:formula="of:=FLOOR([.A12]/CEILING([.A12]/[.$W$89]))" office:value-type="float" office:value="2" calcext:value-type="float">
            <text:p>2</text:p>
          </table:table-cell>
          <table:table-cell table:formula="of:=FLOOR([.B12]/CEILING([.B12]/[.$W$89]))" office:value-type="float" office:value="9" calcext:value-type="float">
            <text:p>9</text:p>
          </table:table-cell>
          <table:table-cell table:number-columns-repeated="2"/>
          <table:table-cell table:formula="of:=FLOOR([.E12]/CEILING([.E12]/[.$W$89]))" office:value-type="float" office:value="54" calcext:value-type="float">
            <text:p>54</text:p>
          </table:table-cell>
          <table:table-cell table:formula="of:=FLOOR([.F12]/CEILING([.F12]/[.$W$89]))" office:value-type="float" office:value="216" calcext:value-type="float">
            <text:p>216</text:p>
          </table:table-cell>
          <table:table-cell table:number-columns-repeated="997"/>
        </table:table-row>
        <table:table-row table:style-name="ro1">
          <table:table-cell table:formula="of:=FLOOR([.A13]/CEILING([.A13]/[.$B$89]))" office:value-type="float" office:value="3" calcext:value-type="float">
            <text:p>3</text:p>
          </table:table-cell>
          <table:table-cell table:formula="of:=FLOOR([.B13]/CEILING([.B13]/[.$B$89]))" office:value-type="float" office:value="13" calcext:value-type="float">
            <text:p>13</text:p>
          </table:table-cell>
          <table:table-cell table:number-columns-repeated="2"/>
          <table:table-cell table:formula="of:=FLOOR([.E13]/CEILING([.E13]/[.$B$89]))" office:value-type="float" office:value="78" calcext:value-type="float">
            <text:p>78</text:p>
          </table:table-cell>
          <table:table-cell table:formula="of:=FLOOR([.F13]/CEILING([.F13]/[.$B$89]))" office:value-type="float" office:value="312" calcext:value-type="float">
            <text:p>312</text:p>
          </table:table-cell>
          <table:table-cell/>
          <table:table-cell table:style-name="Default" table:formula="of:=FLOOR([.A13]/CEILING([.A13]/[.$I$89]))" office:value-type="float" office:value="3" calcext:value-type="float">
            <text:p>3</text:p>
          </table:table-cell>
          <table:table-cell table:style-name="Default" table:formula="of:=FLOOR([.B13]/CEILING([.B13]/[.$I$89]))" office:value-type="float" office:value="13" calcext:value-type="float">
            <text:p>13</text:p>
          </table:table-cell>
          <table:table-cell table:number-columns-repeated="2"/>
          <table:table-cell table:formula="of:=FLOOR([.E13]/CEILING([.E13]/[.$I$89]))" office:value-type="float" office:value="78" calcext:value-type="float">
            <text:p>78</text:p>
          </table:table-cell>
          <table:table-cell table:formula="of:=FLOOR([.F13]/CEILING([.F13]/[.$I$89]))" office:value-type="float" office:value="312" calcext:value-type="float">
            <text:p>312</text:p>
          </table:table-cell>
          <table:table-cell/>
          <table:table-cell table:style-name="Default" table:formula="of:=FLOOR([.A13]/CEILING([.A13]/[.$P$89]))" office:value-type="float" office:value="3" calcext:value-type="float">
            <text:p>3</text:p>
          </table:table-cell>
          <table:table-cell table:style-name="Default" table:formula="of:=FLOOR([.B13]/CEILING([.B13]/[.$P$89]))" office:value-type="float" office:value="13" calcext:value-type="float">
            <text:p>13</text:p>
          </table:table-cell>
          <table:table-cell table:number-columns-repeated="2"/>
          <table:table-cell table:formula="of:=FLOOR([.E13]/CEILING([.E13]/[.$P$89]))" office:value-type="float" office:value="78" calcext:value-type="float">
            <text:p>78</text:p>
          </table:table-cell>
          <table:table-cell table:formula="of:=FLOOR([.F13]/CEILING([.F13]/[.$P$89]))" office:value-type="float" office:value="312" calcext:value-type="float">
            <text:p>312</text:p>
          </table:table-cell>
          <table:table-cell/>
          <table:table-cell table:formula="of:=FLOOR([.A13]/CEILING([.A13]/[.$W$89]))" office:value-type="float" office:value="3" calcext:value-type="float">
            <text:p>3</text:p>
          </table:table-cell>
          <table:table-cell table:formula="of:=FLOOR([.B13]/CEILING([.B13]/[.$W$89]))" office:value-type="float" office:value="13" calcext:value-type="float">
            <text:p>13</text:p>
          </table:table-cell>
          <table:table-cell table:number-columns-repeated="2"/>
          <table:table-cell table:formula="of:=FLOOR([.E13]/CEILING([.E13]/[.$W$89]))" office:value-type="float" office:value="78" calcext:value-type="float">
            <text:p>78</text:p>
          </table:table-cell>
          <table:table-cell table:formula="of:=FLOOR([.F13]/CEILING([.F13]/[.$W$89]))" office:value-type="float" office:value="312" calcext:value-type="float">
            <text:p>312</text:p>
          </table:table-cell>
          <table:table-cell table:number-columns-repeated="997"/>
        </table:table-row>
        <table:table-row table:style-name="ro1">
          <table:table-cell table:formula="of:=FLOOR([.A14]/CEILING([.A14]/[.$B$89]))" office:value-type="float" office:value="4" calcext:value-type="float">
            <text:p>4</text:p>
          </table:table-cell>
          <table:table-cell table:formula="of:=FLOOR([.B14]/CEILING([.B14]/[.$B$89]))" office:value-type="float" office:value="19" calcext:value-type="float">
            <text:p>19</text:p>
          </table:table-cell>
          <table:table-cell table:number-columns-repeated="2"/>
          <table:table-cell table:formula="of:=FLOOR([.E14]/CEILING([.E14]/[.$B$89]))" office:value-type="float" office:value="114" calcext:value-type="float">
            <text:p>114</text:p>
          </table:table-cell>
          <table:table-cell table:formula="of:=FLOOR([.F14]/CEILING([.F14]/[.$B$89]))" office:value-type="float" office:value="456" calcext:value-type="float">
            <text:p>456</text:p>
          </table:table-cell>
          <table:table-cell/>
          <table:table-cell table:style-name="Default" table:formula="of:=FLOOR([.A14]/CEILING([.A14]/[.$I$89]))" office:value-type="float" office:value="4" calcext:value-type="float">
            <text:p>4</text:p>
          </table:table-cell>
          <table:table-cell table:style-name="Default" table:formula="of:=FLOOR([.B14]/CEILING([.B14]/[.$I$89]))" office:value-type="float" office:value="19" calcext:value-type="float">
            <text:p>19</text:p>
          </table:table-cell>
          <table:table-cell table:number-columns-repeated="2"/>
          <table:table-cell table:formula="of:=FLOOR([.E14]/CEILING([.E14]/[.$I$89]))" office:value-type="float" office:value="114" calcext:value-type="float">
            <text:p>114</text:p>
          </table:table-cell>
          <table:table-cell table:formula="of:=FLOOR([.F14]/CEILING([.F14]/[.$I$89]))" office:value-type="float" office:value="456" calcext:value-type="float">
            <text:p>456</text:p>
          </table:table-cell>
          <table:table-cell/>
          <table:table-cell table:style-name="Default" table:formula="of:=FLOOR([.A14]/CEILING([.A14]/[.$P$89]))" office:value-type="float" office:value="4" calcext:value-type="float">
            <text:p>4</text:p>
          </table:table-cell>
          <table:table-cell table:style-name="Default" table:formula="of:=FLOOR([.B14]/CEILING([.B14]/[.$P$89]))" office:value-type="float" office:value="19" calcext:value-type="float">
            <text:p>19</text:p>
          </table:table-cell>
          <table:table-cell table:number-columns-repeated="2"/>
          <table:table-cell table:formula="of:=FLOOR([.E14]/CEILING([.E14]/[.$P$89]))" office:value-type="float" office:value="114" calcext:value-type="float">
            <text:p>114</text:p>
          </table:table-cell>
          <table:table-cell table:formula="of:=FLOOR([.F14]/CEILING([.F14]/[.$P$89]))" office:value-type="float" office:value="456" calcext:value-type="float">
            <text:p>456</text:p>
          </table:table-cell>
          <table:table-cell/>
          <table:table-cell table:formula="of:=FLOOR([.A14]/CEILING([.A14]/[.$W$89]))" office:value-type="float" office:value="4" calcext:value-type="float">
            <text:p>4</text:p>
          </table:table-cell>
          <table:table-cell table:formula="of:=FLOOR([.B14]/CEILING([.B14]/[.$W$89]))" office:value-type="float" office:value="19" calcext:value-type="float">
            <text:p>19</text:p>
          </table:table-cell>
          <table:table-cell table:number-columns-repeated="2"/>
          <table:table-cell table:formula="of:=FLOOR([.E14]/CEILING([.E14]/[.$W$89]))" office:value-type="float" office:value="114" calcext:value-type="float">
            <text:p>114</text:p>
          </table:table-cell>
          <table:table-cell table:formula="of:=FLOOR([.F14]/CEILING([.F14]/[.$W$89]))" office:value-type="float" office:value="456" calcext:value-type="float">
            <text:p>456</text:p>
          </table:table-cell>
          <table:table-cell table:number-columns-repeated="997"/>
        </table:table-row>
        <table:table-row table:style-name="ro1">
          <table:table-cell table:formula="of:=FLOOR([.A15]/CEILING([.A15]/[.$B$89]))" office:value-type="float" office:value="7" calcext:value-type="float">
            <text:p>7</text:p>
          </table:table-cell>
          <table:table-cell table:formula="of:=FLOOR([.B15]/CEILING([.B15]/[.$B$89]))" office:value-type="float" office:value="28" calcext:value-type="float">
            <text:p>28</text:p>
          </table:table-cell>
          <table:table-cell table:number-columns-repeated="2"/>
          <table:table-cell table:formula="of:=FLOOR([.E15]/CEILING([.E15]/[.$B$89]))" office:value-type="float" office:value="168" calcext:value-type="float">
            <text:p>168</text:p>
          </table:table-cell>
          <table:table-cell table:formula="of:=FLOOR([.F15]/CEILING([.F15]/[.$B$89]))" office:value-type="float" office:value="336" calcext:value-type="float">
            <text:p>336</text:p>
          </table:table-cell>
          <table:table-cell/>
          <table:table-cell table:style-name="Default" table:formula="of:=FLOOR([.A15]/CEILING([.A15]/[.$I$89]))" office:value-type="float" office:value="7" calcext:value-type="float">
            <text:p>7</text:p>
          </table:table-cell>
          <table:table-cell table:style-name="Default" table:formula="of:=FLOOR([.B15]/CEILING([.B15]/[.$I$89]))" office:value-type="float" office:value="28" calcext:value-type="float">
            <text:p>28</text:p>
          </table:table-cell>
          <table:table-cell table:number-columns-repeated="2"/>
          <table:table-cell table:formula="of:=FLOOR([.E15]/CEILING([.E15]/[.$I$89]))" office:value-type="float" office:value="168" calcext:value-type="float">
            <text:p>168</text:p>
          </table:table-cell>
          <table:table-cell table:formula="of:=FLOOR([.F15]/CEILING([.F15]/[.$I$89]))" office:value-type="float" office:value="672" calcext:value-type="float">
            <text:p>672</text:p>
          </table:table-cell>
          <table:table-cell/>
          <table:table-cell table:style-name="Default" table:formula="of:=FLOOR([.A15]/CEILING([.A15]/[.$P$89]))" office:value-type="float" office:value="7" calcext:value-type="float">
            <text:p>7</text:p>
          </table:table-cell>
          <table:table-cell table:style-name="Default" table:formula="of:=FLOOR([.B15]/CEILING([.B15]/[.$P$89]))" office:value-type="float" office:value="28" calcext:value-type="float">
            <text:p>28</text:p>
          </table:table-cell>
          <table:table-cell table:number-columns-repeated="2"/>
          <table:table-cell table:formula="of:=FLOOR([.E15]/CEILING([.E15]/[.$P$89]))" office:value-type="float" office:value="168" calcext:value-type="float">
            <text:p>168</text:p>
          </table:table-cell>
          <table:table-cell table:formula="of:=FLOOR([.F15]/CEILING([.F15]/[.$P$89]))" office:value-type="float" office:value="672" calcext:value-type="float">
            <text:p>672</text:p>
          </table:table-cell>
          <table:table-cell/>
          <table:table-cell table:formula="of:=FLOOR([.A15]/CEILING([.A15]/[.$W$89]))" office:value-type="float" office:value="7" calcext:value-type="float">
            <text:p>7</text:p>
          </table:table-cell>
          <table:table-cell table:formula="of:=FLOOR([.B15]/CEILING([.B15]/[.$W$89]))" office:value-type="float" office:value="28" calcext:value-type="float">
            <text:p>28</text:p>
          </table:table-cell>
          <table:table-cell table:number-columns-repeated="2"/>
          <table:table-cell table:formula="of:=FLOOR([.E15]/CEILING([.E15]/[.$W$89]))" office:value-type="float" office:value="168" calcext:value-type="float">
            <text:p>168</text:p>
          </table:table-cell>
          <table:table-cell table:formula="of:=FLOOR([.F15]/CEILING([.F15]/[.$W$89]))" office:value-type="float" office:value="672" calcext:value-type="float">
            <text:p>672</text:p>
          </table:table-cell>
          <table:table-cell table:number-columns-repeated="997"/>
        </table:table-row>
        <table:table-row table:style-name="ro1">
          <table:table-cell table:formula="of:=FLOOR([.A16]/CEILING([.A16]/[.$B$89]))" office:value-type="float" office:value="10" calcext:value-type="float">
            <text:p>10</text:p>
          </table:table-cell>
          <table:table-cell table:formula="of:=FLOOR([.B16]/CEILING([.B16]/[.$B$89]))" office:value-type="float" office:value="42" calcext:value-type="float">
            <text:p>42</text:p>
          </table:table-cell>
          <table:table-cell table:number-columns-repeated="2"/>
          <table:table-cell table:formula="of:=FLOOR([.E16]/CEILING([.E16]/[.$B$89]))" office:value-type="float" office:value="252" calcext:value-type="float">
            <text:p>252</text:p>
          </table:table-cell>
          <table:table-cell table:formula="of:=FLOOR([.F16]/CEILING([.F16]/[.$B$89]))" office:value-type="float" office:value="336" calcext:value-type="float">
            <text:p>336</text:p>
          </table:table-cell>
          <table:table-cell/>
          <table:table-cell table:style-name="Default" table:formula="of:=FLOOR([.A16]/CEILING([.A16]/[.$I$89]))" office:value-type="float" office:value="10" calcext:value-type="float">
            <text:p>10</text:p>
          </table:table-cell>
          <table:table-cell table:style-name="Default" table:formula="of:=FLOOR([.B16]/CEILING([.B16]/[.$I$89]))" office:value-type="float" office:value="42" calcext:value-type="float">
            <text:p>42</text:p>
          </table:table-cell>
          <table:table-cell table:number-columns-repeated="2"/>
          <table:table-cell table:formula="of:=FLOOR([.E16]/CEILING([.E16]/[.$I$89]))" office:value-type="float" office:value="252" calcext:value-type="float">
            <text:p>252</text:p>
          </table:table-cell>
          <table:table-cell table:formula="of:=FLOOR([.F16]/CEILING([.F16]/[.$I$89]))" office:value-type="float" office:value="504" calcext:value-type="float">
            <text:p>504</text:p>
          </table:table-cell>
          <table:table-cell/>
          <table:table-cell table:style-name="Default" table:formula="of:=FLOOR([.A16]/CEILING([.A16]/[.$P$89]))" office:value-type="float" office:value="10" calcext:value-type="float">
            <text:p>10</text:p>
          </table:table-cell>
          <table:table-cell table:style-name="Default" table:formula="of:=FLOOR([.B16]/CEILING([.B16]/[.$P$89]))" office:value-type="float" office:value="42" calcext:value-type="float">
            <text:p>42</text:p>
          </table:table-cell>
          <table:table-cell table:number-columns-repeated="2"/>
          <table:table-cell table:formula="of:=FLOOR([.E16]/CEILING([.E16]/[.$P$89]))" office:value-type="float" office:value="252" calcext:value-type="float">
            <text:p>252</text:p>
          </table:table-cell>
          <table:table-cell table:formula="of:=FLOOR([.F16]/CEILING([.F16]/[.$P$89]))" office:value-type="float" office:value="1008" calcext:value-type="float">
            <text:p>1008</text:p>
          </table:table-cell>
          <table:table-cell/>
          <table:table-cell table:formula="of:=FLOOR([.A16]/CEILING([.A16]/[.$W$89]))" office:value-type="float" office:value="10" calcext:value-type="float">
            <text:p>10</text:p>
          </table:table-cell>
          <table:table-cell table:formula="of:=FLOOR([.B16]/CEILING([.B16]/[.$W$89]))" office:value-type="float" office:value="42" calcext:value-type="float">
            <text:p>42</text:p>
          </table:table-cell>
          <table:table-cell table:number-columns-repeated="2"/>
          <table:table-cell table:formula="of:=FLOOR([.E16]/CEILING([.E16]/[.$W$89]))" office:value-type="float" office:value="252" calcext:value-type="float">
            <text:p>252</text:p>
          </table:table-cell>
          <table:table-cell table:formula="of:=FLOOR([.F16]/CEILING([.F16]/[.$W$89]))" office:value-type="float" office:value="1008" calcext:value-type="float">
            <text:p>1008</text:p>
          </table:table-cell>
          <table:table-cell table:number-columns-repeated="997"/>
        </table:table-row>
        <table:table-row table:style-name="ro1">
          <table:table-cell table:formula="of:=FLOOR([.A17]/CEILING([.A17]/[.$B$89]))" office:value-type="float" office:value="15" calcext:value-type="float">
            <text:p>15</text:p>
          </table:table-cell>
          <table:table-cell table:formula="of:=FLOOR([.B17]/CEILING([.B17]/[.$B$89]))" office:value-type="float" office:value="63" calcext:value-type="float">
            <text:p>63</text:p>
          </table:table-cell>
          <table:table-cell table:number-columns-repeated="2"/>
          <table:table-cell table:formula="of:=FLOOR([.E17]/CEILING([.E17]/[.$B$89]))" office:value-type="float" office:value="378" calcext:value-type="float">
            <text:p>378</text:p>
          </table:table-cell>
          <table:table-cell table:formula="of:=FLOOR([.F17]/CEILING([.F17]/[.$B$89]))" office:value-type="float" office:value="378" calcext:value-type="float">
            <text:p>378</text:p>
          </table:table-cell>
          <table:table-cell/>
          <table:table-cell table:style-name="Default" table:formula="of:=FLOOR([.A17]/CEILING([.A17]/[.$I$89]))" office:value-type="float" office:value="15" calcext:value-type="float">
            <text:p>15</text:p>
          </table:table-cell>
          <table:table-cell table:style-name="Default" table:formula="of:=FLOOR([.B17]/CEILING([.B17]/[.$I$89]))" office:value-type="float" office:value="63" calcext:value-type="float">
            <text:p>63</text:p>
          </table:table-cell>
          <table:table-cell table:number-columns-repeated="2"/>
          <table:table-cell table:formula="of:=FLOOR([.E17]/CEILING([.E17]/[.$I$89]))" office:value-type="float" office:value="378" calcext:value-type="float">
            <text:p>378</text:p>
          </table:table-cell>
          <table:table-cell table:formula="of:=FLOOR([.F17]/CEILING([.F17]/[.$I$89]))" office:value-type="float" office:value="756" calcext:value-type="float">
            <text:p>756</text:p>
          </table:table-cell>
          <table:table-cell/>
          <table:table-cell table:style-name="Default" table:formula="of:=FLOOR([.A17]/CEILING([.A17]/[.$P$89]))" office:value-type="float" office:value="15" calcext:value-type="float">
            <text:p>15</text:p>
          </table:table-cell>
          <table:table-cell table:style-name="Default" table:formula="of:=FLOOR([.B17]/CEILING([.B17]/[.$P$89]))" office:value-type="float" office:value="63" calcext:value-type="float">
            <text:p>63</text:p>
          </table:table-cell>
          <table:table-cell table:number-columns-repeated="2"/>
          <table:table-cell table:formula="of:=FLOOR([.E17]/CEILING([.E17]/[.$P$89]))" office:value-type="float" office:value="378" calcext:value-type="float">
            <text:p>378</text:p>
          </table:table-cell>
          <table:table-cell table:formula="of:=FLOOR([.F17]/CEILING([.F17]/[.$P$89]))" office:value-type="float" office:value="1512" calcext:value-type="float">
            <text:p>1512</text:p>
          </table:table-cell>
          <table:table-cell/>
          <table:table-cell table:formula="of:=FLOOR([.A17]/CEILING([.A17]/[.$W$89]))" office:value-type="float" office:value="15" calcext:value-type="float">
            <text:p>15</text:p>
          </table:table-cell>
          <table:table-cell table:formula="of:=FLOOR([.B17]/CEILING([.B17]/[.$W$89]))" office:value-type="float" office:value="63" calcext:value-type="float">
            <text:p>63</text:p>
          </table:table-cell>
          <table:table-cell table:number-columns-repeated="2"/>
          <table:table-cell table:formula="of:=FLOOR([.E17]/CEILING([.E17]/[.$W$89]))" office:value-type="float" office:value="378" calcext:value-type="float">
            <text:p>378</text:p>
          </table:table-cell>
          <table:table-cell table:formula="of:=FLOOR([.F17]/CEILING([.F17]/[.$W$89]))" office:value-type="float" office:value="1512" calcext:value-type="float">
            <text:p>1512</text:p>
          </table:table-cell>
          <table:table-cell table:number-columns-repeated="997"/>
        </table:table-row>
        <table:table-row table:style-name="ro1">
          <table:table-cell table:formula="of:=FLOOR([.A18]/CEILING([.A18]/[.$B$89]))" office:value-type="float" office:value="23" calcext:value-type="float">
            <text:p>23</text:p>
          </table:table-cell>
          <table:table-cell table:formula="of:=FLOOR([.B18]/CEILING([.B18]/[.$B$89]))" office:value-type="float" office:value="94" calcext:value-type="float">
            <text:p>94</text:p>
          </table:table-cell>
          <table:table-cell table:number-columns-repeated="2"/>
          <table:table-cell table:formula="of:=FLOOR([.E18]/CEILING([.E18]/[.$B$89]))" office:value-type="float" office:value="282" calcext:value-type="float">
            <text:p>282</text:p>
          </table:table-cell>
          <table:table-cell table:formula="of:=FLOOR([.F18]/CEILING([.F18]/[.$B$89]))" office:value-type="float" office:value="451" calcext:value-type="float">
            <text:p>451</text:p>
          </table:table-cell>
          <table:table-cell/>
          <table:table-cell table:style-name="Default" table:formula="of:=FLOOR([.A18]/CEILING([.A18]/[.$I$89]))" office:value-type="float" office:value="23" calcext:value-type="float">
            <text:p>23</text:p>
          </table:table-cell>
          <table:table-cell table:style-name="Default" table:formula="of:=FLOOR([.B18]/CEILING([.B18]/[.$I$89]))" office:value-type="float" office:value="94" calcext:value-type="float">
            <text:p>94</text:p>
          </table:table-cell>
          <table:table-cell table:number-columns-repeated="2"/>
          <table:table-cell table:formula="of:=FLOOR([.E18]/CEILING([.E18]/[.$I$89]))" office:value-type="float" office:value="564" calcext:value-type="float">
            <text:p>564</text:p>
          </table:table-cell>
          <table:table-cell table:formula="of:=FLOOR([.F18]/CEILING([.F18]/[.$I$89]))" office:value-type="float" office:value="752" calcext:value-type="float">
            <text:p>752</text:p>
          </table:table-cell>
          <table:table-cell/>
          <table:table-cell table:style-name="Default" table:formula="of:=FLOOR([.A18]/CEILING([.A18]/[.$P$89]))" office:value-type="float" office:value="23" calcext:value-type="float">
            <text:p>23</text:p>
          </table:table-cell>
          <table:table-cell table:style-name="Default" table:formula="of:=FLOOR([.B18]/CEILING([.B18]/[.$P$89]))" office:value-type="float" office:value="94" calcext:value-type="float">
            <text:p>94</text:p>
          </table:table-cell>
          <table:table-cell table:number-columns-repeated="2"/>
          <table:table-cell table:formula="of:=FLOOR([.E18]/CEILING([.E18]/[.$P$89]))" office:value-type="float" office:value="564" calcext:value-type="float">
            <text:p>564</text:p>
          </table:table-cell>
          <table:table-cell table:formula="of:=FLOOR([.F18]/CEILING([.F18]/[.$P$89]))" office:value-type="float" office:value="1128" calcext:value-type="float">
            <text:p>1128</text:p>
          </table:table-cell>
          <table:table-cell/>
          <table:table-cell table:formula="of:=FLOOR([.A18]/CEILING([.A18]/[.$W$89]))" office:value-type="float" office:value="23" calcext:value-type="float">
            <text:p>23</text:p>
          </table:table-cell>
          <table:table-cell table:formula="of:=FLOOR([.B18]/CEILING([.B18]/[.$W$89]))" office:value-type="float" office:value="94" calcext:value-type="float">
            <text:p>94</text:p>
          </table:table-cell>
          <table:table-cell table:number-columns-repeated="2"/>
          <table:table-cell table:formula="of:=FLOOR([.E18]/CEILING([.E18]/[.$W$89]))" office:value-type="float" office:value="564" calcext:value-type="float">
            <text:p>564</text:p>
          </table:table-cell>
          <table:table-cell table:formula="of:=FLOOR([.F18]/CEILING([.F18]/[.$W$89]))" office:value-type="float" office:value="2256" calcext:value-type="float">
            <text:p>2256</text:p>
          </table:table-cell>
          <table:table-cell table:number-columns-repeated="997"/>
        </table:table-row>
        <table:table-row table:style-name="ro1">
          <table:table-cell table:formula="of:=FLOOR([.A19]/CEILING([.A19]/[.$B$89]))" office:value-type="float" office:value="35" calcext:value-type="float">
            <text:p>35</text:p>
          </table:table-cell>
          <table:table-cell table:formula="of:=FLOOR([.B19]/CEILING([.B19]/[.$B$89]))" office:value-type="float" office:value="141" calcext:value-type="float">
            <text:p>141</text:p>
          </table:table-cell>
          <table:table-cell table:number-columns-repeated="2"/>
          <table:table-cell table:formula="of:=FLOOR([.E19]/CEILING([.E19]/[.$B$89]))" office:value-type="float" office:value="423" calcext:value-type="float">
            <text:p>423</text:p>
          </table:table-cell>
          <table:table-cell table:formula="of:=FLOOR([.F19]/CEILING([.F19]/[.$B$89]))" office:value-type="float" office:value="483" calcext:value-type="float">
            <text:p>483</text:p>
          </table:table-cell>
          <table:table-cell/>
          <table:table-cell table:style-name="Default" table:formula="of:=FLOOR([.A19]/CEILING([.A19]/[.$I$89]))" office:value-type="float" office:value="35" calcext:value-type="float">
            <text:p>35</text:p>
          </table:table-cell>
          <table:table-cell table:style-name="Default" table:formula="of:=FLOOR([.B19]/CEILING([.B19]/[.$I$89]))" office:value-type="float" office:value="141" calcext:value-type="float">
            <text:p>141</text:p>
          </table:table-cell>
          <table:table-cell table:number-columns-repeated="2"/>
          <table:table-cell table:formula="of:=FLOOR([.E19]/CEILING([.E19]/[.$I$89]))" office:value-type="float" office:value="423" calcext:value-type="float">
            <text:p>423</text:p>
          </table:table-cell>
          <table:table-cell table:formula="of:=FLOOR([.F19]/CEILING([.F19]/[.$I$89]))" office:value-type="float" office:value="676" calcext:value-type="float">
            <text:p>676</text:p>
          </table:table-cell>
          <table:table-cell/>
          <table:table-cell table:style-name="Default" table:formula="of:=FLOOR([.A19]/CEILING([.A19]/[.$P$89]))" office:value-type="float" office:value="35" calcext:value-type="float">
            <text:p>35</text:p>
          </table:table-cell>
          <table:table-cell table:style-name="Default" table:formula="of:=FLOOR([.B19]/CEILING([.B19]/[.$P$89]))" office:value-type="float" office:value="141" calcext:value-type="float">
            <text:p>141</text:p>
          </table:table-cell>
          <table:table-cell table:number-columns-repeated="2"/>
          <table:table-cell table:formula="of:=FLOOR([.E19]/CEILING([.E19]/[.$P$89]))" office:value-type="float" office:value="846" calcext:value-type="float">
            <text:p>846</text:p>
          </table:table-cell>
          <table:table-cell table:formula="of:=FLOOR([.F19]/CEILING([.F19]/[.$P$89]))" office:value-type="float" office:value="1128" calcext:value-type="float">
            <text:p>1128</text:p>
          </table:table-cell>
          <table:table-cell/>
          <table:table-cell table:formula="of:=FLOOR([.A19]/CEILING([.A19]/[.$W$89]))" office:value-type="float" office:value="35" calcext:value-type="float">
            <text:p>35</text:p>
          </table:table-cell>
          <table:table-cell table:formula="of:=FLOOR([.B19]/CEILING([.B19]/[.$W$89]))" office:value-type="float" office:value="141" calcext:value-type="float">
            <text:p>141</text:p>
          </table:table-cell>
          <table:table-cell table:number-columns-repeated="2"/>
          <table:table-cell table:formula="of:=FLOOR([.E19]/CEILING([.E19]/[.$W$89]))" office:value-type="float" office:value="846" calcext:value-type="float">
            <text:p>846</text:p>
          </table:table-cell>
          <table:table-cell table:formula="of:=FLOOR([.F19]/CEILING([.F19]/[.$W$89]))" office:value-type="float" office:value="1692" calcext:value-type="float">
            <text:p>1692</text:p>
          </table:table-cell>
          <table:table-cell table:number-columns-repeated="997"/>
        </table:table-row>
        <table:table-row table:style-name="ro1">
          <table:table-cell table:formula="of:=FLOOR([.A20]/CEILING([.A20]/[.$B$89]))" office:value-type="float" office:value="52" calcext:value-type="float">
            <text:p>52</text:p>
          </table:table-cell>
          <table:table-cell table:formula="of:=FLOOR([.B20]/CEILING([.B20]/[.$B$89]))" office:value-type="float" office:value="211" calcext:value-type="float">
            <text:p>211</text:p>
          </table:table-cell>
          <table:table-cell table:number-columns-repeated="2"/>
          <table:table-cell table:formula="of:=FLOOR([.E20]/CEILING([.E20]/[.$B$89]))" office:value-type="float" office:value="422" calcext:value-type="float">
            <text:p>422</text:p>
          </table:table-cell>
          <table:table-cell table:formula="of:=FLOOR([.F20]/CEILING([.F20]/[.$B$89]))" office:value-type="float" office:value="460" calcext:value-type="float">
            <text:p>460</text:p>
          </table:table-cell>
          <table:table-cell/>
          <table:table-cell table:style-name="Default" table:formula="of:=FLOOR([.A20]/CEILING([.A20]/[.$I$89]))" office:value-type="float" office:value="52" calcext:value-type="float">
            <text:p>52</text:p>
          </table:table-cell>
          <table:table-cell table:style-name="Default" table:formula="of:=FLOOR([.B20]/CEILING([.B20]/[.$I$89]))" office:value-type="float" office:value="211" calcext:value-type="float">
            <text:p>211</text:p>
          </table:table-cell>
          <table:table-cell table:number-columns-repeated="2"/>
          <table:table-cell table:formula="of:=FLOOR([.E20]/CEILING([.E20]/[.$I$89]))" office:value-type="float" office:value="633" calcext:value-type="float">
            <text:p>633</text:p>
          </table:table-cell>
          <table:table-cell table:formula="of:=FLOOR([.F20]/CEILING([.F20]/[.$I$89]))" office:value-type="float" office:value="723" calcext:value-type="float">
            <text:p>723</text:p>
          </table:table-cell>
          <table:table-cell/>
          <table:table-cell table:style-name="Default" table:formula="of:=FLOOR([.A20]/CEILING([.A20]/[.$P$89]))" office:value-type="float" office:value="52" calcext:value-type="float">
            <text:p>52</text:p>
          </table:table-cell>
          <table:table-cell table:style-name="Default" table:formula="of:=FLOOR([.B20]/CEILING([.B20]/[.$P$89]))" office:value-type="float" office:value="211" calcext:value-type="float">
            <text:p>211</text:p>
          </table:table-cell>
          <table:table-cell table:number-columns-repeated="2"/>
          <table:table-cell table:formula="of:=FLOOR([.E20]/CEILING([.E20]/[.$P$89]))" office:value-type="float" office:value="1266" calcext:value-type="float">
            <text:p>1266</text:p>
          </table:table-cell>
          <table:table-cell table:formula="of:=FLOOR([.F20]/CEILING([.F20]/[.$P$89]))" office:value-type="float" office:value="1266" calcext:value-type="float">
            <text:p>1266</text:p>
          </table:table-cell>
          <table:table-cell/>
          <table:table-cell table:formula="of:=FLOOR([.A20]/CEILING([.A20]/[.$W$89]))" office:value-type="float" office:value="52" calcext:value-type="float">
            <text:p>52</text:p>
          </table:table-cell>
          <table:table-cell table:formula="of:=FLOOR([.B20]/CEILING([.B20]/[.$W$89]))" office:value-type="float" office:value="211" calcext:value-type="float">
            <text:p>211</text:p>
          </table:table-cell>
          <table:table-cell table:number-columns-repeated="2"/>
          <table:table-cell table:formula="of:=FLOOR([.E20]/CEILING([.E20]/[.$W$89]))" office:value-type="float" office:value="1266" calcext:value-type="float">
            <text:p>1266</text:p>
          </table:table-cell>
          <table:table-cell table:formula="of:=FLOOR([.F20]/CEILING([.F20]/[.$W$89]))" office:value-type="float" office:value="2532" calcext:value-type="float">
            <text:p>2532</text:p>
          </table:table-cell>
          <table:table-cell table:number-columns-repeated="997"/>
        </table:table-row>
        <table:table-row table:style-name="ro1">
          <table:table-cell table:formula="of:=FLOOR([.A21]/CEILING([.A21]/[.$B$89]))" office:value-type="float" office:value="79" calcext:value-type="float">
            <text:p>79</text:p>
          </table:table-cell>
          <table:table-cell table:formula="of:=FLOOR([.B21]/CEILING([.B21]/[.$B$89]))" office:value-type="float" office:value="316" calcext:value-type="float">
            <text:p>316</text:p>
          </table:table-cell>
          <table:table-cell table:number-columns-repeated="2"/>
          <table:table-cell table:formula="of:=FLOOR([.E21]/CEILING([.E21]/[.$B$89]))" office:value-type="float" office:value="474" calcext:value-type="float">
            <text:p>474</text:p>
          </table:table-cell>
          <table:table-cell table:formula="of:=FLOOR([.F21]/CEILING([.F21]/[.$B$89]))" office:value-type="float" office:value="474" calcext:value-type="float">
            <text:p>474</text:p>
          </table:table-cell>
          <table:table-cell/>
          <table:table-cell table:style-name="Default" table:formula="of:=FLOOR([.A21]/CEILING([.A21]/[.$I$89]))" office:value-type="float" office:value="79" calcext:value-type="float">
            <text:p>79</text:p>
          </table:table-cell>
          <table:table-cell table:style-name="Default" table:formula="of:=FLOOR([.B21]/CEILING([.B21]/[.$I$89]))" office:value-type="float" office:value="316" calcext:value-type="float">
            <text:p>316</text:p>
          </table:table-cell>
          <table:table-cell table:number-columns-repeated="2"/>
          <table:table-cell table:formula="of:=FLOOR([.E21]/CEILING([.E21]/[.$I$89]))" office:value-type="float" office:value="632" calcext:value-type="float">
            <text:p>632</text:p>
          </table:table-cell>
          <table:table-cell table:formula="of:=FLOOR([.F21]/CEILING([.F21]/[.$I$89]))" office:value-type="float" office:value="758" calcext:value-type="float">
            <text:p>758</text:p>
          </table:table-cell>
          <table:table-cell/>
          <table:table-cell table:style-name="Default" table:formula="of:=FLOOR([.A21]/CEILING([.A21]/[.$P$89]))" office:value-type="float" office:value="79" calcext:value-type="float">
            <text:p>79</text:p>
          </table:table-cell>
          <table:table-cell table:style-name="Default" table:formula="of:=FLOOR([.B21]/CEILING([.B21]/[.$P$89]))" office:value-type="float" office:value="316" calcext:value-type="float">
            <text:p>316</text:p>
          </table:table-cell>
          <table:table-cell table:number-columns-repeated="2"/>
          <table:table-cell table:formula="of:=FLOOR([.E21]/CEILING([.E21]/[.$P$89]))" office:value-type="float" office:value="948" calcext:value-type="float">
            <text:p>948</text:p>
          </table:table-cell>
          <table:table-cell table:formula="of:=FLOOR([.F21]/CEILING([.F21]/[.$P$89]))" office:value-type="float" office:value="1516" calcext:value-type="float">
            <text:p>1516</text:p>
          </table:table-cell>
          <table:table-cell/>
          <table:table-cell table:formula="of:=FLOOR([.A21]/CEILING([.A21]/[.$W$89]))" office:value-type="float" office:value="79" calcext:value-type="float">
            <text:p>79</text:p>
          </table:table-cell>
          <table:table-cell table:formula="of:=FLOOR([.B21]/CEILING([.B21]/[.$W$89]))" office:value-type="float" office:value="316" calcext:value-type="float">
            <text:p>316</text:p>
          </table:table-cell>
          <table:table-cell table:number-columns-repeated="2"/>
          <table:table-cell table:formula="of:=FLOOR([.E21]/CEILING([.E21]/[.$W$89]))" office:value-type="float" office:value="1896" calcext:value-type="float">
            <text:p>1896</text:p>
          </table:table-cell>
          <table:table-cell table:formula="of:=FLOOR([.F21]/CEILING([.F21]/[.$W$89]))" office:value-type="float" office:value="2528" calcext:value-type="float">
            <text:p>2528</text:p>
          </table:table-cell>
          <table:table-cell table:number-columns-repeated="997"/>
        </table:table-row>
        <table:table-row table:style-name="ro1">
          <table:table-cell table:formula="of:=FLOOR([.A22]/CEILING([.A22]/[.$B$89]))" office:value-type="float" office:value="118" calcext:value-type="float">
            <text:p>118</text:p>
          </table:table-cell>
          <table:table-cell table:formula="of:=FLOOR([.B22]/CEILING([.B22]/[.$B$89]))" office:value-type="float" office:value="474" calcext:value-type="float">
            <text:p>474</text:p>
          </table:table-cell>
          <table:table-cell table:number-columns-repeated="2"/>
          <table:table-cell table:formula="of:=FLOOR([.E22]/CEILING([.E22]/[.$B$89]))" office:value-type="float" office:value="474" calcext:value-type="float">
            <text:p>474</text:p>
          </table:table-cell>
          <table:table-cell table:formula="of:=FLOOR([.F22]/CEILING([.F22]/[.$B$89]))" office:value-type="float" office:value="494" calcext:value-type="float">
            <text:p>494</text:p>
          </table:table-cell>
          <table:table-cell/>
          <table:table-cell table:style-name="Default" table:formula="of:=FLOOR([.A22]/CEILING([.A22]/[.$I$89]))" office:value-type="float" office:value="118" calcext:value-type="float">
            <text:p>118</text:p>
          </table:table-cell>
          <table:table-cell table:style-name="Default" table:formula="of:=FLOOR([.B22]/CEILING([.B22]/[.$I$89]))" office:value-type="float" office:value="474" calcext:value-type="float">
            <text:p>474</text:p>
          </table:table-cell>
          <table:table-cell table:number-columns-repeated="2"/>
          <table:table-cell table:formula="of:=FLOOR([.E22]/CEILING([.E22]/[.$I$89]))" office:value-type="float" office:value="711" calcext:value-type="float">
            <text:p>711</text:p>
          </table:table-cell>
          <table:table-cell table:formula="of:=FLOOR([.F22]/CEILING([.F22]/[.$I$89]))" office:value-type="float" office:value="758" calcext:value-type="float">
            <text:p>758</text:p>
          </table:table-cell>
          <table:table-cell/>
          <table:table-cell table:style-name="Default" table:formula="of:=FLOOR([.A22]/CEILING([.A22]/[.$P$89]))" office:value-type="float" office:value="118" calcext:value-type="float">
            <text:p>118</text:p>
          </table:table-cell>
          <table:table-cell table:style-name="Default" table:formula="of:=FLOOR([.B22]/CEILING([.B22]/[.$P$89]))" office:value-type="float" office:value="474" calcext:value-type="float">
            <text:p>474</text:p>
          </table:table-cell>
          <table:table-cell table:number-columns-repeated="2"/>
          <table:table-cell table:formula="of:=FLOOR([.E22]/CEILING([.E22]/[.$P$89]))" office:value-type="float" office:value="1422" calcext:value-type="float">
            <text:p>1422</text:p>
          </table:table-cell>
          <table:table-cell table:formula="of:=FLOOR([.F22]/CEILING([.F22]/[.$P$89]))" office:value-type="float" office:value="1422" calcext:value-type="float">
            <text:p>1422</text:p>
          </table:table-cell>
          <table:table-cell/>
          <table:table-cell table:formula="of:=FLOOR([.A22]/CEILING([.A22]/[.$W$89]))" office:value-type="float" office:value="118" calcext:value-type="float">
            <text:p>118</text:p>
          </table:table-cell>
          <table:table-cell table:formula="of:=FLOOR([.B22]/CEILING([.B22]/[.$W$89]))" office:value-type="float" office:value="474" calcext:value-type="float">
            <text:p>474</text:p>
          </table:table-cell>
          <table:table-cell table:number-columns-repeated="2"/>
          <table:table-cell table:formula="of:=FLOOR([.E22]/CEILING([.E22]/[.$W$89]))" office:value-type="float" office:value="2844" calcext:value-type="float">
            <text:p>2844</text:p>
          </table:table-cell>
          <table:table-cell table:formula="of:=FLOOR([.F22]/CEILING([.F22]/[.$W$89]))" office:value-type="float" office:value="2844" calcext:value-type="float">
            <text:p>2844</text:p>
          </table:table-cell>
          <table:table-cell table:number-columns-repeated="997"/>
        </table:table-row>
        <table:table-row table:style-name="ro1">
          <table:table-cell table:formula="of:=FLOOR([.A23]/CEILING([.A23]/[.$B$89]))" office:value-type="float" office:value="177" calcext:value-type="float">
            <text:p>177</text:p>
          </table:table-cell>
          <table:table-cell table:formula="of:=FLOOR([.B23]/CEILING([.B23]/[.$B$89]))" office:value-type="float" office:value="355" calcext:value-type="float">
            <text:p>355</text:p>
          </table:table-cell>
          <table:table-cell table:number-columns-repeated="2"/>
          <table:table-cell table:formula="of:=FLOOR([.E23]/CEILING([.E23]/[.$B$89]))" office:value-type="float" office:value="474" calcext:value-type="float">
            <text:p>474</text:p>
          </table:table-cell>
          <table:table-cell table:formula="of:=FLOOR([.F23]/CEILING([.F23]/[.$B$89]))" office:value-type="float" office:value="487" calcext:value-type="float">
            <text:p>487</text:p>
          </table:table-cell>
          <table:table-cell/>
          <table:table-cell table:style-name="Default" table:formula="of:=FLOOR([.A23]/CEILING([.A23]/[.$I$89]))" office:value-type="float" office:value="177" calcext:value-type="float">
            <text:p>177</text:p>
          </table:table-cell>
          <table:table-cell table:style-name="Default" table:formula="of:=FLOOR([.B23]/CEILING([.B23]/[.$I$89]))" office:value-type="float" office:value="711" calcext:value-type="float">
            <text:p>711</text:p>
          </table:table-cell>
          <table:table-cell table:number-columns-repeated="2"/>
          <table:table-cell table:formula="of:=FLOOR([.E23]/CEILING([.E23]/[.$I$89]))" office:value-type="float" office:value="711" calcext:value-type="float">
            <text:p>711</text:p>
          </table:table-cell>
          <table:table-cell table:formula="of:=FLOOR([.F23]/CEILING([.F23]/[.$I$89]))" office:value-type="float" office:value="775" calcext:value-type="float">
            <text:p>775</text:p>
          </table:table-cell>
          <table:table-cell/>
          <table:table-cell table:style-name="Default" table:formula="of:=FLOOR([.A23]/CEILING([.A23]/[.$P$89]))" office:value-type="float" office:value="177" calcext:value-type="float">
            <text:p>177</text:p>
          </table:table-cell>
          <table:table-cell table:style-name="Default" table:formula="of:=FLOOR([.B23]/CEILING([.B23]/[.$P$89]))" office:value-type="float" office:value="711" calcext:value-type="float">
            <text:p>711</text:p>
          </table:table-cell>
          <table:table-cell table:number-columns-repeated="2"/>
          <table:table-cell table:formula="of:=FLOOR([.E23]/CEILING([.E23]/[.$P$89]))" office:value-type="float" office:value="1422" calcext:value-type="float">
            <text:p>1422</text:p>
          </table:table-cell>
          <table:table-cell table:formula="of:=FLOOR([.F23]/CEILING([.F23]/[.$P$89]))" office:value-type="float" office:value="1551" calcext:value-type="float">
            <text:p>1551</text:p>
          </table:table-cell>
          <table:table-cell/>
          <table:table-cell table:formula="of:=FLOOR([.A23]/CEILING([.A23]/[.$W$89]))" office:value-type="float" office:value="177" calcext:value-type="float">
            <text:p>177</text:p>
          </table:table-cell>
          <table:table-cell table:formula="of:=FLOOR([.B23]/CEILING([.B23]/[.$W$89]))" office:value-type="float" office:value="711" calcext:value-type="float">
            <text:p>711</text:p>
          </table:table-cell>
          <table:table-cell table:number-columns-repeated="2"/>
          <table:table-cell table:formula="of:=FLOOR([.E23]/CEILING([.E23]/[.$W$89]))" office:value-type="float" office:value="2133" calcext:value-type="float">
            <text:p>2133</text:p>
          </table:table-cell>
          <table:table-cell table:formula="of:=FLOOR([.F23]/CEILING([.F23]/[.$W$89]))" office:value-type="float" office:value="2844" calcext:value-type="float">
            <text:p>2844</text:p>
          </table:table-cell>
          <table:table-cell table:number-columns-repeated="997"/>
        </table:table-row>
        <table:table-row table:style-name="ro1">
          <table:table-cell table:formula="of:=FLOOR([.A24]/CEILING([.A24]/[.$B$89]))" office:value-type="float" office:value="266" calcext:value-type="float">
            <text:p>266</text:p>
          </table:table-cell>
          <table:table-cell table:formula="of:=FLOOR([.B24]/CEILING([.B24]/[.$B$89]))" office:value-type="float" office:value="355" calcext:value-type="float">
            <text:p>355</text:p>
          </table:table-cell>
          <table:table-cell table:number-columns-repeated="2"/>
          <table:table-cell table:formula="of:=FLOOR([.E24]/CEILING([.E24]/[.$B$89]))" office:value-type="float" office:value="492" calcext:value-type="float">
            <text:p>492</text:p>
          </table:table-cell>
          <table:table-cell table:formula="of:=FLOOR([.F24]/CEILING([.F24]/[.$B$89]))" office:value-type="float" office:value="492" calcext:value-type="float">
            <text:p>492</text:p>
          </table:table-cell>
          <table:table-cell/>
          <table:table-cell table:style-name="Default" table:formula="of:=FLOOR([.A24]/CEILING([.A24]/[.$I$89]))" office:value-type="float" office:value="266" calcext:value-type="float">
            <text:p>266</text:p>
          </table:table-cell>
          <table:table-cell table:style-name="Default" table:formula="of:=FLOOR([.B24]/CEILING([.B24]/[.$I$89]))" office:value-type="float" office:value="533" calcext:value-type="float">
            <text:p>533</text:p>
          </table:table-cell>
          <table:table-cell table:number-columns-repeated="2"/>
          <table:table-cell table:formula="of:=FLOOR([.E24]/CEILING([.E24]/[.$I$89]))" office:value-type="float" office:value="799" calcext:value-type="float">
            <text:p>799</text:p>
          </table:table-cell>
          <table:table-cell table:formula="of:=FLOOR([.F24]/CEILING([.F24]/[.$I$89]))" office:value-type="float" office:value="799" calcext:value-type="float">
            <text:p>799</text:p>
          </table:table-cell>
          <table:table-cell/>
          <table:table-cell table:style-name="Default" table:formula="of:=FLOOR([.A24]/CEILING([.A24]/[.$P$89]))" office:value-type="float" office:value="266" calcext:value-type="float">
            <text:p>266</text:p>
          </table:table-cell>
          <table:table-cell table:style-name="Default" table:formula="of:=FLOOR([.B24]/CEILING([.B24]/[.$P$89]))" office:value-type="float" office:value="1066" calcext:value-type="float">
            <text:p>1066</text:p>
          </table:table-cell>
          <table:table-cell table:number-columns-repeated="2"/>
          <table:table-cell table:formula="of:=FLOOR([.E24]/CEILING([.E24]/[.$P$89]))" office:value-type="float" office:value="1599" calcext:value-type="float">
            <text:p>1599</text:p>
          </table:table-cell>
          <table:table-cell table:formula="of:=FLOOR([.F24]/CEILING([.F24]/[.$P$89]))" office:value-type="float" office:value="1599" calcext:value-type="float">
            <text:p>1599</text:p>
          </table:table-cell>
          <table:table-cell/>
          <table:table-cell table:formula="of:=FLOOR([.A24]/CEILING([.A24]/[.$W$89]))" office:value-type="float" office:value="266" calcext:value-type="float">
            <text:p>266</text:p>
          </table:table-cell>
          <table:table-cell table:formula="of:=FLOOR([.B24]/CEILING([.B24]/[.$W$89]))" office:value-type="float" office:value="1066" calcext:value-type="float">
            <text:p>1066</text:p>
          </table:table-cell>
          <table:table-cell table:number-columns-repeated="2"/>
          <table:table-cell table:formula="of:=FLOOR([.E24]/CEILING([.E24]/[.$W$89]))" office:value-type="float" office:value="3198" calcext:value-type="float">
            <text:p>3198</text:p>
          </table:table-cell>
          <table:table-cell table:formula="of:=FLOOR([.F24]/CEILING([.F24]/[.$W$89]))" office:value-type="float" office:value="3198" calcext:value-type="float">
            <text:p>3198</text:p>
          </table:table-cell>
          <table:table-cell table:number-columns-repeated="997"/>
        </table:table-row>
        <table:table-row table:style-name="ro1">
          <table:table-cell table:formula="of:=FLOOR([.A25]/CEILING([.A25]/[.$B$89]))" office:value-type="float" office:value="399" calcext:value-type="float">
            <text:p>399</text:p>
          </table:table-cell>
          <table:table-cell table:formula="of:=FLOOR([.B25]/CEILING([.B25]/[.$B$89]))" office:value-type="float" office:value="399" calcext:value-type="float">
            <text:p>399</text:p>
          </table:table-cell>
          <table:table-cell table:number-columns-repeated="2"/>
          <table:table-cell table:formula="of:=FLOOR([.E25]/CEILING([.E25]/[.$B$89]))" office:value-type="float" office:value="479" calcext:value-type="float">
            <text:p>479</text:p>
          </table:table-cell>
          <table:table-cell table:formula="of:=FLOOR([.F25]/CEILING([.F25]/[.$B$89]))" office:value-type="float" office:value="498" calcext:value-type="float">
            <text:p>498</text:p>
          </table:table-cell>
          <table:table-cell/>
          <table:table-cell table:style-name="Default" table:formula="of:=FLOOR([.A25]/CEILING([.A25]/[.$I$89]))" office:value-type="float" office:value="399" calcext:value-type="float">
            <text:p>399</text:p>
          </table:table-cell>
          <table:table-cell table:style-name="Default" table:formula="of:=FLOOR([.B25]/CEILING([.B25]/[.$I$89]))" office:value-type="float" office:value="799" calcext:value-type="float">
            <text:p>799</text:p>
          </table:table-cell>
          <table:table-cell table:number-columns-repeated="2"/>
          <table:table-cell table:formula="of:=FLOOR([.E25]/CEILING([.E25]/[.$I$89]))" office:value-type="float" office:value="799" calcext:value-type="float">
            <text:p>799</text:p>
          </table:table-cell>
          <table:table-cell table:formula="of:=FLOOR([.F25]/CEILING([.F25]/[.$I$89]))" office:value-type="float" office:value="799" calcext:value-type="float">
            <text:p>799</text:p>
          </table:table-cell>
          <table:table-cell/>
          <table:table-cell table:style-name="Default" table:formula="of:=FLOOR([.A25]/CEILING([.A25]/[.$P$89]))" office:value-type="float" office:value="399" calcext:value-type="float">
            <text:p>399</text:p>
          </table:table-cell>
          <table:table-cell table:style-name="Default" table:formula="of:=FLOOR([.B25]/CEILING([.B25]/[.$P$89]))" office:value-type="float" office:value="1599" calcext:value-type="float">
            <text:p>1599</text:p>
          </table:table-cell>
          <table:table-cell table:number-columns-repeated="2"/>
          <table:table-cell table:formula="of:=FLOOR([.E25]/CEILING([.E25]/[.$P$89]))" office:value-type="float" office:value="1599" calcext:value-type="float">
            <text:p>1599</text:p>
          </table:table-cell>
          <table:table-cell table:formula="of:=FLOOR([.F25]/CEILING([.F25]/[.$P$89]))" office:value-type="float" office:value="1599" calcext:value-type="float">
            <text:p>1599</text:p>
          </table:table-cell>
          <table:table-cell/>
          <table:table-cell table:formula="of:=FLOOR([.A25]/CEILING([.A25]/[.$W$89]))" office:value-type="float" office:value="399" calcext:value-type="float">
            <text:p>399</text:p>
          </table:table-cell>
          <table:table-cell table:formula="of:=FLOOR([.B25]/CEILING([.B25]/[.$W$89]))" office:value-type="float" office:value="1599" calcext:value-type="float">
            <text:p>1599</text:p>
          </table:table-cell>
          <table:table-cell table:number-columns-repeated="2"/>
          <table:table-cell table:formula="of:=FLOOR([.E25]/CEILING([.E25]/[.$W$89]))" office:value-type="float" office:value="3198" calcext:value-type="float">
            <text:p>3198</text:p>
          </table:table-cell>
          <table:table-cell table:formula="of:=FLOOR([.F25]/CEILING([.F25]/[.$W$89]))" office:value-type="float" office:value="3198" calcext:value-type="float">
            <text:p>3198</text:p>
          </table:table-cell>
          <table:table-cell table:number-columns-repeated="997"/>
        </table:table-row>
        <table:table-row table:style-name="ro1">
          <table:table-cell table:formula="of:=FLOOR([.A26]/CEILING([.A26]/[.$B$89]))" office:value-type="float" office:value="299" calcext:value-type="float">
            <text:p>299</text:p>
          </table:table-cell>
          <table:table-cell table:formula="of:=FLOOR([.B26]/CEILING([.B26]/[.$B$89]))" office:value-type="float" office:value="479" calcext:value-type="float">
            <text:p>479</text:p>
          </table:table-cell>
          <table:table-cell table:number-columns-repeated="2"/>
          <table:table-cell table:formula="of:=FLOOR([.E26]/CEILING([.E26]/[.$B$89]))" office:value-type="float" office:value="496" calcext:value-type="float">
            <text:p>496</text:p>
          </table:table-cell>
          <table:table-cell table:formula="of:=FLOOR([.F26]/CEILING([.F26]/[.$B$89]))" office:value-type="float" office:value="496" calcext:value-type="float">
            <text:p>496</text:p>
          </table:table-cell>
          <table:table-cell/>
          <table:table-cell table:style-name="Default" table:formula="of:=FLOOR([.A26]/CEILING([.A26]/[.$I$89]))" office:value-type="float" office:value="599" calcext:value-type="float">
            <text:p>599</text:p>
          </table:table-cell>
          <table:table-cell table:style-name="Default" table:formula="of:=FLOOR([.B26]/CEILING([.B26]/[.$I$89]))" office:value-type="float" office:value="799" calcext:value-type="float">
            <text:p>799</text:p>
          </table:table-cell>
          <table:table-cell table:number-columns-repeated="2"/>
          <table:table-cell table:formula="of:=FLOOR([.E26]/CEILING([.E26]/[.$I$89]))" office:value-type="float" office:value="799" calcext:value-type="float">
            <text:p>799</text:p>
          </table:table-cell>
          <table:table-cell table:formula="of:=FLOOR([.F26]/CEILING([.F26]/[.$I$89]))" office:value-type="float" office:value="799" calcext:value-type="float">
            <text:p>799</text:p>
          </table:table-cell>
          <table:table-cell/>
          <table:table-cell table:style-name="Default" table:formula="of:=FLOOR([.A26]/CEILING([.A26]/[.$P$89]))" office:value-type="float" office:value="599" calcext:value-type="float">
            <text:p>599</text:p>
          </table:table-cell>
          <table:table-cell table:style-name="Default" table:formula="of:=FLOOR([.B26]/CEILING([.B26]/[.$P$89]))" office:value-type="float" office:value="1199" calcext:value-type="float">
            <text:p>1199</text:p>
          </table:table-cell>
          <table:table-cell table:number-columns-repeated="2"/>
          <table:table-cell table:formula="of:=FLOOR([.E26]/CEILING([.E26]/[.$P$89]))" office:value-type="float" office:value="1598" calcext:value-type="float">
            <text:p>1598</text:p>
          </table:table-cell>
          <table:table-cell table:formula="of:=FLOOR([.F26]/CEILING([.F26]/[.$P$89]))" office:value-type="float" office:value="1598" calcext:value-type="float">
            <text:p>1598</text:p>
          </table:table-cell>
          <table:table-cell/>
          <table:table-cell table:formula="of:=FLOOR([.A26]/CEILING([.A26]/[.$W$89]))" office:value-type="float" office:value="599" calcext:value-type="float">
            <text:p>599</text:p>
          </table:table-cell>
          <table:table-cell table:formula="of:=FLOOR([.B26]/CEILING([.B26]/[.$W$89]))" office:value-type="float" office:value="2398" calcext:value-type="float">
            <text:p>2398</text:p>
          </table:table-cell>
          <table:table-cell table:number-columns-repeated="2"/>
          <table:table-cell table:formula="of:=FLOOR([.E26]/CEILING([.E26]/[.$W$89]))" office:value-type="float" office:value="2877" calcext:value-type="float">
            <text:p>2877</text:p>
          </table:table-cell>
          <table:table-cell table:formula="of:=FLOOR([.F26]/CEILING([.F26]/[.$W$89]))" office:value-type="float" office:value="3197" calcext:value-type="float">
            <text:p>3197</text:p>
          </table:table-cell>
          <table:table-cell table:number-columns-repeated="997"/>
        </table:table-row>
        <table:table-row table:style-name="ro1">
          <table:table-cell table:formula="of:=FLOOR([.A27]/CEILING([.A27]/[.$B$89]))" office:value-type="float" office:value="449" calcext:value-type="float">
            <text:p>449</text:p>
          </table:table-cell>
          <table:table-cell table:formula="of:=FLOOR([.B27]/CEILING([.B27]/[.$B$89]))" office:value-type="float" office:value="449" calcext:value-type="float">
            <text:p>449</text:p>
          </table:table-cell>
          <table:table-cell table:number-columns-repeated="2"/>
          <table:table-cell table:formula="of:=FLOOR([.E27]/CEILING([.E27]/[.$B$89]))" office:value-type="float" office:value="490" calcext:value-type="float">
            <text:p>490</text:p>
          </table:table-cell>
          <table:table-cell table:formula="of:=FLOOR([.F27]/CEILING([.F27]/[.$B$89]))" office:value-type="float" office:value="499" calcext:value-type="float">
            <text:p>499</text:p>
          </table:table-cell>
          <table:table-cell/>
          <table:table-cell table:style-name="Default" table:formula="of:=FLOOR([.A27]/CEILING([.A27]/[.$I$89]))" office:value-type="float" office:value="449" calcext:value-type="float">
            <text:p>449</text:p>
          </table:table-cell>
          <table:table-cell table:style-name="Default" table:formula="of:=FLOOR([.B27]/CEILING([.B27]/[.$I$89]))" office:value-type="float" office:value="719" calcext:value-type="float">
            <text:p>719</text:p>
          </table:table-cell>
          <table:table-cell table:number-columns-repeated="2"/>
          <table:table-cell table:formula="of:=FLOOR([.E27]/CEILING([.E27]/[.$I$89]))" office:value-type="float" office:value="799" calcext:value-type="float">
            <text:p>799</text:p>
          </table:table-cell>
          <table:table-cell table:formula="of:=FLOOR([.F27]/CEILING([.F27]/[.$I$89]))" office:value-type="float" office:value="799" calcext:value-type="float">
            <text:p>799</text:p>
          </table:table-cell>
          <table:table-cell/>
          <table:table-cell table:style-name="Default" table:formula="of:=FLOOR([.A27]/CEILING([.A27]/[.$P$89]))" office:value-type="float" office:value="899" calcext:value-type="float">
            <text:p>899</text:p>
          </table:table-cell>
          <table:table-cell table:style-name="Default" table:formula="of:=FLOOR([.B27]/CEILING([.B27]/[.$P$89]))" office:value-type="float" office:value="1199" calcext:value-type="float">
            <text:p>1199</text:p>
          </table:table-cell>
          <table:table-cell table:number-columns-repeated="2"/>
          <table:table-cell table:formula="of:=FLOOR([.E27]/CEILING([.E27]/[.$P$89]))" office:value-type="float" office:value="1541" calcext:value-type="float">
            <text:p>1541</text:p>
          </table:table-cell>
          <table:table-cell table:formula="of:=FLOOR([.F27]/CEILING([.F27]/[.$P$89]))" office:value-type="float" office:value="1598" calcext:value-type="float">
            <text:p>1598</text:p>
          </table:table-cell>
          <table:table-cell/>
          <table:table-cell table:formula="of:=FLOOR([.A27]/CEILING([.A27]/[.$W$89]))" office:value-type="float" office:value="899" calcext:value-type="float">
            <text:p>899</text:p>
          </table:table-cell>
          <table:table-cell table:formula="of:=FLOOR([.B27]/CEILING([.B27]/[.$W$89]))" office:value-type="float" office:value="1798" calcext:value-type="float">
            <text:p>1798</text:p>
          </table:table-cell>
          <table:table-cell table:number-columns-repeated="2"/>
          <table:table-cell table:formula="of:=FLOOR([.E27]/CEILING([.E27]/[.$W$89]))" office:value-type="float" office:value="3083" calcext:value-type="float">
            <text:p>3083</text:p>
          </table:table-cell>
          <table:table-cell table:formula="of:=FLOOR([.F27]/CEILING([.F27]/[.$W$89]))" office:value-type="float" office:value="3197" calcext:value-type="float">
            <text:p>3197</text:p>
          </table:table-cell>
          <table:table-cell table:number-columns-repeated="997"/>
        </table:table-row>
        <table:table-row table:style-name="ro1">
          <table:table-cell table:formula="of:=FLOOR([.A28]/CEILING([.A28]/[.$B$89]))" office:value-type="float" office:value="449" calcext:value-type="float">
            <text:p>449</text:p>
          </table:table-cell>
          <table:table-cell table:formula="of:=FLOOR([.B28]/CEILING([.B28]/[.$B$89]))" office:value-type="float" office:value="490" calcext:value-type="float">
            <text:p>490</text:p>
          </table:table-cell>
          <table:table-cell table:number-columns-repeated="2"/>
          <table:table-cell table:formula="of:=FLOOR([.E28]/CEILING([.E28]/[.$B$89]))" office:value-type="float" office:value="498" calcext:value-type="float">
            <text:p>498</text:p>
          </table:table-cell>
          <table:table-cell table:formula="of:=FLOOR([.F28]/CEILING([.F28]/[.$B$89]))" office:value-type="float" office:value="499" calcext:value-type="float">
            <text:p>499</text:p>
          </table:table-cell>
          <table:table-cell/>
          <table:table-cell table:style-name="Default" table:formula="of:=FLOOR([.A28]/CEILING([.A28]/[.$I$89]))" office:value-type="float" office:value="674" calcext:value-type="float">
            <text:p>674</text:p>
          </table:table-cell>
          <table:table-cell table:style-name="Default" table:formula="of:=FLOOR([.B28]/CEILING([.B28]/[.$I$89]))" office:value-type="float" office:value="770" calcext:value-type="float">
            <text:p>770</text:p>
          </table:table-cell>
          <table:table-cell table:number-columns-repeated="2"/>
          <table:table-cell table:formula="of:=FLOOR([.E28]/CEILING([.E28]/[.$I$89]))" office:value-type="float" office:value="789" calcext:value-type="float">
            <text:p>789</text:p>
          </table:table-cell>
          <table:table-cell table:formula="of:=FLOOR([.F28]/CEILING([.F28]/[.$I$89]))" office:value-type="float" office:value="799" calcext:value-type="float">
            <text:p>799</text:p>
          </table:table-cell>
          <table:table-cell/>
          <table:table-cell table:style-name="Default" table:formula="of:=FLOOR([.A28]/CEILING([.A28]/[.$P$89]))" office:value-type="float" office:value="1348" calcext:value-type="float">
            <text:p>1348</text:p>
          </table:table-cell>
          <table:table-cell table:style-name="Default" table:formula="of:=FLOOR([.B28]/CEILING([.B28]/[.$P$89]))" office:value-type="float" office:value="1348" calcext:value-type="float">
            <text:p>1348</text:p>
          </table:table-cell>
          <table:table-cell table:number-columns-repeated="2"/>
          <table:table-cell table:formula="of:=FLOOR([.E28]/CEILING([.E28]/[.$P$89]))" office:value-type="float" office:value="1541" calcext:value-type="float">
            <text:p>1541</text:p>
          </table:table-cell>
          <table:table-cell table:formula="of:=FLOOR([.F28]/CEILING([.F28]/[.$P$89]))" office:value-type="float" office:value="1598" calcext:value-type="float">
            <text:p>1598</text:p>
          </table:table-cell>
          <table:table-cell/>
          <table:table-cell table:formula="of:=FLOOR([.A28]/CEILING([.A28]/[.$W$89]))" office:value-type="float" office:value="1348" calcext:value-type="float">
            <text:p>1348</text:p>
          </table:table-cell>
          <table:table-cell table:formula="of:=FLOOR([.B28]/CEILING([.B28]/[.$W$89]))" office:value-type="float" office:value="2697" calcext:value-type="float">
            <text:p>2697</text:p>
          </table:table-cell>
          <table:table-cell table:number-columns-repeated="2"/>
          <table:table-cell table:formula="of:=FLOOR([.E28]/CEILING([.E28]/[.$W$89]))" office:value-type="float" office:value="2942" calcext:value-type="float">
            <text:p>2942</text:p>
          </table:table-cell>
          <table:table-cell table:formula="of:=FLOOR([.F28]/CEILING([.F28]/[.$W$89]))" office:value-type="float" office:value="3158" calcext:value-type="float">
            <text:p>3158</text:p>
          </table:table-cell>
          <table:table-cell table:number-columns-repeated="997"/>
        </table:table-row>
        <table:table-row table:style-name="ro1">
          <table:table-cell table:formula="of:=FLOOR([.A29]/CEILING([.A29]/[.$B$89]))" office:value-type="float" office:value="404" calcext:value-type="float">
            <text:p>404</text:p>
          </table:table-cell>
          <table:table-cell table:formula="of:=FLOOR([.B29]/CEILING([.B29]/[.$B$89]))" office:value-type="float" office:value="476" calcext:value-type="float">
            <text:p>476</text:p>
          </table:table-cell>
          <table:table-cell table:number-columns-repeated="2"/>
          <table:table-cell table:formula="of:=FLOOR([.E29]/CEILING([.E29]/[.$B$89]))" office:value-type="float" office:value="495" calcext:value-type="float">
            <text:p>495</text:p>
          </table:table-cell>
          <table:table-cell table:formula="of:=FLOOR([.F29]/CEILING([.F29]/[.$B$89]))" office:value-type="float" office:value="499" calcext:value-type="float">
            <text:p>499</text:p>
          </table:table-cell>
          <table:table-cell/>
          <table:table-cell table:style-name="Default" table:formula="of:=FLOOR([.A29]/CEILING([.A29]/[.$I$89]))" office:value-type="float" office:value="674" calcext:value-type="float">
            <text:p>674</text:p>
          </table:table-cell>
          <table:table-cell table:style-name="Default" table:formula="of:=FLOOR([.B29]/CEILING([.B29]/[.$I$89]))" office:value-type="float" office:value="735" calcext:value-type="float">
            <text:p>735</text:p>
          </table:table-cell>
          <table:table-cell table:number-columns-repeated="2"/>
          <table:table-cell table:formula="of:=FLOOR([.E29]/CEILING([.E29]/[.$I$89]))" office:value-type="float" office:value="795" calcext:value-type="float">
            <text:p>795</text:p>
          </table:table-cell>
          <table:table-cell table:formula="of:=FLOOR([.F29]/CEILING([.F29]/[.$I$89]))" office:value-type="float" office:value="799" calcext:value-type="float">
            <text:p>799</text:p>
          </table:table-cell>
          <table:table-cell/>
          <table:table-cell table:style-name="Default" table:formula="of:=FLOOR([.A29]/CEILING([.A29]/[.$P$89]))" office:value-type="float" office:value="1011" calcext:value-type="float">
            <text:p>1011</text:p>
          </table:table-cell>
          <table:table-cell table:style-name="Default" table:formula="of:=FLOOR([.B29]/CEILING([.B29]/[.$P$89]))" office:value-type="float" office:value="1348" calcext:value-type="float">
            <text:p>1348</text:p>
          </table:table-cell>
          <table:table-cell table:number-columns-repeated="2"/>
          <table:table-cell table:formula="of:=FLOOR([.E29]/CEILING([.E29]/[.$P$89]))" office:value-type="float" office:value="1566" calcext:value-type="float">
            <text:p>1566</text:p>
          </table:table-cell>
          <table:table-cell table:formula="of:=FLOOR([.F29]/CEILING([.F29]/[.$P$89]))" office:value-type="float" office:value="1591" calcext:value-type="float">
            <text:p>1591</text:p>
          </table:table-cell>
          <table:table-cell/>
          <table:table-cell table:formula="of:=FLOOR([.A29]/CEILING([.A29]/[.$W$89]))" office:value-type="float" office:value="2023" calcext:value-type="float">
            <text:p>2023</text:p>
          </table:table-cell>
          <table:table-cell table:formula="of:=FLOOR([.B29]/CEILING([.B29]/[.$W$89]))" office:value-type="float" office:value="2697" calcext:value-type="float">
            <text:p>2697</text:p>
          </table:table-cell>
          <table:table-cell table:number-columns-repeated="2"/>
          <table:table-cell table:formula="of:=FLOOR([.E29]/CEILING([.E29]/[.$W$89]))" office:value-type="float" office:value="3034" calcext:value-type="float">
            <text:p>3034</text:p>
          </table:table-cell>
          <table:table-cell table:formula="of:=FLOOR([.F29]/CEILING([.F29]/[.$W$89]))" office:value-type="float" office:value="3183" calcext:value-type="float">
            <text:p>3183</text:p>
          </table:table-cell>
          <table:table-cell table:number-columns-repeated="997"/>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7">00/00/0000</text:date>, <text:time style:data-style-name="N2" text:time-value="18:56:45.9108300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Steven Huss-Lederman</meta:initial-creator>
    <meta:creation-date>2020-12-06T11:06:01.189259387</meta:creation-date>
    <dc:date>2020-12-07T18:57:00.345419807</dc:date>
    <dc:creator>Steven Huss-Lederman</dc:creator>
    <meta:editing-duration>PT7H22M41S</meta:editing-duration>
    <meta:editing-cycles>43</meta:editing-cycles>
    <meta:generator>LibreOffice/6.4.7.2$MacOSX_X86_64 LibreOffice_project/639b8ac485750d5696d7590a72ef1b496725cfb5</meta:generator>
    <meta:document-statistic meta:table-count="1" meta:cell-count="1940" meta:object-count="0"/>
  </office:meta>
</office:document-meta>
</file>